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ample#</text:p>
          </table:table-cell>
          <table:table-cell office:value-type="string" table:style-name="ce3">
            <text:p>Start Time</text:p>
          </table:table-cell>
          <table:table-cell office:value-type="string" table:style-name="ce3">
            <text:p>Thread Name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Sample Time(ms)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Bytes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time" office:time-value="PT10H28M1.535S" table:style-name="ce2">
            <text:p>28:01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time" office:time-value="PT10H28M1.594S" table:style-name="ce2">
            <text:p>28:01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time" office:time-value="PT10H28M1.548S" table:style-name="ce2">
            <text:p>28:01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do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26631" table:style-name="ce1">
            <text:p>26631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time" office:time-value="PT10H28M1.652S" table:style-name="ce2">
            <text:p>28:01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time" office:time-value="PT10H28M1.604S" table:style-name="ce2">
            <text:p>28:01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do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26631" table:style-name="ce1">
            <text:p>26631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time" office:time-value="PT10H28M1.618S" table:style-name="ce2">
            <text:p>28:01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time" office:time-value="PT10H28M1.689S" table:style-name="ce2">
            <text:p>28:01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time" office:time-value="PT10H28M1.709S" table:style-name="ce2">
            <text:p>28:01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home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time" office:time-value="PT10H28M1.696S" table:style-name="ce2">
            <text:p>28:01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in.do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26631" table:style-name="ce1">
            <text:p>26631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time" office:time-value="PT10H28M1.787S" table:style-name="ce2">
            <text:p>28:01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time" office:time-value="PT10H28M1.847S" table:style-name="ce2">
            <text:p>28:01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time" office:time-value="PT10H28M1.787S" table:style-name="ce2">
            <text:p>28:01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home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time" office:time-value="PT10H28M1.790S" table:style-name="ce2">
            <text:p>28:01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home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26898" table:style-name="ce1">
            <text:p>26898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time" office:time-value="PT10H28M1.905S" table:style-name="ce2">
            <text:p>28:01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time" office:time-value="PT10H28M1.793S" table:style-name="ce2">
            <text:p>28:01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do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26631" table:style-name="ce1">
            <text:p>26631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time" office:time-value="PT10H28M1.791S" table:style-name="ce2">
            <text:p>28:01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time" office:time-value="PT10H28M1.920S" table:style-name="ce2">
            <text:p>28:01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home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26898" table:style-name="ce1">
            <text:p>26898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time" office:time-value="PT10H28M1.942S" table:style-name="ce2">
            <text:p>28:01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home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time" office:time-value="PT10H28M1.937S" table:style-name="ce2">
            <text:p>28:01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time" office:time-value="PT10H28M1.862S" table:style-name="ce2">
            <text:p>28:01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do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Success</text:p>
          </table:table-cell>
          <table:table-cell office:value-type="float" office:value="26631" table:style-name="ce1">
            <text:p>26631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time" office:time-value="PT10H28M2.040S" table:style-name="ce2">
            <text:p>28:02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time" office:time-value="PT10H28M2.026S" table:style-name="ce2">
            <text:p>28:02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home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6898" table:style-name="ce1">
            <text:p>26898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time" office:time-value="PT10H28M2.100S" table:style-name="ce2">
            <text:p>28:02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time" office:time-value="PT10H28M1.932S" table:style-name="ce2">
            <text:p>28:01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in.do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26631" table:style-name="ce1">
            <text:p>26631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time" office:time-value="PT10H28M2.039S" table:style-name="ce2">
            <text:p>28:02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home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time" office:time-value="PT10H28M2.159S" table:style-name="ce2">
            <text:p>28:02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time" office:time-value="PT10H28M2.052S" table:style-name="ce2">
            <text:p>28:02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time" office:time-value="PT10H28M2.110S" table:style-name="ce2">
            <text:p>28:02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do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ccess</text:p>
          </table:table-cell>
          <table:table-cell office:value-type="float" office:value="26631" table:style-name="ce1">
            <text:p>26631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time" office:time-value="PT10H28M2.112S" table:style-name="ce2">
            <text:p>28:02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time" office:time-value="PT10H28M2.293S" table:style-name="ce2">
            <text:p>28:02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time" office:time-value="PT10H28M2.199S" table:style-name="ce2">
            <text:p>28:02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home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26898" table:style-name="ce1">
            <text:p>26898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time" office:time-value="PT10H28M2.261S" table:style-name="ce2">
            <text:p>28:02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home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time" office:time-value="PT10H28M2.057S" table:style-name="ce2">
            <text:p>28:02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do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Success</text:p>
          </table:table-cell>
          <table:table-cell office:value-type="float" office:value="26631" table:style-name="ce1">
            <text:p>26631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time" office:time-value="PT10H28M2.351S" table:style-name="ce2">
            <text:p>28:02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time" office:time-value="PT10H28M2.206S" table:style-name="ce2">
            <text:p>28:02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in.do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Success</text:p>
          </table:table-cell>
          <table:table-cell office:value-type="float" office:value="26631" table:style-name="ce1">
            <text:p>26631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time" office:time-value="PT10H28M2.341S" table:style-name="ce2">
            <text:p>28:02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hom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26898" table:style-name="ce1">
            <text:p>26898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time" office:time-value="PT10H28M2.284S" table:style-name="ce2">
            <text:p>28:02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time" office:time-value="PT10H28M2.315S" table:style-name="ce2">
            <text:p>28:02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home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time" office:time-value="PT10H28M2.412S" table:style-name="ce2">
            <text:p>28:02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time" office:time-value="PT10H28M2.345S" table:style-name="ce2">
            <text:p>28:02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time" office:time-value="PT10H28M2.381S" table:style-name="ce2">
            <text:p>28:02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do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time" office:time-value="PT10H28M2.437S" table:style-name="ce2">
            <text:p>28:02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hom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26898" table:style-name="ce1">
            <text:p>26898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time" office:time-value="PT10H28M2.310S" table:style-name="ce2">
            <text:p>28:02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do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time" office:time-value="PT10H28M2.423S" table:style-name="ce2">
            <text:p>28:02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home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time" office:time-value="PT10H28M2.397S" table:style-name="ce2">
            <text:p>28:02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time" office:time-value="PT10H28M2.551S" table:style-name="ce2">
            <text:p>28:02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time" office:time-value="PT10H28M2.543S" table:style-name="ce2">
            <text:p>28:02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hom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6898" table:style-name="ce1">
            <text:p>26898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time" office:time-value="PT10H28M2.604S" table:style-name="ce2">
            <text:p>28:02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time" office:time-value="PT10H28M2.439S" table:style-name="ce2">
            <text:p>28:02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in.do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time" office:time-value="PT10H28M2.664S" table:style-name="ce2">
            <text:p>28:02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time" office:time-value="PT10H28M2.482S" table:style-name="ce2">
            <text:p>28:02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home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time" office:time-value="PT10H28M2.509S" table:style-name="ce2">
            <text:p>28:02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time" office:time-value="PT10H28M2.503S" table:style-name="ce2">
            <text:p>28:02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time" office:time-value="PT10H28M2.563S" table:style-name="ce2">
            <text:p>28:02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home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time" office:time-value="PT10H28M2.690S" table:style-name="ce2">
            <text:p>28:02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home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26898" table:style-name="ce1">
            <text:p>26898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time" office:time-value="PT10H28M2.733S" table:style-name="ce2">
            <text:p>28:02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home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6898" table:style-name="ce1">
            <text:p>26898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time" office:time-value="PT10H28M2.798S" table:style-name="ce2">
            <text:p>28:02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time" office:time-value="PT10H28M2.686S" table:style-name="ce2">
            <text:p>28:02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in.do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time" office:time-value="PT10H28M2.858S" table:style-name="ce2">
            <text:p>28:02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time" office:time-value="PT10H28M2.631S" table:style-name="ce2">
            <text:p>28:02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do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time" office:time-value="PT10H28M2.586S" table:style-name="ce2">
            <text:p>28:02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do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time" office:time-value="PT10H28M2.698S" table:style-name="ce2">
            <text:p>28:02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time" office:time-value="PT10H28M2.702S" table:style-name="ce2">
            <text:p>28:02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home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time" office:time-value="PT10H28M2.917S" table:style-name="ce2">
            <text:p>28:02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time" office:time-value="PT10H28M2.727S" table:style-name="ce2">
            <text:p>28:02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home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time" office:time-value="PT10H28M2.838S" table:style-name="ce2">
            <text:p>28:02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do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time" office:time-value="PT10H28M2.957S" table:style-name="ce2">
            <text:p>28:03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home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time" office:time-value="PT10H28M2.964S" table:style-name="ce2">
            <text:p>28:03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ho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time" office:time-value="PT10H28M2.910S" table:style-name="ce2">
            <text:p>28:02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time" office:time-value="PT10H28M3.052S" table:style-name="ce2">
            <text:p>28:03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time" office:time-value="PT10H28M2.913S" table:style-name="ce2">
            <text:p>28:02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time" office:time-value="PT10H28M2.925S" table:style-name="ce2">
            <text:p>28:02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home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time" office:time-value="PT10H28M2.886S" table:style-name="ce2">
            <text:p>28:02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time" office:time-value="PT10H28M3.111S" table:style-name="ce2">
            <text:p>28:03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time" office:time-value="PT10H28M3.092S" table:style-name="ce2">
            <text:p>28:03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home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time" office:time-value="PT10H28M3.022S" table:style-name="ce2">
            <text:p>28:03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time" office:time-value="PT10H28M3.062S" table:style-name="ce2">
            <text:p>28:03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home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time" office:time-value="PT10H28M3.169S" table:style-name="ce2">
            <text:p>28:03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time" office:time-value="PT10H28M3.081S" table:style-name="ce2">
            <text:p>28:03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home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time" office:time-value="PT10H28M2.904S" table:style-name="ce2">
            <text:p>28:02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do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time" office:time-value="PT10H28M3.112S" table:style-name="ce2">
            <text:p>28:03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home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time" office:time-value="PT10H28M2.956S" table:style-name="ce2">
            <text:p>28:03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in.do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time" office:time-value="PT10H28M3.070S" table:style-name="ce2">
            <text:p>28:03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do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time" office:time-value="PT10H28M3.175S" table:style-name="ce2">
            <text:p>28:03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home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time" office:time-value="PT10H28M3.205S" table:style-name="ce2">
            <text:p>28:03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home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time" office:time-value="PT10H28M3.242S" table:style-name="ce2">
            <text:p>28:03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home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time" office:time-value="PT10H28M3.304S" table:style-name="ce2">
            <text:p>28:03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time" office:time-value="PT10H28M3.127S" table:style-name="ce2">
            <text:p>28:03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do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time" office:time-value="PT10H28M3.206S" table:style-name="ce2">
            <text:p>28:03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home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time" office:time-value="PT10H28M3.277S" table:style-name="ce2">
            <text:p>28:03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home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time" office:time-value="PT10H28M3.226S" table:style-name="ce2">
            <text:p>28:03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time" office:time-value="PT10H28M3.364S" table:style-name="ce2">
            <text:p>28:03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time" office:time-value="PT10H28M3.424S" table:style-name="ce2">
            <text:p>28:03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time" office:time-value="PT10H28M3.263S" table:style-name="ce2">
            <text:p>28:03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time" office:time-value="PT10H28M3.242S" table:style-name="ce2">
            <text:p>28:03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time" office:time-value="PT10H28M3.337S" table:style-name="ce2">
            <text:p>28:03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time" office:time-value="PT10H28M3.388S" table:style-name="ce2">
            <text:p>28:03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home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time" office:time-value="PT10H28M3.211S" table:style-name="ce2">
            <text:p>28:03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in.do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time" office:time-value="PT10H28M3.503S" table:style-name="ce2">
            <text:p>28:03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home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time" office:time-value="PT10H28M3.557S" table:style-name="ce2">
            <text:p>28:03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time" office:time-value="PT10H28M3.471S" table:style-name="ce2">
            <text:p>28:03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home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time" office:time-value="PT10H28M3.318S" table:style-name="ce2">
            <text:p>28:03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do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time" office:time-value="PT10H28M3.616S" table:style-name="ce2">
            <text:p>28:03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time" office:time-value="PT10H28M3.457S" table:style-name="ce2">
            <text:p>28:03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in.do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time" office:time-value="PT10H28M3.492S" table:style-name="ce2">
            <text:p>28:03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home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time" office:time-value="PT10H28M3.530S" table:style-name="ce2">
            <text:p>28:03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time" office:time-value="PT10H28M3.467S" table:style-name="ce2">
            <text:p>28:03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home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time" office:time-value="PT10H28M3.422S" table:style-name="ce2">
            <text:p>28:03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do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time" office:time-value="PT10H28M3.675S" table:style-name="ce2">
            <text:p>28:03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time" office:time-value="PT10H28M3.691S" table:style-name="ce2">
            <text:p>28:03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home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time" office:time-value="PT10H28M3.603S" table:style-name="ce2">
            <text:p>28:03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home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time" office:time-value="PT10H28M3.650S" table:style-name="ce2">
            <text:p>28:03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home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time" office:time-value="PT10H28M3.635S" table:style-name="ce2">
            <text:p>28:03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time" office:time-value="PT10H28M3.811S" table:style-name="ce2">
            <text:p>28:03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time" office:time-value="PT10H28M3.669S" table:style-name="ce2">
            <text:p>28:03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home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time" office:time-value="PT10H28M3.645S" table:style-name="ce2">
            <text:p>28:03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time" office:time-value="PT10H28M3.636S" table:style-name="ce2">
            <text:p>28:03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do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time" office:time-value="PT10H28M3.593S" table:style-name="ce2">
            <text:p>28:03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do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time" office:time-value="PT10H28M3.866S" table:style-name="ce2">
            <text:p>28:03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home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time" office:time-value="PT10H28M3.868S" table:style-name="ce2">
            <text:p>28:03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time" office:time-value="PT10H28M3.927S" table:style-name="ce2">
            <text:p>28:03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time" office:time-value="PT10H28M3.832S" table:style-name="ce2">
            <text:p>28:03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home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time" office:time-value="PT10H28M3.695S" table:style-name="ce2">
            <text:p>28:03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time" office:time-value="PT10H28M3.752S" table:style-name="ce2">
            <text:p>28:03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in.do</text:p>
          </table:table-cell>
          <table:table-cell office:value-type="float" office:value="279" table:style-name="ce1">
            <text:p>279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time" office:time-value="PT10H28M4.063S" table:style-name="ce2">
            <text:p>28:04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time" office:time-value="PT10H28M4.024S" table:style-name="ce2">
            <text:p>28:04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home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time" office:time-value="PT10H28M4.121S" table:style-name="ce2">
            <text:p>28:04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time" office:time-value="PT10H28M4.180S" table:style-name="ce2">
            <text:p>28:04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time" office:time-value="PT10H28M3.886S" table:style-name="ce2">
            <text:p>28:03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home</text:p>
          </table:table-cell>
          <table:table-cell office:value-type="float" office:value="361" table:style-name="ce1">
            <text:p>361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time" office:time-value="PT10H28M3.911S" table:style-name="ce2">
            <text:p>28:03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time" office:time-value="PT10H28M3.890S" table:style-name="ce2">
            <text:p>28:03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423" table:style-name="ce1">
            <text:p>423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time" office:time-value="PT10H28M3.854S" table:style-name="ce2">
            <text:p>28:03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do</text:p>
          </table:table-cell>
          <table:table-cell office:value-type="float" office:value="463" table:style-name="ce1">
            <text:p>463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time" office:time-value="PT10H28M4.318S" table:style-name="ce2">
            <text:p>28:04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time" office:time-value="PT10H28M4.026S" table:style-name="ce2">
            <text:p>28:04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home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time" office:time-value="PT10H28M4.382S" table:style-name="ce2">
            <text:p>28:04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time" office:time-value="PT10H28M4.360S" table:style-name="ce2">
            <text:p>28:04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hom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time" office:time-value="PT10H28M4.250S" table:style-name="ce2">
            <text:p>28:04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home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time" office:time-value="PT10H28M4.034S" table:style-name="ce2">
            <text:p>28:04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time" office:time-value="PT10H28M4.288S" table:style-name="ce2">
            <text:p>28:04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home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time" office:time-value="PT10H28M3.940S" table:style-name="ce2">
            <text:p>28:03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do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time" office:time-value="PT10H28M4.431S" table:style-name="ce2">
            <text:p>28:04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time" office:time-value="PT10H28M3.978S" table:style-name="ce2">
            <text:p>28:04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in.do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time" office:time-value="PT10H28M4.207S" table:style-name="ce2">
            <text:p>28:04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do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time" office:time-value="PT10H28M4.316S" table:style-name="ce2">
            <text:p>28:04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home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time" office:time-value="PT10H28M4.321S" table:style-name="ce2">
            <text:p>28:04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time" office:time-value="PT10H28M4.435S" table:style-name="ce2">
            <text:p>28:04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home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time" office:time-value="PT10H28M4.116S" table:style-name="ce2">
            <text:p>28:04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do</text:p>
          </table:table-cell>
          <table:table-cell office:value-type="float" office:value="468" table:style-name="ce1">
            <text:p>468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time" office:time-value="PT10H28M4.331S" table:style-name="ce2">
            <text:p>28:04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do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time" office:time-value="PT10H28M4.213S" table:style-name="ce2">
            <text:p>28:04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in.do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time" office:time-value="PT10H28M4.628S" table:style-name="ce2">
            <text:p>28:04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time" office:time-value="PT10H28M4.569S" table:style-name="ce2">
            <text:p>28:04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time" office:time-value="PT10H28M4.685S" table:style-name="ce2">
            <text:p>28:04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time" office:time-value="PT10H28M4.457S" table:style-name="ce2">
            <text:p>28:04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in.do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time" office:time-value="PT10H28M4.538S" table:style-name="ce2">
            <text:p>28:04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home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time" office:time-value="PT10H28M4.420S" table:style-name="ce2">
            <text:p>28:04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home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time" office:time-value="PT10H28M4.469S" table:style-name="ce2">
            <text:p>28:04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time" office:time-value="PT10H28M4.455S" table:style-name="ce2">
            <text:p>28:04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329" table:style-name="ce1">
            <text:p>32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time" office:time-value="PT10H28M4.495S" table:style-name="ce2">
            <text:p>28:04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time" office:time-value="PT10H28M4.539S" table:style-name="ce2">
            <text:p>28:04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home</text:p>
          </table:table-cell>
          <table:table-cell office:value-type="float" office:value="258" table:style-name="ce1">
            <text:p>258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time" office:time-value="PT10H28M4.613S" table:style-name="ce2">
            <text:p>28:04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time" office:time-value="PT10H28M4.822S" table:style-name="ce2">
            <text:p>28:04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time" office:time-value="PT10H28M4.799S" table:style-name="ce2">
            <text:p>28:04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home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time" office:time-value="PT10H28M4.772S" table:style-name="ce2">
            <text:p>28:04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home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time" office:time-value="PT10H28M4.696S" table:style-name="ce2">
            <text:p>28:04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in.do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time" office:time-value="PT10H28M4.884S" table:style-name="ce2">
            <text:p>28:04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time" office:time-value="PT10H28M4.787S" table:style-name="ce2">
            <text:p>28:04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home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time" office:time-value="PT10H28M4.687S" table:style-name="ce2">
            <text:p>28:04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do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time" office:time-value="PT10H28M4.778S" table:style-name="ce2">
            <text:p>28:04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home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time" office:time-value="PT10H28M4.639S" table:style-name="ce2">
            <text:p>28:04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do</text:p>
          </table:table-cell>
          <table:table-cell office:value-type="float" office:value="353" table:style-name="ce1">
            <text:p>353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time" office:time-value="PT10H28M4.980S" table:style-name="ce2">
            <text:p>28:05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time" office:time-value="PT10H28M4.817S" table:style-name="ce2">
            <text:p>28:04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home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time" office:time-value="PT10H28M4.790S" table:style-name="ce2">
            <text:p>28:04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home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time" office:time-value="PT10H28M4.701S" table:style-name="ce2">
            <text:p>28:04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time" office:time-value="PT10H28M4.395S" table:style-name="ce2">
            <text:p>28:04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do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time" office:time-value="PT10H28M4.587S" table:style-name="ce2">
            <text:p>28:04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time" office:time-value="PT10H28M4.605S" table:style-name="ce2">
            <text:p>28:04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377" table:style-name="ce1">
            <text:p>37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time" office:time-value="PT10H28M5.000S" table:style-name="ce2">
            <text:p>28:05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hom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time" office:time-value="PT10H28M4.982S" table:style-name="ce2">
            <text:p>28:05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home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time" office:time-value="PT10H28M5.077S" table:style-name="ce2">
            <text:p>28:05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time" office:time-value="PT10H28M5.000S" table:style-name="ce2">
            <text:p>28:05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home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time" office:time-value="PT10H28M4.999S" table:style-name="ce2">
            <text:p>28:05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home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time" office:time-value="PT10H28M5.137S" table:style-name="ce2">
            <text:p>28:05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time" office:time-value="PT10H28M5.004S" table:style-name="ce2">
            <text:p>28:05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home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time" office:time-value="PT10H28M5.006S" table:style-name="ce2">
            <text:p>28:05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time" office:time-value="PT10H28M5.007S" table:style-name="ce2">
            <text:p>28:05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home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time" office:time-value="PT10H28M5.192S" table:style-name="ce2">
            <text:p>28:05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time" office:time-value="PT10H28M5.002S" table:style-name="ce2">
            <text:p>28:05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in.do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time" office:time-value="PT10H28M4.991S" table:style-name="ce2">
            <text:p>28:05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time" office:time-value="PT10H28M4.854S" table:style-name="ce2">
            <text:p>28:04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do</text:p>
          </table:table-cell>
          <table:table-cell office:value-type="float" office:value="389" table:style-name="ce1">
            <text:p>389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time" office:time-value="PT10H28M4.979S" table:style-name="ce2">
            <text:p>28:05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time" office:time-value="PT10H28M5.162S" table:style-name="ce2">
            <text:p>28:05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home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time" office:time-value="PT10H28M5.005S" table:style-name="ce2">
            <text:p>28:05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home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time" office:time-value="PT10H28M5.099S" table:style-name="ce2">
            <text:p>28:05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do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time" office:time-value="PT10H28M4.980S" table:style-name="ce2">
            <text:p>28:05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do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time" office:time-value="PT10H28M5.003S" table:style-name="ce2">
            <text:p>28:05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time" office:time-value="PT10H28M5.201S" table:style-name="ce2">
            <text:p>28:05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home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time" office:time-value="PT10H28M5.331S" table:style-name="ce2">
            <text:p>28:05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time" office:time-value="PT10H28M5.200S" table:style-name="ce2">
            <text:p>28:05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home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time" office:time-value="PT10H28M5.266S" table:style-name="ce2">
            <text:p>28:05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home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time" office:time-value="PT10H28M5.451S" table:style-name="ce2">
            <text:p>28:05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time" office:time-value="PT10H28M5.389S" table:style-name="ce2">
            <text:p>28:05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time" office:time-value="PT10H28M5.161S" table:style-name="ce2">
            <text:p>28:05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do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time" office:time-value="PT10H28M5.306S" table:style-name="ce2">
            <text:p>28:05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home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time" office:time-value="PT10H28M5.212S" table:style-name="ce2">
            <text:p>28:05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in.do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time" office:time-value="PT10H28M5.248S" table:style-name="ce2">
            <text:p>28:05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home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time" office:time-value="PT10H28M5.244S" table:style-name="ce2">
            <text:p>28:05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time" office:time-value="PT10H28M5.284S" table:style-name="ce2">
            <text:p>28:05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302" table:style-name="ce1">
            <text:p>302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time" office:time-value="PT10H28M5.234S" table:style-name="ce2">
            <text:p>28:05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363" table:style-name="ce1">
            <text:p>363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time" office:time-value="PT10H28M5.584S" table:style-name="ce2">
            <text:p>28:05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time" office:time-value="PT10H28M5.514S" table:style-name="ce2">
            <text:p>28:05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home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time" office:time-value="PT10H28M5.642S" table:style-name="ce2">
            <text:p>28:05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time" office:time-value="PT10H28M5.395S" table:style-name="ce2">
            <text:p>28:05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home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time" office:time-value="PT10H28M5.279S" table:style-name="ce2">
            <text:p>28:05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time" office:time-value="PT10H28M5.235S" table:style-name="ce2">
            <text:p>28:05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home</text:p>
          </table:table-cell>
          <table:table-cell office:value-type="float" office:value="494" table:style-name="ce1">
            <text:p>494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time" office:time-value="PT10H28M5.701S" table:style-name="ce2">
            <text:p>28:05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time" office:time-value="PT10H28M5.351S" table:style-name="ce2">
            <text:p>28:05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do</text:p>
          </table:table-cell>
          <table:table-cell office:value-type="float" office:value="451" table:style-name="ce1">
            <text:p>451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time" office:time-value="PT10H28M5.544S" table:style-name="ce2">
            <text:p>28:05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home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time" office:time-value="PT10H28M5.837S" table:style-name="ce2">
            <text:p>28:05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time" office:time-value="PT10H28M5.570S" table:style-name="ce2">
            <text:p>28:05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home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time" office:time-value="PT10H28M5.733S" table:style-name="ce2">
            <text:p>28:05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home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time" office:time-value="PT10H28M5.481S" table:style-name="ce2">
            <text:p>28:05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in.do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time" office:time-value="PT10H28M5.895S" table:style-name="ce2">
            <text:p>28:05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time" office:time-value="PT10H28M5.956S" table:style-name="ce2">
            <text:p>28:06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time" office:time-value="PT10H28M5.882S" table:style-name="ce2">
            <text:p>28:05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home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time" office:time-value="PT10H28M5.487S" table:style-name="ce2">
            <text:p>28:05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517" table:style-name="ce1">
            <text:p>51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time" office:time-value="PT10H28M5.481S" table:style-name="ce2">
            <text:p>28:05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do</text:p>
          </table:table-cell>
          <table:table-cell office:value-type="float" office:value="536" table:style-name="ce1">
            <text:p>536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time" office:time-value="PT10H28M5.601S" table:style-name="ce2">
            <text:p>28:05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home</text:p>
          </table:table-cell>
          <table:table-cell office:value-type="float" office:value="478" table:style-name="ce1">
            <text:p>478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time" office:time-value="PT10H28M6.089S" table:style-name="ce2">
            <text:p>28:06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time" office:time-value="PT10H28M5.588S" table:style-name="ce2">
            <text:p>28:05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home</text:p>
          </table:table-cell>
          <table:table-cell office:value-type="float" office:value="576" table:style-name="ce1">
            <text:p>576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time" office:time-value="PT10H28M5.745S" table:style-name="ce2">
            <text:p>28:05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in.do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time" office:time-value="PT10H28M6.086S" table:style-name="ce2">
            <text:p>28:06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home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time" office:time-value="PT10H28M6.146S" table:style-name="ce2">
            <text:p>28:06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time" office:time-value="PT10H28M6.207S" table:style-name="ce2">
            <text:p>28:06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time" office:time-value="PT10H28M5.701S" table:style-name="ce2">
            <text:p>28:05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do</text:p>
          </table:table-cell>
          <table:table-cell office:value-type="float" office:value="556" table:style-name="ce1">
            <text:p>556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time" office:time-value="PT10H28M6.166S" table:style-name="ce2">
            <text:p>28:06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home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time" office:time-value="PT10H28M5.650S" table:style-name="ce2">
            <text:p>28:05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do</text:p>
          </table:table-cell>
          <table:table-cell office:value-type="float" office:value="695" table:style-name="ce1">
            <text:p>695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time" office:time-value="PT10H28M6.342S" table:style-name="ce2">
            <text:p>28:06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time" office:time-value="PT10H28M5.516S" table:style-name="ce2">
            <text:p>28:05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876" table:style-name="ce1">
            <text:p>876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time" office:time-value="PT10H28M6.398S" table:style-name="ce2">
            <text:p>28:06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time" office:time-value="PT10H28M5.728S" table:style-name="ce2">
            <text:p>28:05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home</text:p>
          </table:table-cell>
          <table:table-cell office:value-type="float" office:value="719" table:style-name="ce1">
            <text:p>71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time" office:time-value="PT10H28M6.460S" table:style-name="ce2">
            <text:p>28:06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time" office:time-value="PT10H28M6.181S" table:style-name="ce2">
            <text:p>28:06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time" office:time-value="PT10H28M6.450S" table:style-name="ce2">
            <text:p>28:06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home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time" office:time-value="PT10H28M6.020S" table:style-name="ce2">
            <text:p>28:06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609" table:style-name="ce1">
            <text:p>60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time" office:time-value="PT10H28M6.115S" table:style-name="ce2">
            <text:p>28:06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do</text:p>
          </table:table-cell>
          <table:table-cell office:value-type="float" office:value="571" table:style-name="ce1">
            <text:p>571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time" office:time-value="PT10H28M5.923S" table:style-name="ce2">
            <text:p>28:05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do</text:p>
          </table:table-cell>
          <table:table-cell office:value-type="float" office:value="790" table:style-name="ce1">
            <text:p>790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time" office:time-value="PT10H28M5.973S" table:style-name="ce2">
            <text:p>28:06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in.do</text:p>
          </table:table-cell>
          <table:table-cell office:value-type="float" office:value="754" table:style-name="ce1">
            <text:p>754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time" office:time-value="PT10H28M6.007S" table:style-name="ce2">
            <text:p>28:06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home</text:p>
          </table:table-cell>
          <table:table-cell office:value-type="float" office:value="743" table:style-name="ce1">
            <text:p>743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time" office:time-value="PT10H28M5.903S" table:style-name="ce2">
            <text:p>28:05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956" table:style-name="ce1">
            <text:p>956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time" office:time-value="PT10H28M6.752S" table:style-name="ce2">
            <text:p>28:06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home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time" office:time-value="PT10H28M5.846S" table:style-name="ce2">
            <text:p>28:05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do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time" office:time-value="PT10H28M5.807S" table:style-name="ce2">
            <text:p>28:05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177" table:style-name="ce1">
            <text:p>117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time" office:time-value="PT10H28M6.631S" table:style-name="ce2">
            <text:p>28:06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home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time" office:time-value="PT10H28M6.470S" table:style-name="ce2">
            <text:p>28:06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in.do</text:p>
          </table:table-cell>
          <table:table-cell office:value-type="float" office:value="587" table:style-name="ce1">
            <text:p>587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time" office:time-value="PT10H28M6.449S" table:style-name="ce2">
            <text:p>28:06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do</text:p>
          </table:table-cell>
          <table:table-cell office:value-type="float" office:value="619" table:style-name="ce1">
            <text:p>619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time" office:time-value="PT10H28M6.502S" table:style-name="ce2">
            <text:p>28:06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home</text:p>
          </table:table-cell>
          <table:table-cell office:value-type="float" office:value="642" table:style-name="ce1">
            <text:p>642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time" office:time-value="PT10H28M6.991S" table:style-name="ce2">
            <text:p>28:07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home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time" office:time-value="PT10H28M7.149S" table:style-name="ce2">
            <text:p>28:07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home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time" office:time-value="PT10H28M6.394S" table:style-name="ce2">
            <text:p>28:06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home</text:p>
          </table:table-cell>
          <table:table-cell office:value-type="float" office:value="840" table:style-name="ce1">
            <text:p>840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time" office:time-value="PT10H28M6.347S" table:style-name="ce2">
            <text:p>28:06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944" table:style-name="ce1">
            <text:p>944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time" office:time-value="PT10H28M6.350S" table:style-name="ce2">
            <text:p>28:06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do</text:p>
          </table:table-cell>
          <table:table-cell office:value-type="float" office:value="1024" table:style-name="ce1">
            <text:p>1024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time" office:time-value="PT10H28M6.258S" table:style-name="ce2">
            <text:p>28:06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124" table:style-name="ce1">
            <text:p>1124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time" office:time-value="PT10H28M6.214S" table:style-name="ce2">
            <text:p>28:06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in.do</text:p>
          </table:table-cell>
          <table:table-cell office:value-type="float" office:value="1190" table:style-name="ce1">
            <text:p>1190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time" office:time-value="PT10H28M6.212S" table:style-name="ce2">
            <text:p>28:06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do</text:p>
          </table:table-cell>
          <table:table-cell office:value-type="float" office:value="1212" table:style-name="ce1">
            <text:p>1212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time" office:time-value="PT10H28M7.237S" table:style-name="ce2">
            <text:p>28:07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home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time" office:time-value="PT10H28M7.059S" table:style-name="ce2">
            <text:p>28:07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time" office:time-value="PT10H28M6.986S" table:style-name="ce2">
            <text:p>28:07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home</text:p>
          </table:table-cell>
          <table:table-cell office:value-type="float" office:value="614" table:style-name="ce1">
            <text:p>614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time" office:time-value="PT10H28M6.945S" table:style-name="ce2">
            <text:p>28:06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663" table:style-name="ce1">
            <text:p>663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time" office:time-value="PT10H28M6.860S" table:style-name="ce2">
            <text:p>28:06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home</text:p>
          </table:table-cell>
          <table:table-cell office:value-type="float" office:value="856" table:style-name="ce1">
            <text:p>856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time" office:time-value="PT10H28M6.729S" table:style-name="ce2">
            <text:p>28:06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time" office:time-value="PT10H28M7.603S" table:style-name="ce2">
            <text:p>28:07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home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time" office:time-value="PT10H28M6.715S" table:style-name="ce2">
            <text:p>28:06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058" table:style-name="ce1">
            <text:p>1058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time" office:time-value="PT10H28M6.688S" table:style-name="ce2">
            <text:p>28:06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192" table:style-name="ce1">
            <text:p>1192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time" office:time-value="PT10H28M7.718S" table:style-name="ce2">
            <text:p>28:07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home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time" office:time-value="PT10H28M7.406S" table:style-name="ce2">
            <text:p>28:07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511" table:style-name="ce1">
            <text:p>511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time" office:time-value="PT10H28M7.426S" table:style-name="ce2">
            <text:p>28:07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506" table:style-name="ce1">
            <text:p>506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time" office:time-value="PT10H28M7.376S" table:style-name="ce2">
            <text:p>28:07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583" table:style-name="ce1">
            <text:p>583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time" office:time-value="PT10H28M7.292S" table:style-name="ce2">
            <text:p>28:07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home</text:p>
          </table:table-cell>
          <table:table-cell office:value-type="float" office:value="704" table:style-name="ce1">
            <text:p>704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time" office:time-value="PT10H28M7.071S" table:style-name="ce2">
            <text:p>28:07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957" table:style-name="ce1">
            <text:p>95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time" office:time-value="PT10H28M7.384S" table:style-name="ce2">
            <text:p>28:07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home</text:p>
          </table:table-cell>
          <table:table-cell office:value-type="float" office:value="648" table:style-name="ce1">
            <text:p>648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time" office:time-value="PT10H28M7.775S" table:style-name="ce2">
            <text:p>28:07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home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time" office:time-value="PT10H28M8.036S" table:style-name="ce2">
            <text:p>28:08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home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time" office:time-value="PT10H28M7.998S" table:style-name="ce2">
            <text:p>28:08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home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time" office:time-value="PT10H28M7.735S" table:style-name="ce2">
            <text:p>28:07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home</text:p>
          </table:table-cell>
          <table:table-cell office:value-type="float" office:value="484" table:style-name="ce1">
            <text:p>484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time" office:time-value="PT10H28M7.611S" table:style-name="ce2">
            <text:p>28:07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home</text:p>
          </table:table-cell>
          <table:table-cell office:value-type="float" office:value="622" table:style-name="ce1">
            <text:p>622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time" office:time-value="PT10H28M8.121S" table:style-name="ce2">
            <text:p>28:08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home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time" office:time-value="PT10H28M7.557S" table:style-name="ce2">
            <text:p>28:07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home</text:p>
          </table:table-cell>
          <table:table-cell office:value-type="float" office:value="742" table:style-name="ce1">
            <text:p>742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time" office:time-value="PT10H28M8.235S" table:style-name="ce2">
            <text:p>28:08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home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time" office:time-value="PT10H28M8.222S" table:style-name="ce2">
            <text:p>28:08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home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time" office:time-value="PT10H28M7.963S" table:style-name="ce2">
            <text:p>28:08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home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time" office:time-value="PT10H28M7.919S" table:style-name="ce2">
            <text:p>28:07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home</text:p>
          </table:table-cell>
          <table:table-cell office:value-type="float" office:value="473" table:style-name="ce1">
            <text:p>473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time" office:time-value="PT10H28M7.935S" table:style-name="ce2">
            <text:p>28:07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home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time" office:time-value="PT10H28M8.303S" table:style-name="ce2">
            <text:p>28:08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home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time" office:time-value="PT10H28M8.401S" table:style-name="ce2">
            <text:p>28:08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home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time" office:time-value="PT10H28M7.882S" table:style-name="ce2">
            <text:p>28:07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home</text:p>
          </table:table-cell>
          <table:table-cell office:value-type="float" office:value="668" table:style-name="ce1">
            <text:p>668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time" office:time-value="PT10H28M8.400S" table:style-name="ce2">
            <text:p>28:08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home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time" office:time-value="PT10H28M8.031S" table:style-name="ce2">
            <text:p>28:08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home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time" office:time-value="PT10H28M8.373S" table:style-name="ce2">
            <text:p>28:08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home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time" office:time-value="PT10H28M8.603S" table:style-name="ce2">
            <text:p>28:08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home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time" office:time-value="PT10H28M8.555S" table:style-name="ce2">
            <text:p>28:08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home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time" office:time-value="PT10H28M2.313S" table:style-name="ce2">
            <text:p>28:02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7059" table:style-name="ce1">
            <text:p>17059</text:p>
          </table:table-cell>
          <table:table-cell office:value-type="string" table:style-name="ce1">
            <text:p>Success</text:p>
          </table:table-cell>
          <table:table-cell office:value-type="float" office:value="142160" table:style-name="ce1">
            <text:p>142160</text:p>
          </table:table-cell>
          <table:table-cell table:number-columns-repeated="16377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time" office:time-value="PT10H28M2.411S" table:style-name="ce2">
            <text:p>28:02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7023" table:style-name="ce1">
            <text:p>17023</text:p>
          </table:table-cell>
          <table:table-cell office:value-type="string" table:style-name="ce1">
            <text:p>Success</text:p>
          </table:table-cell>
          <table:table-cell office:value-type="float" office:value="146404" table:style-name="ce1">
            <text:p>146404</text:p>
          </table:table-cell>
          <table:table-cell table:number-columns-repeated="16377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time" office:time-value="PT10H28M3.782S" table:style-name="ce2">
            <text:p>28:03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5685" table:style-name="ce1">
            <text:p>15685</text:p>
          </table:table-cell>
          <table:table-cell office:value-type="string" table:style-name="ce1">
            <text:p>Success</text:p>
          </table:table-cell>
          <table:table-cell office:value-type="float" office:value="142159" table:style-name="ce1">
            <text:p>142159</text:p>
          </table:table-cell>
          <table:table-cell table:number-columns-repeated="16377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time" office:time-value="PT10H28M5.073S" table:style-name="ce2">
            <text:p>28:05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4407" table:style-name="ce1">
            <text:p>14407</text:p>
          </table:table-cell>
          <table:table-cell office:value-type="string" table:style-name="ce1">
            <text:p>Success</text:p>
          </table:table-cell>
          <table:table-cell office:value-type="float" office:value="142144" table:style-name="ce1">
            <text:p>142144</text:p>
          </table:table-cell>
          <table:table-cell table:number-columns-repeated="16377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time" office:time-value="PT10H28M3.145S" table:style-name="ce2">
            <text:p>28:03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6372" table:style-name="ce1">
            <text:p>16372</text:p>
          </table:table-cell>
          <table:table-cell office:value-type="string" table:style-name="ce1">
            <text:p>Success</text:p>
          </table:table-cell>
          <table:table-cell office:value-type="float" office:value="146400" table:style-name="ce1">
            <text:p>146400</text:p>
          </table:table-cell>
          <table:table-cell table:number-columns-repeated="16377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time" office:time-value="PT10H28M3.025S" table:style-name="ce2">
            <text:p>28:03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6497" table:style-name="ce1">
            <text:p>16497</text:p>
          </table:table-cell>
          <table:table-cell office:value-type="string" table:style-name="ce1">
            <text:p>Success</text:p>
          </table:table-cell>
          <table:table-cell office:value-type="float" office:value="144278" table:style-name="ce1">
            <text:p>144278</text:p>
          </table:table-cell>
          <table:table-cell table:number-columns-repeated="16377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time" office:time-value="PT10H28M5.040S" table:style-name="ce2">
            <text:p>28:05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4493" table:style-name="ce1">
            <text:p>14493</text:p>
          </table:table-cell>
          <table:table-cell office:value-type="string" table:style-name="ce1">
            <text:p>Success</text:p>
          </table:table-cell>
          <table:table-cell office:value-type="float" office:value="142144" table:style-name="ce1">
            <text:p>142144</text:p>
          </table:table-cell>
          <table:table-cell table:number-columns-repeated="16377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time" office:time-value="PT10H28M5.100S" table:style-name="ce2">
            <text:p>28:05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4442" table:style-name="ce1">
            <text:p>14442</text:p>
          </table:table-cell>
          <table:table-cell office:value-type="string" table:style-name="ce1">
            <text:p>Success</text:p>
          </table:table-cell>
          <table:table-cell office:value-type="float" office:value="142143" table:style-name="ce1">
            <text:p>142143</text:p>
          </table:table-cell>
          <table:table-cell table:number-columns-repeated="16377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time" office:time-value="PT10H28M2.504S" table:style-name="ce2">
            <text:p>28:02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7047" table:style-name="ce1">
            <text:p>17047</text:p>
          </table:table-cell>
          <table:table-cell office:value-type="string" table:style-name="ce1">
            <text:p>Success</text:p>
          </table:table-cell>
          <table:table-cell office:value-type="float" office:value="142159" table:style-name="ce1">
            <text:p>142159</text:p>
          </table:table-cell>
          <table:table-cell table:number-columns-repeated="16377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time" office:time-value="PT10H28M4.200S" table:style-name="ce2">
            <text:p>28:04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5356" table:style-name="ce1">
            <text:p>15356</text:p>
          </table:table-cell>
          <table:table-cell office:value-type="string" table:style-name="ce1">
            <text:p>Success</text:p>
          </table:table-cell>
          <table:table-cell office:value-type="float" office:value="142159" table:style-name="ce1">
            <text:p>142159</text:p>
          </table:table-cell>
          <table:table-cell table:number-columns-repeated="16377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time" office:time-value="PT10H28M2.790S" table:style-name="ce2">
            <text:p>28:02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6774" table:style-name="ce1">
            <text:p>16774</text:p>
          </table:table-cell>
          <table:table-cell office:value-type="string" table:style-name="ce1">
            <text:p>Success</text:p>
          </table:table-cell>
          <table:table-cell office:value-type="float" office:value="142158" table:style-name="ce1">
            <text:p>142158</text:p>
          </table:table-cell>
          <table:table-cell table:number-columns-repeated="16377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time" office:time-value="PT10H28M3.279S" table:style-name="ce2">
            <text:p>28:03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6303" table:style-name="ce1">
            <text:p>16303</text:p>
          </table:table-cell>
          <table:table-cell office:value-type="string" table:style-name="ce1">
            <text:p>Success</text:p>
          </table:table-cell>
          <table:table-cell office:value-type="float" office:value="142157" table:style-name="ce1">
            <text:p>142157</text:p>
          </table:table-cell>
          <table:table-cell table:number-columns-repeated="16377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time" office:time-value="PT10H28M3.023S" table:style-name="ce2">
            <text:p>28:03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6571" table:style-name="ce1">
            <text:p>16571</text:p>
          </table:table-cell>
          <table:table-cell office:value-type="string" table:style-name="ce1">
            <text:p>Success</text:p>
          </table:table-cell>
          <table:table-cell office:value-type="float" office:value="142157" table:style-name="ce1">
            <text:p>142157</text:p>
          </table:table-cell>
          <table:table-cell table:number-columns-repeated="16377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time" office:time-value="PT10H28M3.351S" table:style-name="ce2">
            <text:p>28:03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6255" table:style-name="ce1">
            <text:p>16255</text:p>
          </table:table-cell>
          <table:table-cell office:value-type="string" table:style-name="ce1">
            <text:p>Success</text:p>
          </table:table-cell>
          <table:table-cell office:value-type="float" office:value="142157" table:style-name="ce1">
            <text:p>142157</text:p>
          </table:table-cell>
          <table:table-cell table:number-columns-repeated="16377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time" office:time-value="PT10H28M4.550S" table:style-name="ce2">
            <text:p>28:04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5082" table:style-name="ce1">
            <text:p>15082</text:p>
          </table:table-cell>
          <table:table-cell office:value-type="string" table:style-name="ce1">
            <text:p>Success</text:p>
          </table:table-cell>
          <table:table-cell office:value-type="float" office:value="142152" table:style-name="ce1">
            <text:p>142152</text:p>
          </table:table-cell>
          <table:table-cell table:number-columns-repeated="16377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time" office:time-value="PT10H28M3.775S" table:style-name="ce2">
            <text:p>28:03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5865" table:style-name="ce1">
            <text:p>15865</text:p>
          </table:table-cell>
          <table:table-cell office:value-type="string" table:style-name="ce1">
            <text:p>Success</text:p>
          </table:table-cell>
          <table:table-cell office:value-type="float" office:value="146402" table:style-name="ce1">
            <text:p>146402</text:p>
          </table:table-cell>
          <table:table-cell table:number-columns-repeated="16377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time" office:time-value="PT10H28M4.858S" table:style-name="ce2">
            <text:p>28:04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4785" table:style-name="ce1">
            <text:p>14785</text:p>
          </table:table-cell>
          <table:table-cell office:value-type="string" table:style-name="ce1">
            <text:p>Success</text:p>
          </table:table-cell>
          <table:table-cell office:value-type="float" office:value="146392" table:style-name="ce1">
            <text:p>146392</text:p>
          </table:table-cell>
          <table:table-cell table:number-columns-repeated="16377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time" office:time-value="PT10H28M1.921S" table:style-name="ce2">
            <text:p>28:01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7728" table:style-name="ce1">
            <text:p>17728</text:p>
          </table:table-cell>
          <table:table-cell office:value-type="string" table:style-name="ce1">
            <text:p>Success</text:p>
          </table:table-cell>
          <table:table-cell office:value-type="float" office:value="143027" table:style-name="ce1">
            <text:p>143027</text:p>
          </table:table-cell>
          <table:table-cell table:number-columns-repeated="16377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time" office:time-value="PT10H28M3.776S" table:style-name="ce2">
            <text:p>28:03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5873" table:style-name="ce1">
            <text:p>15873</text:p>
          </table:table-cell>
          <table:table-cell office:value-type="string" table:style-name="ce1">
            <text:p>Success</text:p>
          </table:table-cell>
          <table:table-cell office:value-type="float" office:value="142159" table:style-name="ce1">
            <text:p>142159</text:p>
          </table:table-cell>
          <table:table-cell table:number-columns-repeated="16377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time" office:time-value="PT10H28M2.616S" table:style-name="ce2">
            <text:p>28:02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7037" table:style-name="ce1">
            <text:p>17037</text:p>
          </table:table-cell>
          <table:table-cell office:value-type="string" table:style-name="ce1">
            <text:p>Success</text:p>
          </table:table-cell>
          <table:table-cell office:value-type="float" office:value="146404" table:style-name="ce1">
            <text:p>146404</text:p>
          </table:table-cell>
          <table:table-cell table:number-columns-repeated="16377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time" office:time-value="PT10H28M2.787S" table:style-name="ce2">
            <text:p>28:02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6879" table:style-name="ce1">
            <text:p>16879</text:p>
          </table:table-cell>
          <table:table-cell office:value-type="string" table:style-name="ce1">
            <text:p>Success</text:p>
          </table:table-cell>
          <table:table-cell office:value-type="float" office:value="142158" table:style-name="ce1">
            <text:p>142158</text:p>
          </table:table-cell>
          <table:table-cell table:number-columns-repeated="16377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time" office:time-value="PT10H28M3.314S" table:style-name="ce2">
            <text:p>28:03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6353" table:style-name="ce1">
            <text:p>16353</text:p>
          </table:table-cell>
          <table:table-cell office:value-type="string" table:style-name="ce1">
            <text:p>Success</text:p>
          </table:table-cell>
          <table:table-cell office:value-type="float" office:value="142157" table:style-name="ce1">
            <text:p>142157</text:p>
          </table:table-cell>
          <table:table-cell table:number-columns-repeated="16377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time" office:time-value="PT10H28M5.322S" table:style-name="ce2">
            <text:p>28:05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4348" table:style-name="ce1">
            <text:p>14348</text:p>
          </table:table-cell>
          <table:table-cell office:value-type="string" table:style-name="ce1">
            <text:p>Success</text:p>
          </table:table-cell>
          <table:table-cell office:value-type="float" office:value="142141" table:style-name="ce1">
            <text:p>142141</text:p>
          </table:table-cell>
          <table:table-cell table:number-columns-repeated="16377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time" office:time-value="PT10H28M3.339S" table:style-name="ce2">
            <text:p>28:03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6346" table:style-name="ce1">
            <text:p>16346</text:p>
          </table:table-cell>
          <table:table-cell office:value-type="string" table:style-name="ce1">
            <text:p>Success</text:p>
          </table:table-cell>
          <table:table-cell office:value-type="float" office:value="142157" table:style-name="ce1">
            <text:p>142157</text:p>
          </table:table-cell>
          <table:table-cell table:number-columns-repeated="16377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time" office:time-value="PT10H28M4.412S" table:style-name="ce2">
            <text:p>28:04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5277" table:style-name="ce1">
            <text:p>15277</text:p>
          </table:table-cell>
          <table:table-cell office:value-type="string" table:style-name="ce1">
            <text:p>Success</text:p>
          </table:table-cell>
          <table:table-cell office:value-type="float" office:value="142156" table:style-name="ce1">
            <text:p>142156</text:p>
          </table:table-cell>
          <table:table-cell table:number-columns-repeated="16377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time" office:time-value="PT10H28M1.998S" table:style-name="ce2">
            <text:p>28:02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7696" table:style-name="ce1">
            <text:p>17696</text:p>
          </table:table-cell>
          <table:table-cell office:value-type="string" table:style-name="ce1">
            <text:p>Success</text:p>
          </table:table-cell>
          <table:table-cell office:value-type="float" office:value="142165" table:style-name="ce1">
            <text:p>142165</text:p>
          </table:table-cell>
          <table:table-cell table:number-columns-repeated="16377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time" office:time-value="PT10H28M2.065S" table:style-name="ce2">
            <text:p>28:02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7633" table:style-name="ce1">
            <text:p>17633</text:p>
          </table:table-cell>
          <table:table-cell office:value-type="string" table:style-name="ce1">
            <text:p>Success</text:p>
          </table:table-cell>
          <table:table-cell office:value-type="float" office:value="142162" table:style-name="ce1">
            <text:p>142162</text:p>
          </table:table-cell>
          <table:table-cell table:number-columns-repeated="16377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time" office:time-value="PT10H28M5.253S" table:style-name="ce2">
            <text:p>28:05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4452" table:style-name="ce1">
            <text:p>14452</text:p>
          </table:table-cell>
          <table:table-cell office:value-type="string" table:style-name="ce1">
            <text:p>Success</text:p>
          </table:table-cell>
          <table:table-cell office:value-type="float" office:value="142143" table:style-name="ce1">
            <text:p>142143</text:p>
          </table:table-cell>
          <table:table-cell table:number-columns-repeated="16377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time" office:time-value="PT10H28M5.145S" table:style-name="ce2">
            <text:p>28:05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4565" table:style-name="ce1">
            <text:p>14565</text:p>
          </table:table-cell>
          <table:table-cell office:value-type="string" table:style-name="ce1">
            <text:p>Success</text:p>
          </table:table-cell>
          <table:table-cell office:value-type="float" office:value="142145" table:style-name="ce1">
            <text:p>142145</text:p>
          </table:table-cell>
          <table:table-cell table:number-columns-repeated="16377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time" office:time-value="PT10H28M4.977S" table:style-name="ce2">
            <text:p>28:05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4735" table:style-name="ce1">
            <text:p>14735</text:p>
          </table:table-cell>
          <table:table-cell office:value-type="string" table:style-name="ce1">
            <text:p>Success</text:p>
          </table:table-cell>
          <table:table-cell office:value-type="float" office:value="148516" table:style-name="ce1">
            <text:p>148516</text:p>
          </table:table-cell>
          <table:table-cell table:number-columns-repeated="16377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time" office:time-value="PT10H28M5.459S" table:style-name="ce2">
            <text:p>28:05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4291" table:style-name="ce1">
            <text:p>14291</text:p>
          </table:table-cell>
          <table:table-cell office:value-type="string" table:style-name="ce1">
            <text:p>Success</text:p>
          </table:table-cell>
          <table:table-cell office:value-type="float" office:value="150632" table:style-name="ce1">
            <text:p>150632</text:p>
          </table:table-cell>
          <table:table-cell table:number-columns-repeated="16377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time" office:time-value="PT10H28M3.541S" table:style-name="ce2">
            <text:p>28:03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6218" table:style-name="ce1">
            <text:p>16218</text:p>
          </table:table-cell>
          <table:table-cell office:value-type="string" table:style-name="ce1">
            <text:p>Success</text:p>
          </table:table-cell>
          <table:table-cell office:value-type="float" office:value="142159" table:style-name="ce1">
            <text:p>142159</text:p>
          </table:table-cell>
          <table:table-cell table:number-columns-repeated="16377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time" office:time-value="PT10H28M4.398S" table:style-name="ce2">
            <text:p>28:04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5361" table:style-name="ce1">
            <text:p>15361</text:p>
          </table:table-cell>
          <table:table-cell office:value-type="string" table:style-name="ce1">
            <text:p>Success</text:p>
          </table:table-cell>
          <table:table-cell office:value-type="float" office:value="148521" table:style-name="ce1">
            <text:p>148521</text:p>
          </table:table-cell>
          <table:table-cell table:number-columns-repeated="16377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time" office:time-value="PT10H28M4.768S" table:style-name="ce2">
            <text:p>28:04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4988" table:style-name="ce1">
            <text:p>14988</text:p>
          </table:table-cell>
          <table:table-cell office:value-type="string" table:style-name="ce1">
            <text:p>Success</text:p>
          </table:table-cell>
          <table:table-cell office:value-type="float" office:value="146396" table:style-name="ce1">
            <text:p>146396</text:p>
          </table:table-cell>
          <table:table-cell table:number-columns-repeated="16377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time" office:time-value="PT10H28M3.936S" table:style-name="ce2">
            <text:p>28:03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5854" table:style-name="ce1">
            <text:p>15854</text:p>
          </table:table-cell>
          <table:table-cell office:value-type="string" table:style-name="ce1">
            <text:p>Success</text:p>
          </table:table-cell>
          <table:table-cell office:value-type="float" office:value="142157" table:style-name="ce1">
            <text:p>142157</text:p>
          </table:table-cell>
          <table:table-cell table:number-columns-repeated="16377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time" office:time-value="PT10H28M19.568S" table:style-name="ce2">
            <text:p>28:19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Success</text:p>
          </table:table-cell>
          <table:table-cell office:value-type="float" office:value="27028" table:style-name="ce1">
            <text:p>27028</text:p>
          </table:table-cell>
          <table:table-cell table:number-columns-repeated="16377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time" office:time-value="PT10H28M19.559S" table:style-name="ce2">
            <text:p>28:19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Success</text:p>
          </table:table-cell>
          <table:table-cell office:value-type="float" office:value="27028" table:style-name="ce1">
            <text:p>27028</text:p>
          </table:table-cell>
          <table:table-cell table:number-columns-repeated="16377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time" office:time-value="PT10H28M19.381S" table:style-name="ce2">
            <text:p>28:19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Success</text:p>
          </table:table-cell>
          <table:table-cell office:value-type="float" office:value="27028" table:style-name="ce1">
            <text:p>27028</text:p>
          </table:table-cell>
          <table:table-cell table:number-columns-repeated="16377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time" office:time-value="PT10H28M19.530S" table:style-name="ce2">
            <text:p>28:19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time" office:time-value="PT10H28M19.651S" table:style-name="ce2">
            <text:p>28:19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Success</text:p>
          </table:table-cell>
          <table:table-cell office:value-type="float" office:value="27028" table:style-name="ce1">
            <text:p>27028</text:p>
          </table:table-cell>
          <table:table-cell table:number-columns-repeated="16377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time" office:time-value="PT10H28M19.586S" table:style-name="ce2">
            <text:p>28:19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56" table:style-name="ce1">
            <text:p>356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time" office:time-value="PT10H28M19.692S" table:style-name="ce2">
            <text:p>28:19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time" office:time-value="PT10H28M19.487S" table:style-name="ce2">
            <text:p>28:19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time" office:time-value="PT10H28M19.649S" table:style-name="ce2">
            <text:p>28:19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time" office:time-value="PT10H28M19.644S" table:style-name="ce2">
            <text:p>28:19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time" office:time-value="PT10H28M19.444S" table:style-name="ce2">
            <text:p>28:19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521" table:style-name="ce1">
            <text:p>521</text:p>
          </table:table-cell>
          <table:table-cell office:value-type="string" table:style-name="ce1">
            <text:p>Success</text:p>
          </table:table-cell>
          <table:table-cell office:value-type="float" office:value="27028" table:style-name="ce1">
            <text:p>27028</text:p>
          </table:table-cell>
          <table:table-cell table:number-columns-repeated="16377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time" office:time-value="PT10H28M19.610S" table:style-name="ce2">
            <text:p>28:19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time" office:time-value="PT10H28M19.636S" table:style-name="ce2">
            <text:p>28:19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time" office:time-value="PT10H28M19.474S" table:style-name="ce2">
            <text:p>28:19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time" office:time-value="PT10H28M19.525S" table:style-name="ce2">
            <text:p>28:19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time" office:time-value="PT10H28M19.598S" table:style-name="ce2">
            <text:p>28:19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81" table:style-name="ce1">
            <text:p>381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time" office:time-value="PT10H28M19.697S" table:style-name="ce2">
            <text:p>28:19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Success</text:p>
          </table:table-cell>
          <table:table-cell office:value-type="float" office:value="27028" table:style-name="ce1">
            <text:p>27028</text:p>
          </table:table-cell>
          <table:table-cell table:number-columns-repeated="16377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time" office:time-value="PT10H28M19.715S" table:style-name="ce2">
            <text:p>28:19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time" office:time-value="PT10H28M19.539S" table:style-name="ce2">
            <text:p>28:19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time" office:time-value="PT10H28M19.549S" table:style-name="ce2">
            <text:p>28:19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time" office:time-value="PT10H28M19.562S" table:style-name="ce2">
            <text:p>28:19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time" office:time-value="PT10H28M19.700S" table:style-name="ce2">
            <text:p>28:19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444" table:style-name="ce1">
            <text:p>444</text:p>
          </table:table-cell>
          <table:table-cell office:value-type="string" table:style-name="ce1">
            <text:p>Success</text:p>
          </table:table-cell>
          <table:table-cell office:value-type="float" office:value="27028" table:style-name="ce1">
            <text:p>27028</text:p>
          </table:table-cell>
          <table:table-cell table:number-columns-repeated="16377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time" office:time-value="PT10H28M19.757S" table:style-name="ce2">
            <text:p>28:19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time" office:time-value="PT10H28M19.652S" table:style-name="ce2">
            <text:p>28:19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26" table:style-name="ce1">
            <text:p>526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time" office:time-value="PT10H28M19.674S" table:style-name="ce2">
            <text:p>28:19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508" table:style-name="ce1">
            <text:p>508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time" office:time-value="PT10H28M19.669S" table:style-name="ce2">
            <text:p>28:19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537" table:style-name="ce1">
            <text:p>537</text:p>
          </table:table-cell>
          <table:table-cell office:value-type="string" table:style-name="ce1">
            <text:p>Success</text:p>
          </table:table-cell>
          <table:table-cell office:value-type="float" office:value="27028" table:style-name="ce1">
            <text:p>27028</text:p>
          </table:table-cell>
          <table:table-cell table:number-columns-repeated="16377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time" office:time-value="PT10H28M19.688S" table:style-name="ce2">
            <text:p>28:19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519" table:style-name="ce1">
            <text:p>519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time" office:time-value="PT10H28M19.707S" table:style-name="ce2">
            <text:p>28:19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526" table:style-name="ce1">
            <text:p>526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time" office:time-value="PT10H28M19.655S" table:style-name="ce2">
            <text:p>28:19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86" table:style-name="ce1">
            <text:p>586</text:p>
          </table:table-cell>
          <table:table-cell office:value-type="string" table:style-name="ce1">
            <text:p>Success</text:p>
          </table:table-cell>
          <table:table-cell office:value-type="float" office:value="27028" table:style-name="ce1">
            <text:p>27028</text:p>
          </table:table-cell>
          <table:table-cell table:number-columns-repeated="16377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time" office:time-value="PT10H28M19.670S" table:style-name="ce2">
            <text:p>28:19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610" table:style-name="ce1">
            <text:p>610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time" office:time-value="PT10H28M19.713S" table:style-name="ce2">
            <text:p>28:19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568" table:style-name="ce1">
            <text:p>568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time" office:time-value="PT10H28M19.797S" table:style-name="ce2">
            <text:p>28:19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529" table:style-name="ce1">
            <text:p>529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time" office:time-value="PT10H28M19.766S" table:style-name="ce2">
            <text:p>28:19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571" table:style-name="ce1">
            <text:p>571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time" office:time-value="PT10H28M19.767S" table:style-name="ce2">
            <text:p>28:19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time" office:time-value="PT10H28M19.768S" table:style-name="ce2">
            <text:p>28:19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time" office:time-value="PT10H28M8.368S" table:style-name="ce2">
            <text:p>28:08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4363" table:style-name="ce1">
            <text:p>14363</text:p>
          </table:table-cell>
          <table:table-cell office:value-type="string" table:style-name="ce1">
            <text:p>Success</text:p>
          </table:table-cell>
          <table:table-cell office:value-type="float" office:value="173988" table:style-name="ce1">
            <text:p>173988</text:p>
          </table:table-cell>
          <table:table-cell table:number-columns-repeated="16377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time" office:time-value="PT10H28M8.204S" table:style-name="ce2">
            <text:p>28:08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4635" table:style-name="ce1">
            <text:p>14635</text:p>
          </table:table-cell>
          <table:table-cell office:value-type="string" table:style-name="ce1">
            <text:p>Success</text:p>
          </table:table-cell>
          <table:table-cell office:value-type="float" office:value="173989" table:style-name="ce1">
            <text:p>173989</text:p>
          </table:table-cell>
          <table:table-cell table:number-columns-repeated="16377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time" office:time-value="PT10H28M6.296S" table:style-name="ce2">
            <text:p>28:06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6595" table:style-name="ce1">
            <text:p>16595</text:p>
          </table:table-cell>
          <table:table-cell office:value-type="string" table:style-name="ce1">
            <text:p>Success</text:p>
          </table:table-cell>
          <table:table-cell office:value-type="float" office:value="173996" table:style-name="ce1">
            <text:p>173996</text:p>
          </table:table-cell>
          <table:table-cell table:number-columns-repeated="16377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time" office:time-value="PT10H28M8.558S" table:style-name="ce2">
            <text:p>28:08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4338" table:style-name="ce1">
            <text:p>14338</text:p>
          </table:table-cell>
          <table:table-cell office:value-type="string" table:style-name="ce1">
            <text:p>Success</text:p>
          </table:table-cell>
          <table:table-cell office:value-type="float" office:value="173983" table:style-name="ce1">
            <text:p>173983</text:p>
          </table:table-cell>
          <table:table-cell table:number-columns-repeated="16377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time" office:time-value="PT10H28M5.893S" table:style-name="ce2">
            <text:p>28:05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7008" table:style-name="ce1">
            <text:p>17008</text:p>
          </table:table-cell>
          <table:table-cell office:value-type="string" table:style-name="ce1">
            <text:p>Success</text:p>
          </table:table-cell>
          <table:table-cell office:value-type="float" office:value="173997" table:style-name="ce1">
            <text:p>173997</text:p>
          </table:table-cell>
          <table:table-cell table:number-columns-repeated="16377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time" office:time-value="PT10H28M6.183S" table:style-name="ce2">
            <text:p>28:06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6810" table:style-name="ce1">
            <text:p>16810</text:p>
          </table:table-cell>
          <table:table-cell office:value-type="string" table:style-name="ce1">
            <text:p>Success</text:p>
          </table:table-cell>
          <table:table-cell office:value-type="float" office:value="173996" table:style-name="ce1">
            <text:p>173996</text:p>
          </table:table-cell>
          <table:table-cell table:number-columns-repeated="16377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time" office:time-value="PT10H28M8.773S" table:style-name="ce2">
            <text:p>28:08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4226" table:style-name="ce1">
            <text:p>14226</text:p>
          </table:table-cell>
          <table:table-cell office:value-type="string" table:style-name="ce1">
            <text:p>Success</text:p>
          </table:table-cell>
          <table:table-cell office:value-type="float" office:value="173986" table:style-name="ce1">
            <text:p>173986</text:p>
          </table:table-cell>
          <table:table-cell table:number-columns-repeated="16377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time" office:time-value="PT10H28M7.233S" table:style-name="ce2">
            <text:p>28:07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5766" table:style-name="ce1">
            <text:p>15766</text:p>
          </table:table-cell>
          <table:table-cell office:value-type="string" table:style-name="ce1">
            <text:p>Success</text:p>
          </table:table-cell>
          <table:table-cell office:value-type="float" office:value="173990" table:style-name="ce1">
            <text:p>173990</text:p>
          </table:table-cell>
          <table:table-cell table:number-columns-repeated="16377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time" office:time-value="PT10H28M22.734S" table:style-name="ce2">
            <text:p>28:22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time" office:time-value="PT10H28M7.753S" table:style-name="ce2">
            <text:p>28:07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5251" table:style-name="ce1">
            <text:p>15251</text:p>
          </table:table-cell>
          <table:table-cell office:value-type="string" table:style-name="ce1">
            <text:p>Success</text:p>
          </table:table-cell>
          <table:table-cell office:value-type="float" office:value="173993" table:style-name="ce1">
            <text:p>173993</text:p>
          </table:table-cell>
          <table:table-cell table:number-columns-repeated="16377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time" office:time-value="PT10H28M8.269S" table:style-name="ce2">
            <text:p>28:08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4773" table:style-name="ce1">
            <text:p>14773</text:p>
          </table:table-cell>
          <table:table-cell office:value-type="string" table:style-name="ce1">
            <text:p>Success</text:p>
          </table:table-cell>
          <table:table-cell office:value-type="float" office:value="173986" table:style-name="ce1">
            <text:p>173986</text:p>
          </table:table-cell>
          <table:table-cell table:number-columns-repeated="16377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time" office:time-value="PT10H28M6.578S" table:style-name="ce2">
            <text:p>28:06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6475" table:style-name="ce1">
            <text:p>16475</text:p>
          </table:table-cell>
          <table:table-cell office:value-type="string" table:style-name="ce1">
            <text:p>Success</text:p>
          </table:table-cell>
          <table:table-cell office:value-type="float" office:value="173995" table:style-name="ce1">
            <text:p>173995</text:p>
          </table:table-cell>
          <table:table-cell table:number-columns-repeated="16377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time" office:time-value="PT10H28M8.367S" table:style-name="ce2">
            <text:p>28:08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4691" table:style-name="ce1">
            <text:p>14691</text:p>
          </table:table-cell>
          <table:table-cell office:value-type="string" table:style-name="ce1">
            <text:p>Success</text:p>
          </table:table-cell>
          <table:table-cell office:value-type="float" office:value="173986" table:style-name="ce1">
            <text:p>173986</text:p>
          </table:table-cell>
          <table:table-cell table:number-columns-repeated="16377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time" office:time-value="PT10H28M5.834S" table:style-name="ce2">
            <text:p>28:05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7224" table:style-name="ce1">
            <text:p>17224</text:p>
          </table:table-cell>
          <table:table-cell office:value-type="string" table:style-name="ce1">
            <text:p>Success</text:p>
          </table:table-cell>
          <table:table-cell office:value-type="float" office:value="173997" table:style-name="ce1">
            <text:p>173997</text:p>
          </table:table-cell>
          <table:table-cell table:number-columns-repeated="16377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time" office:time-value="PT10H28M22.846S" table:style-name="ce2">
            <text:p>28:22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time" office:time-value="PT10H28M7.159S" table:style-name="ce2">
            <text:p>28:07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5915" table:style-name="ce1">
            <text:p>15915</text:p>
          </table:table-cell>
          <table:table-cell office:value-type="string" table:style-name="ce1">
            <text:p>Success</text:p>
          </table:table-cell>
          <table:table-cell office:value-type="float" office:value="173991" table:style-name="ce1">
            <text:p>173991</text:p>
          </table:table-cell>
          <table:table-cell table:number-columns-repeated="16377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time" office:time-value="PT10H28M23.003S" table:style-name="ce2">
            <text:p>28:23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time" office:time-value="PT10H28M22.900S" table:style-name="ce2">
            <text:p>28:22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time" office:time-value="PT10H28M5.978S" table:style-name="ce2">
            <text:p>28:06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7123" table:style-name="ce1">
            <text:p>17123</text:p>
          </table:table-cell>
          <table:table-cell office:value-type="string" table:style-name="ce1">
            <text:p>Success</text:p>
          </table:table-cell>
          <table:table-cell office:value-type="float" office:value="173995" table:style-name="ce1">
            <text:p>173995</text:p>
          </table:table-cell>
          <table:table-cell table:number-columns-repeated="16377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time" office:time-value="PT10H28M22.895S" table:style-name="ce2">
            <text:p>28:22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time" office:time-value="PT10H28M23.004S" table:style-name="ce2">
            <text:p>28:23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time" office:time-value="PT10H28M23.008S" table:style-name="ce2">
            <text:p>28:23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time" office:time-value="PT10H28M22.906S" table:style-name="ce2">
            <text:p>28:22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time" office:time-value="PT10H28M8.182S" table:style-name="ce2">
            <text:p>28:08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4969" table:style-name="ce1">
            <text:p>14969</text:p>
          </table:table-cell>
          <table:table-cell office:value-type="string" table:style-name="ce1">
            <text:p>Success</text:p>
          </table:table-cell>
          <table:table-cell office:value-type="float" office:value="173989" table:style-name="ce1">
            <text:p>173989</text:p>
          </table:table-cell>
          <table:table-cell table:number-columns-repeated="16377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time" office:time-value="PT10H28M8.605S" table:style-name="ce2">
            <text:p>28:08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4588" table:style-name="ce1">
            <text:p>14588</text:p>
          </table:table-cell>
          <table:table-cell office:value-type="string" table:style-name="ce1">
            <text:p>Success</text:p>
          </table:table-cell>
          <table:table-cell office:value-type="float" office:value="173985" table:style-name="ce1">
            <text:p>173985</text:p>
          </table:table-cell>
          <table:table-cell table:number-columns-repeated="16377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time" office:time-value="PT10H28M22.998S" table:style-name="ce2">
            <text:p>28:23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time" office:time-value="PT10H28M23.046S" table:style-name="ce2">
            <text:p>28:23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time" office:time-value="PT10H28M23.077S" table:style-name="ce2">
            <text:p>28:23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time" office:time-value="PT10H28M23.058S" table:style-name="ce2">
            <text:p>28:23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time" office:time-value="PT10H28M23.061S" table:style-name="ce2">
            <text:p>28:23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time" office:time-value="PT10H28M6.931S" table:style-name="ce2">
            <text:p>28:06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6308" table:style-name="ce1">
            <text:p>16308</text:p>
          </table:table-cell>
          <table:table-cell office:value-type="string" table:style-name="ce1">
            <text:p>Success</text:p>
          </table:table-cell>
          <table:table-cell office:value-type="float" office:value="173997" table:style-name="ce1">
            <text:p>173997</text:p>
          </table:table-cell>
          <table:table-cell table:number-columns-repeated="16377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time" office:time-value="PT10H28M23.061S" table:style-name="ce2">
            <text:p>28:23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time" office:time-value="PT10H28M8.498S" table:style-name="ce2">
            <text:p>28:08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4766" table:style-name="ce1">
            <text:p>14766</text:p>
          </table:table-cell>
          <table:table-cell office:value-type="string" table:style-name="ce1">
            <text:p>Success</text:p>
          </table:table-cell>
          <table:table-cell office:value-type="float" office:value="173986" table:style-name="ce1">
            <text:p>173986</text:p>
          </table:table-cell>
          <table:table-cell table:number-columns-repeated="16377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time" office:time-value="PT10H28M5.654S" table:style-name="ce2">
            <text:p>28:05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7617" table:style-name="ce1">
            <text:p>17617</text:p>
          </table:table-cell>
          <table:table-cell office:value-type="string" table:style-name="ce1">
            <text:p>Success</text:p>
          </table:table-cell>
          <table:table-cell office:value-type="float" office:value="173998" table:style-name="ce1">
            <text:p>173998</text:p>
          </table:table-cell>
          <table:table-cell table:number-columns-repeated="16377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time" office:time-value="PT10H28M8.550S" table:style-name="ce2">
            <text:p>28:08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4748" table:style-name="ce1">
            <text:p>14748</text:p>
          </table:table-cell>
          <table:table-cell office:value-type="string" table:style-name="ce1">
            <text:p>Success</text:p>
          </table:table-cell>
          <table:table-cell office:value-type="float" office:value="173981" table:style-name="ce1">
            <text:p>173981</text:p>
          </table:table-cell>
          <table:table-cell table:number-columns-repeated="16377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time" office:time-value="PT10H28M7.429S" table:style-name="ce2">
            <text:p>28:07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5872" table:style-name="ce1">
            <text:p>15872</text:p>
          </table:table-cell>
          <table:table-cell office:value-type="string" table:style-name="ce1">
            <text:p>Success</text:p>
          </table:table-cell>
          <table:table-cell office:value-type="float" office:value="173994" table:style-name="ce1">
            <text:p>173994</text:p>
          </table:table-cell>
          <table:table-cell table:number-columns-repeated="16377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time" office:time-value="PT10H28M7.890S" table:style-name="ce2">
            <text:p>28:07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5427" table:style-name="ce1">
            <text:p>15427</text:p>
          </table:table-cell>
          <table:table-cell office:value-type="string" table:style-name="ce1">
            <text:p>Success</text:p>
          </table:table-cell>
          <table:table-cell office:value-type="float" office:value="173994" table:style-name="ce1">
            <text:p>173994</text:p>
          </table:table-cell>
          <table:table-cell table:number-columns-repeated="16377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time" office:time-value="PT10H28M23.104S" table:style-name="ce2">
            <text:p>28:23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time" office:time-value="PT10H28M23.153S" table:style-name="ce2">
            <text:p>28:23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time" office:time-value="PT10H28M23.196S" table:style-name="ce2">
            <text:p>28:23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time" office:time-value="PT10H28M23.305S" table:style-name="ce2">
            <text:p>28:23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time" office:time-value="PT10H28M23.243S" table:style-name="ce2">
            <text:p>28:23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time" office:time-value="PT10H28M23.274S" table:style-name="ce2">
            <text:p>28:23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time" office:time-value="PT10H28M23.267S" table:style-name="ce2">
            <text:p>28:23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time" office:time-value="PT10H28M23.301S" table:style-name="ce2">
            <text:p>28:23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time" office:time-value="PT10H28M23.320S" table:style-name="ce2">
            <text:p>28:23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time" office:time-value="PT10H28M5.722S" table:style-name="ce2">
            <text:p>28:05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8326" table:style-name="ce1">
            <text:p>18326</text:p>
          </table:table-cell>
          <table:table-cell office:value-type="string" table:style-name="ce1">
            <text:p>Success</text:p>
          </table:table-cell>
          <table:table-cell office:value-type="float" office:value="173998" table:style-name="ce1">
            <text:p>173998</text:p>
          </table:table-cell>
          <table:table-cell table:number-columns-repeated="16377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time" office:time-value="PT10H28M8.843S" table:style-name="ce2">
            <text:p>28:08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5207" table:style-name="ce1">
            <text:p>15207</text:p>
          </table:table-cell>
          <table:table-cell office:value-type="string" table:style-name="ce1">
            <text:p>Success</text:p>
          </table:table-cell>
          <table:table-cell office:value-type="float" office:value="173990" table:style-name="ce1">
            <text:p>173990</text:p>
          </table:table-cell>
          <table:table-cell table:number-columns-repeated="16377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time" office:time-value="PT10H28M24.054S" table:style-name="ce2">
            <text:p>28:24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time" office:time-value="PT10H28M24.053S" table:style-name="ce2">
            <text:p>28:24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time" office:time-value="PT10H28M24.096S" table:style-name="ce2">
            <text:p>28:24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763" table:style-name="ce1">
            <text:p>3763</text:p>
          </table:table-cell>
          <table:table-cell office:value-type="string" table:style-name="ce1">
            <text:p>Success</text:p>
          </table:table-cell>
          <table:table-cell office:value-type="float" office:value="429" table:style-name="ce1">
            <text:p>429</text:p>
          </table:table-cell>
          <table:table-cell table:number-columns-repeated="16377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time" office:time-value="PT10H28M24.106S" table:style-name="ce2">
            <text:p>28:24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093" table:style-name="ce1">
            <text:p>4093</text:p>
          </table:table-cell>
          <table:table-cell office:value-type="string" table:style-name="ce1">
            <text:p>Success</text:p>
          </table:table-cell>
          <table:table-cell office:value-type="float" office:value="429" table:style-name="ce1">
            <text:p>429</text:p>
          </table:table-cell>
          <table:table-cell table:number-columns-repeated="16377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time" office:time-value="PT10H28M27.860S" table:style-name="ce2">
            <text:p>28:27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1501" table:style-name="ce1">
            <text:p>15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time" office:time-value="PT10H28M28.201S" table:style-name="ce2">
            <text:p>28:28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238" table:style-name="ce1">
            <text:p>12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time" office:time-value="PT10H28M29.442S" table:style-name="ce2">
            <text:p>28:29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724" table:style-name="ce1">
            <text:p>7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time" office:time-value="PT10H28M30.169S" table:style-name="ce2">
            <text:p>28:30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Success</text:p>
          </table:table-cell>
          <table:table-cell office:value-type="float" office:value="431" table:style-name="ce1">
            <text:p>431</text:p>
          </table:table-cell>
          <table:table-cell table:number-columns-repeated="16377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time" office:time-value="PT10H28M29.365S" table:style-name="ce2">
            <text:p>28:29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time" office:time-value="PT10H28M20.420S" table:style-name="ce2">
            <text:p>28:20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0051" table:style-name="ce1">
            <text:p>10051</text:p>
          </table:table-cell>
          <table:table-cell office:value-type="string" table:style-name="ce1">
            <text:p>Success</text:p>
          </table:table-cell>
          <table:table-cell office:value-type="float" office:value="65792" table:style-name="ce1">
            <text:p>65792</text:p>
          </table:table-cell>
          <table:table-cell table:number-columns-repeated="16377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time" office:time-value="PT10H28M19.970S" table:style-name="ce2">
            <text:p>28:20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0504" table:style-name="ce1">
            <text:p>10504</text:p>
          </table:table-cell>
          <table:table-cell office:value-type="string" table:style-name="ce1">
            <text:p>Success</text:p>
          </table:table-cell>
          <table:table-cell office:value-type="float" office:value="65794" table:style-name="ce1">
            <text:p>65794</text:p>
          </table:table-cell>
          <table:table-cell table:number-columns-repeated="16377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time" office:time-value="PT10H28M20.208S" table:style-name="ce2">
            <text:p>28:20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0267" table:style-name="ce1">
            <text:p>10267</text:p>
          </table:table-cell>
          <table:table-cell office:value-type="string" table:style-name="ce1">
            <text:p>Success</text:p>
          </table:table-cell>
          <table:table-cell office:value-type="float" office:value="66662" table:style-name="ce1">
            <text:p>66662</text:p>
          </table:table-cell>
          <table:table-cell table:number-columns-repeated="16377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time" office:time-value="PT10H28M20.009S" table:style-name="ce2">
            <text:p>28:20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0469" table:style-name="ce1">
            <text:p>10469</text:p>
          </table:table-cell>
          <table:table-cell office:value-type="string" table:style-name="ce1">
            <text:p>Success</text:p>
          </table:table-cell>
          <table:table-cell office:value-type="float" office:value="65792" table:style-name="ce1">
            <text:p>65792</text:p>
          </table:table-cell>
          <table:table-cell table:number-columns-repeated="16377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time" office:time-value="PT10H28M19.837S" table:style-name="ce2">
            <text:p>28:19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0644" table:style-name="ce1">
            <text:p>10644</text:p>
          </table:table-cell>
          <table:table-cell office:value-type="string" table:style-name="ce1">
            <text:p>Success</text:p>
          </table:table-cell>
          <table:table-cell office:value-type="float" office:value="65792" table:style-name="ce1">
            <text:p>65792</text:p>
          </table:table-cell>
          <table:table-cell table:number-columns-repeated="16377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time" office:time-value="PT10H28M19.983S" table:style-name="ce2">
            <text:p>28:20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0502" table:style-name="ce1">
            <text:p>10502</text:p>
          </table:table-cell>
          <table:table-cell office:value-type="string" table:style-name="ce1">
            <text:p>Success</text:p>
          </table:table-cell>
          <table:table-cell office:value-type="float" office:value="65792" table:style-name="ce1">
            <text:p>65792</text:p>
          </table:table-cell>
          <table:table-cell table:number-columns-repeated="16377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time" office:time-value="PT10H28M23.431S" table:style-name="ce2">
            <text:p>28:23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7061" table:style-name="ce1">
            <text:p>7061</text:p>
          </table:table-cell>
          <table:table-cell office:value-type="string" table:style-name="ce1">
            <text:p>Success</text:p>
          </table:table-cell>
          <table:table-cell office:value-type="float" office:value="65792" table:style-name="ce1">
            <text:p>65792</text:p>
          </table:table-cell>
          <table:table-cell table:number-columns-repeated="16377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time" office:time-value="PT10H28M20.340S" table:style-name="ce2">
            <text:p>28:20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0156" table:style-name="ce1">
            <text:p>10156</text:p>
          </table:table-cell>
          <table:table-cell office:value-type="string" table:style-name="ce1">
            <text:p>Success</text:p>
          </table:table-cell>
          <table:table-cell office:value-type="float" office:value="65792" table:style-name="ce1">
            <text:p>65792</text:p>
          </table:table-cell>
          <table:table-cell table:number-columns-repeated="16377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time" office:time-value="PT10H28M23.262S" table:style-name="ce2">
            <text:p>28:23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7237" table:style-name="ce1">
            <text:p>7237</text:p>
          </table:table-cell>
          <table:table-cell office:value-type="string" table:style-name="ce1">
            <text:p>Success</text:p>
          </table:table-cell>
          <table:table-cell office:value-type="float" office:value="65792" table:style-name="ce1">
            <text:p>65792</text:p>
          </table:table-cell>
          <table:table-cell table:number-columns-repeated="16377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time" office:time-value="PT10H28M20.094S" table:style-name="ce2">
            <text:p>28:20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0410" table:style-name="ce1">
            <text:p>10410</text:p>
          </table:table-cell>
          <table:table-cell office:value-type="string" table:style-name="ce1">
            <text:p>Success</text:p>
          </table:table-cell>
          <table:table-cell office:value-type="float" office:value="65792" table:style-name="ce1">
            <text:p>65792</text:p>
          </table:table-cell>
          <table:table-cell table:number-columns-repeated="16377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time" office:time-value="PT10H28M20.175S" table:style-name="ce2">
            <text:p>28:20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0331" table:style-name="ce1">
            <text:p>10331</text:p>
          </table:table-cell>
          <table:table-cell office:value-type="string" table:style-name="ce1">
            <text:p>Success</text:p>
          </table:table-cell>
          <table:table-cell office:value-type="float" office:value="66660" table:style-name="ce1">
            <text:p>66660</text:p>
          </table:table-cell>
          <table:table-cell table:number-columns-repeated="16377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time" office:time-value="PT10H28M23.233S" table:style-name="ce2">
            <text:p>28:23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7298" table:style-name="ce1">
            <text:p>7298</text:p>
          </table:table-cell>
          <table:table-cell office:value-type="string" table:style-name="ce1">
            <text:p>Success</text:p>
          </table:table-cell>
          <table:table-cell office:value-type="float" office:value="65792" table:style-name="ce1">
            <text:p>65792</text:p>
          </table:table-cell>
          <table:table-cell table:number-columns-repeated="16377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time" office:time-value="PT10H28M30.466S" table:style-name="ce2">
            <text:p>28:30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431" table:style-name="ce1">
            <text:p>431</text:p>
          </table:table-cell>
          <table:table-cell table:number-columns-repeated="16377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time" office:time-value="PT10H28M30.477S" table:style-name="ce2">
            <text:p>28:30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time" office:time-value="PT10H28M30.669S" table:style-name="ce2">
            <text:p>28:30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Success</text:p>
          </table:table-cell>
          <table:table-cell office:value-type="float" office:value="25903" table:style-name="ce1">
            <text:p>25903</text:p>
          </table:table-cell>
          <table:table-cell table:number-columns-repeated="16377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time" office:time-value="PT10H28M30.535S" table:style-name="ce2">
            <text:p>28:30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81" table:style-name="ce1">
            <text:p>4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time" office:time-value="PT10H28M31.017S" table:style-name="ce2">
            <text:p>28:31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Success</text:p>
          </table:table-cell>
          <table:table-cell office:value-type="float" office:value="25901" table:style-name="ce1">
            <text:p>25901</text:p>
          </table:table-cell>
          <table:table-cell table:number-columns-repeated="16377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time" office:time-value="PT10H28M30.960S" table:style-name="ce2">
            <text:p>28:31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Success</text:p>
          </table:table-cell>
          <table:table-cell office:value-type="float" office:value="8480" table:style-name="ce1">
            <text:p>8480</text:p>
          </table:table-cell>
          <table:table-cell table:number-columns-repeated="16377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time" office:time-value="PT10H28M30.510S" table:style-name="ce2">
            <text:p>28:30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737" table:style-name="ce1">
            <text:p>7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time" office:time-value="PT10H28M30.540S" table:style-name="ce2">
            <text:p>28:30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869" table:style-name="ce1">
            <text:p>8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time" office:time-value="PT10H28M31.249S" table:style-name="ce2">
            <text:p>28:31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Success</text:p>
          </table:table-cell>
          <table:table-cell office:value-type="float" office:value="25901" table:style-name="ce1">
            <text:p>25901</text:p>
          </table:table-cell>
          <table:table-cell table:number-columns-repeated="16377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10H28M30.502S" table:style-name="ce2">
            <text:p>28:30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1036" table:style-name="ce1">
            <text:p>10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time" office:time-value="PT10H28M31.207S" table:style-name="ce2">
            <text:p>28:31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41" table:style-name="ce1">
            <text:p>341</text:p>
          </table:table-cell>
          <table:table-cell office:value-type="string" table:style-name="ce1">
            <text:p>Success</text:p>
          </table:table-cell>
          <table:table-cell office:value-type="float" office:value="10596" table:style-name="ce1">
            <text:p>10596</text:p>
          </table:table-cell>
          <table:table-cell table:number-columns-repeated="16377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time" office:time-value="PT10H28M31.540S" table:style-name="ce2">
            <text:p>28:31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25901" table:style-name="ce1">
            <text:p>25901</text:p>
          </table:table-cell>
          <table:table-cell table:number-columns-repeated="16377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time" office:time-value="PT10H28M30.489S" table:style-name="ce2">
            <text:p>28:30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1328" table:style-name="ce1">
            <text:p>13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time" office:time-value="PT10H28M31.473S" table:style-name="ce2">
            <text:p>28:31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Success</text:p>
          </table:table-cell>
          <table:table-cell office:value-type="float" office:value="12713" table:style-name="ce1">
            <text:p>12713</text:p>
          </table:table-cell>
          <table:table-cell table:number-columns-repeated="16377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time" office:time-value="PT10H28M30.508S" table:style-name="ce2">
            <text:p>28:30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1534" table:style-name="ce1">
            <text:p>15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time" office:time-value="PT10H28M31.818S" table:style-name="ce2">
            <text:p>28:31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Success</text:p>
          </table:table-cell>
          <table:table-cell office:value-type="float" office:value="25901" table:style-name="ce1">
            <text:p>25901</text:p>
          </table:table-cell>
          <table:table-cell table:number-columns-repeated="16377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time" office:time-value="PT10H28M32.043S" table:style-name="ce2">
            <text:p>28:32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Success</text:p>
          </table:table-cell>
          <table:table-cell office:value-type="float" office:value="25901" table:style-name="ce1">
            <text:p>25901</text:p>
          </table:table-cell>
          <table:table-cell table:number-columns-repeated="16377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time" office:time-value="PT10H28M30.499S" table:style-name="ce2">
            <text:p>28:30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877" table:style-name="ce1">
            <text:p>18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time" office:time-value="PT10H28M32.379S" table:style-name="ce2">
            <text:p>28:32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25901" table:style-name="ce1">
            <text:p>25901</text:p>
          </table:table-cell>
          <table:table-cell table:number-columns-repeated="16377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time" office:time-value="PT10H28M32.111S" table:style-name="ce2">
            <text:p>28:32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Success</text:p>
          </table:table-cell>
          <table:table-cell office:value-type="float" office:value="14828" table:style-name="ce1">
            <text:p>14828</text:p>
          </table:table-cell>
          <table:table-cell table:number-columns-repeated="16377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time" office:time-value="PT10H28M30.496S" table:style-name="ce2">
            <text:p>28:30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070" table:style-name="ce1">
            <text:p>20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time" office:time-value="PT10H28M32.254S" table:style-name="ce2">
            <text:p>28:32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Success</text:p>
          </table:table-cell>
          <table:table-cell office:value-type="float" office:value="16945" table:style-name="ce1">
            <text:p>16945</text:p>
          </table:table-cell>
          <table:table-cell table:number-columns-repeated="16377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time" office:time-value="PT10H28M32.532S" table:style-name="ce2">
            <text:p>28:32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Success</text:p>
          </table:table-cell>
          <table:table-cell office:value-type="float" office:value="19061" table:style-name="ce1">
            <text:p>19061</text:p>
          </table:table-cell>
          <table:table-cell table:number-columns-repeated="16377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time" office:time-value="PT10H28M32.567S" table:style-name="ce2">
            <text:p>28:32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Success</text:p>
          </table:table-cell>
          <table:table-cell office:value-type="float" office:value="25901" table:style-name="ce1">
            <text:p>25901</text:p>
          </table:table-cell>
          <table:table-cell table:number-columns-repeated="16377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time" office:time-value="PT10H28M30.479S" table:style-name="ce2">
            <text:p>28:30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296" table:style-name="ce1">
            <text:p>22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time" office:time-value="PT10H28M32.776S" table:style-name="ce2">
            <text:p>28:32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uccess</text:p>
          </table:table-cell>
          <table:table-cell office:value-type="float" office:value="25903" table:style-name="ce1">
            <text:p>25903</text:p>
          </table:table-cell>
          <table:table-cell table:number-columns-repeated="16377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time" office:time-value="PT10H28M30.475S" table:style-name="ce2">
            <text:p>28:30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586" table:style-name="ce1">
            <text:p>25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time" office:time-value="PT10H28M33.064S" table:style-name="ce2">
            <text:p>28:33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Success</text:p>
          </table:table-cell>
          <table:table-cell office:value-type="float" office:value="25901" table:style-name="ce1">
            <text:p>25901</text:p>
          </table:table-cell>
          <table:table-cell table:number-columns-repeated="16377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time" office:time-value="PT10H28M30.484S" table:style-name="ce2">
            <text:p>28:30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846" table:style-name="ce1">
            <text:p>28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time" office:time-value="PT10H28M32.768S" table:style-name="ce2">
            <text:p>28:32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604" table:style-name="ce1">
            <text:p>604</text:p>
          </table:table-cell>
          <table:table-cell office:value-type="string" table:style-name="ce1">
            <text:p>Success</text:p>
          </table:table-cell>
          <table:table-cell office:value-type="float" office:value="21178" table:style-name="ce1">
            <text:p>21178</text:p>
          </table:table-cell>
          <table:table-cell table:number-columns-repeated="16377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time" office:time-value="PT10H28M33.332S" table:style-name="ce2">
            <text:p>28:33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25901" table:style-name="ce1">
            <text:p>25901</text:p>
          </table:table-cell>
          <table:table-cell table:number-columns-repeated="16377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time" office:time-value="PT10H28M33.002S" table:style-name="ce2">
            <text:p>28:33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579" table:style-name="ce1">
            <text:p>579</text:p>
          </table:table-cell>
          <table:table-cell office:value-type="string" table:style-name="ce1">
            <text:p>Success</text:p>
          </table:table-cell>
          <table:table-cell office:value-type="float" office:value="23294" table:style-name="ce1">
            <text:p>23294</text:p>
          </table:table-cell>
          <table:table-cell table:number-columns-repeated="16377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time" office:time-value="PT10H28M30.468S" table:style-name="ce2">
            <text:p>28:30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184" table:style-name="ce1">
            <text:p>3184</text:p>
          </table:table-cell>
          <table:table-cell office:value-type="string" table:style-name="ce1">
            <text:p>Success</text:p>
          </table:table-cell>
          <table:table-cell office:value-type="float" office:value="431" table:style-name="ce1">
            <text:p>431</text:p>
          </table:table-cell>
          <table:table-cell table:number-columns-repeated="16377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time" office:time-value="PT10H28M30.483S" table:style-name="ce2">
            <text:p>28:30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219" table:style-name="ce1">
            <text:p>32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time" office:time-value="PT10H28M33.707S" table:style-name="ce2">
            <text:p>28:33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Success</text:p>
          </table:table-cell>
          <table:table-cell office:value-type="float" office:value="25901" table:style-name="ce1">
            <text:p>25901</text:p>
          </table:table-cell>
          <table:table-cell table:number-columns-repeated="16377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time" office:time-value="PT10H28M33.270S" table:style-name="ce2">
            <text:p>28:33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753" table:style-name="ce1">
            <text:p>753</text:p>
          </table:table-cell>
          <table:table-cell office:value-type="string" table:style-name="ce1">
            <text:p>Success</text:p>
          </table:table-cell>
          <table:table-cell office:value-type="float" office:value="25413" table:style-name="ce1">
            <text:p>25413</text:p>
          </table:table-cell>
          <table:table-cell table:number-columns-repeated="16377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time" office:time-value="PT10H28M33.655S" table:style-name="ce2">
            <text:p>28:33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Success</text:p>
          </table:table-cell>
          <table:table-cell office:value-type="float" office:value="431" table:style-name="ce1">
            <text:p>431</text:p>
          </table:table-cell>
          <table:table-cell table:number-columns-repeated="16377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time" office:time-value="PT10H28M31.411S" table:style-name="ce2">
            <text:p>28:31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712" table:style-name="ce1">
            <text:p>27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time" office:time-value="PT10H28M32.554S" table:style-name="ce2">
            <text:p>28:32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804" table:style-name="ce1">
            <text:p>1804</text:p>
          </table:table-cell>
          <table:table-cell office:value-type="string" table:style-name="ce1">
            <text:p>Success</text:p>
          </table:table-cell>
          <table:table-cell office:value-type="float" office:value="53117" table:style-name="ce1">
            <text:p>53117</text:p>
          </table:table-cell>
          <table:table-cell table:number-columns-repeated="16377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time" office:time-value="PT10H28M31.549S" table:style-name="ce2">
            <text:p>28:31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867" table:style-name="ce1">
            <text:p>2867</text:p>
          </table:table-cell>
          <table:table-cell office:value-type="string" table:style-name="ce1">
            <text:p>Success</text:p>
          </table:table-cell>
          <table:table-cell office:value-type="float" office:value="60138" table:style-name="ce1">
            <text:p>60138</text:p>
          </table:table-cell>
          <table:table-cell table:number-columns-repeated="16377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time" office:time-value="PT10H28M32.734S" table:style-name="ce2">
            <text:p>28:32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691" table:style-name="ce1">
            <text:p>1691</text:p>
          </table:table-cell>
          <table:table-cell office:value-type="string" table:style-name="ce1">
            <text:p>Success</text:p>
          </table:table-cell>
          <table:table-cell office:value-type="float" office:value="53117" table:style-name="ce1">
            <text:p>53117</text:p>
          </table:table-cell>
          <table:table-cell table:number-columns-repeated="16377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time" office:time-value="PT10H28M31.721S" table:style-name="ce2">
            <text:p>28:31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706" table:style-name="ce1">
            <text:p>2706</text:p>
          </table:table-cell>
          <table:table-cell office:value-type="string" table:style-name="ce1">
            <text:p>Success</text:p>
          </table:table-cell>
          <table:table-cell office:value-type="float" office:value="53117" table:style-name="ce1">
            <text:p>53117</text:p>
          </table:table-cell>
          <table:table-cell table:number-columns-repeated="16377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time" office:time-value="PT10H28M31.906S" table:style-name="ce2">
            <text:p>28:31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522" table:style-name="ce1">
            <text:p>2522</text:p>
          </table:table-cell>
          <table:table-cell office:value-type="string" table:style-name="ce1">
            <text:p>Success</text:p>
          </table:table-cell>
          <table:table-cell office:value-type="float" office:value="53117" table:style-name="ce1">
            <text:p>53117</text:p>
          </table:table-cell>
          <table:table-cell table:number-columns-repeated="16377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time" office:time-value="PT10H28M34.124S" table:style-name="ce2">
            <text:p>28:34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Success</text:p>
          </table:table-cell>
          <table:table-cell office:value-type="float" office:value="431" table:style-name="ce1">
            <text:p>431</text:p>
          </table:table-cell>
          <table:table-cell table:number-columns-repeated="16377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time" office:time-value="PT10H28M33.560S" table:style-name="ce2">
            <text:p>28:33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895" table:style-name="ce1">
            <text:p>895</text:p>
          </table:table-cell>
          <table:table-cell office:value-type="string" table:style-name="ce1">
            <text:p>Success</text:p>
          </table:table-cell>
          <table:table-cell office:value-type="float" office:value="27530" table:style-name="ce1">
            <text:p>27530</text:p>
          </table:table-cell>
          <table:table-cell table:number-columns-repeated="16377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time" office:time-value="PT10H28M33.585S" table:style-name="ce2">
            <text:p>28:33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888" table:style-name="ce1">
            <text:p>888</text:p>
          </table:table-cell>
          <table:table-cell office:value-type="string" table:style-name="ce1">
            <text:p>Success</text:p>
          </table:table-cell>
          <table:table-cell office:value-type="float" office:value="53119" table:style-name="ce1">
            <text:p>53119</text:p>
          </table:table-cell>
          <table:table-cell table:number-columns-repeated="16377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time" office:time-value="PT10H28M34.021S" table:style-name="ce2">
            <text:p>28:34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Success</text:p>
          </table:table-cell>
          <table:table-cell office:value-type="float" office:value="53117" table:style-name="ce1">
            <text:p>53117</text:p>
          </table:table-cell>
          <table:table-cell table:number-columns-repeated="16377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time" office:time-value="PT10H28M34.125S" table:style-name="ce2">
            <text:p>28:34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428" table:style-name="ce1">
            <text:p>4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time" office:time-value="PT10H28M34.435S" table:style-name="ce2">
            <text:p>28:34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740" table:style-name="ce1">
            <text:p>7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time" office:time-value="PT10H28M20.284S" table:style-name="ce2">
            <text:p>28:20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5411" table:style-name="ce1">
            <text:p>15411</text:p>
          </table:table-cell>
          <table:table-cell office:value-type="string" table:style-name="ce1">
            <text:p>Success</text:p>
          </table:table-cell>
          <table:table-cell office:value-type="float" office:value="75115" table:style-name="ce1">
            <text:p>75115</text:p>
          </table:table-cell>
          <table:table-cell table:number-columns-repeated="16377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time" office:time-value="PT10H28M19.950S" table:style-name="ce2">
            <text:p>28:19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5754" table:style-name="ce1">
            <text:p>15754</text:p>
          </table:table-cell>
          <table:table-cell office:value-type="string" table:style-name="ce1">
            <text:p>Success</text:p>
          </table:table-cell>
          <table:table-cell office:value-type="float" office:value="75107" table:style-name="ce1">
            <text:p>75107</text:p>
          </table:table-cell>
          <table:table-cell table:number-columns-repeated="16377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time" office:time-value="PT10H28M19.973S" table:style-name="ce2">
            <text:p>28:20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5740" table:style-name="ce1">
            <text:p>15740</text:p>
          </table:table-cell>
          <table:table-cell office:value-type="string" table:style-name="ce1">
            <text:p>Success</text:p>
          </table:table-cell>
          <table:table-cell office:value-type="float" office:value="77727" table:style-name="ce1">
            <text:p>77727</text:p>
          </table:table-cell>
          <table:table-cell table:number-columns-repeated="16377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time" office:time-value="PT10H28M19.992S" table:style-name="ce2">
            <text:p>28:20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5724" table:style-name="ce1">
            <text:p>15724</text:p>
          </table:table-cell>
          <table:table-cell office:value-type="string" table:style-name="ce1">
            <text:p>Success</text:p>
          </table:table-cell>
          <table:table-cell office:value-type="float" office:value="75113" table:style-name="ce1">
            <text:p>75113</text:p>
          </table:table-cell>
          <table:table-cell table:number-columns-repeated="16377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time" office:time-value="PT10H28M19.968S" table:style-name="ce2">
            <text:p>28:20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5776" table:style-name="ce1">
            <text:p>15776</text:p>
          </table:table-cell>
          <table:table-cell office:value-type="string" table:style-name="ce1">
            <text:p>Success</text:p>
          </table:table-cell>
          <table:table-cell office:value-type="float" office:value="75111" table:style-name="ce1">
            <text:p>75111</text:p>
          </table:table-cell>
          <table:table-cell table:number-columns-repeated="16377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time" office:time-value="PT10H28M32.737S" table:style-name="ce2">
            <text:p>28:32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021" table:style-name="ce1">
            <text:p>3021</text:p>
          </table:table-cell>
          <table:table-cell office:value-type="string" table:style-name="ce1">
            <text:p>Success</text:p>
          </table:table-cell>
          <table:table-cell office:value-type="float" office:value="61040" table:style-name="ce1">
            <text:p>61040</text:p>
          </table:table-cell>
          <table:table-cell table:number-columns-repeated="16377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time" office:time-value="PT10H28M20.242S" table:style-name="ce2">
            <text:p>28:20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5559" table:style-name="ce1">
            <text:p>15559</text:p>
          </table:table-cell>
          <table:table-cell office:value-type="string" table:style-name="ce1">
            <text:p>Success</text:p>
          </table:table-cell>
          <table:table-cell office:value-type="float" office:value="75117" table:style-name="ce1">
            <text:p>75117</text:p>
          </table:table-cell>
          <table:table-cell table:number-columns-repeated="16377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time" office:time-value="PT10H28M23.467S" table:style-name="ce2">
            <text:p>28:23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2358" table:style-name="ce1">
            <text:p>12358</text:p>
          </table:table-cell>
          <table:table-cell office:value-type="string" table:style-name="ce1">
            <text:p>Success</text:p>
          </table:table-cell>
          <table:table-cell office:value-type="float" office:value="75111" table:style-name="ce1">
            <text:p>75111</text:p>
          </table:table-cell>
          <table:table-cell table:number-columns-repeated="16377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time" office:time-value="PT10H28M23.142S" table:style-name="ce2">
            <text:p>28:23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2724" table:style-name="ce1">
            <text:p>12724</text:p>
          </table:table-cell>
          <table:table-cell office:value-type="string" table:style-name="ce1">
            <text:p>Success</text:p>
          </table:table-cell>
          <table:table-cell office:value-type="float" office:value="75111" table:style-name="ce1">
            <text:p>75111</text:p>
          </table:table-cell>
          <table:table-cell table:number-columns-repeated="16377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time" office:time-value="PT10H28M20.234S" table:style-name="ce2">
            <text:p>28:20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5663" table:style-name="ce1">
            <text:p>15663</text:p>
          </table:table-cell>
          <table:table-cell office:value-type="string" table:style-name="ce1">
            <text:p>Success</text:p>
          </table:table-cell>
          <table:table-cell office:value-type="float" office:value="77727" table:style-name="ce1">
            <text:p>77727</text:p>
          </table:table-cell>
          <table:table-cell table:number-columns-repeated="16377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time" office:time-value="PT10H28M34.556S" table:style-name="ce2">
            <text:p>28:34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360" table:style-name="ce1">
            <text:p>13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time" office:time-value="PT10H28M23.429S" table:style-name="ce2">
            <text:p>28:23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2494" table:style-name="ce1">
            <text:p>12494</text:p>
          </table:table-cell>
          <table:table-cell office:value-type="string" table:style-name="ce1">
            <text:p>Success</text:p>
          </table:table-cell>
          <table:table-cell office:value-type="float" office:value="75111" table:style-name="ce1">
            <text:p>75111</text:p>
          </table:table-cell>
          <table:table-cell table:number-columns-repeated="16377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time" office:time-value="PT10H28M23.239S" table:style-name="ce2">
            <text:p>28:23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2698" table:style-name="ce1">
            <text:p>12698</text:p>
          </table:table-cell>
          <table:table-cell office:value-type="string" table:style-name="ce1">
            <text:p>Success</text:p>
          </table:table-cell>
          <table:table-cell office:value-type="float" office:value="76863" table:style-name="ce1">
            <text:p>76863</text:p>
          </table:table-cell>
          <table:table-cell table:number-columns-repeated="16377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time" office:time-value="PT10H28M23.412S" table:style-name="ce2">
            <text:p>28:23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2533" table:style-name="ce1">
            <text:p>12533</text:p>
          </table:table-cell>
          <table:table-cell office:value-type="string" table:style-name="ce1">
            <text:p>Success</text:p>
          </table:table-cell>
          <table:table-cell office:value-type="float" office:value="76863" table:style-name="ce1">
            <text:p>76863</text:p>
          </table:table-cell>
          <table:table-cell table:number-columns-repeated="16377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time" office:time-value="PT10H28M23.134S" table:style-name="ce2">
            <text:p>28:23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2838" table:style-name="ce1">
            <text:p>12838</text:p>
          </table:table-cell>
          <table:table-cell office:value-type="string" table:style-name="ce1">
            <text:p>Success</text:p>
          </table:table-cell>
          <table:table-cell office:value-type="float" office:value="75111" table:style-name="ce1">
            <text:p>75111</text:p>
          </table:table-cell>
          <table:table-cell table:number-columns-repeated="16377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time" office:time-value="PT10H28M23.512S" table:style-name="ce2">
            <text:p>28:23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2509" table:style-name="ce1">
            <text:p>12509</text:p>
          </table:table-cell>
          <table:table-cell office:value-type="string" table:style-name="ce1">
            <text:p>Success</text:p>
          </table:table-cell>
          <table:table-cell office:value-type="float" office:value="75111" table:style-name="ce1">
            <text:p>75111</text:p>
          </table:table-cell>
          <table:table-cell table:number-columns-repeated="16377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time" office:time-value="PT10H28M23.111S" table:style-name="ce2">
            <text:p>28:23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2924" table:style-name="ce1">
            <text:p>12924</text:p>
          </table:table-cell>
          <table:table-cell office:value-type="string" table:style-name="ce1">
            <text:p>Success</text:p>
          </table:table-cell>
          <table:table-cell office:value-type="float" office:value="75111" table:style-name="ce1">
            <text:p>75111</text:p>
          </table:table-cell>
          <table:table-cell table:number-columns-repeated="16377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time" office:time-value="PT10H28M20.181S" table:style-name="ce2">
            <text:p>28:20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5915" table:style-name="ce1">
            <text:p>15915</text:p>
          </table:table-cell>
          <table:table-cell office:value-type="string" table:style-name="ce1">
            <text:p>Success</text:p>
          </table:table-cell>
          <table:table-cell office:value-type="float" office:value="75111" table:style-name="ce1">
            <text:p>75111</text:p>
          </table:table-cell>
          <table:table-cell table:number-columns-repeated="16377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time" office:time-value="PT10H28M31.238S" table:style-name="ce2">
            <text:p>28:31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4903" table:style-name="ce1">
            <text:p>4903</text:p>
          </table:table-cell>
          <table:table-cell office:value-type="string" table:style-name="ce1">
            <text:p>Success</text:p>
          </table:table-cell>
          <table:table-cell office:value-type="float" office:value="61042" table:style-name="ce1">
            <text:p>61042</text:p>
          </table:table-cell>
          <table:table-cell table:number-columns-repeated="16377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time" office:time-value="PT10H28M23.008S" table:style-name="ce2">
            <text:p>28:23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3140" table:style-name="ce1">
            <text:p>13140</text:p>
          </table:table-cell>
          <table:table-cell office:value-type="string" table:style-name="ce1">
            <text:p>Success</text:p>
          </table:table-cell>
          <table:table-cell office:value-type="float" office:value="75111" table:style-name="ce1">
            <text:p>75111</text:p>
          </table:table-cell>
          <table:table-cell table:number-columns-repeated="16377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time" office:time-value="PT10H28M34.026S" table:style-name="ce2">
            <text:p>28:34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126" table:style-name="ce1">
            <text:p>2126</text:p>
          </table:table-cell>
          <table:table-cell office:value-type="string" table:style-name="ce1">
            <text:p>Success</text:p>
          </table:table-cell>
          <table:table-cell office:value-type="float" office:value="61040" table:style-name="ce1">
            <text:p>61040</text:p>
          </table:table-cell>
          <table:table-cell table:number-columns-repeated="16377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time" office:time-value="PT10H28M19.833S" table:style-name="ce2">
            <text:p>28:19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6332" table:style-name="ce1">
            <text:p>16332</text:p>
          </table:table-cell>
          <table:table-cell office:value-type="string" table:style-name="ce1">
            <text:p>Success</text:p>
          </table:table-cell>
          <table:table-cell office:value-type="float" office:value="75113" table:style-name="ce1">
            <text:p>75113</text:p>
          </table:table-cell>
          <table:table-cell table:number-columns-repeated="16377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time" office:time-value="PT10H28M33.375S" table:style-name="ce2">
            <text:p>28:33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809" table:style-name="ce1">
            <text:p>2809</text:p>
          </table:table-cell>
          <table:table-cell office:value-type="string" table:style-name="ce1">
            <text:p>Success</text:p>
          </table:table-cell>
          <table:table-cell office:value-type="float" office:value="61040" table:style-name="ce1">
            <text:p>61040</text:p>
          </table:table-cell>
          <table:table-cell table:number-columns-repeated="1637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time" office:time-value="PT10H28M19.946S" table:style-name="ce2">
            <text:p>28:19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6273" table:style-name="ce1">
            <text:p>16273</text:p>
          </table:table-cell>
          <table:table-cell office:value-type="string" table:style-name="ce1">
            <text:p>Success</text:p>
          </table:table-cell>
          <table:table-cell office:value-type="float" office:value="75111" table:style-name="ce1">
            <text:p>75111</text:p>
          </table:table-cell>
          <table:table-cell table:number-columns-repeated="16377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time" office:time-value="PT10H28M19.946S" table:style-name="ce2">
            <text:p>28:19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6289" table:style-name="ce1">
            <text:p>16289</text:p>
          </table:table-cell>
          <table:table-cell office:value-type="string" table:style-name="ce1">
            <text:p>Success</text:p>
          </table:table-cell>
          <table:table-cell office:value-type="float" office:value="72311" table:style-name="ce1">
            <text:p>72311</text:p>
          </table:table-cell>
          <table:table-cell table:number-columns-repeated="16377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time" office:time-value="PT10H28M34.458S" table:style-name="ce2">
            <text:p>28:34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779" table:style-name="ce1">
            <text:p>1779</text:p>
          </table:table-cell>
          <table:table-cell office:value-type="string" table:style-name="ce1">
            <text:p>Success</text:p>
          </table:table-cell>
          <table:table-cell office:value-type="float" office:value="61040" table:style-name="ce1">
            <text:p>61040</text:p>
          </table:table-cell>
          <table:table-cell table:number-columns-repeated="16377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time" office:time-value="PT10H28M20.349S" table:style-name="ce2">
            <text:p>28:20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5894" table:style-name="ce1">
            <text:p>15894</text:p>
          </table:table-cell>
          <table:table-cell office:value-type="string" table:style-name="ce1">
            <text:p>Success</text:p>
          </table:table-cell>
          <table:table-cell office:value-type="float" office:value="75111" table:style-name="ce1">
            <text:p>75111</text:p>
          </table:table-cell>
          <table:table-cell table:number-columns-repeated="16377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time" office:time-value="PT10H28M23.063S" table:style-name="ce2">
            <text:p>28:23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3203" table:style-name="ce1">
            <text:p>13203</text:p>
          </table:table-cell>
          <table:table-cell office:value-type="string" table:style-name="ce1">
            <text:p>Success</text:p>
          </table:table-cell>
          <table:table-cell office:value-type="float" office:value="76863" table:style-name="ce1">
            <text:p>76863</text:p>
          </table:table-cell>
          <table:table-cell table:number-columns-repeated="16377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time" office:time-value="PT10H28M20.013S" table:style-name="ce2">
            <text:p>28:20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6266" table:style-name="ce1">
            <text:p>16266</text:p>
          </table:table-cell>
          <table:table-cell office:value-type="string" table:style-name="ce1">
            <text:p>Success</text:p>
          </table:table-cell>
          <table:table-cell office:value-type="float" office:value="75115" table:style-name="ce1">
            <text:p>75115</text:p>
          </table:table-cell>
          <table:table-cell table:number-columns-repeated="16377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time" office:time-value="PT10H28M20.049S" table:style-name="ce2">
            <text:p>28:20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6241" table:style-name="ce1">
            <text:p>16241</text:p>
          </table:table-cell>
          <table:table-cell office:value-type="string" table:style-name="ce1">
            <text:p>Success</text:p>
          </table:table-cell>
          <table:table-cell office:value-type="float" office:value="77731" table:style-name="ce1">
            <text:p>77731</text:p>
          </table:table-cell>
          <table:table-cell table:number-columns-repeated="16377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time" office:time-value="PT10H28M19.810S" table:style-name="ce2">
            <text:p>28:19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6579" table:style-name="ce1">
            <text:p>16579</text:p>
          </table:table-cell>
          <table:table-cell office:value-type="string" table:style-name="ce1">
            <text:p>Success</text:p>
          </table:table-cell>
          <table:table-cell office:value-type="float" office:value="75109" table:style-name="ce1">
            <text:p>75109</text:p>
          </table:table-cell>
          <table:table-cell table:number-columns-repeated="16377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time" office:time-value="PT10H28M23.199S" table:style-name="ce2">
            <text:p>28:23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3213" table:style-name="ce1">
            <text:p>13213</text:p>
          </table:table-cell>
          <table:table-cell office:value-type="string" table:style-name="ce1">
            <text:p>Success</text:p>
          </table:table-cell>
          <table:table-cell office:value-type="float" office:value="72311" table:style-name="ce1">
            <text:p>72311</text:p>
          </table:table-cell>
          <table:table-cell table:number-columns-repeated="16377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time" office:time-value="PT10H28M23.416S" table:style-name="ce2">
            <text:p>28:23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3026" table:style-name="ce1">
            <text:p>13026</text:p>
          </table:table-cell>
          <table:table-cell office:value-type="string" table:style-name="ce1">
            <text:p>Success</text:p>
          </table:table-cell>
          <table:table-cell office:value-type="float" office:value="72311" table:style-name="ce1">
            <text:p>72311</text:p>
          </table:table-cell>
          <table:table-cell table:number-columns-repeated="16377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time" office:time-value="PT10H28M20.329S" table:style-name="ce2">
            <text:p>28:20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6200" table:style-name="ce1">
            <text:p>16200</text:p>
          </table:table-cell>
          <table:table-cell office:value-type="string" table:style-name="ce1">
            <text:p>Success</text:p>
          </table:table-cell>
          <table:table-cell office:value-type="float" office:value="72311" table:style-name="ce1">
            <text:p>72311</text:p>
          </table:table-cell>
          <table:table-cell table:number-columns-repeated="16377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time" office:time-value="PT10H28M20.184S" table:style-name="ce2">
            <text:p>28:20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6382" table:style-name="ce1">
            <text:p>16382</text:p>
          </table:table-cell>
          <table:table-cell office:value-type="string" table:style-name="ce1">
            <text:p>Success</text:p>
          </table:table-cell>
          <table:table-cell office:value-type="float" office:value="75096" table:style-name="ce1">
            <text:p>75096</text:p>
          </table:table-cell>
          <table:table-cell table:number-columns-repeated="16377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time" office:time-value="PT10H28M19.979S" table:style-name="ce2">
            <text:p>28:20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6587" table:style-name="ce1">
            <text:p>16587</text:p>
          </table:table-cell>
          <table:table-cell office:value-type="string" table:style-name="ce1">
            <text:p>Success</text:p>
          </table:table-cell>
          <table:table-cell office:value-type="float" office:value="77731" table:style-name="ce1">
            <text:p>77731</text:p>
          </table:table-cell>
          <table:table-cell table:number-columns-repeated="16377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time" office:time-value="PT10H28M20.209S" table:style-name="ce2">
            <text:p>28:20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6366" table:style-name="ce1">
            <text:p>16366</text:p>
          </table:table-cell>
          <table:table-cell office:value-type="string" table:style-name="ce1">
            <text:p>Success</text:p>
          </table:table-cell>
          <table:table-cell office:value-type="float" office:value="75115" table:style-name="ce1">
            <text:p>75115</text:p>
          </table:table-cell>
          <table:table-cell table:number-columns-repeated="16377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time" office:time-value="PT10H28M23.373S" table:style-name="ce2">
            <text:p>28:23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3213" table:style-name="ce1">
            <text:p>13213</text:p>
          </table:table-cell>
          <table:table-cell office:value-type="string" table:style-name="ce1">
            <text:p>Success</text:p>
          </table:table-cell>
          <table:table-cell office:value-type="float" office:value="76863" table:style-name="ce1">
            <text:p>76863</text:p>
          </table:table-cell>
          <table:table-cell table:number-columns-repeated="16377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time" office:time-value="PT10H28M23.208S" table:style-name="ce2">
            <text:p>28:23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3385" table:style-name="ce1">
            <text:p>13385</text:p>
          </table:table-cell>
          <table:table-cell office:value-type="string" table:style-name="ce1">
            <text:p>Success</text:p>
          </table:table-cell>
          <table:table-cell office:value-type="float" office:value="76863" table:style-name="ce1">
            <text:p>76863</text:p>
          </table:table-cell>
          <table:table-cell table:number-columns-repeated="16377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time" office:time-value="PT10H28M19.982S" table:style-name="ce2">
            <text:p>28:20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6611" table:style-name="ce1">
            <text:p>16611</text:p>
          </table:table-cell>
          <table:table-cell office:value-type="string" table:style-name="ce1">
            <text:p>Success</text:p>
          </table:table-cell>
          <table:table-cell office:value-type="float" office:value="77727" table:style-name="ce1">
            <text:p>77727</text:p>
          </table:table-cell>
          <table:table-cell table:number-columns-repeated="16377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time" office:time-value="PT10H28M23.512S" table:style-name="ce2">
            <text:p>28:23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3094" table:style-name="ce1">
            <text:p>13094</text:p>
          </table:table-cell>
          <table:table-cell office:value-type="string" table:style-name="ce1">
            <text:p>Success</text:p>
          </table:table-cell>
          <table:table-cell office:value-type="float" office:value="75111" table:style-name="ce1">
            <text:p>75111</text:p>
          </table:table-cell>
          <table:table-cell table:number-columns-repeated="16377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time" office:time-value="PT10H28M20.147S" table:style-name="ce2">
            <text:p>28:20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6483" table:style-name="ce1">
            <text:p>16483</text:p>
          </table:table-cell>
          <table:table-cell office:value-type="string" table:style-name="ce1">
            <text:p>Success</text:p>
          </table:table-cell>
          <table:table-cell office:value-type="float" office:value="75113" table:style-name="ce1">
            <text:p>75113</text:p>
          </table:table-cell>
          <table:table-cell table:number-columns-repeated="16377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time" office:time-value="PT10H28M19.830S" table:style-name="ce2">
            <text:p>28:19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6837" table:style-name="ce1">
            <text:p>16837</text:p>
          </table:table-cell>
          <table:table-cell office:value-type="string" table:style-name="ce1">
            <text:p>Success</text:p>
          </table:table-cell>
          <table:table-cell office:value-type="float" office:value="77729" table:style-name="ce1">
            <text:p>77729</text:p>
          </table:table-cell>
          <table:table-cell table:number-columns-repeated="16377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time" office:time-value="PT10H28M23.087S" table:style-name="ce2">
            <text:p>28:23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3611" table:style-name="ce1">
            <text:p>13611</text:p>
          </table:table-cell>
          <table:table-cell office:value-type="string" table:style-name="ce1">
            <text:p>Success</text:p>
          </table:table-cell>
          <table:table-cell office:value-type="float" office:value="76863" table:style-name="ce1">
            <text:p>76863</text:p>
          </table:table-cell>
          <table:table-cell table:number-columns-repeated="16377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time" office:time-value="PT10H28M20.283S" table:style-name="ce2">
            <text:p>28:20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6426" table:style-name="ce1">
            <text:p>16426</text:p>
          </table:table-cell>
          <table:table-cell office:value-type="string" table:style-name="ce1">
            <text:p>Success</text:p>
          </table:table-cell>
          <table:table-cell office:value-type="float" office:value="75111" table:style-name="ce1">
            <text:p>75111</text:p>
          </table:table-cell>
          <table:table-cell table:number-columns-repeated="16377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time" office:time-value="PT10H28M34.430S" table:style-name="ce2">
            <text:p>28:34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279" table:style-name="ce1">
            <text:p>2279</text:p>
          </table:table-cell>
          <table:table-cell office:value-type="string" table:style-name="ce1">
            <text:p>Success</text:p>
          </table:table-cell>
          <table:table-cell office:value-type="float" office:value="29675" table:style-name="ce1">
            <text:p>29675</text:p>
          </table:table-cell>
          <table:table-cell table:number-columns-repeated="16377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time" office:time-value="PT10H28M23.142S" table:style-name="ce2">
            <text:p>28:23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3574" table:style-name="ce1">
            <text:p>13574</text:p>
          </table:table-cell>
          <table:table-cell office:value-type="string" table:style-name="ce1">
            <text:p>Success</text:p>
          </table:table-cell>
          <table:table-cell office:value-type="float" office:value="75111" table:style-name="ce1">
            <text:p>75111</text:p>
          </table:table-cell>
          <table:table-cell table:number-columns-repeated="16377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time" office:time-value="PT10H28M23.228S" table:style-name="ce2">
            <text:p>28:23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3488" table:style-name="ce1">
            <text:p>13488</text:p>
          </table:table-cell>
          <table:table-cell office:value-type="string" table:style-name="ce1">
            <text:p>Success</text:p>
          </table:table-cell>
          <table:table-cell office:value-type="float" office:value="75111" table:style-name="ce1">
            <text:p>75111</text:p>
          </table:table-cell>
          <table:table-cell table:number-columns-repeated="16377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time" office:time-value="PT10H28M19.978S" table:style-name="ce2">
            <text:p>28:20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6742" table:style-name="ce1">
            <text:p>16742</text:p>
          </table:table-cell>
          <table:table-cell office:value-type="string" table:style-name="ce1">
            <text:p>Success</text:p>
          </table:table-cell>
          <table:table-cell office:value-type="float" office:value="72311" table:style-name="ce1">
            <text:p>72311</text:p>
          </table:table-cell>
          <table:table-cell table:number-columns-repeated="16377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time" office:time-value="PT10H28M23.095S" table:style-name="ce2">
            <text:p>28:23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3629" table:style-name="ce1">
            <text:p>13629</text:p>
          </table:table-cell>
          <table:table-cell office:value-type="string" table:style-name="ce1">
            <text:p>Success</text:p>
          </table:table-cell>
          <table:table-cell office:value-type="float" office:value="75111" table:style-name="ce1">
            <text:p>75111</text:p>
          </table:table-cell>
          <table:table-cell table:number-columns-repeated="16377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time" office:time-value="PT10H28M34.481S" table:style-name="ce2">
            <text:p>28:34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251" table:style-name="ce1">
            <text:p>2251</text:p>
          </table:table-cell>
          <table:table-cell office:value-type="string" table:style-name="ce1">
            <text:p>Success</text:p>
          </table:table-cell>
          <table:table-cell office:value-type="float" office:value="31767" table:style-name="ce1">
            <text:p>31767</text:p>
          </table:table-cell>
          <table:table-cell table:number-columns-repeated="16377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time" office:time-value="PT10H28M19.940S" table:style-name="ce2">
            <text:p>28:19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6792" table:style-name="ce1">
            <text:p>16792</text:p>
          </table:table-cell>
          <table:table-cell office:value-type="string" table:style-name="ce1">
            <text:p>Success</text:p>
          </table:table-cell>
          <table:table-cell office:value-type="float" office:value="77733" table:style-name="ce1">
            <text:p>77733</text:p>
          </table:table-cell>
          <table:table-cell table:number-columns-repeated="16377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time" office:time-value="PT10H28M19.951S" table:style-name="ce2">
            <text:p>28:20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6797" table:style-name="ce1">
            <text:p>16797</text:p>
          </table:table-cell>
          <table:table-cell office:value-type="string" table:style-name="ce1">
            <text:p>Success</text:p>
          </table:table-cell>
          <table:table-cell office:value-type="float" office:value="77731" table:style-name="ce1">
            <text:p>77731</text:p>
          </table:table-cell>
          <table:table-cell table:number-columns-repeated="16377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time" office:time-value="PT10H28M35.177S" table:style-name="ce2">
            <text:p>28:35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577" table:style-name="ce1">
            <text:p>15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time" office:time-value="PT10H28M23.367S" table:style-name="ce2">
            <text:p>28:23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3397" table:style-name="ce1">
            <text:p>13397</text:p>
          </table:table-cell>
          <table:table-cell office:value-type="string" table:style-name="ce1">
            <text:p>Success</text:p>
          </table:table-cell>
          <table:table-cell office:value-type="float" office:value="72311" table:style-name="ce1">
            <text:p>72311</text:p>
          </table:table-cell>
          <table:table-cell table:number-columns-repeated="16377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time" office:time-value="PT10H28M34.419S" table:style-name="ce2">
            <text:p>28:34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374" table:style-name="ce1">
            <text:p>2374</text:p>
          </table:table-cell>
          <table:table-cell office:value-type="string" table:style-name="ce1">
            <text:p>Success</text:p>
          </table:table-cell>
          <table:table-cell office:value-type="float" office:value="27554" table:style-name="ce1">
            <text:p>27554</text:p>
          </table:table-cell>
          <table:table-cell table:number-columns-repeated="16377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time" office:time-value="PT10H28M34.361S" table:style-name="ce2">
            <text:p>28:34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440" table:style-name="ce1">
            <text:p>2440</text:p>
          </table:table-cell>
          <table:table-cell office:value-type="string" table:style-name="ce1">
            <text:p>Success</text:p>
          </table:table-cell>
          <table:table-cell office:value-type="float" office:value="27554" table:style-name="ce1">
            <text:p>27554</text:p>
          </table:table-cell>
          <table:table-cell table:number-columns-repeated="16377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time" office:time-value="PT10H28M34.476S" table:style-name="ce2">
            <text:p>28:34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325" table:style-name="ce1">
            <text:p>2325</text:p>
          </table:table-cell>
          <table:table-cell office:value-type="string" table:style-name="ce1">
            <text:p>Success</text:p>
          </table:table-cell>
          <table:table-cell office:value-type="float" office:value="29663" table:style-name="ce1">
            <text:p>29663</text:p>
          </table:table-cell>
          <table:table-cell table:number-columns-repeated="16377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time" office:time-value="PT10H28M34.428S" table:style-name="ce2">
            <text:p>28:34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386" table:style-name="ce1">
            <text:p>2386</text:p>
          </table:table-cell>
          <table:table-cell office:value-type="string" table:style-name="ce1">
            <text:p>Success</text:p>
          </table:table-cell>
          <table:table-cell office:value-type="float" office:value="27554" table:style-name="ce1">
            <text:p>27554</text:p>
          </table:table-cell>
          <table:table-cell table:number-columns-repeated="16377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time" office:time-value="PT10H28M34.430S" table:style-name="ce2">
            <text:p>28:34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387" table:style-name="ce1">
            <text:p>2387</text:p>
          </table:table-cell>
          <table:table-cell office:value-type="string" table:style-name="ce1">
            <text:p>Success</text:p>
          </table:table-cell>
          <table:table-cell office:value-type="float" office:value="29649" table:style-name="ce1">
            <text:p>29649</text:p>
          </table:table-cell>
          <table:table-cell table:number-columns-repeated="16377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time" office:time-value="PT10H28M36.722S" table:style-name="ce2">
            <text:p>28:36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452" table:style-name="ce1">
            <text:p>3452</text:p>
          </table:table-cell>
          <table:table-cell office:value-type="string" table:style-name="ce1">
            <text:p>Success</text:p>
          </table:table-cell>
          <table:table-cell office:value-type="float" office:value="32974" table:style-name="ce1">
            <text:p>32974</text:p>
          </table:table-cell>
          <table:table-cell table:number-columns-repeated="16377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time" office:time-value="PT10H28M36.725S" table:style-name="ce2">
            <text:p>28:36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464" table:style-name="ce1">
            <text:p>3464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time" office:time-value="PT10H28M36.595S" table:style-name="ce2">
            <text:p>28:36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556" table:style-name="ce1">
            <text:p>4556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time" office:time-value="PT10H28M36.036S" table:style-name="ce2">
            <text:p>28:36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187" table:style-name="ce1">
            <text:p>5187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time" office:time-value="PT10H28M36.706S" table:style-name="ce2">
            <text:p>28:36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522" table:style-name="ce1">
            <text:p>4522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time" office:time-value="PT10H28M35.900S" table:style-name="ce2">
            <text:p>28:35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346" table:style-name="ce1">
            <text:p>5346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time" office:time-value="PT10H28M36.415S" table:style-name="ce2">
            <text:p>28:36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842" table:style-name="ce1">
            <text:p>4842</text:p>
          </table:table-cell>
          <table:table-cell office:value-type="string" table:style-name="ce1">
            <text:p>Success</text:p>
          </table:table-cell>
          <table:table-cell office:value-type="float" office:value="32974" table:style-name="ce1">
            <text:p>32974</text:p>
          </table:table-cell>
          <table:table-cell table:number-columns-repeated="16377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time" office:time-value="PT10H28M36.168S" table:style-name="ce2">
            <text:p>28:36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094" table:style-name="ce1">
            <text:p>5094</text:p>
          </table:table-cell>
          <table:table-cell office:value-type="string" table:style-name="ce1">
            <text:p>Success</text:p>
          </table:table-cell>
          <table:table-cell office:value-type="float" office:value="33804" table:style-name="ce1">
            <text:p>33804</text:p>
          </table:table-cell>
          <table:table-cell table:number-columns-repeated="16377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time" office:time-value="PT10H28M36.294S" table:style-name="ce2">
            <text:p>28:36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972" table:style-name="ce1">
            <text:p>4972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time" office:time-value="PT10H28M35.748S" table:style-name="ce2">
            <text:p>28:35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523" table:style-name="ce1">
            <text:p>5523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time" office:time-value="PT10H28M36.750S" table:style-name="ce2">
            <text:p>28:36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535" table:style-name="ce1">
            <text:p>4535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time" office:time-value="PT10H28M36.595S" table:style-name="ce2">
            <text:p>28:36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694" table:style-name="ce1">
            <text:p>4694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time" office:time-value="PT10H28M35.868S" table:style-name="ce2">
            <text:p>28:35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428" table:style-name="ce1">
            <text:p>5428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time" office:time-value="PT10H28M36.239S" table:style-name="ce2">
            <text:p>28:36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094" table:style-name="ce1">
            <text:p>5094</text:p>
          </table:table-cell>
          <table:table-cell office:value-type="string" table:style-name="ce1">
            <text:p>Success</text:p>
          </table:table-cell>
          <table:table-cell office:value-type="float" office:value="32974" table:style-name="ce1">
            <text:p>32974</text:p>
          </table:table-cell>
          <table:table-cell table:number-columns-repeated="16377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time" office:time-value="PT10H28M35.716S" table:style-name="ce2">
            <text:p>28:35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617" table:style-name="ce1">
            <text:p>5617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time" office:time-value="PT10H28M35.711S" table:style-name="ce2">
            <text:p>28:35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632" table:style-name="ce1">
            <text:p>5632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time" office:time-value="PT10H28M35.974S" table:style-name="ce2">
            <text:p>28:36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371" table:style-name="ce1">
            <text:p>5371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time" office:time-value="PT10H28M35.827S" table:style-name="ce2">
            <text:p>28:35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647" table:style-name="ce1">
            <text:p>5647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time" office:time-value="PT10H28M36.246S" table:style-name="ce2">
            <text:p>28:36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241" table:style-name="ce1">
            <text:p>5241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time" office:time-value="PT10H28M35.939S" table:style-name="ce2">
            <text:p>28:35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558" table:style-name="ce1">
            <text:p>5558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time" office:time-value="PT10H28M35.802S" table:style-name="ce2">
            <text:p>28:35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703" table:style-name="ce1">
            <text:p>5703</text:p>
          </table:table-cell>
          <table:table-cell office:value-type="string" table:style-name="ce1">
            <text:p>Success</text:p>
          </table:table-cell>
          <table:table-cell office:value-type="float" office:value="33804" table:style-name="ce1">
            <text:p>33804</text:p>
          </table:table-cell>
          <table:table-cell table:number-columns-repeated="16377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time" office:time-value="PT10H28M35.699S" table:style-name="ce2">
            <text:p>28:35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807" table:style-name="ce1">
            <text:p>5807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time" office:time-value="PT10H28M36.570S" table:style-name="ce2">
            <text:p>28:36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938" table:style-name="ce1">
            <text:p>4938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time" office:time-value="PT10H28M36.631S" table:style-name="ce2">
            <text:p>28:36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878" table:style-name="ce1">
            <text:p>4878</text:p>
          </table:table-cell>
          <table:table-cell office:value-type="string" table:style-name="ce1">
            <text:p>Success</text:p>
          </table:table-cell>
          <table:table-cell office:value-type="float" office:value="33804" table:style-name="ce1">
            <text:p>33804</text:p>
          </table:table-cell>
          <table:table-cell table:number-columns-repeated="16377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time" office:time-value="PT10H28M36.280S" table:style-name="ce2">
            <text:p>28:36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206" table:style-name="ce1">
            <text:p>5206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time" office:time-value="PT10H28M36.392S" table:style-name="ce2">
            <text:p>28:36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121" table:style-name="ce1">
            <text:p>5121</text:p>
          </table:table-cell>
          <table:table-cell office:value-type="string" table:style-name="ce1">
            <text:p>Success</text:p>
          </table:table-cell>
          <table:table-cell office:value-type="float" office:value="33804" table:style-name="ce1">
            <text:p>33804</text:p>
          </table:table-cell>
          <table:table-cell table:number-columns-repeated="16377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time" office:time-value="PT10H28M36.221S" table:style-name="ce2">
            <text:p>28:36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294" table:style-name="ce1">
            <text:p>5294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time" office:time-value="PT10H28M36.022S" table:style-name="ce2">
            <text:p>28:36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494" table:style-name="ce1">
            <text:p>5494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time" office:time-value="PT10H28M35.947S" table:style-name="ce2">
            <text:p>28:35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571" table:style-name="ce1">
            <text:p>5571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time" office:time-value="PT10H28M36.268S" table:style-name="ce2">
            <text:p>28:36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250" table:style-name="ce1">
            <text:p>5250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time" office:time-value="PT10H28M36.719S" table:style-name="ce2">
            <text:p>28:36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801" table:style-name="ce1">
            <text:p>4801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time" office:time-value="PT10H28M36.532S" table:style-name="ce2">
            <text:p>28:36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988" table:style-name="ce1">
            <text:p>4988</text:p>
          </table:table-cell>
          <table:table-cell office:value-type="string" table:style-name="ce1">
            <text:p>Success</text:p>
          </table:table-cell>
          <table:table-cell office:value-type="float" office:value="32974" table:style-name="ce1">
            <text:p>32974</text:p>
          </table:table-cell>
          <table:table-cell table:number-columns-repeated="16377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time" office:time-value="PT10H28M36.151S" table:style-name="ce2">
            <text:p>28:36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371" table:style-name="ce1">
            <text:p>5371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time" office:time-value="PT10H28M35.720S" table:style-name="ce2">
            <text:p>28:35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803" table:style-name="ce1">
            <text:p>5803</text:p>
          </table:table-cell>
          <table:table-cell office:value-type="string" table:style-name="ce1">
            <text:p>Success</text:p>
          </table:table-cell>
          <table:table-cell office:value-type="float" office:value="33804" table:style-name="ce1">
            <text:p>33804</text:p>
          </table:table-cell>
          <table:table-cell table:number-columns-repeated="16377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time" office:time-value="PT10H28M36.578S" table:style-name="ce2">
            <text:p>28:36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944" table:style-name="ce1">
            <text:p>4944</text:p>
          </table:table-cell>
          <table:table-cell office:value-type="string" table:style-name="ce1">
            <text:p>Success</text:p>
          </table:table-cell>
          <table:table-cell office:value-type="float" office:value="33089" table:style-name="ce1">
            <text:p>33089</text:p>
          </table:table-cell>
          <table:table-cell table:number-columns-repeated="16377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time" office:time-value="PT10H28M35.924S" table:style-name="ce2">
            <text:p>28:35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615" table:style-name="ce1">
            <text:p>5615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time" office:time-value="PT10H28M36.711S" table:style-name="ce2">
            <text:p>28:36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830" table:style-name="ce1">
            <text:p>4830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time" office:time-value="PT10H28M36.766S" table:style-name="ce2">
            <text:p>28:36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778" table:style-name="ce1">
            <text:p>4778</text:p>
          </table:table-cell>
          <table:table-cell office:value-type="string" table:style-name="ce1">
            <text:p>Success</text:p>
          </table:table-cell>
          <table:table-cell office:value-type="float" office:value="32974" table:style-name="ce1">
            <text:p>32974</text:p>
          </table:table-cell>
          <table:table-cell table:number-columns-repeated="16377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time" office:time-value="PT10H28M36.568S" table:style-name="ce2">
            <text:p>28:36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978" table:style-name="ce1">
            <text:p>4978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time" office:time-value="PT10H28M36.588S" table:style-name="ce2">
            <text:p>28:36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984" table:style-name="ce1">
            <text:p>4984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time" office:time-value="PT10H28M36.668S" table:style-name="ce2">
            <text:p>28:36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925" table:style-name="ce1">
            <text:p>4925</text:p>
          </table:table-cell>
          <table:table-cell office:value-type="string" table:style-name="ce1">
            <text:p>Success</text:p>
          </table:table-cell>
          <table:table-cell office:value-type="float" office:value="38335" table:style-name="ce1">
            <text:p>38335</text:p>
          </table:table-cell>
          <table:table-cell table:number-columns-repeated="16377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time" office:time-value="PT10H28M36.719S" table:style-name="ce2">
            <text:p>28:36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878" table:style-name="ce1">
            <text:p>4878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time" office:time-value="PT10H28M36.444S" table:style-name="ce2">
            <text:p>28:36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162" table:style-name="ce1">
            <text:p>5162</text:p>
          </table:table-cell>
          <table:table-cell office:value-type="string" table:style-name="ce1">
            <text:p>Success</text:p>
          </table:table-cell>
          <table:table-cell office:value-type="float" office:value="32974" table:style-name="ce1">
            <text:p>32974</text:p>
          </table:table-cell>
          <table:table-cell table:number-columns-repeated="16377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time" office:time-value="PT10H28M36.609S" table:style-name="ce2">
            <text:p>28:36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043" table:style-name="ce1">
            <text:p>5043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time" office:time-value="PT10H28M36.734S" table:style-name="ce2">
            <text:p>28:36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183" table:style-name="ce1">
            <text:p>5183</text:p>
          </table:table-cell>
          <table:table-cell office:value-type="string" table:style-name="ce1">
            <text:p>Success</text:p>
          </table:table-cell>
          <table:table-cell office:value-type="float" office:value="38335" table:style-name="ce1">
            <text:p>38335</text:p>
          </table:table-cell>
          <table:table-cell table:number-columns-repeated="16377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time" office:time-value="PT10H28M36.098S" table:style-name="ce2">
            <text:p>28:36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843" table:style-name="ce1">
            <text:p>5843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time" office:time-value="PT10H28M36.815S" table:style-name="ce2">
            <text:p>28:36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169" table:style-name="ce1">
            <text:p>5169</text:p>
          </table:table-cell>
          <table:table-cell office:value-type="string" table:style-name="ce1">
            <text:p>Success</text:p>
          </table:table-cell>
          <table:table-cell office:value-type="float" office:value="46050" table:style-name="ce1">
            <text:p>46050</text:p>
          </table:table-cell>
          <table:table-cell table:number-columns-repeated="16377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time" office:time-value="PT10H28M36.804S" table:style-name="ce2">
            <text:p>28:36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5183" table:style-name="ce1">
            <text:p>5183</text:p>
          </table:table-cell>
          <table:table-cell office:value-type="string" table:style-name="ce1">
            <text:p>Success</text:p>
          </table:table-cell>
          <table:table-cell office:value-type="float" office:value="46052" table:style-name="ce1">
            <text:p>46052</text:p>
          </table:table-cell>
          <table:table-cell table:number-columns-repeated="16377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time" office:time-value="PT10H28M36.795S" table:style-name="ce2">
            <text:p>28:36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195" table:style-name="ce1">
            <text:p>5195</text:p>
          </table:table-cell>
          <table:table-cell office:value-type="string" table:style-name="ce1">
            <text:p>Success</text:p>
          </table:table-cell>
          <table:table-cell office:value-type="float" office:value="49094" table:style-name="ce1">
            <text:p>49094</text:p>
          </table:table-cell>
          <table:table-cell table:number-columns-repeated="16377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time" office:time-value="PT10H28M36.802S" table:style-name="ce2">
            <text:p>28:36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5192" table:style-name="ce1">
            <text:p>5192</text:p>
          </table:table-cell>
          <table:table-cell office:value-type="string" table:style-name="ce1">
            <text:p>Success</text:p>
          </table:table-cell>
          <table:table-cell office:value-type="float" office:value="46050" table:style-name="ce1">
            <text:p>46050</text:p>
          </table:table-cell>
          <table:table-cell table:number-columns-repeated="16377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time" office:time-value="PT10H28M41.992S" table:style-name="ce2">
            <text:p>28:42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time" office:time-value="PT10H28M41.986S" table:style-name="ce2">
            <text:p>28:42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time" office:time-value="PT10H28M41.990S" table:style-name="ce2">
            <text:p>28:42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424" table:style-name="ce1">
            <text:p>4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time" office:time-value="PT10H28M36.155S" table:style-name="ce2">
            <text:p>28:36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6320" table:style-name="ce1">
            <text:p>6320</text:p>
          </table:table-cell>
          <table:table-cell office:value-type="string" table:style-name="ce1">
            <text:p>Success</text:p>
          </table:table-cell>
          <table:table-cell office:value-type="float" office:value="38299" table:style-name="ce1">
            <text:p>38299</text:p>
          </table:table-cell>
          <table:table-cell table:number-columns-repeated="16377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time" office:time-value="PT10H28M36.144S" table:style-name="ce2">
            <text:p>28:36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6335" table:style-name="ce1">
            <text:p>6335</text:p>
          </table:table-cell>
          <table:table-cell office:value-type="string" table:style-name="ce1">
            <text:p>Success</text:p>
          </table:table-cell>
          <table:table-cell office:value-type="float" office:value="38301" table:style-name="ce1">
            <text:p>38301</text:p>
          </table:table-cell>
          <table:table-cell table:number-columns-repeated="16377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time" office:time-value="PT10H28M36.240S" table:style-name="ce2">
            <text:p>28:36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6242" table:style-name="ce1">
            <text:p>6242</text:p>
          </table:table-cell>
          <table:table-cell office:value-type="string" table:style-name="ce1">
            <text:p>Success</text:p>
          </table:table-cell>
          <table:table-cell office:value-type="float" office:value="38299" table:style-name="ce1">
            <text:p>38299</text:p>
          </table:table-cell>
          <table:table-cell table:number-columns-repeated="16377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time" office:time-value="PT10H28M35.759S" table:style-name="ce2">
            <text:p>28:35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6717" table:style-name="ce1">
            <text:p>6717</text:p>
          </table:table-cell>
          <table:table-cell office:value-type="string" table:style-name="ce1">
            <text:p>Success</text:p>
          </table:table-cell>
          <table:table-cell office:value-type="float" office:value="38299" table:style-name="ce1">
            <text:p>38299</text:p>
          </table:table-cell>
          <table:table-cell table:number-columns-repeated="16377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time" office:time-value="PT10H28M36.187S" table:style-name="ce2">
            <text:p>28:36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6289" table:style-name="ce1">
            <text:p>6289</text:p>
          </table:table-cell>
          <table:table-cell office:value-type="string" table:style-name="ce1">
            <text:p>Success</text:p>
          </table:table-cell>
          <table:table-cell office:value-type="float" office:value="38299" table:style-name="ce1">
            <text:p>38299</text:p>
          </table:table-cell>
          <table:table-cell table:number-columns-repeated="16377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time" office:time-value="PT10H28M42.486S" table:style-name="ce2">
            <text:p>28:42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time" office:time-value="PT10H28M42.481S" table:style-name="ce2">
            <text:p>28:42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time" office:time-value="PT10H28M42.485S" table:style-name="ce2">
            <text:p>28:42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time" office:time-value="PT10H28M42.508S" table:style-name="ce2">
            <text:p>28:42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time" office:time-value="PT10H28M42.510S" table:style-name="ce2">
            <text:p>28:42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time" office:time-value="PT10H28M42.484S" table:style-name="ce2">
            <text:p>28:42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time" office:time-value="PT10H28M42.488S" table:style-name="ce2">
            <text:p>28:42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time" office:time-value="PT10H28M42.511S" table:style-name="ce2">
            <text:p>28:42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time" office:time-value="PT10H28M42.520S" table:style-name="ce2">
            <text:p>28:42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time" office:time-value="PT10H28M42.542S" table:style-name="ce2">
            <text:p>28:42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time" office:time-value="PT10H28M41.996S" table:style-name="ce2">
            <text:p>28:42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636" table:style-name="ce1">
            <text:p>6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time" office:time-value="PT10H28M42.416S" table:style-name="ce2">
            <text:p>28:42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time" office:time-value="PT10H28M42.246S" table:style-name="ce2">
            <text:p>28:42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586" table:style-name="ce1">
            <text:p>5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time" office:time-value="PT10H28M42.635S" table:style-name="ce2">
            <text:p>28:42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time" office:time-value="PT10H28M42.570S" table:style-name="ce2">
            <text:p>28:42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time" office:time-value="PT10H28M42.522S" table:style-name="ce2">
            <text:p>28:42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time" office:time-value="PT10H28M42.571S" table:style-name="ce2">
            <text:p>28:42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time" office:time-value="PT10H28M42.523S" table:style-name="ce2">
            <text:p>28:42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511" table:style-name="ce1">
            <text:p>511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time" office:time-value="PT10H28M43.022S" table:style-name="ce2">
            <text:p>28:43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time" office:time-value="PT10H28M43.036S" table:style-name="ce2">
            <text:p>28:43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time" office:time-value="PT10H28M42.549S" table:style-name="ce2">
            <text:p>28:42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time" office:time-value="PT10H28M43.029S" table:style-name="ce2">
            <text:p>28:43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time" office:time-value="PT10H28M43.039S" table:style-name="ce2">
            <text:p>28:43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time" office:time-value="PT10H28M43.032S" table:style-name="ce2">
            <text:p>28:43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time" office:time-value="PT10H28M43.054S" table:style-name="ce2">
            <text:p>28:43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time" office:time-value="PT10H28M43.051S" table:style-name="ce2">
            <text:p>28:43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time" office:time-value="PT10H28M43.055S" table:style-name="ce2">
            <text:p>28:43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time" office:time-value="PT10H28M43.069S" table:style-name="ce2">
            <text:p>28:43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time" office:time-value="PT10H28M43.047S" table:style-name="ce2">
            <text:p>28:43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time" office:time-value="PT10H28M43.066S" table:style-name="ce2">
            <text:p>28:43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Success</text:p>
          </table:table-cell>
          <table:table-cell office:value-type="float" office:value="31823" table:style-name="ce1">
            <text:p>31823</text:p>
          </table:table-cell>
          <table:table-cell table:number-columns-repeated="16377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time" office:time-value="PT10H28M43.071S" table:style-name="ce2">
            <text:p>28:43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77" table:style-name="ce1">
            <text:p>377</text:p>
          </table:table-cell>
          <table:table-cell office:value-type="string" table:style-name="ce1">
            <text:p>Success</text:p>
          </table:table-cell>
          <table:table-cell office:value-type="float" office:value="31811" table:style-name="ce1">
            <text:p>31811</text:p>
          </table:table-cell>
          <table:table-cell table:number-columns-repeated="16377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time" office:time-value="PT10H28M36.754S" table:style-name="ce2">
            <text:p>28:36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6704" table:style-name="ce1">
            <text:p>670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time" office:time-value="PT10H28M43.085S" table:style-name="ce2">
            <text:p>28:43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473" table:style-name="ce1">
            <text:p>473</text:p>
          </table:table-cell>
          <table:table-cell office:value-type="string" table:style-name="ce1">
            <text:p>Success</text:p>
          </table:table-cell>
          <table:table-cell office:value-type="float" office:value="31823" table:style-name="ce1">
            <text:p>31823</text:p>
          </table:table-cell>
          <table:table-cell table:number-columns-repeated="16377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time" office:time-value="PT10H28M43.053S" table:style-name="ce2">
            <text:p>28:43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Success</text:p>
          </table:table-cell>
          <table:table-cell office:value-type="float" office:value="31821" table:style-name="ce1">
            <text:p>31821</text:p>
          </table:table-cell>
          <table:table-cell table:number-columns-repeated="16377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time" office:time-value="PT10H28M43.083S" table:style-name="ce2">
            <text:p>28:43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515" table:style-name="ce1">
            <text:p>515</text:p>
          </table:table-cell>
          <table:table-cell office:value-type="string" table:style-name="ce1">
            <text:p>Success</text:p>
          </table:table-cell>
          <table:table-cell office:value-type="float" office:value="31793" table:style-name="ce1">
            <text:p>31793</text:p>
          </table:table-cell>
          <table:table-cell table:number-columns-repeated="16377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time" office:time-value="PT10H28M35.917S" table:style-name="ce2">
            <text:p>28:35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7707" table:style-name="ce1">
            <text:p>77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time" office:time-value="PT10H28M36.819S" table:style-name="ce2">
            <text:p>28:36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6831" table:style-name="ce1">
            <text:p>6831</text:p>
          </table:table-cell>
          <table:table-cell office:value-type="string" table:style-name="ce1">
            <text:p>Success</text:p>
          </table:table-cell>
          <table:table-cell office:value-type="float" office:value="48909" table:style-name="ce1">
            <text:p>48909</text:p>
          </table:table-cell>
          <table:table-cell table:number-columns-repeated="16377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time" office:time-value="PT10H28M36.734S" table:style-name="ce2">
            <text:p>28:36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921" table:style-name="ce1">
            <text:p>6921</text:p>
          </table:table-cell>
          <table:table-cell office:value-type="string" table:style-name="ce1">
            <text:p>Success</text:p>
          </table:table-cell>
          <table:table-cell office:value-type="float" office:value="48909" table:style-name="ce1">
            <text:p>48909</text:p>
          </table:table-cell>
          <table:table-cell table:number-columns-repeated="16377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time" office:time-value="PT10H28M43.657S" table:style-name="ce2">
            <text:p>28:43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time" office:time-value="PT10H28M43.652S" table:style-name="ce2">
            <text:p>28:43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time" office:time-value="PT10H28M43.781S" table:style-name="ce2">
            <text:p>28:43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time" office:time-value="PT10H28M43.830S" table:style-name="ce2">
            <text:p>28:43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time" office:time-value="PT10H28M42.017S" table:style-name="ce2">
            <text:p>28:42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4312" table:style-name="ce1">
            <text:p>4312</text:p>
          </table:table-cell>
          <table:table-cell office:value-type="string" table:style-name="ce1">
            <text:p>Success</text:p>
          </table:table-cell>
          <table:table-cell office:value-type="float" office:value="11988" table:style-name="ce1">
            <text:p>11988</text:p>
          </table:table-cell>
          <table:table-cell table:number-columns-repeated="16377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time" office:time-value="PT10H28M43.461S" table:style-name="ce2">
            <text:p>28:43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599" table:style-name="ce1">
            <text:p>35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time" office:time-value="PT10H28M42.738S" table:style-name="ce2">
            <text:p>28:42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4653" table:style-name="ce1">
            <text:p>4653</text:p>
          </table:table-cell>
          <table:table-cell office:value-type="string" table:style-name="ce1">
            <text:p>Success</text:p>
          </table:table-cell>
          <table:table-cell office:value-type="float" office:value="23052" table:style-name="ce1">
            <text:p>23052</text:p>
          </table:table-cell>
          <table:table-cell table:number-columns-repeated="16377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time" office:time-value="PT10H28M41.335S" table:style-name="ce2">
            <text:p>28:41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6149" table:style-name="ce1">
            <text:p>6149</text:p>
          </table:table-cell>
          <table:table-cell office:value-type="string" table:style-name="ce1">
            <text:p>Success</text:p>
          </table:table-cell>
          <table:table-cell office:value-type="float" office:value="43630" table:style-name="ce1">
            <text:p>43630</text:p>
          </table:table-cell>
          <table:table-cell table:number-columns-repeated="16377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time" office:time-value="PT10H28M41.653S" table:style-name="ce2">
            <text:p>28:41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5844" table:style-name="ce1">
            <text:p>5844</text:p>
          </table:table-cell>
          <table:table-cell office:value-type="string" table:style-name="ce1">
            <text:p>Success</text:p>
          </table:table-cell>
          <table:table-cell office:value-type="float" office:value="43630" table:style-name="ce1">
            <text:p>43630</text:p>
          </table:table-cell>
          <table:table-cell table:number-columns-repeated="16377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time" office:time-value="PT10H28M41.516S" table:style-name="ce2">
            <text:p>28:41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985" table:style-name="ce1">
            <text:p>5985</text:p>
          </table:table-cell>
          <table:table-cell office:value-type="string" table:style-name="ce1">
            <text:p>Success</text:p>
          </table:table-cell>
          <table:table-cell office:value-type="float" office:value="43627" table:style-name="ce1">
            <text:p>43627</text:p>
          </table:table-cell>
          <table:table-cell table:number-columns-repeated="16377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time" office:time-value="PT10H28M41.248S" table:style-name="ce2">
            <text:p>28:41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6278" table:style-name="ce1">
            <text:p>6278</text:p>
          </table:table-cell>
          <table:table-cell office:value-type="string" table:style-name="ce1">
            <text:p>Success</text:p>
          </table:table-cell>
          <table:table-cell office:value-type="float" office:value="44494" table:style-name="ce1">
            <text:p>44494</text:p>
          </table:table-cell>
          <table:table-cell table:number-columns-repeated="16377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time" office:time-value="PT10H28M41.522S" table:style-name="ce2">
            <text:p>28:41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6115" table:style-name="ce1">
            <text:p>6115</text:p>
          </table:table-cell>
          <table:table-cell office:value-type="string" table:style-name="ce1">
            <text:p>Success</text:p>
          </table:table-cell>
          <table:table-cell office:value-type="float" office:value="43630" table:style-name="ce1">
            <text:p>43630</text:p>
          </table:table-cell>
          <table:table-cell table:number-columns-repeated="16377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time" office:time-value="PT10H28M41.508S" table:style-name="ce2">
            <text:p>28:41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6134" table:style-name="ce1">
            <text:p>6134</text:p>
          </table:table-cell>
          <table:table-cell office:value-type="string" table:style-name="ce1">
            <text:p>Success</text:p>
          </table:table-cell>
          <table:table-cell office:value-type="float" office:value="43635" table:style-name="ce1">
            <text:p>43635</text:p>
          </table:table-cell>
          <table:table-cell table:number-columns-repeated="16377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time" office:time-value="PT10H28M41.489S" table:style-name="ce2">
            <text:p>28:41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6155" table:style-name="ce1">
            <text:p>6155</text:p>
          </table:table-cell>
          <table:table-cell office:value-type="string" table:style-name="ce1">
            <text:p>Success</text:p>
          </table:table-cell>
          <table:table-cell office:value-type="float" office:value="43630" table:style-name="ce1">
            <text:p>43630</text:p>
          </table:table-cell>
          <table:table-cell table:number-columns-repeated="16377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time" office:time-value="PT10H28M41.500S" table:style-name="ce2">
            <text:p>28:41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6151" table:style-name="ce1">
            <text:p>6151</text:p>
          </table:table-cell>
          <table:table-cell office:value-type="string" table:style-name="ce1">
            <text:p>Success</text:p>
          </table:table-cell>
          <table:table-cell office:value-type="float" office:value="43630" table:style-name="ce1">
            <text:p>43630</text:p>
          </table:table-cell>
          <table:table-cell table:number-columns-repeated="16377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time" office:time-value="PT10H28M41.524S" table:style-name="ce2">
            <text:p>28:41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6126" table:style-name="ce1">
            <text:p>6126</text:p>
          </table:table-cell>
          <table:table-cell office:value-type="string" table:style-name="ce1">
            <text:p>Success</text:p>
          </table:table-cell>
          <table:table-cell office:value-type="float" office:value="43630" table:style-name="ce1">
            <text:p>43630</text:p>
          </table:table-cell>
          <table:table-cell table:number-columns-repeated="16377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time" office:time-value="PT10H28M41.478S" table:style-name="ce2">
            <text:p>28:41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6185" table:style-name="ce1">
            <text:p>6185</text:p>
          </table:table-cell>
          <table:table-cell office:value-type="string" table:style-name="ce1">
            <text:p>Success</text:p>
          </table:table-cell>
          <table:table-cell office:value-type="float" office:value="43630" table:style-name="ce1">
            <text:p>43630</text:p>
          </table:table-cell>
          <table:table-cell table:number-columns-repeated="16377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time" office:time-value="PT10H28M41.292S" table:style-name="ce2">
            <text:p>28:41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6373" table:style-name="ce1">
            <text:p>6373</text:p>
          </table:table-cell>
          <table:table-cell office:value-type="string" table:style-name="ce1">
            <text:p>Success</text:p>
          </table:table-cell>
          <table:table-cell office:value-type="float" office:value="43630" table:style-name="ce1">
            <text:p>43630</text:p>
          </table:table-cell>
          <table:table-cell table:number-columns-repeated="16377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time" office:time-value="PT10H28M41.548S" table:style-name="ce2">
            <text:p>28:41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6114" table:style-name="ce1">
            <text:p>6114</text:p>
          </table:table-cell>
          <table:table-cell office:value-type="string" table:style-name="ce1">
            <text:p>Success</text:p>
          </table:table-cell>
          <table:table-cell office:value-type="float" office:value="43634" table:style-name="ce1">
            <text:p>43634</text:p>
          </table:table-cell>
          <table:table-cell table:number-columns-repeated="16377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time" office:time-value="PT10H28M41.595S" table:style-name="ce2">
            <text:p>28:41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6077" table:style-name="ce1">
            <text:p>6077</text:p>
          </table:table-cell>
          <table:table-cell office:value-type="string" table:style-name="ce1">
            <text:p>Success</text:p>
          </table:table-cell>
          <table:table-cell office:value-type="float" office:value="44495" table:style-name="ce1">
            <text:p>44495</text:p>
          </table:table-cell>
          <table:table-cell table:number-columns-repeated="16377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time" office:time-value="PT10H28M41.939S" table:style-name="ce2">
            <text:p>28:41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5737" table:style-name="ce1">
            <text:p>5737</text:p>
          </table:table-cell>
          <table:table-cell office:value-type="string" table:style-name="ce1">
            <text:p>Success</text:p>
          </table:table-cell>
          <table:table-cell office:value-type="float" office:value="44499" table:style-name="ce1">
            <text:p>44499</text:p>
          </table:table-cell>
          <table:table-cell table:number-columns-repeated="16377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time" office:time-value="PT10H28M41.547S" table:style-name="ce2">
            <text:p>28:41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6131" table:style-name="ce1">
            <text:p>6131</text:p>
          </table:table-cell>
          <table:table-cell office:value-type="string" table:style-name="ce1">
            <text:p>Success</text:p>
          </table:table-cell>
          <table:table-cell office:value-type="float" office:value="43630" table:style-name="ce1">
            <text:p>43630</text:p>
          </table:table-cell>
          <table:table-cell table:number-columns-repeated="16377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time" office:time-value="PT10H28M41.513S" table:style-name="ce2">
            <text:p>28:41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6200" table:style-name="ce1">
            <text:p>6200</text:p>
          </table:table-cell>
          <table:table-cell office:value-type="string" table:style-name="ce1">
            <text:p>Success</text:p>
          </table:table-cell>
          <table:table-cell office:value-type="float" office:value="43634" table:style-name="ce1">
            <text:p>43634</text:p>
          </table:table-cell>
          <table:table-cell table:number-columns-repeated="16377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time" office:time-value="PT10H28M41.274S" table:style-name="ce2">
            <text:p>28:41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6574" table:style-name="ce1">
            <text:p>6574</text:p>
          </table:table-cell>
          <table:table-cell office:value-type="string" table:style-name="ce1">
            <text:p>Success</text:p>
          </table:table-cell>
          <table:table-cell office:value-type="float" office:value="43630" table:style-name="ce1">
            <text:p>43630</text:p>
          </table:table-cell>
          <table:table-cell table:number-columns-repeated="16377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time" office:time-value="PT10H28M41.574S" table:style-name="ce2">
            <text:p>28:41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6289" table:style-name="ce1">
            <text:p>6289</text:p>
          </table:table-cell>
          <table:table-cell office:value-type="string" table:style-name="ce1">
            <text:p>Success</text:p>
          </table:table-cell>
          <table:table-cell office:value-type="float" office:value="43630" table:style-name="ce1">
            <text:p>43630</text:p>
          </table:table-cell>
          <table:table-cell table:number-columns-repeated="16377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time" office:time-value="PT10H28M41.288S" table:style-name="ce2">
            <text:p>28:41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6580" table:style-name="ce1">
            <text:p>6580</text:p>
          </table:table-cell>
          <table:table-cell office:value-type="string" table:style-name="ce1">
            <text:p>Success</text:p>
          </table:table-cell>
          <table:table-cell office:value-type="float" office:value="44498" table:style-name="ce1">
            <text:p>44498</text:p>
          </table:table-cell>
          <table:table-cell table:number-columns-repeated="16377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time" office:time-value="PT10H28M41.521S" table:style-name="ce2">
            <text:p>28:41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6348" table:style-name="ce1">
            <text:p>6348</text:p>
          </table:table-cell>
          <table:table-cell office:value-type="string" table:style-name="ce1">
            <text:p>Success</text:p>
          </table:table-cell>
          <table:table-cell office:value-type="float" office:value="43630" table:style-name="ce1">
            <text:p>43630</text:p>
          </table:table-cell>
          <table:table-cell table:number-columns-repeated="16377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time" office:time-value="PT10H28M41.519S" table:style-name="ce2">
            <text:p>28:41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6350" table:style-name="ce1">
            <text:p>6350</text:p>
          </table:table-cell>
          <table:table-cell office:value-type="string" table:style-name="ce1">
            <text:p>Success</text:p>
          </table:table-cell>
          <table:table-cell office:value-type="float" office:value="43630" table:style-name="ce1">
            <text:p>43630</text:p>
          </table:table-cell>
          <table:table-cell table:number-columns-repeated="16377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time" office:time-value="PT10H28M41.524S" table:style-name="ce2">
            <text:p>28:41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6351" table:style-name="ce1">
            <text:p>6351</text:p>
          </table:table-cell>
          <table:table-cell office:value-type="string" table:style-name="ce1">
            <text:p>Success</text:p>
          </table:table-cell>
          <table:table-cell office:value-type="float" office:value="43634" table:style-name="ce1">
            <text:p>43634</text:p>
          </table:table-cell>
          <table:table-cell table:number-columns-repeated="16377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time" office:time-value="PT10H28M41.297S" table:style-name="ce2">
            <text:p>28:41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6579" table:style-name="ce1">
            <text:p>6579</text:p>
          </table:table-cell>
          <table:table-cell office:value-type="string" table:style-name="ce1">
            <text:p>Success</text:p>
          </table:table-cell>
          <table:table-cell office:value-type="float" office:value="43630" table:style-name="ce1">
            <text:p>43630</text:p>
          </table:table-cell>
          <table:table-cell table:number-columns-repeated="16377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time" office:time-value="PT10H28M41.334S" table:style-name="ce2">
            <text:p>28:41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6546" table:style-name="ce1">
            <text:p>6546</text:p>
          </table:table-cell>
          <table:table-cell office:value-type="string" table:style-name="ce1">
            <text:p>Success</text:p>
          </table:table-cell>
          <table:table-cell office:value-type="float" office:value="44494" table:style-name="ce1">
            <text:p>44494</text:p>
          </table:table-cell>
          <table:table-cell table:number-columns-repeated="16377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time" office:time-value="PT10H28M43.979S" table:style-name="ce2">
            <text:p>28:44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903" table:style-name="ce1">
            <text:p>3903</text:p>
          </table:table-cell>
          <table:table-cell office:value-type="string" table:style-name="ce1">
            <text:p>Success</text:p>
          </table:table-cell>
          <table:table-cell office:value-type="float" office:value="23050" table:style-name="ce1">
            <text:p>23050</text:p>
          </table:table-cell>
          <table:table-cell table:number-columns-repeated="16377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time" office:time-value="PT10H28M41.347S" table:style-name="ce2">
            <text:p>28:41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6537" table:style-name="ce1">
            <text:p>6537</text:p>
          </table:table-cell>
          <table:table-cell office:value-type="string" table:style-name="ce1">
            <text:p>Success</text:p>
          </table:table-cell>
          <table:table-cell office:value-type="float" office:value="43630" table:style-name="ce1">
            <text:p>43630</text:p>
          </table:table-cell>
          <table:table-cell table:number-columns-repeated="16377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time" office:time-value="PT10H28M36.719S" table:style-name="ce2">
            <text:p>28:36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1168" table:style-name="ce1">
            <text:p>11168</text:p>
          </table:table-cell>
          <table:table-cell office:value-type="string" table:style-name="ce1">
            <text:p>Success</text:p>
          </table:table-cell>
          <table:table-cell office:value-type="float" office:value="52275" table:style-name="ce1">
            <text:p>52275</text:p>
          </table:table-cell>
          <table:table-cell table:number-columns-repeated="16377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time" office:time-value="PT10H28M41.521S" table:style-name="ce2">
            <text:p>28:41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372" table:style-name="ce1">
            <text:p>6372</text:p>
          </table:table-cell>
          <table:table-cell office:value-type="string" table:style-name="ce1">
            <text:p>Success</text:p>
          </table:table-cell>
          <table:table-cell office:value-type="float" office:value="43630" table:style-name="ce1">
            <text:p>43630</text:p>
          </table:table-cell>
          <table:table-cell table:number-columns-repeated="16377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time" office:time-value="PT10H28M41.261S" table:style-name="ce2">
            <text:p>28:41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6635" table:style-name="ce1">
            <text:p>6635</text:p>
          </table:table-cell>
          <table:table-cell office:value-type="string" table:style-name="ce1">
            <text:p>Success</text:p>
          </table:table-cell>
          <table:table-cell office:value-type="float" office:value="43630" table:style-name="ce1">
            <text:p>43630</text:p>
          </table:table-cell>
          <table:table-cell table:number-columns-repeated="16377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time" office:time-value="PT10H28M41.543S" table:style-name="ce2">
            <text:p>28:41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6389" table:style-name="ce1">
            <text:p>6389</text:p>
          </table:table-cell>
          <table:table-cell office:value-type="string" table:style-name="ce1">
            <text:p>Success</text:p>
          </table:table-cell>
          <table:table-cell office:value-type="float" office:value="43630" table:style-name="ce1">
            <text:p>43630</text:p>
          </table:table-cell>
          <table:table-cell table:number-columns-repeated="16377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time" office:time-value="PT10H28M41.526S" table:style-name="ce2">
            <text:p>28:41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6429" table:style-name="ce1">
            <text:p>6429</text:p>
          </table:table-cell>
          <table:table-cell office:value-type="string" table:style-name="ce1">
            <text:p>Success</text:p>
          </table:table-cell>
          <table:table-cell office:value-type="float" office:value="43631" table:style-name="ce1">
            <text:p>43631</text:p>
          </table:table-cell>
          <table:table-cell table:number-columns-repeated="16377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time" office:time-value="PT10H28M41.269S" table:style-name="ce2">
            <text:p>28:41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6753" table:style-name="ce1">
            <text:p>6753</text:p>
          </table:table-cell>
          <table:table-cell office:value-type="string" table:style-name="ce1">
            <text:p>Success</text:p>
          </table:table-cell>
          <table:table-cell office:value-type="float" office:value="44498" table:style-name="ce1">
            <text:p>44498</text:p>
          </table:table-cell>
          <table:table-cell table:number-columns-repeated="16377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time" office:time-value="PT10H28M41.515S" table:style-name="ce2">
            <text:p>28:41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6542" table:style-name="ce1">
            <text:p>6542</text:p>
          </table:table-cell>
          <table:table-cell office:value-type="string" table:style-name="ce1">
            <text:p>Success</text:p>
          </table:table-cell>
          <table:table-cell office:value-type="float" office:value="43634" table:style-name="ce1">
            <text:p>43634</text:p>
          </table:table-cell>
          <table:table-cell table:number-columns-repeated="16377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time" office:time-value="PT10H28M41.942S" table:style-name="ce2">
            <text:p>28:41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6126" table:style-name="ce1">
            <text:p>6126</text:p>
          </table:table-cell>
          <table:table-cell office:value-type="string" table:style-name="ce1">
            <text:p>Success</text:p>
          </table:table-cell>
          <table:table-cell office:value-type="float" office:value="43630" table:style-name="ce1">
            <text:p>43630</text:p>
          </table:table-cell>
          <table:table-cell table:number-columns-repeated="16377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time" office:time-value="PT10H28M41.232S" table:style-name="ce2">
            <text:p>28:41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6840" table:style-name="ce1">
            <text:p>6840</text:p>
          </table:table-cell>
          <table:table-cell office:value-type="string" table:style-name="ce1">
            <text:p>Success</text:p>
          </table:table-cell>
          <table:table-cell office:value-type="float" office:value="43630" table:style-name="ce1">
            <text:p>43630</text:p>
          </table:table-cell>
          <table:table-cell table:number-columns-repeated="16377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time" office:time-value="PT10H28M41.155S" table:style-name="ce2">
            <text:p>28:41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924" table:style-name="ce1">
            <text:p>6924</text:p>
          </table:table-cell>
          <table:table-cell office:value-type="string" table:style-name="ce1">
            <text:p>Success</text:p>
          </table:table-cell>
          <table:table-cell office:value-type="float" office:value="44475" table:style-name="ce1">
            <text:p>44475</text:p>
          </table:table-cell>
          <table:table-cell table:number-columns-repeated="16377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time" office:time-value="PT10H28M43.897S" table:style-name="ce2">
            <text:p>28:43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188" table:style-name="ce1">
            <text:p>4188</text:p>
          </table:table-cell>
          <table:table-cell office:value-type="string" table:style-name="ce1">
            <text:p>Success</text:p>
          </table:table-cell>
          <table:table-cell office:value-type="float" office:value="23050" table:style-name="ce1">
            <text:p>23050</text:p>
          </table:table-cell>
          <table:table-cell table:number-columns-repeated="16377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time" office:time-value="PT10H28M41.265S" table:style-name="ce2">
            <text:p>28:41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6872" table:style-name="ce1">
            <text:p>6872</text:p>
          </table:table-cell>
          <table:table-cell office:value-type="string" table:style-name="ce1">
            <text:p>Success</text:p>
          </table:table-cell>
          <table:table-cell office:value-type="float" office:value="43631" table:style-name="ce1">
            <text:p>43631</text:p>
          </table:table-cell>
          <table:table-cell table:number-columns-repeated="16377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time" office:time-value="PT10H28M41.599S" table:style-name="ce2">
            <text:p>28:41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6551" table:style-name="ce1">
            <text:p>6551</text:p>
          </table:table-cell>
          <table:table-cell office:value-type="string" table:style-name="ce1">
            <text:p>Success</text:p>
          </table:table-cell>
          <table:table-cell office:value-type="float" office:value="43630" table:style-name="ce1">
            <text:p>43630</text:p>
          </table:table-cell>
          <table:table-cell table:number-columns-repeated="16377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time" office:time-value="PT10H28M41.521S" table:style-name="ce2">
            <text:p>28:41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6632" table:style-name="ce1">
            <text:p>6632</text:p>
          </table:table-cell>
          <table:table-cell office:value-type="string" table:style-name="ce1">
            <text:p>Success</text:p>
          </table:table-cell>
          <table:table-cell office:value-type="float" office:value="43630" table:style-name="ce1">
            <text:p>43630</text:p>
          </table:table-cell>
          <table:table-cell table:number-columns-repeated="16377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time" office:time-value="PT10H28M40.177S" table:style-name="ce2">
            <text:p>28:40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7986" table:style-name="ce1">
            <text:p>7986</text:p>
          </table:table-cell>
          <table:table-cell office:value-type="string" table:style-name="ce1">
            <text:p>Success</text:p>
          </table:table-cell>
          <table:table-cell office:value-type="float" office:value="43630" table:style-name="ce1">
            <text:p>43630</text:p>
          </table:table-cell>
          <table:table-cell table:number-columns-repeated="16377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time" office:time-value="PT10H28M41.511S" table:style-name="ce2">
            <text:p>28:41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6660" table:style-name="ce1">
            <text:p>6660</text:p>
          </table:table-cell>
          <table:table-cell office:value-type="string" table:style-name="ce1">
            <text:p>Success</text:p>
          </table:table-cell>
          <table:table-cell office:value-type="float" office:value="44498" table:style-name="ce1">
            <text:p>44498</text:p>
          </table:table-cell>
          <table:table-cell table:number-columns-repeated="16377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time" office:time-value="PT10H28M40.192S" table:style-name="ce2">
            <text:p>28:40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7988" table:style-name="ce1">
            <text:p>7988</text:p>
          </table:table-cell>
          <table:table-cell office:value-type="string" table:style-name="ce1">
            <text:p>Success</text:p>
          </table:table-cell>
          <table:table-cell office:value-type="float" office:value="43630" table:style-name="ce1">
            <text:p>43630</text:p>
          </table:table-cell>
          <table:table-cell table:number-columns-repeated="16377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time" office:time-value="PT10H28M41.608S" table:style-name="ce2">
            <text:p>28:41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6584" table:style-name="ce1">
            <text:p>6584</text:p>
          </table:table-cell>
          <table:table-cell office:value-type="string" table:style-name="ce1">
            <text:p>Success</text:p>
          </table:table-cell>
          <table:table-cell office:value-type="float" office:value="43630" table:style-name="ce1">
            <text:p>43630</text:p>
          </table:table-cell>
          <table:table-cell table:number-columns-repeated="16377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time" office:time-value="PT10H28M41.542S" table:style-name="ce2">
            <text:p>28:41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6661" table:style-name="ce1">
            <text:p>6661</text:p>
          </table:table-cell>
          <table:table-cell office:value-type="string" table:style-name="ce1">
            <text:p>Success</text:p>
          </table:table-cell>
          <table:table-cell office:value-type="float" office:value="43630" table:style-name="ce1">
            <text:p>43630</text:p>
          </table:table-cell>
          <table:table-cell table:number-columns-repeated="16377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time" office:time-value="PT10H28M41.513S" table:style-name="ce2">
            <text:p>28:41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6693" table:style-name="ce1">
            <text:p>6693</text:p>
          </table:table-cell>
          <table:table-cell office:value-type="string" table:style-name="ce1">
            <text:p>Success</text:p>
          </table:table-cell>
          <table:table-cell office:value-type="float" office:value="43631" table:style-name="ce1">
            <text:p>43631</text:p>
          </table:table-cell>
          <table:table-cell table:number-columns-repeated="16377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time" office:time-value="PT10H28M41.345S" table:style-name="ce2">
            <text:p>28:41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6863" table:style-name="ce1">
            <text:p>6863</text:p>
          </table:table-cell>
          <table:table-cell office:value-type="string" table:style-name="ce1">
            <text:p>Success</text:p>
          </table:table-cell>
          <table:table-cell office:value-type="float" office:value="43626" table:style-name="ce1">
            <text:p>43626</text:p>
          </table:table-cell>
          <table:table-cell table:number-columns-repeated="16377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time" office:time-value="PT10H28M41.518S" table:style-name="ce2">
            <text:p>28:41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6718" table:style-name="ce1">
            <text:p>6718</text:p>
          </table:table-cell>
          <table:table-cell office:value-type="string" table:style-name="ce1">
            <text:p>Success</text:p>
          </table:table-cell>
          <table:table-cell office:value-type="float" office:value="43630" table:style-name="ce1">
            <text:p>43630</text:p>
          </table:table-cell>
          <table:table-cell table:number-columns-repeated="16377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time" office:time-value="PT10H28M41.227S" table:style-name="ce2">
            <text:p>28:41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7014" table:style-name="ce1">
            <text:p>7014</text:p>
          </table:table-cell>
          <table:table-cell office:value-type="string" table:style-name="ce1">
            <text:p>Success</text:p>
          </table:table-cell>
          <table:table-cell office:value-type="float" office:value="43630" table:style-name="ce1">
            <text:p>43630</text:p>
          </table:table-cell>
          <table:table-cell table:number-columns-repeated="16377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time" office:time-value="PT10H28M46.332S" table:style-name="ce2">
            <text:p>28:46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ccess</text:p>
          </table:table-cell>
          <table:table-cell office:value-type="float" office:value="23050" table:style-name="ce1">
            <text:p>23050</text:p>
          </table:table-cell>
          <table:table-cell table:number-columns-repeated="16377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time" office:time-value="PT10H28M42.837S" table:style-name="ce2">
            <text:p>28:42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616" table:style-name="ce1">
            <text:p>5616</text:p>
          </table:table-cell>
          <table:table-cell office:value-type="string" table:style-name="ce1">
            <text:p>Success</text:p>
          </table:table-cell>
          <table:table-cell office:value-type="float" office:value="23050" table:style-name="ce1">
            <text:p>23050</text:p>
          </table:table-cell>
          <table:table-cell table:number-columns-repeated="16377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time" office:time-value="PT10H28M42.905S" table:style-name="ce2">
            <text:p>28:42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5589" table:style-name="ce1">
            <text:p>5589</text:p>
          </table:table-cell>
          <table:table-cell office:value-type="string" table:style-name="ce1">
            <text:p>Success</text:p>
          </table:table-cell>
          <table:table-cell office:value-type="float" office:value="23050" table:style-name="ce1">
            <text:p>23050</text:p>
          </table:table-cell>
          <table:table-cell table:number-columns-repeated="16377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time" office:time-value="PT10H28M47.888S" table:style-name="ce2">
            <text:p>28:47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714" table:style-name="ce1">
            <text:p>7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time" office:time-value="PT10H28M47.064S" table:style-name="ce2">
            <text:p>28:47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552" table:style-name="ce1">
            <text:p>1552</text:p>
          </table:table-cell>
          <table:table-cell office:value-type="string" table:style-name="ce1">
            <text:p>Success</text:p>
          </table:table-cell>
          <table:table-cell office:value-type="float" office:value="431" table:style-name="ce1">
            <text:p>431</text:p>
          </table:table-cell>
          <table:table-cell table:number-columns-repeated="16377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time" office:time-value="PT10H28M47.393S" table:style-name="ce2">
            <text:p>28:47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496" table:style-name="ce1">
            <text:p>1496</text:p>
          </table:table-cell>
          <table:table-cell office:value-type="string" table:style-name="ce1">
            <text:p>Success</text:p>
          </table:table-cell>
          <table:table-cell office:value-type="float" office:value="31821" table:style-name="ce1">
            <text:p>31821</text:p>
          </table:table-cell>
          <table:table-cell table:number-columns-repeated="16377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time" office:time-value="PT10H28M43.589S" table:style-name="ce2">
            <text:p>28:43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5316" table:style-name="ce1">
            <text:p>5316</text:p>
          </table:table-cell>
          <table:table-cell office:value-type="string" table:style-name="ce1">
            <text:p>Success</text:p>
          </table:table-cell>
          <table:table-cell office:value-type="float" office:value="67713" table:style-name="ce1">
            <text:p>67713</text:p>
          </table:table-cell>
          <table:table-cell table:number-columns-repeated="16377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time" office:time-value="PT10H28M43.600S" table:style-name="ce2">
            <text:p>28:43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5327" table:style-name="ce1">
            <text:p>5327</text:p>
          </table:table-cell>
          <table:table-cell office:value-type="string" table:style-name="ce1">
            <text:p>Success</text:p>
          </table:table-cell>
          <table:table-cell office:value-type="float" office:value="67712" table:style-name="ce1">
            <text:p>67712</text:p>
          </table:table-cell>
          <table:table-cell table:number-columns-repeated="16377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time" office:time-value="PT10H28M43.561S" table:style-name="ce2">
            <text:p>28:43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5468" table:style-name="ce1">
            <text:p>5468</text:p>
          </table:table-cell>
          <table:table-cell office:value-type="string" table:style-name="ce1">
            <text:p>Success</text:p>
          </table:table-cell>
          <table:table-cell office:value-type="float" office:value="67693" table:style-name="ce1">
            <text:p>67693</text:p>
          </table:table-cell>
          <table:table-cell table:number-columns-repeated="16377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time" office:time-value="PT10H28M48.908S" table:style-name="ce2">
            <text:p>28:48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26902" table:style-name="ce1">
            <text:p>26902</text:p>
          </table:table-cell>
          <table:table-cell table:number-columns-repeated="16377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time" office:time-value="PT10H28M48.932S" table:style-name="ce2">
            <text:p>28:48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26900" table:style-name="ce1">
            <text:p>26900</text:p>
          </table:table-cell>
          <table:table-cell table:number-columns-repeated="16377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time" office:time-value="PT10H28M49.032S" table:style-name="ce2">
            <text:p>28:49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Success</text:p>
          </table:table-cell>
          <table:table-cell office:value-type="float" office:value="26900" table:style-name="ce1">
            <text:p>26900</text:p>
          </table:table-cell>
          <table:table-cell table:number-columns-repeated="16377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time" office:time-value="PT10H28M48.604S" table:style-name="ce2">
            <text:p>28:48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818" table:style-name="ce1">
            <text:p>8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time" office:time-value="PT10H28M48.618S" table:style-name="ce2">
            <text:p>28:48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971" table:style-name="ce1">
            <text:p>971</text:p>
          </table:table-cell>
          <table:table-cell office:value-type="string" table:style-name="ce1">
            <text:p>Success</text:p>
          </table:table-cell>
          <table:table-cell office:value-type="float" office:value="431" table:style-name="ce1">
            <text:p>431</text:p>
          </table:table-cell>
          <table:table-cell table:number-columns-repeated="16377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time" office:time-value="PT10H28M49.592S" table:style-name="ce2">
            <text:p>28:49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Success</text:p>
          </table:table-cell>
          <table:table-cell office:value-type="float" office:value="467" table:style-name="ce1">
            <text:p>467</text:p>
          </table:table-cell>
          <table:table-cell table:number-columns-repeated="16377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time" office:time-value="PT10H28M49.887S" table:style-name="ce2">
            <text:p>28:49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435" table:style-name="ce1">
            <text:p>435</text:p>
          </table:table-cell>
          <table:table-cell table:number-columns-repeated="16377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time" office:time-value="PT10H28M47.529S" table:style-name="ce2">
            <text:p>28:47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521" table:style-name="ce1">
            <text:p>2521</text:p>
          </table:table-cell>
          <table:table-cell office:value-type="string" table:style-name="ce1">
            <text:p>Success</text:p>
          </table:table-cell>
          <table:table-cell office:value-type="float" office:value="33893" table:style-name="ce1">
            <text:p>33893</text:p>
          </table:table-cell>
          <table:table-cell table:number-columns-repeated="16377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time" office:time-value="PT10H28M47.677S" table:style-name="ce2">
            <text:p>28:47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789" table:style-name="ce1">
            <text:p>2789</text:p>
          </table:table-cell>
          <table:table-cell office:value-type="string" table:style-name="ce1">
            <text:p>Success</text:p>
          </table:table-cell>
          <table:table-cell office:value-type="float" office:value="38133" table:style-name="ce1">
            <text:p>38133</text:p>
          </table:table-cell>
          <table:table-cell table:number-columns-repeated="16377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time" office:time-value="PT10H28M49.993S" table:style-name="ce2">
            <text:p>28:50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527" table:style-name="ce1">
            <text:p>527</text:p>
          </table:table-cell>
          <table:table-cell office:value-type="string" table:style-name="ce1">
            <text:p>Success</text:p>
          </table:table-cell>
          <table:table-cell office:value-type="float" office:value="441" table:style-name="ce1">
            <text:p>441</text:p>
          </table:table-cell>
          <table:table-cell table:number-columns-repeated="16377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time" office:time-value="PT10H28M47.668S" table:style-name="ce2">
            <text:p>28:47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911" table:style-name="ce1">
            <text:p>2911</text:p>
          </table:table-cell>
          <table:table-cell office:value-type="string" table:style-name="ce1">
            <text:p>Success</text:p>
          </table:table-cell>
          <table:table-cell office:value-type="float" office:value="40249" table:style-name="ce1">
            <text:p>40249</text:p>
          </table:table-cell>
          <table:table-cell table:number-columns-repeated="16377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time" office:time-value="PT10H28M48.893S" table:style-name="ce2">
            <text:p>28:48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712" table:style-name="ce1">
            <text:p>1712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time" office:time-value="PT10H28M50.607S" table:style-name="ce2">
            <text:p>28:50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time" office:time-value="PT10H28M50.744S" table:style-name="ce2">
            <text:p>28:50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time" office:time-value="PT10H28M49.086S" table:style-name="ce2">
            <text:p>28:49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759" table:style-name="ce1">
            <text:p>1759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time" office:time-value="PT10H28M49.196S" table:style-name="ce2">
            <text:p>28:49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662" table:style-name="ce1">
            <text:p>1662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time" office:time-value="PT10H28M50.848S" table:style-name="ce2">
            <text:p>28:50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time" office:time-value="PT10H28M49.079S" table:style-name="ce2">
            <text:p>28:49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799" table:style-name="ce1">
            <text:p>1799</text:p>
          </table:table-cell>
          <table:table-cell office:value-type="string" table:style-name="ce1">
            <text:p>Success</text:p>
          </table:table-cell>
          <table:table-cell office:value-type="float" office:value="57098" table:style-name="ce1">
            <text:p>57098</text:p>
          </table:table-cell>
          <table:table-cell table:number-columns-repeated="16377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time" office:time-value="PT10H28M50.879S" table:style-name="ce2">
            <text:p>28:50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time" office:time-value="PT10H28M50.522S" table:style-name="ce2">
            <text:p>28:50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Success</text:p>
          </table:table-cell>
          <table:table-cell office:value-type="float" office:value="493" table:style-name="ce1">
            <text:p>493</text:p>
          </table:table-cell>
          <table:table-cell table:number-columns-repeated="16377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time" office:time-value="PT10H28M50.861S" table:style-name="ce2">
            <text:p>28:50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time" office:time-value="PT10H28M47.679S" table:style-name="ce2">
            <text:p>28:47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358" table:style-name="ce1">
            <text:p>3358</text:p>
          </table:table-cell>
          <table:table-cell office:value-type="string" table:style-name="ce1">
            <text:p>Success</text:p>
          </table:table-cell>
          <table:table-cell office:value-type="float" office:value="40255" table:style-name="ce1">
            <text:p>40255</text:p>
          </table:table-cell>
          <table:table-cell table:number-columns-repeated="16377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time" office:time-value="PT10H28M50.898S" table:style-name="ce2">
            <text:p>28:50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Success</text:p>
          </table:table-cell>
          <table:table-cell office:value-type="float" office:value="445" table:style-name="ce1">
            <text:p>445</text:p>
          </table:table-cell>
          <table:table-cell table:number-columns-repeated="16377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time" office:time-value="PT10H28M43.444S" table:style-name="ce2">
            <text:p>28:43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7819" table:style-name="ce1">
            <text:p>7819</text:p>
          </table:table-cell>
          <table:table-cell office:value-type="string" table:style-name="ce1">
            <text:p>Success</text:p>
          </table:table-cell>
          <table:table-cell office:value-type="float" office:value="67712" table:style-name="ce1">
            <text:p>67712</text:p>
          </table:table-cell>
          <table:table-cell table:number-columns-repeated="16377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time" office:time-value="PT10H28M47.647S" table:style-name="ce2">
            <text:p>28:47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723" table:style-name="ce1">
            <text:p>3723</text:p>
          </table:table-cell>
          <table:table-cell office:value-type="string" table:style-name="ce1">
            <text:p>Success</text:p>
          </table:table-cell>
          <table:table-cell office:value-type="float" office:value="46618" table:style-name="ce1">
            <text:p>46618</text:p>
          </table:table-cell>
          <table:table-cell table:number-columns-repeated="16377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time" office:time-value="PT10H28M50.582S" table:style-name="ce2">
            <text:p>28:50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805" table:style-name="ce1">
            <text:p>805</text:p>
          </table:table-cell>
          <table:table-cell office:value-type="string" table:style-name="ce1">
            <text:p>Success</text:p>
          </table:table-cell>
          <table:table-cell office:value-type="float" office:value="64678" table:style-name="ce1">
            <text:p>64678</text:p>
          </table:table-cell>
          <table:table-cell table:number-columns-repeated="16377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time" office:time-value="PT10H28M51.089S" table:style-name="ce2">
            <text:p>28:51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Success</text:p>
          </table:table-cell>
          <table:table-cell office:value-type="float" office:value="431" table:style-name="ce1">
            <text:p>431</text:p>
          </table:table-cell>
          <table:table-cell table:number-columns-repeated="16377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time" office:time-value="PT10H28M51.266S" table:style-name="ce2">
            <text:p>28:51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Success</text:p>
          </table:table-cell>
          <table:table-cell office:value-type="float" office:value="26900" table:style-name="ce1">
            <text:p>26900</text:p>
          </table:table-cell>
          <table:table-cell table:number-columns-repeated="16377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time" office:time-value="PT10H28M43.451S" table:style-name="ce2">
            <text:p>28:43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8020" table:style-name="ce1">
            <text:p>8020</text:p>
          </table:table-cell>
          <table:table-cell office:value-type="string" table:style-name="ce1">
            <text:p>Success</text:p>
          </table:table-cell>
          <table:table-cell office:value-type="float" office:value="67712" table:style-name="ce1">
            <text:p>67712</text:p>
          </table:table-cell>
          <table:table-cell table:number-columns-repeated="16377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time" office:time-value="PT10H28M47.715S" table:style-name="ce2">
            <text:p>28:47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959" table:style-name="ce1">
            <text:p>3959</text:p>
          </table:table-cell>
          <table:table-cell office:value-type="string" table:style-name="ce1">
            <text:p>Success</text:p>
          </table:table-cell>
          <table:table-cell office:value-type="float" office:value="48738" table:style-name="ce1">
            <text:p>48738</text:p>
          </table:table-cell>
          <table:table-cell table:number-columns-repeated="16377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time" office:time-value="PT10H28M51.389S" table:style-name="ce2">
            <text:p>28:51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time" office:time-value="PT10H28M50.774S" table:style-name="ce2">
            <text:p>28:50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017" table:style-name="ce1">
            <text:p>10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time" office:time-value="PT10H28M47.644S" table:style-name="ce2">
            <text:p>28:47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4149" table:style-name="ce1">
            <text:p>4149</text:p>
          </table:table-cell>
          <table:table-cell office:value-type="string" table:style-name="ce1">
            <text:p>Success</text:p>
          </table:table-cell>
          <table:table-cell office:value-type="float" office:value="48737" table:style-name="ce1">
            <text:p>48737</text:p>
          </table:table-cell>
          <table:table-cell table:number-columns-repeated="16377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time" office:time-value="PT10H28M51.475S" table:style-name="ce2">
            <text:p>28:51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Success</text:p>
          </table:table-cell>
          <table:table-cell office:value-type="float" office:value="26900" table:style-name="ce1">
            <text:p>26900</text:p>
          </table:table-cell>
          <table:table-cell table:number-columns-repeated="16377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time" office:time-value="PT10H28M51.753S" table:style-name="ce2">
            <text:p>28:51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time" office:time-value="PT10H28M51.470S" table:style-name="ce2">
            <text:p>28:51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time" office:time-value="PT10H28M51.850S" table:style-name="ce2">
            <text:p>28:51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time" office:time-value="PT10H28M43.627S" table:style-name="ce2">
            <text:p>28:43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8314" table:style-name="ce1">
            <text:p>83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time" office:time-value="PT10H28M51.853S" table:style-name="ce2">
            <text:p>28:51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time" office:time-value="PT10H28M51.930S" table:style-name="ce2">
            <text:p>28:51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time" office:time-value="PT10H28M47.654S" table:style-name="ce2">
            <text:p>28:47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523" table:style-name="ce1">
            <text:p>4523</text:p>
          </table:table-cell>
          <table:table-cell office:value-type="string" table:style-name="ce1">
            <text:p>Success</text:p>
          </table:table-cell>
          <table:table-cell office:value-type="float" office:value="48738" table:style-name="ce1">
            <text:p>48738</text:p>
          </table:table-cell>
          <table:table-cell table:number-columns-repeated="16377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time" office:time-value="PT10H28M52.167S" table:style-name="ce2">
            <text:p>28:52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time" office:time-value="PT10H28M52.239S" table:style-name="ce2">
            <text:p>28:52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time" office:time-value="PT10H28M51.372S" table:style-name="ce2">
            <text:p>28:51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013" table:style-name="ce1">
            <text:p>1013</text:p>
          </table:table-cell>
          <table:table-cell office:value-type="string" table:style-name="ce1">
            <text:p>Success</text:p>
          </table:table-cell>
          <table:table-cell office:value-type="float" office:value="64678" table:style-name="ce1">
            <text:p>64678</text:p>
          </table:table-cell>
          <table:table-cell table:number-columns-repeated="16377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time" office:time-value="PT10H28M51.676S" table:style-name="ce2">
            <text:p>28:51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775" table:style-name="ce1">
            <text:p>775</text:p>
          </table:table-cell>
          <table:table-cell office:value-type="string" table:style-name="ce1">
            <text:p>Success</text:p>
          </table:table-cell>
          <table:table-cell office:value-type="float" office:value="64678" table:style-name="ce1">
            <text:p>64678</text:p>
          </table:table-cell>
          <table:table-cell table:number-columns-repeated="16377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time" office:time-value="PT10H28M51.823S" table:style-name="ce2">
            <text:p>28:51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652" table:style-name="ce1">
            <text:p>652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time" office:time-value="PT10H28M51.797S" table:style-name="ce2">
            <text:p>28:51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679" table:style-name="ce1">
            <text:p>679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time" office:time-value="PT10H28M51.796S" table:style-name="ce2">
            <text:p>28:51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693" table:style-name="ce1">
            <text:p>693</text:p>
          </table:table-cell>
          <table:table-cell office:value-type="string" table:style-name="ce1">
            <text:p>Success</text:p>
          </table:table-cell>
          <table:table-cell office:value-type="float" office:value="64676" table:style-name="ce1">
            <text:p>64676</text:p>
          </table:table-cell>
          <table:table-cell table:number-columns-repeated="16377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time" office:time-value="PT10H28M47.487S" table:style-name="ce2">
            <text:p>28:47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172" table:style-name="ce1">
            <text:p>5172</text:p>
          </table:table-cell>
          <table:table-cell office:value-type="string" table:style-name="ce1">
            <text:p>Success</text:p>
          </table:table-cell>
          <table:table-cell office:value-type="float" office:value="61658" table:style-name="ce1">
            <text:p>61658</text:p>
          </table:table-cell>
          <table:table-cell table:number-columns-repeated="16377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time" office:time-value="PT10H28M47.669S" table:style-name="ce2">
            <text:p>28:47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5103" table:style-name="ce1">
            <text:p>5103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time" office:time-value="PT10H28M52.491S" table:style-name="ce2">
            <text:p>28:52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Success</text:p>
          </table:table-cell>
          <table:table-cell office:value-type="float" office:value="39830" table:style-name="ce1">
            <text:p>39830</text:p>
          </table:table-cell>
          <table:table-cell table:number-columns-repeated="16377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time" office:time-value="PT10H28M52.455S" table:style-name="ce2">
            <text:p>28:52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time" office:time-value="PT10H28M52.387S" table:style-name="ce2">
            <text:p>28:52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42" table:style-name="ce1">
            <text:p>442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time" office:time-value="PT10H28M52.801S" table:style-name="ce2">
            <text:p>28:52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time" office:time-value="PT10H28M52.790S" table:style-name="ce2">
            <text:p>28:52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time" office:time-value="PT10H28M52.845S" table:style-name="ce2">
            <text:p>28:52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time" office:time-value="PT10H28M52.831S" table:style-name="ce2">
            <text:p>28:52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time" office:time-value="PT10H28M52.916S" table:style-name="ce2">
            <text:p>28:52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time" office:time-value="PT10H28M47.657S" table:style-name="ce2">
            <text:p>28:47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303" table:style-name="ce1">
            <text:p>5303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time" office:time-value="PT10H28M52.889S" table:style-name="ce2">
            <text:p>28:52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time" office:time-value="PT10H28M52.955S" table:style-name="ce2">
            <text:p>28:53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time" office:time-value="PT10H28M52.984S" table:style-name="ce2">
            <text:p>28:53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time" office:time-value="PT10H28M52.941S" table:style-name="ce2">
            <text:p>28:52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time" office:time-value="PT10H28M50.054S" table:style-name="ce2">
            <text:p>28:50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038" table:style-name="ce1">
            <text:p>3038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time" office:time-value="PT10H28M52.977S" table:style-name="ce2">
            <text:p>28:53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time" office:time-value="PT10H28M53.028S" table:style-name="ce2">
            <text:p>28:53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time" office:time-value="PT10H28M51.451S" table:style-name="ce2">
            <text:p>28:51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698" table:style-name="ce1">
            <text:p>1698</text:p>
          </table:table-cell>
          <table:table-cell office:value-type="string" table:style-name="ce1">
            <text:p>Success</text:p>
          </table:table-cell>
          <table:table-cell office:value-type="float" office:value="499" table:style-name="ce1">
            <text:p>499</text:p>
          </table:table-cell>
          <table:table-cell table:number-columns-repeated="16377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time" office:time-value="PT10H28M53.133S" table:style-name="ce2">
            <text:p>28:53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time" office:time-value="PT10H28M53.095S" table:style-name="ce2">
            <text:p>28:53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time" office:time-value="PT10H28M53.155S" table:style-name="ce2">
            <text:p>28:53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time" office:time-value="PT10H28M47.886S" table:style-name="ce2">
            <text:p>28:47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5350" table:style-name="ce1">
            <text:p>5350</text:p>
          </table:table-cell>
          <table:table-cell office:value-type="string" table:style-name="ce1">
            <text:p>Success</text:p>
          </table:table-cell>
          <table:table-cell office:value-type="float" office:value="53117" table:style-name="ce1">
            <text:p>53117</text:p>
          </table:table-cell>
          <table:table-cell table:number-columns-repeated="16377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time" office:time-value="PT10H28M53.190S" table:style-name="ce2">
            <text:p>28:53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time" office:time-value="PT10H28M51.943S" table:style-name="ce2">
            <text:p>28:51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301" table:style-name="ce1">
            <text:p>1301</text:p>
          </table:table-cell>
          <table:table-cell office:value-type="string" table:style-name="ce1">
            <text:p>Success</text:p>
          </table:table-cell>
          <table:table-cell office:value-type="float" office:value="431" table:style-name="ce1">
            <text:p>431</text:p>
          </table:table-cell>
          <table:table-cell table:number-columns-repeated="16377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time" office:time-value="PT10H28M53.152S" table:style-name="ce2">
            <text:p>28:53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24" table:style-name="ce1">
            <text:p>4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time" office:time-value="PT10H28M50.468S" table:style-name="ce2">
            <text:p>28:50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173" table:style-name="ce1">
            <text:p>3173</text:p>
          </table:table-cell>
          <table:table-cell office:value-type="string" table:style-name="ce1">
            <text:p>Success</text:p>
          </table:table-cell>
          <table:table-cell office:value-type="float" office:value="53853" table:style-name="ce1">
            <text:p>53853</text:p>
          </table:table-cell>
          <table:table-cell table:number-columns-repeated="16377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time" office:time-value="PT10H28M47.640S" table:style-name="ce2">
            <text:p>28:47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6136" table:style-name="ce1">
            <text:p>6136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time" office:time-value="PT10H28M47.503S" table:style-name="ce2">
            <text:p>28:47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6316" table:style-name="ce1">
            <text:p>6316</text:p>
          </table:table-cell>
          <table:table-cell office:value-type="string" table:style-name="ce1">
            <text:p>Success</text:p>
          </table:table-cell>
          <table:table-cell office:value-type="float" office:value="53853" table:style-name="ce1">
            <text:p>53853</text:p>
          </table:table-cell>
          <table:table-cell table:number-columns-repeated="16377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time" office:time-value="PT10H28M47.873S" table:style-name="ce2">
            <text:p>28:47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960" table:style-name="ce1">
            <text:p>5960</text:p>
          </table:table-cell>
          <table:table-cell office:value-type="string" table:style-name="ce1">
            <text:p>Success</text:p>
          </table:table-cell>
          <table:table-cell office:value-type="float" office:value="59339" table:style-name="ce1">
            <text:p>59339</text:p>
          </table:table-cell>
          <table:table-cell table:number-columns-repeated="16377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time" office:time-value="PT10H28M47.674S" table:style-name="ce2">
            <text:p>28:47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6170" table:style-name="ce1">
            <text:p>6170</text:p>
          </table:table-cell>
          <table:table-cell office:value-type="string" table:style-name="ce1">
            <text:p>Success</text:p>
          </table:table-cell>
          <table:table-cell office:value-type="float" office:value="53853" table:style-name="ce1">
            <text:p>53853</text:p>
          </table:table-cell>
          <table:table-cell table:number-columns-repeated="16377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time" office:time-value="PT10H28M47.500S" table:style-name="ce2">
            <text:p>28:47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6354" table:style-name="ce1">
            <text:p>6354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time" office:time-value="PT10H28M48.182S" table:style-name="ce2">
            <text:p>28:48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814" table:style-name="ce1">
            <text:p>5814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time" office:time-value="PT10H28M53.239S" table:style-name="ce2">
            <text:p>28:53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762" table:style-name="ce1">
            <text:p>762</text:p>
          </table:table-cell>
          <table:table-cell office:value-type="string" table:style-name="ce1">
            <text:p>Success</text:p>
          </table:table-cell>
          <table:table-cell office:value-type="float" office:value="37605" table:style-name="ce1">
            <text:p>37605</text:p>
          </table:table-cell>
          <table:table-cell table:number-columns-repeated="16377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time" office:time-value="PT10H28M47.879S" table:style-name="ce2">
            <text:p>28:47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6124" table:style-name="ce1">
            <text:p>6124</text:p>
          </table:table-cell>
          <table:table-cell office:value-type="string" table:style-name="ce1">
            <text:p>Success</text:p>
          </table:table-cell>
          <table:table-cell office:value-type="float" office:value="61459" table:style-name="ce1">
            <text:p>61459</text:p>
          </table:table-cell>
          <table:table-cell table:number-columns-repeated="16377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time" office:time-value="PT10H28M47.934S" table:style-name="ce2">
            <text:p>28:47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6169" table:style-name="ce1">
            <text:p>6169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time" office:time-value="PT10H28M52.506S" table:style-name="ce2">
            <text:p>28:52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695" table:style-name="ce1">
            <text:p>1695</text:p>
          </table:table-cell>
          <table:table-cell office:value-type="string" table:style-name="ce1">
            <text:p>Success</text:p>
          </table:table-cell>
          <table:table-cell office:value-type="float" office:value="344" table:style-name="ce1">
            <text:p>344</text:p>
          </table:table-cell>
          <table:table-cell table:number-columns-repeated="16377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time" office:time-value="PT10H28M49.425S" table:style-name="ce2">
            <text:p>28:49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896" table:style-name="ce1">
            <text:p>4896</text:p>
          </table:table-cell>
          <table:table-cell office:value-type="string" table:style-name="ce1">
            <text:p>Success</text:p>
          </table:table-cell>
          <table:table-cell office:value-type="float" office:value="23050" table:style-name="ce1">
            <text:p>23050</text:p>
          </table:table-cell>
          <table:table-cell table:number-columns-repeated="16377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time" office:time-value="PT10H28M48.087S" table:style-name="ce2">
            <text:p>28:48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248" table:style-name="ce1">
            <text:p>6248</text:p>
          </table:table-cell>
          <table:table-cell office:value-type="string" table:style-name="ce1">
            <text:p>Success</text:p>
          </table:table-cell>
          <table:table-cell office:value-type="float" office:value="53117" table:style-name="ce1">
            <text:p>53117</text:p>
          </table:table-cell>
          <table:table-cell table:number-columns-repeated="16377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time" office:time-value="PT10H28M47.665S" table:style-name="ce2">
            <text:p>28:47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6673" table:style-name="ce1">
            <text:p>6673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time" office:time-value="PT10H28M48.059S" table:style-name="ce2">
            <text:p>28:48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6334" table:style-name="ce1">
            <text:p>6334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time" office:time-value="PT10H28M53.835S" table:style-name="ce2">
            <text:p>28:53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681" table:style-name="ce1">
            <text:p>681</text:p>
          </table:table-cell>
          <table:table-cell office:value-type="string" table:style-name="ce1">
            <text:p>Success</text:p>
          </table:table-cell>
          <table:table-cell office:value-type="float" office:value="64678" table:style-name="ce1">
            <text:p>64678</text:p>
          </table:table-cell>
          <table:table-cell table:number-columns-repeated="16377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time" office:time-value="PT10H28M51.040S" table:style-name="ce2">
            <text:p>28:51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531" table:style-name="ce1">
            <text:p>3531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time" office:time-value="PT10H28M48.025S" table:style-name="ce2">
            <text:p>28:48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6548" table:style-name="ce1">
            <text:p>6548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time" office:time-value="PT10H28M48.070S" table:style-name="ce2">
            <text:p>28:48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6505" table:style-name="ce1">
            <text:p>6505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time" office:time-value="PT10H28M47.850S" table:style-name="ce2">
            <text:p>28:47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6755" table:style-name="ce1">
            <text:p>6755</text:p>
          </table:table-cell>
          <table:table-cell office:value-type="string" table:style-name="ce1">
            <text:p>Success</text:p>
          </table:table-cell>
          <table:table-cell office:value-type="float" office:value="67822" table:style-name="ce1">
            <text:p>67822</text:p>
          </table:table-cell>
          <table:table-cell table:number-columns-repeated="16377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time" office:time-value="PT10H28M47.870S" table:style-name="ce2">
            <text:p>28:47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6738" table:style-name="ce1">
            <text:p>6738</text:p>
          </table:table-cell>
          <table:table-cell office:value-type="string" table:style-name="ce1">
            <text:p>Success</text:p>
          </table:table-cell>
          <table:table-cell office:value-type="float" office:value="63584" table:style-name="ce1">
            <text:p>63584</text:p>
          </table:table-cell>
          <table:table-cell table:number-columns-repeated="16377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time" office:time-value="PT10H28M47.898S" table:style-name="ce2">
            <text:p>28:47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6723" table:style-name="ce1">
            <text:p>6723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time" office:time-value="PT10H28M48.194S" table:style-name="ce2">
            <text:p>28:48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6439" table:style-name="ce1">
            <text:p>6439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time" office:time-value="PT10H28M47.879S" table:style-name="ce2">
            <text:p>28:47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6764" table:style-name="ce1">
            <text:p>6764</text:p>
          </table:table-cell>
          <table:table-cell office:value-type="string" table:style-name="ce1">
            <text:p>Success</text:p>
          </table:table-cell>
          <table:table-cell office:value-type="float" office:value="67820" table:style-name="ce1">
            <text:p>67820</text:p>
          </table:table-cell>
          <table:table-cell table:number-columns-repeated="16377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time" office:time-value="PT10H28M48.207S" table:style-name="ce2">
            <text:p>28:48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6443" table:style-name="ce1">
            <text:p>6443</text:p>
          </table:table-cell>
          <table:table-cell office:value-type="string" table:style-name="ce1">
            <text:p>Success</text:p>
          </table:table-cell>
          <table:table-cell office:value-type="float" office:value="53853" table:style-name="ce1">
            <text:p>53853</text:p>
          </table:table-cell>
          <table:table-cell table:number-columns-repeated="16377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time" office:time-value="PT10H28M48.081S" table:style-name="ce2">
            <text:p>28:48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595" table:style-name="ce1">
            <text:p>6595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time" office:time-value="PT10H28M53.247S" table:style-name="ce2">
            <text:p>28:53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558" table:style-name="ce1">
            <text:p>15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time" office:time-value="PT10H28M47.884S" table:style-name="ce2">
            <text:p>28:47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7023" table:style-name="ce1">
            <text:p>7023</text:p>
          </table:table-cell>
          <table:table-cell office:value-type="string" table:style-name="ce1">
            <text:p>Success</text:p>
          </table:table-cell>
          <table:table-cell office:value-type="float" office:value="67820" table:style-name="ce1">
            <text:p>67820</text:p>
          </table:table-cell>
          <table:table-cell table:number-columns-repeated="16377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time" office:time-value="PT10H28M47.873S" table:style-name="ce2">
            <text:p>28:47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7063" table:style-name="ce1">
            <text:p>7063</text:p>
          </table:table-cell>
          <table:table-cell office:value-type="string" table:style-name="ce1">
            <text:p>Success</text:p>
          </table:table-cell>
          <table:table-cell office:value-type="float" office:value="67821" table:style-name="ce1">
            <text:p>67821</text:p>
          </table:table-cell>
          <table:table-cell table:number-columns-repeated="16377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time" office:time-value="PT10H28M52.477S" table:style-name="ce2">
            <text:p>28:52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585" table:style-name="ce1">
            <text:p>258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time" office:time-value="PT10H28M47.895S" table:style-name="ce2">
            <text:p>28:47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7338" table:style-name="ce1">
            <text:p>7338</text:p>
          </table:table-cell>
          <table:table-cell office:value-type="string" table:style-name="ce1">
            <text:p>Success</text:p>
          </table:table-cell>
          <table:table-cell office:value-type="float" office:value="67821" table:style-name="ce1">
            <text:p>67821</text:p>
          </table:table-cell>
          <table:table-cell table:number-columns-repeated="16377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time" office:time-value="PT10H28M47.865S" table:style-name="ce2">
            <text:p>28:47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7425" table:style-name="ce1">
            <text:p>7425</text:p>
          </table:table-cell>
          <table:table-cell office:value-type="string" table:style-name="ce1">
            <text:p>Success</text:p>
          </table:table-cell>
          <table:table-cell office:value-type="float" office:value="69942" table:style-name="ce1">
            <text:p>69942</text:p>
          </table:table-cell>
          <table:table-cell table:number-columns-repeated="16377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time" office:time-value="PT10H28M53.579S" table:style-name="ce2">
            <text:p>28:53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736" table:style-name="ce1">
            <text:p>1736</text:p>
          </table:table-cell>
          <table:table-cell office:value-type="string" table:style-name="ce1">
            <text:p>Success</text:p>
          </table:table-cell>
          <table:table-cell office:value-type="float" office:value="507" table:style-name="ce1">
            <text:p>507</text:p>
          </table:table-cell>
          <table:table-cell table:number-columns-repeated="16377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time" office:time-value="PT10H28M47.887S" table:style-name="ce2">
            <text:p>28:47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7451" table:style-name="ce1">
            <text:p>7451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time" office:time-value="PT10H28M54.337S" table:style-name="ce2">
            <text:p>28:54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139" table:style-name="ce1">
            <text:p>1139</text:p>
          </table:table-cell>
          <table:table-cell office:value-type="string" table:style-name="ce1">
            <text:p>Success</text:p>
          </table:table-cell>
          <table:table-cell office:value-type="float" office:value="37605" table:style-name="ce1">
            <text:p>37605</text:p>
          </table:table-cell>
          <table:table-cell table:number-columns-repeated="16377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time" office:time-value="PT10H28M47.958S" table:style-name="ce2">
            <text:p>28:48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7524" table:style-name="ce1">
            <text:p>7524</text:p>
          </table:table-cell>
          <table:table-cell office:value-type="string" table:style-name="ce1">
            <text:p>Success</text:p>
          </table:table-cell>
          <table:table-cell office:value-type="float" office:value="69944" table:style-name="ce1">
            <text:p>69944</text:p>
          </table:table-cell>
          <table:table-cell table:number-columns-repeated="16377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time" office:time-value="PT10H28M54.519S" table:style-name="ce2">
            <text:p>28:54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time" office:time-value="PT10H28M54.007S" table:style-name="ce2">
            <text:p>28:54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662" table:style-name="ce1">
            <text:p>1662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time" office:time-value="PT10H28M54.909S" table:style-name="ce2">
            <text:p>28:54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780" table:style-name="ce1">
            <text:p>780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time" office:time-value="PT10H28M55.618S" table:style-name="ce2">
            <text:p>28:55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time" office:time-value="PT10H28M54.608S" table:style-name="ce2">
            <text:p>28:54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186" table:style-name="ce1">
            <text:p>1186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time" office:time-value="PT10H28M48.075S" table:style-name="ce2">
            <text:p>28:48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7757" table:style-name="ce1">
            <text:p>7757</text:p>
          </table:table-cell>
          <table:table-cell office:value-type="string" table:style-name="ce1">
            <text:p>Success</text:p>
          </table:table-cell>
          <table:table-cell office:value-type="float" office:value="72062" table:style-name="ce1">
            <text:p>72062</text:p>
          </table:table-cell>
          <table:table-cell table:number-columns-repeated="16377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time" office:time-value="PT10H28M54.939S" table:style-name="ce2">
            <text:p>28:54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897" table:style-name="ce1">
            <text:p>897</text:p>
          </table:table-cell>
          <table:table-cell office:value-type="string" table:style-name="ce1">
            <text:p>Success</text:p>
          </table:table-cell>
          <table:table-cell office:value-type="float" office:value="64678" table:style-name="ce1">
            <text:p>64678</text:p>
          </table:table-cell>
          <table:table-cell table:number-columns-repeated="16377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time" office:time-value="PT10H28M52.180S" table:style-name="ce2">
            <text:p>28:52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679" table:style-name="ce1">
            <text:p>3679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time" office:time-value="PT10H28M55.731S" table:style-name="ce2">
            <text:p>28:55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time" office:time-value="PT10H28M55.236S" table:style-name="ce2">
            <text:p>28:55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27" table:style-name="ce1">
            <text:p>627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time" office:time-value="PT10H28M54.645S" table:style-name="ce2">
            <text:p>28:54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290" table:style-name="ce1">
            <text:p>1290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time" office:time-value="PT10H28M55.862S" table:style-name="ce2">
            <text:p>28:55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time" office:time-value="PT10H28M54.610S" table:style-name="ce2">
            <text:p>28:54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391" table:style-name="ce1">
            <text:p>1391</text:p>
          </table:table-cell>
          <table:table-cell office:value-type="string" table:style-name="ce1">
            <text:p>Success</text:p>
          </table:table-cell>
          <table:table-cell office:value-type="float" office:value="64678" table:style-name="ce1">
            <text:p>64678</text:p>
          </table:table-cell>
          <table:table-cell table:number-columns-repeated="16377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time" office:time-value="PT10H28M55.953S" table:style-name="ce2">
            <text:p>28:56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time" office:time-value="PT10H28M56.010S" table:style-name="ce2">
            <text:p>28:56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time" office:time-value="PT10H28M55.294S" table:style-name="ce2">
            <text:p>28:55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Success</text:p>
          </table:table-cell>
          <table:table-cell office:value-type="float" office:value="64678" table:style-name="ce1">
            <text:p>64678</text:p>
          </table:table-cell>
          <table:table-cell table:number-columns-repeated="16377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time" office:time-value="PT10H28M55.486S" table:style-name="ce2">
            <text:p>28:55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602" table:style-name="ce1">
            <text:p>602</text:p>
          </table:table-cell>
          <table:table-cell office:value-type="string" table:style-name="ce1">
            <text:p>Success</text:p>
          </table:table-cell>
          <table:table-cell office:value-type="float" office:value="64676" table:style-name="ce1">
            <text:p>64676</text:p>
          </table:table-cell>
          <table:table-cell table:number-columns-repeated="16377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time" office:time-value="PT10H28M55.837S" table:style-name="ce2">
            <text:p>28:55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578" table:style-name="ce1">
            <text:p>578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time" office:time-value="PT10H28M56.418S" table:style-name="ce2">
            <text:p>28:56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time" office:time-value="PT10H28M56.003S" table:style-name="ce2">
            <text:p>28:56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543" table:style-name="ce1">
            <text:p>543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time" office:time-value="PT10H28M56.090S" table:style-name="ce2">
            <text:p>28:56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486" table:style-name="ce1">
            <text:p>486</text:p>
          </table:table-cell>
          <table:table-cell office:value-type="string" table:style-name="ce1">
            <text:p>Success</text:p>
          </table:table-cell>
          <table:table-cell office:value-type="float" office:value="39830" table:style-name="ce1">
            <text:p>39830</text:p>
          </table:table-cell>
          <table:table-cell table:number-columns-repeated="16377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time" office:time-value="PT10H28M56.046S" table:style-name="ce2">
            <text:p>28:56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531" table:style-name="ce1">
            <text:p>531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time" office:time-value="PT10H28M56.547S" table:style-name="ce2">
            <text:p>28:56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time" office:time-value="PT10H28M56.533S" table:style-name="ce2">
            <text:p>28:56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time" office:time-value="PT10H28M56.591S" table:style-name="ce2">
            <text:p>28:56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time" office:time-value="PT10H28M56.577S" table:style-name="ce2">
            <text:p>28:56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time" office:time-value="PT10H28M56.578S" table:style-name="ce2">
            <text:p>28:56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time" office:time-value="PT10H28M55.835S" table:style-name="ce2">
            <text:p>28:55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823" table:style-name="ce1">
            <text:p>823</text:p>
          </table:table-cell>
          <table:table-cell office:value-type="string" table:style-name="ce1">
            <text:p>Success</text:p>
          </table:table-cell>
          <table:table-cell office:value-type="float" office:value="64678" table:style-name="ce1">
            <text:p>64678</text:p>
          </table:table-cell>
          <table:table-cell table:number-columns-repeated="16377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time" office:time-value="PT10H28M56.628S" table:style-name="ce2">
            <text:p>28:56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time" office:time-value="PT10H28M56.619S" table:style-name="ce2">
            <text:p>28:56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time" office:time-value="PT10H28M56.653S" table:style-name="ce2">
            <text:p>28:56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time" office:time-value="PT10H28M56.672S" table:style-name="ce2">
            <text:p>28:56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time" office:time-value="PT10H28M56.641S" table:style-name="ce2">
            <text:p>28:56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time" office:time-value="PT10H28M56.673S" table:style-name="ce2">
            <text:p>28:56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time" office:time-value="PT10H28M56.756S" table:style-name="ce2">
            <text:p>28:56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time" office:time-value="PT10H28M56.720S" table:style-name="ce2">
            <text:p>28:56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time" office:time-value="PT10H28M56.716S" table:style-name="ce2">
            <text:p>28:56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time" office:time-value="PT10H28M56.727S" table:style-name="ce2">
            <text:p>28:56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time" office:time-value="PT10H28M56.661S" table:style-name="ce2">
            <text:p>28:56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time" office:time-value="PT10H28M55.317S" table:style-name="ce2">
            <text:p>28:55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505" table:style-name="ce1">
            <text:p>1505</text:p>
          </table:table-cell>
          <table:table-cell office:value-type="string" table:style-name="ce1">
            <text:p>Success</text:p>
          </table:table-cell>
          <table:table-cell office:value-type="float" office:value="445" table:style-name="ce1">
            <text:p>445</text:p>
          </table:table-cell>
          <table:table-cell table:number-columns-repeated="16377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time" office:time-value="PT10H28M56.807S" table:style-name="ce2">
            <text:p>28:56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time" office:time-value="PT10H28M56.814S" table:style-name="ce2">
            <text:p>28:56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time" office:time-value="PT10H28M54.808S" table:style-name="ce2">
            <text:p>28:54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047" table:style-name="ce1">
            <text:p>20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time" office:time-value="PT10H28M56.818S" table:style-name="ce2">
            <text:p>28:56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time" office:time-value="PT10H28M56.882S" table:style-name="ce2">
            <text:p>28:56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time" office:time-value="PT10H28M56.838S" table:style-name="ce2">
            <text:p>28:56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time" office:time-value="PT10H28M56.927S" table:style-name="ce2">
            <text:p>28:56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time" office:time-value="PT10H28M56.993S" table:style-name="ce2">
            <text:p>28:57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time" office:time-value="PT10H28M48.204S" table:style-name="ce2">
            <text:p>28:48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8846" table:style-name="ce1">
            <text:p>8846</text:p>
          </table:table-cell>
          <table:table-cell office:value-type="string" table:style-name="ce1">
            <text:p>Success</text:p>
          </table:table-cell>
          <table:table-cell office:value-type="float" office:value="80544" table:style-name="ce1">
            <text:p>80544</text:p>
          </table:table-cell>
          <table:table-cell table:number-columns-repeated="16377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time" office:time-value="PT10H28M48.155S" table:style-name="ce2">
            <text:p>28:48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8899" table:style-name="ce1">
            <text:p>8899</text:p>
          </table:table-cell>
          <table:table-cell office:value-type="string" table:style-name="ce1">
            <text:p>Success</text:p>
          </table:table-cell>
          <table:table-cell office:value-type="float" office:value="78423" table:style-name="ce1">
            <text:p>78423</text:p>
          </table:table-cell>
          <table:table-cell table:number-columns-repeated="16377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time" office:time-value="PT10H28M56.824S" table:style-name="ce2">
            <text:p>28:56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Success</text:p>
          </table:table-cell>
          <table:table-cell office:value-type="float" office:value="503" table:style-name="ce1">
            <text:p>503</text:p>
          </table:table-cell>
          <table:table-cell table:number-columns-repeated="16377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time" office:time-value="PT10H28M56.856S" table:style-name="ce2">
            <text:p>28:56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Success</text:p>
          </table:table-cell>
          <table:table-cell office:value-type="float" office:value="431" table:style-name="ce1">
            <text:p>431</text:p>
          </table:table-cell>
          <table:table-cell table:number-columns-repeated="16377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time" office:time-value="PT10H28M56.834S" table:style-name="ce2">
            <text:p>28:56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time" office:time-value="PT10H28M57.038S" table:style-name="ce2">
            <text:p>28:57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time" office:time-value="PT10H28M48.165S" table:style-name="ce2">
            <text:p>28:48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9057" table:style-name="ce1">
            <text:p>9057</text:p>
          </table:table-cell>
          <table:table-cell office:value-type="string" table:style-name="ce1">
            <text:p>Success</text:p>
          </table:table-cell>
          <table:table-cell office:value-type="float" office:value="82665" table:style-name="ce1">
            <text:p>82665</text:p>
          </table:table-cell>
          <table:table-cell table:number-columns-repeated="16377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time" office:time-value="PT10H28M57.085S" table:style-name="ce2">
            <text:p>28:57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Success</text:p>
          </table:table-cell>
          <table:table-cell office:value-type="float" office:value="513" table:style-name="ce1">
            <text:p>513</text:p>
          </table:table-cell>
          <table:table-cell table:number-columns-repeated="16377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time" office:time-value="PT10H28M57.110S" table:style-name="ce2">
            <text:p>28:57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Success</text:p>
          </table:table-cell>
          <table:table-cell office:value-type="float" office:value="467" table:style-name="ce1">
            <text:p>467</text:p>
          </table:table-cell>
          <table:table-cell table:number-columns-repeated="16377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time" office:time-value="PT10H28M48.174S" table:style-name="ce2">
            <text:p>28:48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9301" table:style-name="ce1">
            <text:p>9301</text:p>
          </table:table-cell>
          <table:table-cell office:value-type="string" table:style-name="ce1">
            <text:p>Success</text:p>
          </table:table-cell>
          <table:table-cell office:value-type="float" office:value="84786" table:style-name="ce1">
            <text:p>84786</text:p>
          </table:table-cell>
          <table:table-cell table:number-columns-repeated="16377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time" office:time-value="PT10H28M57.055S" table:style-name="ce2">
            <text:p>28:57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467" table:style-name="ce1">
            <text:p>467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time" office:time-value="PT10H28M57.226S" table:style-name="ce2">
            <text:p>28:57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time" office:time-value="PT10H28M57.327S" table:style-name="ce2">
            <text:p>28:57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Success</text:p>
          </table:table-cell>
          <table:table-cell office:value-type="float" office:value="431" table:style-name="ce1">
            <text:p>431</text:p>
          </table:table-cell>
          <table:table-cell table:number-columns-repeated="16377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time" office:time-value="PT10H28M57.373S" table:style-name="ce2">
            <text:p>28:57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Success</text:p>
          </table:table-cell>
          <table:table-cell office:value-type="float" office:value="431" table:style-name="ce1">
            <text:p>431</text:p>
          </table:table-cell>
          <table:table-cell table:number-columns-repeated="16377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time" office:time-value="PT10H28M57.610S" table:style-name="ce2">
            <text:p>28:57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uccess</text:p>
          </table:table-cell>
          <table:table-cell office:value-type="float" office:value="443" table:style-name="ce1">
            <text:p>443</text:p>
          </table:table-cell>
          <table:table-cell table:number-columns-repeated="16377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time" office:time-value="PT10H28M57.053S" table:style-name="ce2">
            <text:p>28:57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789" table:style-name="ce1">
            <text:p>789</text:p>
          </table:table-cell>
          <table:table-cell office:value-type="string" table:style-name="ce1">
            <text:p>Success</text:p>
          </table:table-cell>
          <table:table-cell office:value-type="float" office:value="64678" table:style-name="ce1">
            <text:p>64678</text:p>
          </table:table-cell>
          <table:table-cell table:number-columns-repeated="16377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time" office:time-value="PT10H28M57.651S" table:style-name="ce2">
            <text:p>28:57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439" table:style-name="ce1">
            <text:p>439</text:p>
          </table:table-cell>
          <table:table-cell table:number-columns-repeated="16377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time" office:time-value="PT10H28M57.478S" table:style-name="ce2">
            <text:p>28:57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uccess</text:p>
          </table:table-cell>
          <table:table-cell office:value-type="float" office:value="64678" table:style-name="ce1">
            <text:p>64678</text:p>
          </table:table-cell>
          <table:table-cell table:number-columns-repeated="16377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time" office:time-value="PT10H28M57.862S" table:style-name="ce2">
            <text:p>28:57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445" table:style-name="ce1">
            <text:p>445</text:p>
          </table:table-cell>
          <table:table-cell table:number-columns-repeated="16377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time" office:time-value="PT10H28M48.151S" table:style-name="ce2">
            <text:p>28:48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9904" table:style-name="ce1">
            <text:p>9904</text:p>
          </table:table-cell>
          <table:table-cell office:value-type="string" table:style-name="ce1">
            <text:p>Success</text:p>
          </table:table-cell>
          <table:table-cell office:value-type="float" office:value="86905" table:style-name="ce1">
            <text:p>86905</text:p>
          </table:table-cell>
          <table:table-cell table:number-columns-repeated="16377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time" office:time-value="PT10H28M57.847S" table:style-name="ce2">
            <text:p>28:57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time" office:time-value="PT10H28M57.878S" table:style-name="ce2">
            <text:p>28:57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time" office:time-value="PT10H28M57.836S" table:style-name="ce2">
            <text:p>28:57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Success</text:p>
          </table:table-cell>
          <table:table-cell office:value-type="float" office:value="535" table:style-name="ce1">
            <text:p>535</text:p>
          </table:table-cell>
          <table:table-cell table:number-columns-repeated="16377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time" office:time-value="PT10H28M58.167S" table:style-name="ce2">
            <text:p>28:58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time" office:time-value="PT10H28M48.138S" table:style-name="ce2">
            <text:p>28:48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0058" table:style-name="ce1">
            <text:p>10058</text:p>
          </table:table-cell>
          <table:table-cell office:value-type="string" table:style-name="ce1">
            <text:p>Success</text:p>
          </table:table-cell>
          <table:table-cell office:value-type="float" office:value="86907" table:style-name="ce1">
            <text:p>86907</text:p>
          </table:table-cell>
          <table:table-cell table:number-columns-repeated="16377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time" office:time-value="PT10H28M48.264S" table:style-name="ce2">
            <text:p>28:48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9946" table:style-name="ce1">
            <text:p>9946</text:p>
          </table:table-cell>
          <table:table-cell office:value-type="string" table:style-name="ce1">
            <text:p>Success</text:p>
          </table:table-cell>
          <table:table-cell office:value-type="float" office:value="89126" table:style-name="ce1">
            <text:p>89126</text:p>
          </table:table-cell>
          <table:table-cell table:number-columns-repeated="16377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time" office:time-value="PT10H28M58.141S" table:style-name="ce2">
            <text:p>28:58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time" office:time-value="PT10H28M58.028S" table:style-name="ce2">
            <text:p>28:58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time" office:time-value="PT10H28M58.186S" table:style-name="ce2">
            <text:p>28:58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time" office:time-value="PT10H28M58.240S" table:style-name="ce2">
            <text:p>28:58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time" office:time-value="PT10H28M58.276S" table:style-name="ce2">
            <text:p>28:58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time" office:time-value="PT10H28M48.237S" table:style-name="ce2">
            <text:p>28:48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0118" table:style-name="ce1">
            <text:p>10118</text:p>
          </table:table-cell>
          <table:table-cell office:value-type="string" table:style-name="ce1">
            <text:p>Success</text:p>
          </table:table-cell>
          <table:table-cell office:value-type="float" office:value="91145" table:style-name="ce1">
            <text:p>91145</text:p>
          </table:table-cell>
          <table:table-cell table:number-columns-repeated="16377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time" office:time-value="PT10H28M58.304S" table:style-name="ce2">
            <text:p>28:58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time" office:time-value="PT10H28M58.246S" table:style-name="ce2">
            <text:p>28:58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449" table:style-name="ce1">
            <text:p>449</text:p>
          </table:table-cell>
          <table:table-cell table:number-columns-repeated="16377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time" office:time-value="PT10H28M58.176S" table:style-name="ce2">
            <text:p>28:58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Success</text:p>
          </table:table-cell>
          <table:table-cell office:value-type="float" office:value="431" table:style-name="ce1">
            <text:p>431</text:p>
          </table:table-cell>
          <table:table-cell table:number-columns-repeated="16377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time" office:time-value="PT10H28M58.369S" table:style-name="ce2">
            <text:p>28:58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time" office:time-value="PT10H28M58.056S" table:style-name="ce2">
            <text:p>28:58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time" office:time-value="PT10H28M58.354S" table:style-name="ce2">
            <text:p>28:58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time" office:time-value="PT10H28M48.210S" table:style-name="ce2">
            <text:p>28:48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0288" table:style-name="ce1">
            <text:p>10288</text:p>
          </table:table-cell>
          <table:table-cell office:value-type="string" table:style-name="ce1">
            <text:p>Success</text:p>
          </table:table-cell>
          <table:table-cell office:value-type="float" office:value="91150" table:style-name="ce1">
            <text:p>91150</text:p>
          </table:table-cell>
          <table:table-cell table:number-columns-repeated="16377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time" office:time-value="PT10H28M58.437S" table:style-name="ce2">
            <text:p>28:58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time" office:time-value="PT10H28M58.454S" table:style-name="ce2">
            <text:p>28:58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time" office:time-value="PT10H28M48.243S" table:style-name="ce2">
            <text:p>28:48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0350" table:style-name="ce1">
            <text:p>10350</text:p>
          </table:table-cell>
          <table:table-cell office:value-type="string" table:style-name="ce1">
            <text:p>Success</text:p>
          </table:table-cell>
          <table:table-cell office:value-type="float" office:value="91145" table:style-name="ce1">
            <text:p>91145</text:p>
          </table:table-cell>
          <table:table-cell table:number-columns-repeated="16377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time" office:time-value="PT10H28M58.212S" table:style-name="ce2">
            <text:p>28:58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47" table:style-name="ce1">
            <text:p>447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time" office:time-value="PT10H28M58.398S" table:style-name="ce2">
            <text:p>28:58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Success</text:p>
          </table:table-cell>
          <table:table-cell office:value-type="float" office:value="495" table:style-name="ce1">
            <text:p>495</text:p>
          </table:table-cell>
          <table:table-cell table:number-columns-repeated="16377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time" office:time-value="PT10H28M58.429S" table:style-name="ce2">
            <text:p>28:58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Success</text:p>
          </table:table-cell>
          <table:table-cell office:value-type="float" office:value="431" table:style-name="ce1">
            <text:p>431</text:p>
          </table:table-cell>
          <table:table-cell table:number-columns-repeated="16377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time" office:time-value="PT10H28M48.496S" table:style-name="ce2">
            <text:p>28:48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0230" table:style-name="ce1">
            <text:p>10230</text:p>
          </table:table-cell>
          <table:table-cell office:value-type="string" table:style-name="ce1">
            <text:p>Success</text:p>
          </table:table-cell>
          <table:table-cell office:value-type="float" office:value="91249" table:style-name="ce1">
            <text:p>91249</text:p>
          </table:table-cell>
          <table:table-cell table:number-columns-repeated="16377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time" office:time-value="PT10H28M58.692S" table:style-name="ce2">
            <text:p>28:58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out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time" office:time-value="PT10H28M58.662S" table:style-name="ce2">
            <text:p>28:58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time" office:time-value="PT10H28M58.736S" table:style-name="ce2">
            <text:p>28:58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time" office:time-value="PT10H28M58.770S" table:style-name="ce2">
            <text:p>28:58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time" office:time-value="PT10H28M48.456S" table:style-name="ce2">
            <text:p>28:48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0356" table:style-name="ce1">
            <text:p>10356</text:p>
          </table:table-cell>
          <table:table-cell office:value-type="string" table:style-name="ce1">
            <text:p>Success</text:p>
          </table:table-cell>
          <table:table-cell office:value-type="float" office:value="91249" table:style-name="ce1">
            <text:p>91249</text:p>
          </table:table-cell>
          <table:table-cell table:number-columns-repeated="16377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time" office:time-value="PT10H28M58.669S" table:style-name="ce2">
            <text:p>28:58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521" table:style-name="ce1">
            <text:p>521</text:p>
          </table:table-cell>
          <table:table-cell table:number-columns-repeated="16377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time" office:time-value="PT10H28M58.736S" table:style-name="ce2">
            <text:p>28:58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time" office:time-value="PT10H28M58.199S" table:style-name="ce2">
            <text:p>28:58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705" table:style-name="ce1">
            <text:p>705</text:p>
          </table:table-cell>
          <table:table-cell office:value-type="string" table:style-name="ce1">
            <text:p>Success</text:p>
          </table:table-cell>
          <table:table-cell office:value-type="float" office:value="53853" table:style-name="ce1">
            <text:p>53853</text:p>
          </table:table-cell>
          <table:table-cell table:number-columns-repeated="16377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time" office:time-value="PT10H28M58.356S" table:style-name="ce2">
            <text:p>28:58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51" table:style-name="ce1">
            <text:p>551</text:p>
          </table:table-cell>
          <table:table-cell office:value-type="string" table:style-name="ce1">
            <text:p>Success</text:p>
          </table:table-cell>
          <table:table-cell office:value-type="float" office:value="64678" table:style-name="ce1">
            <text:p>64678</text:p>
          </table:table-cell>
          <table:table-cell table:number-columns-repeated="16377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time" office:time-value="PT10H28M58.880S" table:style-name="ce2">
            <text:p>28:58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92" table:style-name="ce1">
            <text:p>292</text:p>
          </table:table-cell>
          <table:table-cell table:number-columns-repeated="16377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time" office:time-value="PT10H28M58.840S" table:style-name="ce2">
            <text:p>28:58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Success</text:p>
          </table:table-cell>
          <table:table-cell office:value-type="float" office:value="431" table:style-name="ce1">
            <text:p>431</text:p>
          </table:table-cell>
          <table:table-cell table:number-columns-repeated="16377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time" office:time-value="PT10H28M58.597S" table:style-name="ce2">
            <text:p>28:58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34" table:style-name="ce1">
            <text:p>434</text:p>
          </table:table-cell>
          <table:table-cell office:value-type="string" table:style-name="ce1">
            <text:p>Success</text:p>
          </table:table-cell>
          <table:table-cell office:value-type="float" office:value="64678" table:style-name="ce1">
            <text:p>64678</text:p>
          </table:table-cell>
          <table:table-cell table:number-columns-repeated="16377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time" office:time-value="PT10H28M58.728S" table:style-name="ce2">
            <text:p>28:58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time" office:time-value="PT10H28M58.501S" table:style-name="ce2">
            <text:p>28:58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646" table:style-name="ce1">
            <text:p>646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time" office:time-value="PT10H28M59.132S" table:style-name="ce2">
            <text:p>28:59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time" office:time-value="PT10H28M59.183S" table:style-name="ce2">
            <text:p>28:59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time" office:time-value="PT10H28M59.275S" table:style-name="ce2">
            <text:p>28:59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338" table:style-name="ce1">
            <text:p>338</text:p>
          </table:table-cell>
          <table:table-cell table:number-columns-repeated="16377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time" office:time-value="PT10H28M59.034S" table:style-name="ce2">
            <text:p>28:59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time" office:time-value="PT10H28M58.814S" table:style-name="ce2">
            <text:p>28:58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701" table:style-name="ce1">
            <text:p>701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time" office:time-value="PT10H28M58.909S" table:style-name="ce2">
            <text:p>28:58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667" table:style-name="ce1">
            <text:p>667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time" office:time-value="PT10H28M59.512S" table:style-name="ce2">
            <text:p>28:59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time" office:time-value="PT10H28M59.582S" table:style-name="ce2">
            <text:p>28:59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time" office:time-value="PT10H28M59.578S" table:style-name="ce2">
            <text:p>28:59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time" office:time-value="PT10H28M59.687S" table:style-name="ce2">
            <text:p>28:59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time" office:time-value="PT10H28M59.516S" table:style-name="ce2">
            <text:p>28:59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time" office:time-value="PT10H28M59.868S" table:style-name="ce2">
            <text:p>28:59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time" office:time-value="PT10H28M59.972S" table:style-name="ce2">
            <text:p>29:00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338" table:style-name="ce1">
            <text:p>338</text:p>
          </table:table-cell>
          <table:table-cell table:number-columns-repeated="16377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time" office:time-value="PT10H28M59.783S" table:style-name="ce2">
            <text:p>28:59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time" office:time-value="PT10H28M59.682S" table:style-name="ce2">
            <text:p>28:59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463" table:style-name="ce1">
            <text:p>463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time" office:time-value="PT10H29M0.097S" table:style-name="ce2">
            <text:p>29:00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time" office:time-value="PT10H29M0.173S" table:style-name="ce2">
            <text:p>29:00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time" office:time-value="PT10H28M59.029S" table:style-name="ce2">
            <text:p>28:59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204" table:style-name="ce1">
            <text:p>1204</text:p>
          </table:table-cell>
          <table:table-cell office:value-type="string" table:style-name="ce1">
            <text:p>Success</text:p>
          </table:table-cell>
          <table:table-cell office:value-type="float" office:value="431" table:style-name="ce1">
            <text:p>431</text:p>
          </table:table-cell>
          <table:table-cell table:number-columns-repeated="16377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time" office:time-value="PT10H29M0.147S" table:style-name="ce2">
            <text:p>29:00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time" office:time-value="PT10H29M0.247S" table:style-name="ce2">
            <text:p>29:00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time" office:time-value="PT10H28M50.901S" table:style-name="ce2">
            <text:p>28:50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0696" table:style-name="ce1">
            <text:p>10696</text:p>
          </table:table-cell>
          <table:table-cell office:value-type="string" table:style-name="ce1">
            <text:p>Success</text:p>
          </table:table-cell>
          <table:table-cell office:value-type="float" office:value="91230" table:style-name="ce1">
            <text:p>91230</text:p>
          </table:table-cell>
          <table:table-cell table:number-columns-repeated="16377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time" office:time-value="PT10H28M50.876S" table:style-name="ce2">
            <text:p>28:50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0762" table:style-name="ce1">
            <text:p>10762</text:p>
          </table:table-cell>
          <table:table-cell office:value-type="string" table:style-name="ce1">
            <text:p>Success</text:p>
          </table:table-cell>
          <table:table-cell office:value-type="float" office:value="91247" table:style-name="ce1">
            <text:p>91247</text:p>
          </table:table-cell>
          <table:table-cell table:number-columns-repeated="16377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time" office:time-value="PT10H29M1.640S" table:style-name="ce2">
            <text:p>29:01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430" table:style-name="ce1">
            <text:p>430</text:p>
          </table:table-cell>
          <table:table-cell table:number-columns-repeated="16377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time" office:time-value="PT10H29M1.599S" table:style-name="ce2">
            <text:p>29:01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430" table:style-name="ce1">
            <text:p>430</text:p>
          </table:table-cell>
          <table:table-cell table:number-columns-repeated="16377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time" office:time-value="PT10H28M50.892S" table:style-name="ce2">
            <text:p>28:50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0880" table:style-name="ce1">
            <text:p>10880</text:p>
          </table:table-cell>
          <table:table-cell office:value-type="string" table:style-name="ce1">
            <text:p>Success</text:p>
          </table:table-cell>
          <table:table-cell office:value-type="float" office:value="91247" table:style-name="ce1">
            <text:p>91247</text:p>
          </table:table-cell>
          <table:table-cell table:number-columns-repeated="16377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time" office:time-value="PT10H29M1.760S" table:style-name="ce2">
            <text:p>29:01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482" table:style-name="ce1">
            <text:p>482</text:p>
          </table:table-cell>
          <table:table-cell table:number-columns-repeated="16377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time" office:time-value="PT10H29M1.761S" table:style-name="ce2">
            <text:p>29:01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482" table:style-name="ce1">
            <text:p>482</text:p>
          </table:table-cell>
          <table:table-cell table:number-columns-repeated="16377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time" office:time-value="PT10H29M1.800S" table:style-name="ce2">
            <text:p>29:01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482" table:style-name="ce1">
            <text:p>482</text:p>
          </table:table-cell>
          <table:table-cell table:number-columns-repeated="16377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time" office:time-value="PT10H29M1.775S" table:style-name="ce2">
            <text:p>29:01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430" table:style-name="ce1">
            <text:p>430</text:p>
          </table:table-cell>
          <table:table-cell table:number-columns-repeated="16377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time" office:time-value="PT10H29M1.879S" table:style-name="ce2">
            <text:p>29:01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482" table:style-name="ce1">
            <text:p>482</text:p>
          </table:table-cell>
          <table:table-cell table:number-columns-repeated="16377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time" office:time-value="PT10H29M1.817S" table:style-name="ce2">
            <text:p>29:01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482" table:style-name="ce1">
            <text:p>482</text:p>
          </table:table-cell>
          <table:table-cell table:number-columns-repeated="16377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time" office:time-value="PT10H29M1.912S" table:style-name="ce2">
            <text:p>29:01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482" table:style-name="ce1">
            <text:p>482</text:p>
          </table:table-cell>
          <table:table-cell table:number-columns-repeated="16377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time" office:time-value="PT10H29M2.008S" table:style-name="ce2">
            <text:p>29:02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482" table:style-name="ce1">
            <text:p>482</text:p>
          </table:table-cell>
          <table:table-cell table:number-columns-repeated="16377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time" office:time-value="PT10H29M1.837S" table:style-name="ce2">
            <text:p>29:01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482" table:style-name="ce1">
            <text:p>482</text:p>
          </table:table-cell>
          <table:table-cell table:number-columns-repeated="16377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time" office:time-value="PT10H29M1.926S" table:style-name="ce2">
            <text:p>29:01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Success</text:p>
          </table:table-cell>
          <table:table-cell office:value-type="float" office:value="482" table:style-name="ce1">
            <text:p>482</text:p>
          </table:table-cell>
          <table:table-cell table:number-columns-repeated="16377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time" office:time-value="PT10H28M51.964S" table:style-name="ce2">
            <text:p>28:52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0642" table:style-name="ce1">
            <text:p>10642</text:p>
          </table:table-cell>
          <table:table-cell office:value-type="string" table:style-name="ce1">
            <text:p>Success</text:p>
          </table:table-cell>
          <table:table-cell office:value-type="float" office:value="91246" table:style-name="ce1">
            <text:p>91246</text:p>
          </table:table-cell>
          <table:table-cell table:number-columns-repeated="16377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time" office:time-value="PT10H29M2.608S" table:style-name="ce2">
            <text:p>29:02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478" table:style-name="ce1">
            <text:p>478</text:p>
          </table:table-cell>
          <table:table-cell table:number-columns-repeated="16377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time" office:time-value="PT10H28M52.365S" table:style-name="ce2">
            <text:p>28:52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0431" table:style-name="ce1">
            <text:p>10431</text:p>
          </table:table-cell>
          <table:table-cell office:value-type="string" table:style-name="ce1">
            <text:p>Success</text:p>
          </table:table-cell>
          <table:table-cell office:value-type="float" office:value="91217" table:style-name="ce1">
            <text:p>91217</text:p>
          </table:table-cell>
          <table:table-cell table:number-columns-repeated="16377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time" office:time-value="PT10H29M2.724S" table:style-name="ce2">
            <text:p>29:02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530" table:style-name="ce1">
            <text:p>530</text:p>
          </table:table-cell>
          <table:table-cell table:number-columns-repeated="16377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time" office:time-value="PT10H29M2.799S" table:style-name="ce2">
            <text:p>29:02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530" table:style-name="ce1">
            <text:p>530</text:p>
          </table:table-cell>
          <table:table-cell table:number-columns-repeated="16377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time" office:time-value="PT10H29M2.896S" table:style-name="ce2">
            <text:p>29:02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530" table:style-name="ce1">
            <text:p>530</text:p>
          </table:table-cell>
          <table:table-cell table:number-columns-repeated="16377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time" office:time-value="PT10H28M52.663S" table:style-name="ce2">
            <text:p>28:52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0416" table:style-name="ce1">
            <text:p>10416</text:p>
          </table:table-cell>
          <table:table-cell office:value-type="string" table:style-name="ce1">
            <text:p>Success</text:p>
          </table:table-cell>
          <table:table-cell office:value-type="float" office:value="93280" table:style-name="ce1">
            <text:p>93280</text:p>
          </table:table-cell>
          <table:table-cell table:number-columns-repeated="16377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time" office:time-value="PT10H28M52.776S" table:style-name="ce2">
            <text:p>28:52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0654" table:style-name="ce1">
            <text:p>10654</text:p>
          </table:table-cell>
          <table:table-cell office:value-type="string" table:style-name="ce1">
            <text:p>Success</text:p>
          </table:table-cell>
          <table:table-cell office:value-type="float" office:value="95401" table:style-name="ce1">
            <text:p>95401</text:p>
          </table:table-cell>
          <table:table-cell table:number-columns-repeated="16377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time" office:time-value="PT10H28M52.962S" table:style-name="ce2">
            <text:p>28:53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0662" table:style-name="ce1">
            <text:p>10662</text:p>
          </table:table-cell>
          <table:table-cell office:value-type="string" table:style-name="ce1">
            <text:p>Success</text:p>
          </table:table-cell>
          <table:table-cell office:value-type="float" office:value="97523" table:style-name="ce1">
            <text:p>97523</text:p>
          </table:table-cell>
          <table:table-cell table:number-columns-repeated="16377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time" office:time-value="PT10H28M53.093S" table:style-name="ce2">
            <text:p>28:53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0621" table:style-name="ce1">
            <text:p>10621</text:p>
          </table:table-cell>
          <table:table-cell office:value-type="string" table:style-name="ce1">
            <text:p>Success</text:p>
          </table:table-cell>
          <table:table-cell office:value-type="float" office:value="97590" table:style-name="ce1">
            <text:p>97590</text:p>
          </table:table-cell>
          <table:table-cell table:number-columns-repeated="16377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time" office:time-value="PT10H28M53.020S" table:style-name="ce2">
            <text:p>28:53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0698" table:style-name="ce1">
            <text:p>10698</text:p>
          </table:table-cell>
          <table:table-cell office:value-type="string" table:style-name="ce1">
            <text:p>Success</text:p>
          </table:table-cell>
          <table:table-cell office:value-type="float" office:value="97589" table:style-name="ce1">
            <text:p>97589</text:p>
          </table:table-cell>
          <table:table-cell table:number-columns-repeated="16377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time" office:time-value="PT10H28M53.205S" table:style-name="ce2">
            <text:p>28:53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0693" table:style-name="ce1">
            <text:p>10693</text:p>
          </table:table-cell>
          <table:table-cell office:value-type="string" table:style-name="ce1">
            <text:p>Success</text:p>
          </table:table-cell>
          <table:table-cell office:value-type="float" office:value="97592" table:style-name="ce1">
            <text:p>97592</text:p>
          </table:table-cell>
          <table:table-cell table:number-columns-repeated="16377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time" office:time-value="PT10H28M53.241S" table:style-name="ce2">
            <text:p>28:53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0806" table:style-name="ce1">
            <text:p>10806</text:p>
          </table:table-cell>
          <table:table-cell office:value-type="string" table:style-name="ce1">
            <text:p>Success</text:p>
          </table:table-cell>
          <table:table-cell office:value-type="float" office:value="97590" table:style-name="ce1">
            <text:p>97590</text:p>
          </table:table-cell>
          <table:table-cell table:number-columns-repeated="16377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time" office:time-value="PT10H28M53.646S" table:style-name="ce2">
            <text:p>28:53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0515" table:style-name="ce1">
            <text:p>10515</text:p>
          </table:table-cell>
          <table:table-cell office:value-type="string" table:style-name="ce1">
            <text:p>Success</text:p>
          </table:table-cell>
          <table:table-cell office:value-type="float" office:value="97594" table:style-name="ce1">
            <text:p>97594</text:p>
          </table:table-cell>
          <table:table-cell table:number-columns-repeated="16377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time" office:time-value="PT10H28M53.778S" table:style-name="ce2">
            <text:p>28:53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0459" table:style-name="ce1">
            <text:p>10459</text:p>
          </table:table-cell>
          <table:table-cell office:value-type="string" table:style-name="ce1">
            <text:p>Success</text:p>
          </table:table-cell>
          <table:table-cell office:value-type="float" office:value="99642" table:style-name="ce1">
            <text:p>99642</text:p>
          </table:table-cell>
          <table:table-cell table:number-columns-repeated="16377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time" office:time-value="PT10H28M53.846S" table:style-name="ce2">
            <text:p>28:53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1140" table:style-name="ce1">
            <text:p>11140</text:p>
          </table:table-cell>
          <table:table-cell office:value-type="string" table:style-name="ce1">
            <text:p>Success</text:p>
          </table:table-cell>
          <table:table-cell office:value-type="float" office:value="106013" table:style-name="ce1">
            <text:p>106013</text:p>
          </table:table-cell>
          <table:table-cell table:number-columns-repeated="16377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time" office:time-value="PT10H28M53.822S" table:style-name="ce2">
            <text:p>28:53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1195" table:style-name="ce1">
            <text:p>11195</text:p>
          </table:table-cell>
          <table:table-cell office:value-type="string" table:style-name="ce1">
            <text:p>Success</text:p>
          </table:table-cell>
          <table:table-cell office:value-type="float" office:value="106012" table:style-name="ce1">
            <text:p>106012</text:p>
          </table:table-cell>
          <table:table-cell table:number-columns-repeated="16377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time" office:time-value="PT10H28M53.856S" table:style-name="ce2">
            <text:p>28:53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1174" table:style-name="ce1">
            <text:p>11174</text:p>
          </table:table-cell>
          <table:table-cell office:value-type="string" table:style-name="ce1">
            <text:p>Success</text:p>
          </table:table-cell>
          <table:table-cell office:value-type="float" office:value="106013" table:style-name="ce1">
            <text:p>106013</text:p>
          </table:table-cell>
          <table:table-cell table:number-columns-repeated="16377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time" office:time-value="PT10H28M53.999S" table:style-name="ce2">
            <text:p>28:54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1341" table:style-name="ce1">
            <text:p>11341</text:p>
          </table:table-cell>
          <table:table-cell office:value-type="string" table:style-name="ce1">
            <text:p>Success</text:p>
          </table:table-cell>
          <table:table-cell office:value-type="float" office:value="108135" table:style-name="ce1">
            <text:p>108135</text:p>
          </table:table-cell>
          <table:table-cell table:number-columns-repeated="16377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time" office:time-value="PT10H28M54.007S" table:style-name="ce2">
            <text:p>28:54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1471" table:style-name="ce1">
            <text:p>11471</text:p>
          </table:table-cell>
          <table:table-cell office:value-type="string" table:style-name="ce1">
            <text:p>Success</text:p>
          </table:table-cell>
          <table:table-cell office:value-type="float" office:value="110348" table:style-name="ce1">
            <text:p>110348</text:p>
          </table:table-cell>
          <table:table-cell table:number-columns-repeated="16377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time" office:time-value="PT10H28M54.339S" table:style-name="ce2">
            <text:p>28:54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1214" table:style-name="ce1">
            <text:p>11214</text:p>
          </table:table-cell>
          <table:table-cell office:value-type="string" table:style-name="ce1">
            <text:p>Success</text:p>
          </table:table-cell>
          <table:table-cell office:value-type="float" office:value="110253" table:style-name="ce1">
            <text:p>110253</text:p>
          </table:table-cell>
          <table:table-cell table:number-columns-repeated="16377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time" office:time-value="PT10H28M54.107S" table:style-name="ce2">
            <text:p>28:54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1491" table:style-name="ce1">
            <text:p>11491</text:p>
          </table:table-cell>
          <table:table-cell office:value-type="string" table:style-name="ce1">
            <text:p>Success</text:p>
          </table:table-cell>
          <table:table-cell office:value-type="float" office:value="110257" table:style-name="ce1">
            <text:p>110257</text:p>
          </table:table-cell>
          <table:table-cell table:number-columns-repeated="16377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time" office:time-value="PT10H28M54.205S" table:style-name="ce2">
            <text:p>28:54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1400" table:style-name="ce1">
            <text:p>11400</text:p>
          </table:table-cell>
          <table:table-cell office:value-type="string" table:style-name="ce1">
            <text:p>Success</text:p>
          </table:table-cell>
          <table:table-cell office:value-type="float" office:value="110330" table:style-name="ce1">
            <text:p>110330</text:p>
          </table:table-cell>
          <table:table-cell table:number-columns-repeated="16377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time" office:time-value="PT10H28M54.324S" table:style-name="ce2">
            <text:p>28:54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1770" table:style-name="ce1">
            <text:p>11770</text:p>
          </table:table-cell>
          <table:table-cell office:value-type="string" table:style-name="ce1">
            <text:p>Success</text:p>
          </table:table-cell>
          <table:table-cell office:value-type="float" office:value="114494" table:style-name="ce1">
            <text:p>114494</text:p>
          </table:table-cell>
          <table:table-cell table:number-columns-repeated="16377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time" office:time-value="PT10H28M54.678S" table:style-name="ce2">
            <text:p>28:54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1737" table:style-name="ce1">
            <text:p>11737</text:p>
          </table:table-cell>
          <table:table-cell office:value-type="string" table:style-name="ce1">
            <text:p>Success</text:p>
          </table:table-cell>
          <table:table-cell office:value-type="float" office:value="118741" table:style-name="ce1">
            <text:p>118741</text:p>
          </table:table-cell>
          <table:table-cell table:number-columns-repeated="16377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time" office:time-value="PT10H28M54.653S" table:style-name="ce2">
            <text:p>28:54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2033" table:style-name="ce1">
            <text:p>12033</text:p>
          </table:table-cell>
          <table:table-cell office:value-type="string" table:style-name="ce1">
            <text:p>Success</text:p>
          </table:table-cell>
          <table:table-cell office:value-type="float" office:value="118742" table:style-name="ce1">
            <text:p>118742</text:p>
          </table:table-cell>
          <table:table-cell table:number-columns-repeated="16377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time" office:time-value="PT10H28M54.634S" table:style-name="ce2">
            <text:p>28:54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2307" table:style-name="ce1">
            <text:p>12307</text:p>
          </table:table-cell>
          <table:table-cell office:value-type="string" table:style-name="ce1">
            <text:p>Success</text:p>
          </table:table-cell>
          <table:table-cell office:value-type="float" office:value="120865" table:style-name="ce1">
            <text:p>120865</text:p>
          </table:table-cell>
          <table:table-cell table:number-columns-repeated="16377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time" office:time-value="PT10H28M54.576S" table:style-name="ce2">
            <text:p>28:54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2463" table:style-name="ce1">
            <text:p>12463</text:p>
          </table:table-cell>
          <table:table-cell office:value-type="string" table:style-name="ce1">
            <text:p>Success</text:p>
          </table:table-cell>
          <table:table-cell office:value-type="float" office:value="125110" table:style-name="ce1">
            <text:p>125110</text:p>
          </table:table-cell>
          <table:table-cell table:number-columns-repeated="16377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time" office:time-value="PT10H28M54.622S" table:style-name="ce2">
            <text:p>28:54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2454" table:style-name="ce1">
            <text:p>12454</text:p>
          </table:table-cell>
          <table:table-cell office:value-type="string" table:style-name="ce1">
            <text:p>Success</text:p>
          </table:table-cell>
          <table:table-cell office:value-type="float" office:value="122988" table:style-name="ce1">
            <text:p>122988</text:p>
          </table:table-cell>
          <table:table-cell table:number-columns-repeated="16377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time" office:time-value="PT10H29M5.481S" table:style-name="ce2">
            <text:p>29:05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664" table:style-name="ce1">
            <text:p>16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time" office:time-value="PT10H28M54.573S" table:style-name="ce2">
            <text:p>28:54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2587" table:style-name="ce1">
            <text:p>12587</text:p>
          </table:table-cell>
          <table:table-cell office:value-type="string" table:style-name="ce1">
            <text:p>Success</text:p>
          </table:table-cell>
          <table:table-cell office:value-type="float" office:value="125190" table:style-name="ce1">
            <text:p>125190</text:p>
          </table:table-cell>
          <table:table-cell table:number-columns-repeated="16377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time" office:time-value="PT10H28M54.578S" table:style-name="ce2">
            <text:p>28:54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2639" table:style-name="ce1">
            <text:p>12639</text:p>
          </table:table-cell>
          <table:table-cell office:value-type="string" table:style-name="ce1">
            <text:p>Success</text:p>
          </table:table-cell>
          <table:table-cell office:value-type="float" office:value="125114" table:style-name="ce1">
            <text:p>125114</text:p>
          </table:table-cell>
          <table:table-cell table:number-columns-repeated="16377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time" office:time-value="PT10H28M54.395S" table:style-name="ce2">
            <text:p>28:54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2860" table:style-name="ce1">
            <text:p>12860</text:p>
          </table:table-cell>
          <table:table-cell office:value-type="string" table:style-name="ce1">
            <text:p>Success</text:p>
          </table:table-cell>
          <table:table-cell office:value-type="float" office:value="125123" table:style-name="ce1">
            <text:p>125123</text:p>
          </table:table-cell>
          <table:table-cell table:number-columns-repeated="16377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time" office:time-value="PT10H28M55.065S" table:style-name="ce2">
            <text:p>28:55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2211" table:style-name="ce1">
            <text:p>12211</text:p>
          </table:table-cell>
          <table:table-cell office:value-type="string" table:style-name="ce1">
            <text:p>Success</text:p>
          </table:table-cell>
          <table:table-cell office:value-type="float" office:value="125204" table:style-name="ce1">
            <text:p>125204</text:p>
          </table:table-cell>
          <table:table-cell table:number-columns-repeated="16377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time" office:time-value="PT10H28M55.340S" table:style-name="ce2">
            <text:p>28:55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1944" table:style-name="ce1">
            <text:p>11944</text:p>
          </table:table-cell>
          <table:table-cell office:value-type="string" table:style-name="ce1">
            <text:p>Success</text:p>
          </table:table-cell>
          <table:table-cell office:value-type="float" office:value="127231" table:style-name="ce1">
            <text:p>127231</text:p>
          </table:table-cell>
          <table:table-cell table:number-columns-repeated="16377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time" office:time-value="PT10H29M7.278S" table:style-name="ce2">
            <text:p>29:07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524" table:style-name="ce1">
            <text:p>524</text:p>
          </table:table-cell>
          <table:table-cell table:number-columns-repeated="16377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time" office:time-value="PT10H29M7.310S" table:style-name="ce2">
            <text:p>29:07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time" office:time-value="PT10H29M7.356S" table:style-name="ce2">
            <text:p>29:07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time" office:time-value="PT10H29M7.396S" table:style-name="ce2">
            <text:p>29:07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576" table:style-name="ce1">
            <text:p>576</text:p>
          </table:table-cell>
          <table:table-cell table:number-columns-repeated="16377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time" office:time-value="PT10H28M55.479S" table:style-name="ce2">
            <text:p>28:55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2361" table:style-name="ce1">
            <text:p>12361</text:p>
          </table:table-cell>
          <table:table-cell office:value-type="string" table:style-name="ce1">
            <text:p>Success</text:p>
          </table:table-cell>
          <table:table-cell office:value-type="float" office:value="129359" table:style-name="ce1">
            <text:p>129359</text:p>
          </table:table-cell>
          <table:table-cell table:number-columns-repeated="16377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time" office:time-value="PT10H28M55.799S" table:style-name="ce2">
            <text:p>28:55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2078" table:style-name="ce1">
            <text:p>12078</text:p>
          </table:table-cell>
          <table:table-cell office:value-type="string" table:style-name="ce1">
            <text:p>Success</text:p>
          </table:table-cell>
          <table:table-cell office:value-type="float" office:value="129440" table:style-name="ce1">
            <text:p>129440</text:p>
          </table:table-cell>
          <table:table-cell table:number-columns-repeated="16377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time" office:time-value="PT10H28M55.672S" table:style-name="ce2">
            <text:p>28:55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2236" table:style-name="ce1">
            <text:p>12236</text:p>
          </table:table-cell>
          <table:table-cell office:value-type="string" table:style-name="ce1">
            <text:p>Success</text:p>
          </table:table-cell>
          <table:table-cell office:value-type="float" office:value="129438" table:style-name="ce1">
            <text:p>129438</text:p>
          </table:table-cell>
          <table:table-cell table:number-columns-repeated="16377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time" office:time-value="PT10H28M55.864S" table:style-name="ce2">
            <text:p>28:55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2230" table:style-name="ce1">
            <text:p>12230</text:p>
          </table:table-cell>
          <table:table-cell office:value-type="string" table:style-name="ce1">
            <text:p>Success</text:p>
          </table:table-cell>
          <table:table-cell office:value-type="float" office:value="129438" table:style-name="ce1">
            <text:p>129438</text:p>
          </table:table-cell>
          <table:table-cell table:number-columns-repeated="16377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time" office:time-value="PT10H28M55.860S" table:style-name="ce2">
            <text:p>28:55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2242" table:style-name="ce1">
            <text:p>12242</text:p>
          </table:table-cell>
          <table:table-cell office:value-type="string" table:style-name="ce1">
            <text:p>Success</text:p>
          </table:table-cell>
          <table:table-cell office:value-type="float" office:value="129440" table:style-name="ce1">
            <text:p>129440</text:p>
          </table:table-cell>
          <table:table-cell table:number-columns-repeated="16377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time" office:time-value="PT10H28M55.691S" table:style-name="ce2">
            <text:p>28:55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2419" table:style-name="ce1">
            <text:p>12419</text:p>
          </table:table-cell>
          <table:table-cell office:value-type="string" table:style-name="ce1">
            <text:p>Success</text:p>
          </table:table-cell>
          <table:table-cell office:value-type="float" office:value="129438" table:style-name="ce1">
            <text:p>129438</text:p>
          </table:table-cell>
          <table:table-cell table:number-columns-repeated="16377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time" office:time-value="PT10H28M55.936S" table:style-name="ce2">
            <text:p>28:55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2193" table:style-name="ce1">
            <text:p>12193</text:p>
          </table:table-cell>
          <table:table-cell office:value-type="string" table:style-name="ce1">
            <text:p>Success</text:p>
          </table:table-cell>
          <table:table-cell office:value-type="float" office:value="129438" table:style-name="ce1">
            <text:p>129438</text:p>
          </table:table-cell>
          <table:table-cell table:number-columns-repeated="16377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time" office:time-value="PT10H28M56.040S" table:style-name="ce2">
            <text:p>28:56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2154" table:style-name="ce1">
            <text:p>12154</text:p>
          </table:table-cell>
          <table:table-cell office:value-type="string" table:style-name="ce1">
            <text:p>Success</text:p>
          </table:table-cell>
          <table:table-cell office:value-type="float" office:value="129439" table:style-name="ce1">
            <text:p>129439</text:p>
          </table:table-cell>
          <table:table-cell table:number-columns-repeated="16377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time" office:time-value="PT10H28M56.958S" table:style-name="ce2">
            <text:p>28:57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1353" table:style-name="ce1">
            <text:p>11353</text:p>
          </table:table-cell>
          <table:table-cell office:value-type="string" table:style-name="ce1">
            <text:p>Success</text:p>
          </table:table-cell>
          <table:table-cell office:value-type="float" office:value="129446" table:style-name="ce1">
            <text:p>129446</text:p>
          </table:table-cell>
          <table:table-cell table:number-columns-repeated="16377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time" office:time-value="PT10H28M56.798S" table:style-name="ce2">
            <text:p>28:56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1568" table:style-name="ce1">
            <text:p>11568</text:p>
          </table:table-cell>
          <table:table-cell office:value-type="string" table:style-name="ce1">
            <text:p>Success</text:p>
          </table:table-cell>
          <table:table-cell office:value-type="float" office:value="129444" table:style-name="ce1">
            <text:p>129444</text:p>
          </table:table-cell>
          <table:table-cell table:number-columns-repeated="16377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time" office:time-value="PT10H28M57.146S" table:style-name="ce2">
            <text:p>28:57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1268" table:style-name="ce1">
            <text:p>11268</text:p>
          </table:table-cell>
          <table:table-cell office:value-type="string" table:style-name="ce1">
            <text:p>Success</text:p>
          </table:table-cell>
          <table:table-cell office:value-type="float" office:value="129445" table:style-name="ce1">
            <text:p>129445</text:p>
          </table:table-cell>
          <table:table-cell table:number-columns-repeated="16377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time" office:time-value="PT10H28M56.794S" table:style-name="ce2">
            <text:p>28:56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1685" table:style-name="ce1">
            <text:p>11685</text:p>
          </table:table-cell>
          <table:table-cell office:value-type="string" table:style-name="ce1">
            <text:p>Success</text:p>
          </table:table-cell>
          <table:table-cell office:value-type="float" office:value="129443" table:style-name="ce1">
            <text:p>129443</text:p>
          </table:table-cell>
          <table:table-cell table:number-columns-repeated="16377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time" office:time-value="PT10H28M57.116S" table:style-name="ce2">
            <text:p>28:57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1388" table:style-name="ce1">
            <text:p>11388</text:p>
          </table:table-cell>
          <table:table-cell office:value-type="string" table:style-name="ce1">
            <text:p>Success</text:p>
          </table:table-cell>
          <table:table-cell office:value-type="float" office:value="129446" table:style-name="ce1">
            <text:p>129446</text:p>
          </table:table-cell>
          <table:table-cell table:number-columns-repeated="16377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time" office:time-value="PT10H28M57.525S" table:style-name="ce2">
            <text:p>28:57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1091" table:style-name="ce1">
            <text:p>11091</text:p>
          </table:table-cell>
          <table:table-cell office:value-type="string" table:style-name="ce1">
            <text:p>Success</text:p>
          </table:table-cell>
          <table:table-cell office:value-type="float" office:value="129446" table:style-name="ce1">
            <text:p>129446</text:p>
          </table:table-cell>
          <table:table-cell table:number-columns-repeated="16377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time" office:time-value="PT10H28M57.602S" table:style-name="ce2">
            <text:p>28:57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1014" table:style-name="ce1">
            <text:p>11014</text:p>
          </table:table-cell>
          <table:table-cell office:value-type="string" table:style-name="ce1">
            <text:p>Success</text:p>
          </table:table-cell>
          <table:table-cell office:value-type="float" office:value="129447" table:style-name="ce1">
            <text:p>129447</text:p>
          </table:table-cell>
          <table:table-cell table:number-columns-repeated="16377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time" office:time-value="PT10H28M58.514S" table:style-name="ce2">
            <text:p>28:58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0139" table:style-name="ce1">
            <text:p>10139</text:p>
          </table:table-cell>
          <table:table-cell office:value-type="string" table:style-name="ce1">
            <text:p>Success</text:p>
          </table:table-cell>
          <table:table-cell office:value-type="float" office:value="129449" table:style-name="ce1">
            <text:p>129449</text:p>
          </table:table-cell>
          <table:table-cell table:number-columns-repeated="16377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time" office:time-value="PT10H29M7.147S" table:style-name="ce2">
            <text:p>29:07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584" table:style-name="ce1">
            <text:p>15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time" office:time-value="PT10H28M58.906S" table:style-name="ce2">
            <text:p>28:58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9840" table:style-name="ce1">
            <text:p>9840</text:p>
          </table:table-cell>
          <table:table-cell office:value-type="string" table:style-name="ce1">
            <text:p>Success</text:p>
          </table:table-cell>
          <table:table-cell office:value-type="float" office:value="129449" table:style-name="ce1">
            <text:p>129449</text:p>
          </table:table-cell>
          <table:table-cell table:number-columns-repeated="16377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time" office:time-value="PT10H28M59.149S" table:style-name="ce2">
            <text:p>28:59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9602" table:style-name="ce1">
            <text:p>9602</text:p>
          </table:table-cell>
          <table:table-cell office:value-type="string" table:style-name="ce1">
            <text:p>Success</text:p>
          </table:table-cell>
          <table:table-cell office:value-type="float" office:value="129450" table:style-name="ce1">
            <text:p>129450</text:p>
          </table:table-cell>
          <table:table-cell table:number-columns-repeated="16377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time" office:time-value="PT10H28M58.439S" table:style-name="ce2">
            <text:p>28:58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0318" table:style-name="ce1">
            <text:p>10318</text:p>
          </table:table-cell>
          <table:table-cell office:value-type="string" table:style-name="ce1">
            <text:p>Success</text:p>
          </table:table-cell>
          <table:table-cell office:value-type="float" office:value="129449" table:style-name="ce1">
            <text:p>129449</text:p>
          </table:table-cell>
          <table:table-cell table:number-columns-repeated="16377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time" office:time-value="PT10H28M58.542S" table:style-name="ce2">
            <text:p>28:58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0253" table:style-name="ce1">
            <text:p>10253</text:p>
          </table:table-cell>
          <table:table-cell office:value-type="string" table:style-name="ce1">
            <text:p>Success</text:p>
          </table:table-cell>
          <table:table-cell office:value-type="float" office:value="129451" table:style-name="ce1">
            <text:p>129451</text:p>
          </table:table-cell>
          <table:table-cell table:number-columns-repeated="16377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time" office:time-value="PT10H29M7.844S" table:style-name="ce2">
            <text:p>29:07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128" table:style-name="ce1">
            <text:p>11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time" office:time-value="PT10H29M0.378S" table:style-name="ce2">
            <text:p>29:00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8810" table:style-name="ce1">
            <text:p>8810</text:p>
          </table:table-cell>
          <table:table-cell office:value-type="string" table:style-name="ce1">
            <text:p>Success</text:p>
          </table:table-cell>
          <table:table-cell office:value-type="float" office:value="129449" table:style-name="ce1">
            <text:p>129449</text:p>
          </table:table-cell>
          <table:table-cell table:number-columns-repeated="16377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time" office:time-value="PT10H29M0.221S" table:style-name="ce2">
            <text:p>29:00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8999" table:style-name="ce1">
            <text:p>8999</text:p>
          </table:table-cell>
          <table:table-cell office:value-type="string" table:style-name="ce1">
            <text:p>Success</text:p>
          </table:table-cell>
          <table:table-cell office:value-type="float" office:value="129449" table:style-name="ce1">
            <text:p>129449</text:p>
          </table:table-cell>
          <table:table-cell table:number-columns-repeated="16377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time" office:time-value="PT10H29M8.733S" table:style-name="ce2">
            <text:p>29:08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506" table:style-name="ce1">
            <text:p>5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time" office:time-value="PT10H29M8.975S" table:style-name="ce2">
            <text:p>29:09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406" table:style-name="ce1">
            <text:p>4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time" office:time-value="PT10H29M9.240S" table:style-name="ce2">
            <text:p>29:09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time" office:time-value="PT10H29M9.384S" table:style-name="ce2">
            <text:p>29:09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time" office:time-value="PT10H29M9.668S" table:style-name="ce2">
            <text:p>29:09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time" office:time-value="PT10H29M5.607S" table:style-name="ce2">
            <text:p>29:05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6671" table:style-name="ce1">
            <text:p>6671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time" office:time-value="PT10H29M12.281S" table:style-name="ce2">
            <text:p>29:12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time" office:time-value="PT10H29M6.689S" table:style-name="ce2">
            <text:p>29:06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5688" table:style-name="ce1">
            <text:p>5688</text:p>
          </table:table-cell>
          <table:table-cell office:value-type="string" table:style-name="ce1">
            <text:p>Success</text:p>
          </table:table-cell>
          <table:table-cell office:value-type="float" office:value="67312" table:style-name="ce1">
            <text:p>67312</text:p>
          </table:table-cell>
          <table:table-cell table:number-columns-repeated="16377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time" office:time-value="PT10H29M12.378S" table:style-name="ce2">
            <text:p>29:12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time" office:time-value="PT10H29M12.565S" table:style-name="ce2">
            <text:p>29:12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208" table:style-name="ce1">
            <text:p>12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time" office:time-value="PT10H29M8.116S" table:style-name="ce2">
            <text:p>29:08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6568" table:style-name="ce1">
            <text:p>6568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time" office:time-value="PT10H28M58.929S" table:style-name="ce2">
            <text:p>28:58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5788" table:style-name="ce1">
            <text:p>15788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time" office:time-value="PT10H29M8.618S" table:style-name="ce2">
            <text:p>29:08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6102" table:style-name="ce1">
            <text:p>6102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time" office:time-value="PT10H29M3.433S" table:style-name="ce2">
            <text:p>29:03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1295" table:style-name="ce1">
            <text:p>11295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time" office:time-value="PT10H29M8.748S" table:style-name="ce2">
            <text:p>29:08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5988" table:style-name="ce1">
            <text:p>5988</text:p>
          </table:table-cell>
          <table:table-cell office:value-type="string" table:style-name="ce1">
            <text:p>Success</text:p>
          </table:table-cell>
          <table:table-cell office:value-type="float" office:value="67312" table:style-name="ce1">
            <text:p>67312</text:p>
          </table:table-cell>
          <table:table-cell table:number-columns-repeated="16377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time" office:time-value="PT10H29M8.760S" table:style-name="ce2">
            <text:p>29:08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6033" table:style-name="ce1">
            <text:p>6033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time" office:time-value="PT10H29M12.335S" table:style-name="ce2">
            <text:p>29:12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2530" table:style-name="ce1">
            <text:p>2530</text:p>
          </table:table-cell>
          <table:table-cell office:value-type="string" table:style-name="ce1">
            <text:p>Success</text:p>
          </table:table-cell>
          <table:table-cell office:value-type="float" office:value="50038" table:style-name="ce1">
            <text:p>50038</text:p>
          </table:table-cell>
          <table:table-cell table:number-columns-repeated="16377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time" office:time-value="PT10H29M14.718S" table:style-name="ce2">
            <text:p>29:14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720" table:style-name="ce1">
            <text:p>720</text:p>
          </table:table-cell>
          <table:table-cell table:number-columns-repeated="16377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time" office:time-value="PT10H29M4.164S" table:style-name="ce2">
            <text:p>29:04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0712" table:style-name="ce1">
            <text:p>10712</text:p>
          </table:table-cell>
          <table:table-cell office:value-type="string" table:style-name="ce1">
            <text:p>Success</text:p>
          </table:table-cell>
          <table:table-cell office:value-type="float" office:value="67312" table:style-name="ce1">
            <text:p>67312</text:p>
          </table:table-cell>
          <table:table-cell table:number-columns-repeated="16377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time" office:time-value="PT10H29M7.219S" table:style-name="ce2">
            <text:p>29:07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7670" table:style-name="ce1">
            <text:p>7670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time" office:time-value="PT10H29M9.829S" table:style-name="ce2">
            <text:p>29:09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5077" table:style-name="ce1">
            <text:p>5077</text:p>
          </table:table-cell>
          <table:table-cell office:value-type="string" table:style-name="ce1">
            <text:p>Success</text:p>
          </table:table-cell>
          <table:table-cell office:value-type="float" office:value="23050" table:style-name="ce1">
            <text:p>23050</text:p>
          </table:table-cell>
          <table:table-cell table:number-columns-repeated="16377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time" office:time-value="PT10H29M8.133S" table:style-name="ce2">
            <text:p>29:08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6851" table:style-name="ce1">
            <text:p>6851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time" office:time-value="PT10H29M7.256S" table:style-name="ce2">
            <text:p>29:07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7732" table:style-name="ce1">
            <text:p>7732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time" office:time-value="PT10H29M4.240S" table:style-name="ce2">
            <text:p>29:04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0744" table:style-name="ce1">
            <text:p>10744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time" office:time-value="PT10H29M8.097S" table:style-name="ce2">
            <text:p>29:08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893" table:style-name="ce1">
            <text:p>6893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time" office:time-value="PT10H29M14.870S" table:style-name="ce2">
            <text:p>29:14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time" office:time-value="PT10H29M3.626S" table:style-name="ce2">
            <text:p>29:03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1369" table:style-name="ce1">
            <text:p>11369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time" office:time-value="PT10H29M3.716S" table:style-name="ce2">
            <text:p>29:03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1290" table:style-name="ce1">
            <text:p>11290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time" office:time-value="PT10H29M7.162S" table:style-name="ce2">
            <text:p>29:07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7848" table:style-name="ce1">
            <text:p>7848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time" office:time-value="PT10H29M2.990S" table:style-name="ce2">
            <text:p>29:03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2025" table:style-name="ce1">
            <text:p>12025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time" office:time-value="PT10H29M7.286S" table:style-name="ce2">
            <text:p>29:07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7791" table:style-name="ce1">
            <text:p>7791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time" office:time-value="PT10H29M8.754S" table:style-name="ce2">
            <text:p>29:08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6346" table:style-name="ce1">
            <text:p>6346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time" office:time-value="PT10H29M5.033S" table:style-name="ce2">
            <text:p>29:05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0114" table:style-name="ce1">
            <text:p>10114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time" office:time-value="PT10H29M4.989S" table:style-name="ce2">
            <text:p>29:05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0183" table:style-name="ce1">
            <text:p>10183</text:p>
          </table:table-cell>
          <table:table-cell office:value-type="string" table:style-name="ce1">
            <text:p>Success</text:p>
          </table:table-cell>
          <table:table-cell office:value-type="float" office:value="67312" table:style-name="ce1">
            <text:p>67312</text:p>
          </table:table-cell>
          <table:table-cell table:number-columns-repeated="16377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time" office:time-value="PT10H29M8.105S" table:style-name="ce2">
            <text:p>29:08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7090" table:style-name="ce1">
            <text:p>7090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time" office:time-value="PT10H29M7.078S" table:style-name="ce2">
            <text:p>29:07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8147" table:style-name="ce1">
            <text:p>8147</text:p>
          </table:table-cell>
          <table:table-cell office:value-type="string" table:style-name="ce1">
            <text:p>Success</text:p>
          </table:table-cell>
          <table:table-cell office:value-type="float" office:value="67310" table:style-name="ce1">
            <text:p>67310</text:p>
          </table:table-cell>
          <table:table-cell table:number-columns-repeated="16377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time" office:time-value="PT10H29M14.684S" table:style-name="ce2">
            <text:p>29:14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620" table:style-name="ce1">
            <text:p>6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time" office:time-value="PT10H29M0.235S" table:style-name="ce2">
            <text:p>29:00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5087" table:style-name="ce1">
            <text:p>15087</text:p>
          </table:table-cell>
          <table:table-cell office:value-type="string" table:style-name="ce1">
            <text:p>Success</text:p>
          </table:table-cell>
          <table:table-cell office:value-type="float" office:value="431" table:style-name="ce1">
            <text:p>431</text:p>
          </table:table-cell>
          <table:table-cell table:number-columns-repeated="16377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time" office:time-value="PT10H29M15.326S" table:style-name="ce2">
            <text:p>29:15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out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time" office:time-value="PT10H29M15.356S" table:style-name="ce2">
            <text:p>29:15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time" office:time-value="PT10H29M15.383S" table:style-name="ce2">
            <text:p>29:15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time" office:time-value="PT10H29M15.228S" table:style-name="ce2">
            <text:p>29:15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73" table:style-name="ce1">
            <text:p>2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time" office:time-value="PT10H29M15.197S" table:style-name="ce2">
            <text:p>29:15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59" table:style-name="ce1">
            <text:p>4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time" office:time-value="PT10H29M15.148S" table:style-name="ce2">
            <text:p>29:15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642" table:style-name="ce1">
            <text:p>6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time" office:time-value="PT10H29M15.174S" table:style-name="ce2">
            <text:p>29:15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753" table:style-name="ce1">
            <text:p>7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time" office:time-value="PT10H29M15.101S" table:style-name="ce2">
            <text:p>29:15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955" table:style-name="ce1">
            <text:p>9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time" office:time-value="PT10H29M15.078S" table:style-name="ce2">
            <text:p>29:15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time" office:time-value="PT10H29M14.990S" table:style-name="ce2">
            <text:p>29:15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295" table:style-name="ce1">
            <text:p>12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time" office:time-value="PT10H29M15.012S" table:style-name="ce2">
            <text:p>29:15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382" table:style-name="ce1">
            <text:p>13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time" office:time-value="PT10H29M15.010S" table:style-name="ce2">
            <text:p>29:15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511" table:style-name="ce1">
            <text:p>15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time" office:time-value="PT10H29M14.993S" table:style-name="ce2">
            <text:p>29:15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659" table:style-name="ce1">
            <text:p>16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time" office:time-value="PT10H29M14.997S" table:style-name="ce2">
            <text:p>29:15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761" table:style-name="ce1">
            <text:p>17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time" office:time-value="PT10H29M14.989S" table:style-name="ce2">
            <text:p>29:15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896" table:style-name="ce1">
            <text:p>18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time" office:time-value="PT10H29M14.990S" table:style-name="ce2">
            <text:p>29:15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035" table:style-name="ce1">
            <text:p>20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time" office:time-value="PT10H29M14.893S" table:style-name="ce2">
            <text:p>29:14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259" table:style-name="ce1">
            <text:p>22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time" office:time-value="PT10H29M14.881S" table:style-name="ce2">
            <text:p>29:14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400" table:style-name="ce1">
            <text:p>24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time" office:time-value="PT10H29M14.794S" table:style-name="ce2">
            <text:p>29:14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597" table:style-name="ce1">
            <text:p>259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time" office:time-value="PT10H29M14.738S" table:style-name="ce2">
            <text:p>29:14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774" table:style-name="ce1">
            <text:p>27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time" office:time-value="PT10H29M14.722S" table:style-name="ce2">
            <text:p>29:14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912" table:style-name="ce1">
            <text:p>29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time" office:time-value="PT10H29M14.730S" table:style-name="ce2">
            <text:p>29:14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031" table:style-name="ce1">
            <text:p>30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time" office:time-value="PT10H29M17.637S" table:style-name="ce2">
            <text:p>29:17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time" office:time-value="PT10H29M17.514S" table:style-name="ce2">
            <text:p>29:17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time" office:time-value="PT10H29M17.394S" table:style-name="ce2">
            <text:p>29:17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723" table:style-name="ce1">
            <text:p>7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time" office:time-value="PT10H29M17.283S" table:style-name="ce2">
            <text:p>29:17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952" table:style-name="ce1">
            <text:p>9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time" office:time-value="PT10H29M17.158S" table:style-name="ce2">
            <text:p>29:17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185" table:style-name="ce1">
            <text:p>118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time" office:time-value="PT10H29M17.028S" table:style-name="ce2">
            <text:p>29:17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442" table:style-name="ce1">
            <text:p>14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time" office:time-value="PT10H29M16.888S" table:style-name="ce2">
            <text:p>29:16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705" table:style-name="ce1">
            <text:p>17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time" office:time-value="PT10H29M16.760S" table:style-name="ce2">
            <text:p>29:16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958" table:style-name="ce1">
            <text:p>19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time" office:time-value="PT10H29M16.655S" table:style-name="ce2">
            <text:p>29:16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171" table:style-name="ce1">
            <text:p>21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time" office:time-value="PT10H29M16.526S" table:style-name="ce2">
            <text:p>29:16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424" table:style-name="ce1">
            <text:p>24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time" office:time-value="PT10H29M16.397S" table:style-name="ce2">
            <text:p>29:16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687" table:style-name="ce1">
            <text:p>26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time" office:time-value="PT10H29M16.287S" table:style-name="ce2">
            <text:p>29:16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919" table:style-name="ce1">
            <text:p>29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time" office:time-value="PT10H29M16.179S" table:style-name="ce2">
            <text:p>29:16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153" table:style-name="ce1">
            <text:p>31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time" office:time-value="PT10H29M16.059S" table:style-name="ce2">
            <text:p>29:16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3379" table:style-name="ce1">
            <text:p>33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time" office:time-value="PT10H29M15.930S" table:style-name="ce2">
            <text:p>29:15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633" table:style-name="ce1">
            <text:p>36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time" office:time-value="PT10H29M15.795S" table:style-name="ce2">
            <text:p>29:15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888" table:style-name="ce1">
            <text:p>38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time" office:time-value="PT10H29M15.657S" table:style-name="ce2">
            <text:p>29:15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4135" table:style-name="ce1">
            <text:p>41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time" office:time-value="PT10H29M15.503S" table:style-name="ce2">
            <text:p>29:15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4412" table:style-name="ce1">
            <text:p>44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time" office:time-value="PT10H29M15.307S" table:style-name="ce2">
            <text:p>29:15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4741" table:style-name="ce1">
            <text:p>47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time" office:time-value="PT10H29M17.764S" table:style-name="ce2">
            <text:p>29:17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410" table:style-name="ce1">
            <text:p>24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time" office:time-value="PT10H29M14.879S" table:style-name="ce2">
            <text:p>29:14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433" table:style-name="ce1">
            <text:p>5433</text:p>
          </table:table-cell>
          <table:table-cell office:value-type="string" table:style-name="ce1">
            <text:p>Success</text:p>
          </table:table-cell>
          <table:table-cell office:value-type="float" office:value="10610" table:style-name="ce1">
            <text:p>10610</text:p>
          </table:table-cell>
          <table:table-cell table:number-columns-repeated="16377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time" office:time-value="PT10H29M20.315S" table:style-name="ce2">
            <text:p>29:20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time" office:time-value="PT10H29M20.389S" table:style-name="ce2">
            <text:p>29:20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time" office:time-value="PT10H29M6.097S" table:style-name="ce2">
            <text:p>29:06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4371" table:style-name="ce1">
            <text:p>14371</text:p>
          </table:table-cell>
          <table:table-cell office:value-type="string" table:style-name="ce1">
            <text:p>Success</text:p>
          </table:table-cell>
          <table:table-cell office:value-type="float" office:value="52979" table:style-name="ce1">
            <text:p>52979</text:p>
          </table:table-cell>
          <table:table-cell table:number-columns-repeated="16377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time" office:time-value="PT10H29M7.436S" table:style-name="ce2">
            <text:p>29:07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3034" table:style-name="ce1">
            <text:p>13034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time" office:time-value="PT10H29M15.018S" table:style-name="ce2">
            <text:p>29:15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5464" table:style-name="ce1">
            <text:p>5464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time" office:time-value="PT10H29M6.944S" table:style-name="ce2">
            <text:p>29:06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3563" table:style-name="ce1">
            <text:p>13563</text:p>
          </table:table-cell>
          <table:table-cell office:value-type="string" table:style-name="ce1">
            <text:p>Success</text:p>
          </table:table-cell>
          <table:table-cell office:value-type="float" office:value="66749" table:style-name="ce1">
            <text:p>66749</text:p>
          </table:table-cell>
          <table:table-cell table:number-columns-repeated="16377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time" office:time-value="PT10H29M20.510S" table:style-name="ce2">
            <text:p>29:20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time" office:time-value="PT10H29M20.472S" table:style-name="ce2">
            <text:p>29:20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28" table:style-name="ce1">
            <text:p>42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time" office:time-value="PT10H29M20.901S" table:style-name="ce2">
            <text:p>29:20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time" office:time-value="PT10H29M20.916S" table:style-name="ce2">
            <text:p>29:20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668" table:style-name="ce1">
            <text:p>668</text:p>
          </table:table-cell>
          <table:table-cell table:number-columns-repeated="16377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time" office:time-value="PT10H29M20.743S" table:style-name="ce2">
            <text:p>29:20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time" office:time-value="PT10H29M6.417S" table:style-name="ce2">
            <text:p>29:06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4665" table:style-name="ce1">
            <text:p>14665</text:p>
          </table:table-cell>
          <table:table-cell office:value-type="string" table:style-name="ce1">
            <text:p>Success</text:p>
          </table:table-cell>
          <table:table-cell office:value-type="float" office:value="66749" table:style-name="ce1">
            <text:p>66749</text:p>
          </table:table-cell>
          <table:table-cell table:number-columns-repeated="16377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time" office:time-value="PT10H29M13.777S" table:style-name="ce2">
            <text:p>29:13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7440" table:style-name="ce1">
            <text:p>7440</text:p>
          </table:table-cell>
          <table:table-cell office:value-type="string" table:style-name="ce1">
            <text:p>Success</text:p>
          </table:table-cell>
          <table:table-cell office:value-type="float" office:value="23786" table:style-name="ce1">
            <text:p>23786</text:p>
          </table:table-cell>
          <table:table-cell table:number-columns-repeated="16377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time" office:time-value="PT10H29M17.870S" table:style-name="ce2">
            <text:p>29:17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369" table:style-name="ce1">
            <text:p>3369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time" office:time-value="PT10H29M18.344S" table:style-name="ce2">
            <text:p>29:18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908" table:style-name="ce1">
            <text:p>2908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time" office:time-value="PT10H29M19.439S" table:style-name="ce2">
            <text:p>29:19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820" table:style-name="ce1">
            <text:p>1820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time" office:time-value="PT10H29M18.118S" table:style-name="ce2">
            <text:p>29:18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152" table:style-name="ce1">
            <text:p>3152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time" office:time-value="PT10H29M8.368S" table:style-name="ce2">
            <text:p>29:08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2949" table:style-name="ce1">
            <text:p>12949</text:p>
          </table:table-cell>
          <table:table-cell office:value-type="string" table:style-name="ce1">
            <text:p>Success</text:p>
          </table:table-cell>
          <table:table-cell office:value-type="float" office:value="68593" table:style-name="ce1">
            <text:p>68593</text:p>
          </table:table-cell>
          <table:table-cell table:number-columns-repeated="16377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time" office:time-value="PT10H29M19.916S" table:style-name="ce2">
            <text:p>29:19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407" table:style-name="ce1">
            <text:p>1407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time" office:time-value="PT10H29M9.191S" table:style-name="ce2">
            <text:p>29:09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2134" table:style-name="ce1">
            <text:p>12134</text:p>
          </table:table-cell>
          <table:table-cell office:value-type="string" table:style-name="ce1">
            <text:p>Success</text:p>
          </table:table-cell>
          <table:table-cell office:value-type="float" office:value="67725" table:style-name="ce1">
            <text:p>67725</text:p>
          </table:table-cell>
          <table:table-cell table:number-columns-repeated="16377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time" office:time-value="PT10H29M19.565S" table:style-name="ce2">
            <text:p>29:19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764" table:style-name="ce1">
            <text:p>1764</text:p>
          </table:table-cell>
          <table:table-cell office:value-type="string" table:style-name="ce1">
            <text:p>Success</text:p>
          </table:table-cell>
          <table:table-cell office:value-type="float" office:value="23786" table:style-name="ce1">
            <text:p>23786</text:p>
          </table:table-cell>
          <table:table-cell table:number-columns-repeated="16377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time" office:time-value="PT10H28M59.376S" table:style-name="ce2">
            <text:p>28:59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21955" table:style-name="ce1">
            <text:p>21955</text:p>
          </table:table-cell>
          <table:table-cell office:value-type="string" table:style-name="ce1">
            <text:p>Success</text:p>
          </table:table-cell>
          <table:table-cell office:value-type="float" office:value="42035" table:style-name="ce1">
            <text:p>42035</text:p>
          </table:table-cell>
          <table:table-cell table:number-columns-repeated="16377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time" office:time-value="PT10H29M20.488S" table:style-name="ce2">
            <text:p>29:20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864" table:style-name="ce1">
            <text:p>864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time" office:time-value="PT10H29M20.175S" table:style-name="ce2">
            <text:p>29:20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197" table:style-name="ce1">
            <text:p>1197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time" office:time-value="PT10H29M18.471S" table:style-name="ce2">
            <text:p>29:18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910" table:style-name="ce1">
            <text:p>2910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time" office:time-value="PT10H29M9.537S" table:style-name="ce2">
            <text:p>29:09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1848" table:style-name="ce1">
            <text:p>11848</text:p>
          </table:table-cell>
          <table:table-cell office:value-type="string" table:style-name="ce1">
            <text:p>Success</text:p>
          </table:table-cell>
          <table:table-cell office:value-type="float" office:value="23050" table:style-name="ce1">
            <text:p>23050</text:p>
          </table:table-cell>
          <table:table-cell table:number-columns-repeated="16377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time" office:time-value="PT10H29M21.333S" table:style-name="ce2">
            <text:p>29:21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766" table:style-name="ce1">
            <text:p>766</text:p>
          </table:table-cell>
          <table:table-cell table:number-columns-repeated="16377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time" office:time-value="PT10H29M2.035S" table:style-name="ce2">
            <text:p>29:02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9364" table:style-name="ce1">
            <text:p>19364</text:p>
          </table:table-cell>
          <table:table-cell office:value-type="string" table:style-name="ce1">
            <text:p>Success</text:p>
          </table:table-cell>
          <table:table-cell office:value-type="float" office:value="46631" table:style-name="ce1">
            <text:p>46631</text:p>
          </table:table-cell>
          <table:table-cell table:number-columns-repeated="16377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time" office:time-value="PT10H29M18.237S" table:style-name="ce2">
            <text:p>29:18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173" table:style-name="ce1">
            <text:p>3173</text:p>
          </table:table-cell>
          <table:table-cell office:value-type="string" table:style-name="ce1">
            <text:p>Success</text:p>
          </table:table-cell>
          <table:table-cell office:value-type="float" office:value="23786" table:style-name="ce1">
            <text:p>23786</text:p>
          </table:table-cell>
          <table:table-cell table:number-columns-repeated="16377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time" office:time-value="PT10H29M5.599S" table:style-name="ce2">
            <text:p>29:05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5848" table:style-name="ce1">
            <text:p>15848</text:p>
          </table:table-cell>
          <table:table-cell office:value-type="string" table:style-name="ce1">
            <text:p>Success</text:p>
          </table:table-cell>
          <table:table-cell office:value-type="float" office:value="66749" table:style-name="ce1">
            <text:p>66749</text:p>
          </table:table-cell>
          <table:table-cell table:number-columns-repeated="16377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time" office:time-value="PT10H29M5.343S" table:style-name="ce2">
            <text:p>29:05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6130" table:style-name="ce1">
            <text:p>16130</text:p>
          </table:table-cell>
          <table:table-cell office:value-type="string" table:style-name="ce1">
            <text:p>Success</text:p>
          </table:table-cell>
          <table:table-cell office:value-type="float" office:value="66749" table:style-name="ce1">
            <text:p>66749</text:p>
          </table:table-cell>
          <table:table-cell table:number-columns-repeated="16377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time" office:time-value="PT10H29M5.556S" table:style-name="ce2">
            <text:p>29:05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5921" table:style-name="ce1">
            <text:p>15921</text:p>
          </table:table-cell>
          <table:table-cell office:value-type="string" table:style-name="ce1">
            <text:p>Success</text:p>
          </table:table-cell>
          <table:table-cell office:value-type="float" office:value="66749" table:style-name="ce1">
            <text:p>66749</text:p>
          </table:table-cell>
          <table:table-cell table:number-columns-repeated="16377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time" office:time-value="PT10H29M7.911S" table:style-name="ce2">
            <text:p>29:07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3569" table:style-name="ce1">
            <text:p>13569</text:p>
          </table:table-cell>
          <table:table-cell office:value-type="string" table:style-name="ce1">
            <text:p>Success</text:p>
          </table:table-cell>
          <table:table-cell office:value-type="float" office:value="66749" table:style-name="ce1">
            <text:p>66749</text:p>
          </table:table-cell>
          <table:table-cell table:number-columns-repeated="16377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time" office:time-value="PT10H29M5.019S" table:style-name="ce2">
            <text:p>29:05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6477" table:style-name="ce1">
            <text:p>16477</text:p>
          </table:table-cell>
          <table:table-cell office:value-type="string" table:style-name="ce1">
            <text:p>Success</text:p>
          </table:table-cell>
          <table:table-cell office:value-type="float" office:value="66751" table:style-name="ce1">
            <text:p>66751</text:p>
          </table:table-cell>
          <table:table-cell table:number-columns-repeated="16377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time" office:time-value="PT10H29M3.080S" table:style-name="ce2">
            <text:p>29:03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8452" table:style-name="ce1">
            <text:p>18452</text:p>
          </table:table-cell>
          <table:table-cell office:value-type="string" table:style-name="ce1">
            <text:p>Success</text:p>
          </table:table-cell>
          <table:table-cell office:value-type="float" office:value="66749" table:style-name="ce1">
            <text:p>66749</text:p>
          </table:table-cell>
          <table:table-cell table:number-columns-repeated="16377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time" office:time-value="PT10H29M7.042S" table:style-name="ce2">
            <text:p>29:07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4495" table:style-name="ce1">
            <text:p>14495</text:p>
          </table:table-cell>
          <table:table-cell office:value-type="string" table:style-name="ce1">
            <text:p>Success</text:p>
          </table:table-cell>
          <table:table-cell office:value-type="float" office:value="66749" table:style-name="ce1">
            <text:p>66749</text:p>
          </table:table-cell>
          <table:table-cell table:number-columns-repeated="16377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time" office:time-value="PT10H29M7.879S" table:style-name="ce2">
            <text:p>29:07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3694" table:style-name="ce1">
            <text:p>13694</text:p>
          </table:table-cell>
          <table:table-cell office:value-type="string" table:style-name="ce1">
            <text:p>Success</text:p>
          </table:table-cell>
          <table:table-cell office:value-type="float" office:value="66749" table:style-name="ce1">
            <text:p>66749</text:p>
          </table:table-cell>
          <table:table-cell table:number-columns-repeated="16377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time" office:time-value="PT10H29M8.618S" table:style-name="ce2">
            <text:p>29:08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3019" table:style-name="ce1">
            <text:p>13019</text:p>
          </table:table-cell>
          <table:table-cell office:value-type="string" table:style-name="ce1">
            <text:p>Success</text:p>
          </table:table-cell>
          <table:table-cell office:value-type="float" office:value="66749" table:style-name="ce1">
            <text:p>66749</text:p>
          </table:table-cell>
          <table:table-cell table:number-columns-repeated="16377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time" office:time-value="PT10H29M21.084S" table:style-name="ce2">
            <text:p>29:21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604" table:style-name="ce1">
            <text:p>60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time" office:time-value="PT10H29M21.639S" table:style-name="ce2">
            <text:p>29:21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time" office:time-value="PT10H29M21.575S" table:style-name="ce2">
            <text:p>29:21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547" table:style-name="ce1">
            <text:p>5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time" office:time-value="PT10H29M21.539S" table:style-name="ce2">
            <text:p>29:21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729" table:style-name="ce1">
            <text:p>7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time" office:time-value="PT10H29M21.534S" table:style-name="ce2">
            <text:p>29:21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857" table:style-name="ce1">
            <text:p>8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time" office:time-value="PT10H29M21.478S" table:style-name="ce2">
            <text:p>29:21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035" table:style-name="ce1">
            <text:p>10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time" office:time-value="PT10H29M21.498S" table:style-name="ce2">
            <text:p>29:21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time" office:time-value="PT10H29M21.482S" table:style-name="ce2">
            <text:p>29:21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259" table:style-name="ce1">
            <text:p>12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time" office:time-value="PT10H29M21.475S" table:style-name="ce2">
            <text:p>29:21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395" table:style-name="ce1">
            <text:p>13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time" office:time-value="PT10H29M21.449S" table:style-name="ce2">
            <text:p>29:21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536" table:style-name="ce1">
            <text:p>15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time" office:time-value="PT10H29M22.872S" table:style-name="ce2">
            <text:p>29:22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time" office:time-value="PT10H29M22.743S" table:style-name="ce2">
            <text:p>29:22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475" table:style-name="ce1">
            <text:p>4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time" office:time-value="PT10H29M22.622S" table:style-name="ce2">
            <text:p>29:22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714" table:style-name="ce1">
            <text:p>7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time" office:time-value="PT10H29M22.515S" table:style-name="ce2">
            <text:p>29:22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944" table:style-name="ce1">
            <text:p>9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time" office:time-value="PT10H29M22.393S" table:style-name="ce2">
            <text:p>29:22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177" table:style-name="ce1">
            <text:p>11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time" office:time-value="PT10H29M22.270S" table:style-name="ce2">
            <text:p>29:22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421" table:style-name="ce1">
            <text:p>14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time" office:time-value="PT10H29M22.124S" table:style-name="ce2">
            <text:p>29:22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696" table:style-name="ce1">
            <text:p>16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time" office:time-value="PT10H29M21.978S" table:style-name="ce2">
            <text:p>29:22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963" table:style-name="ce1">
            <text:p>19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time" office:time-value="PT10H29M21.690S" table:style-name="ce2">
            <text:p>29:21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382" table:style-name="ce1">
            <text:p>23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time" office:time-value="PT10H29M22.988S" table:style-name="ce2">
            <text:p>29:23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time" office:time-value="PT10H29M19.086S" table:style-name="ce2">
            <text:p>29:19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5440" table:style-name="ce1">
            <text:p>5440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time" office:time-value="PT10H29M21.412S" table:style-name="ce2">
            <text:p>29:21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118" table:style-name="ce1">
            <text:p>3118</text:p>
          </table:table-cell>
          <table:table-cell office:value-type="string" table:style-name="ce1">
            <text:p>Success</text:p>
          </table:table-cell>
          <table:table-cell office:value-type="float" office:value="14827" table:style-name="ce1">
            <text:p>14827</text:p>
          </table:table-cell>
          <table:table-cell table:number-columns-repeated="16377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time" office:time-value="PT10H29M8.655S" table:style-name="ce2">
            <text:p>29:08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5910" table:style-name="ce1">
            <text:p>15910</text:p>
          </table:table-cell>
          <table:table-cell office:value-type="string" table:style-name="ce1">
            <text:p>Success</text:p>
          </table:table-cell>
          <table:table-cell office:value-type="float" office:value="67725" table:style-name="ce1">
            <text:p>67725</text:p>
          </table:table-cell>
          <table:table-cell table:number-columns-repeated="16377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time" office:time-value="PT10H29M3.720S" table:style-name="ce2">
            <text:p>29:03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20852" table:style-name="ce1">
            <text:p>20852</text:p>
          </table:table-cell>
          <table:table-cell office:value-type="string" table:style-name="ce1">
            <text:p>Success</text:p>
          </table:table-cell>
          <table:table-cell office:value-type="float" office:value="63727" table:style-name="ce1">
            <text:p>63727</text:p>
          </table:table-cell>
          <table:table-cell table:number-columns-repeated="16377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time" office:time-value="PT10H29M8.506S" table:style-name="ce2">
            <text:p>29:08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6080" table:style-name="ce1">
            <text:p>16080</text:p>
          </table:table-cell>
          <table:table-cell office:value-type="string" table:style-name="ce1">
            <text:p>Success</text:p>
          </table:table-cell>
          <table:table-cell office:value-type="float" office:value="67725" table:style-name="ce1">
            <text:p>67725</text:p>
          </table:table-cell>
          <table:table-cell table:number-columns-repeated="16377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time" office:time-value="PT10H29M4.050S" table:style-name="ce2">
            <text:p>29:04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20547" table:style-name="ce1">
            <text:p>20547</text:p>
          </table:table-cell>
          <table:table-cell office:value-type="string" table:style-name="ce1">
            <text:p>Success</text:p>
          </table:table-cell>
          <table:table-cell office:value-type="float" office:value="60997" table:style-name="ce1">
            <text:p>60997</text:p>
          </table:table-cell>
          <table:table-cell table:number-columns-repeated="16377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time" office:time-value="PT10H29M18.828S" table:style-name="ce2">
            <text:p>29:18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5773" table:style-name="ce1">
            <text:p>5773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time" office:time-value="PT10H29M19.335S" table:style-name="ce2">
            <text:p>29:19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271" table:style-name="ce1">
            <text:p>5271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time" office:time-value="PT10H29M8.797S" table:style-name="ce2">
            <text:p>29:08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5810" table:style-name="ce1">
            <text:p>15810</text:p>
          </table:table-cell>
          <table:table-cell office:value-type="string" table:style-name="ce1">
            <text:p>Success</text:p>
          </table:table-cell>
          <table:table-cell office:value-type="float" office:value="67729" table:style-name="ce1">
            <text:p>67729</text:p>
          </table:table-cell>
          <table:table-cell table:number-columns-repeated="16377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time" office:time-value="PT10H29M19.795S" table:style-name="ce2">
            <text:p>29:19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821" table:style-name="ce1">
            <text:p>4821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time" office:time-value="PT10H29M19.209S" table:style-name="ce2">
            <text:p>29:19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5407" table:style-name="ce1">
            <text:p>5407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time" office:time-value="PT10H29M18.952S" table:style-name="ce2">
            <text:p>29:19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5669" table:style-name="ce1">
            <text:p>5669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time" office:time-value="PT10H29M20.050S" table:style-name="ce2">
            <text:p>29:20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574" table:style-name="ce1">
            <text:p>4574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time" office:time-value="PT10H29M19.686S" table:style-name="ce2">
            <text:p>29:19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939" table:style-name="ce1">
            <text:p>4939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time" office:time-value="PT10H29M18.595S" table:style-name="ce2">
            <text:p>29:18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6031" table:style-name="ce1">
            <text:p>6031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time" office:time-value="PT10H29M17.992S" table:style-name="ce2">
            <text:p>29:18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6660" table:style-name="ce1">
            <text:p>6660</text:p>
          </table:table-cell>
          <table:table-cell office:value-type="string" table:style-name="ce1">
            <text:p>Success</text:p>
          </table:table-cell>
          <table:table-cell office:value-type="float" office:value="23058" table:style-name="ce1">
            <text:p>23058</text:p>
          </table:table-cell>
          <table:table-cell table:number-columns-repeated="16377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time" office:time-value="PT10H29M3.901S" table:style-name="ce2">
            <text:p>29:03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20761" table:style-name="ce1">
            <text:p>20761</text:p>
          </table:table-cell>
          <table:table-cell office:value-type="string" table:style-name="ce1">
            <text:p>Success</text:p>
          </table:table-cell>
          <table:table-cell office:value-type="float" office:value="63723" table:style-name="ce1">
            <text:p>63723</text:p>
          </table:table-cell>
          <table:table-cell table:number-columns-repeated="16377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time" office:time-value="PT10H29M23.572S" table:style-name="ce2">
            <text:p>29:23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time" office:time-value="PT10H29M14.907S" table:style-name="ce2">
            <text:p>29:14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9796" table:style-name="ce1">
            <text:p>9796</text:p>
          </table:table-cell>
          <table:table-cell office:value-type="string" table:style-name="ce1">
            <text:p>Success</text:p>
          </table:table-cell>
          <table:table-cell office:value-type="float" office:value="52979" table:style-name="ce1">
            <text:p>52979</text:p>
          </table:table-cell>
          <table:table-cell table:number-columns-repeated="16377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time" office:time-value="PT10H29M0.049S" table:style-name="ce2">
            <text:p>29:00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24660" table:style-name="ce1">
            <text:p>24660</text:p>
          </table:table-cell>
          <table:table-cell office:value-type="string" table:style-name="ce1">
            <text:p>Success</text:p>
          </table:table-cell>
          <table:table-cell office:value-type="float" office:value="46629" table:style-name="ce1">
            <text:p>46629</text:p>
          </table:table-cell>
          <table:table-cell table:number-columns-repeated="16377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time" office:time-value="PT10H29M8.195S" table:style-name="ce2">
            <text:p>29:08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6520" table:style-name="ce1">
            <text:p>16520</text:p>
          </table:table-cell>
          <table:table-cell office:value-type="string" table:style-name="ce1">
            <text:p>Success</text:p>
          </table:table-cell>
          <table:table-cell office:value-type="float" office:value="63724" table:style-name="ce1">
            <text:p>63724</text:p>
          </table:table-cell>
          <table:table-cell table:number-columns-repeated="16377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time" office:time-value="PT10H29M24.075S" table:style-name="ce2">
            <text:p>29:24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43" table:style-name="ce1">
            <text:p>643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time" office:time-value="PT10H29M8.482S" table:style-name="ce2">
            <text:p>29:08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6256" table:style-name="ce1">
            <text:p>16256</text:p>
          </table:table-cell>
          <table:table-cell office:value-type="string" table:style-name="ce1">
            <text:p>Success</text:p>
          </table:table-cell>
          <table:table-cell office:value-type="float" office:value="63724" table:style-name="ce1">
            <text:p>63724</text:p>
          </table:table-cell>
          <table:table-cell table:number-columns-repeated="16377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time" office:time-value="PT10H29M18.719S" table:style-name="ce2">
            <text:p>29:18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6059" table:style-name="ce1">
            <text:p>6059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time" office:time-value="PT10H29M2.038S" table:style-name="ce2">
            <text:p>29:02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2750" table:style-name="ce1">
            <text:p>22750</text:p>
          </table:table-cell>
          <table:table-cell office:value-type="string" table:style-name="ce1">
            <text:p>Success</text:p>
          </table:table-cell>
          <table:table-cell office:value-type="float" office:value="42036" table:style-name="ce1">
            <text:p>42036</text:p>
          </table:table-cell>
          <table:table-cell table:number-columns-repeated="16377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time" office:time-value="PT10H29M24.711S" table:style-name="ce2">
            <text:p>29:24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766" table:style-name="ce1">
            <text:p>766</text:p>
          </table:table-cell>
          <table:table-cell table:number-columns-repeated="16377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time" office:time-value="PT10H29M2.426S" table:style-name="ce2">
            <text:p>29:02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2381" table:style-name="ce1">
            <text:p>22381</text:p>
          </table:table-cell>
          <table:table-cell office:value-type="string" table:style-name="ce1">
            <text:p>Success</text:p>
          </table:table-cell>
          <table:table-cell office:value-type="float" office:value="42036" table:style-name="ce1">
            <text:p>42036</text:p>
          </table:table-cell>
          <table:table-cell table:number-columns-repeated="16377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time" office:time-value="PT10H29M14.995S" table:style-name="ce2">
            <text:p>29:15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9823" table:style-name="ce1">
            <text:p>9823</text:p>
          </table:table-cell>
          <table:table-cell office:value-type="string" table:style-name="ce1">
            <text:p>Success</text:p>
          </table:table-cell>
          <table:table-cell office:value-type="float" office:value="44538" table:style-name="ce1">
            <text:p>44538</text:p>
          </table:table-cell>
          <table:table-cell table:number-columns-repeated="16377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time" office:time-value="PT10H29M20.410S" table:style-name="ce2">
            <text:p>29:20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4410" table:style-name="ce1">
            <text:p>4410</text:p>
          </table:table-cell>
          <table:table-cell office:value-type="string" table:style-name="ce1">
            <text:p>Success</text:p>
          </table:table-cell>
          <table:table-cell office:value-type="float" office:value="50039" table:style-name="ce1">
            <text:p>50039</text:p>
          </table:table-cell>
          <table:table-cell table:number-columns-repeated="16377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time" office:time-value="PT10H29M21.240S" table:style-name="ce2">
            <text:p>29:21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589" table:style-name="ce1">
            <text:p>3589</text:p>
          </table:table-cell>
          <table:table-cell office:value-type="string" table:style-name="ce1">
            <text:p>Success</text:p>
          </table:table-cell>
          <table:table-cell office:value-type="float" office:value="14851" table:style-name="ce1">
            <text:p>14851</text:p>
          </table:table-cell>
          <table:table-cell table:number-columns-repeated="16377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time" office:time-value="PT10H29M24.821S" table:style-name="ce2">
            <text:p>29:24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time" office:time-value="PT10H29M21.262S" table:style-name="ce2">
            <text:p>29:21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725" table:style-name="ce1">
            <text:p>3725</text:p>
          </table:table-cell>
          <table:table-cell office:value-type="string" table:style-name="ce1">
            <text:p>Success</text:p>
          </table:table-cell>
          <table:table-cell office:value-type="float" office:value="23291" table:style-name="ce1">
            <text:p>23291</text:p>
          </table:table-cell>
          <table:table-cell table:number-columns-repeated="16377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time" office:time-value="PT10H29M21.271S" table:style-name="ce2">
            <text:p>29:21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728" table:style-name="ce1">
            <text:p>3728</text:p>
          </table:table-cell>
          <table:table-cell office:value-type="string" table:style-name="ce1">
            <text:p>Success</text:p>
          </table:table-cell>
          <table:table-cell office:value-type="float" office:value="23291" table:style-name="ce1">
            <text:p>23291</text:p>
          </table:table-cell>
          <table:table-cell table:number-columns-repeated="16377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time" office:time-value="PT10H29M21.390S" table:style-name="ce2">
            <text:p>29:21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639" table:style-name="ce1">
            <text:p>3639</text:p>
          </table:table-cell>
          <table:table-cell office:value-type="string" table:style-name="ce1">
            <text:p>Success</text:p>
          </table:table-cell>
          <table:table-cell office:value-type="float" office:value="16986" table:style-name="ce1">
            <text:p>16986</text:p>
          </table:table-cell>
          <table:table-cell table:number-columns-repeated="16377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time" office:time-value="PT10H29M21.354S" table:style-name="ce2">
            <text:p>29:21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750" table:style-name="ce1">
            <text:p>3750</text:p>
          </table:table-cell>
          <table:table-cell office:value-type="string" table:style-name="ce1">
            <text:p>Success</text:p>
          </table:table-cell>
          <table:table-cell office:value-type="float" office:value="23291" table:style-name="ce1">
            <text:p>23291</text:p>
          </table:table-cell>
          <table:table-cell table:number-columns-repeated="16377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time" office:time-value="PT10H29M24.626S" table:style-name="ce2">
            <text:p>29:24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55" table:style-name="ce1">
            <text:p>555</text:p>
          </table:table-cell>
          <table:table-cell office:value-type="string" table:style-name="ce1">
            <text:p>Success</text:p>
          </table:table-cell>
          <table:table-cell office:value-type="float" office:value="27525" table:style-name="ce1">
            <text:p>27525</text:p>
          </table:table-cell>
          <table:table-cell table:number-columns-repeated="16377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time" office:time-value="PT10H29M24.528S" table:style-name="ce2">
            <text:p>29:24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687" table:style-name="ce1">
            <text:p>687</text:p>
          </table:table-cell>
          <table:table-cell office:value-type="string" table:style-name="ce1">
            <text:p>Success</text:p>
          </table:table-cell>
          <table:table-cell office:value-type="float" office:value="27527" table:style-name="ce1">
            <text:p>27527</text:p>
          </table:table-cell>
          <table:table-cell table:number-columns-repeated="16377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time" office:time-value="PT10H29M24.628S" table:style-name="ce2">
            <text:p>29:24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664" table:style-name="ce1">
            <text:p>664</text:p>
          </table:table-cell>
          <table:table-cell office:value-type="string" table:style-name="ce1">
            <text:p>Success</text:p>
          </table:table-cell>
          <table:table-cell office:value-type="float" office:value="29643" table:style-name="ce1">
            <text:p>29643</text:p>
          </table:table-cell>
          <table:table-cell table:number-columns-repeated="16377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time" office:time-value="PT10H29M24.623S" table:style-name="ce2">
            <text:p>29:24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701" table:style-name="ce1">
            <text:p>701</text:p>
          </table:table-cell>
          <table:table-cell office:value-type="string" table:style-name="ce1">
            <text:p>Success</text:p>
          </table:table-cell>
          <table:table-cell office:value-type="float" office:value="31763" table:style-name="ce1">
            <text:p>31763</text:p>
          </table:table-cell>
          <table:table-cell table:number-columns-repeated="16377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time" office:time-value="PT10H29M24.801S" table:style-name="ce2">
            <text:p>29:24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635" table:style-name="ce1">
            <text:p>635</text:p>
          </table:table-cell>
          <table:table-cell office:value-type="string" table:style-name="ce1">
            <text:p>Success</text:p>
          </table:table-cell>
          <table:table-cell office:value-type="float" office:value="29691" table:style-name="ce1">
            <text:p>29691</text:p>
          </table:table-cell>
          <table:table-cell table:number-columns-repeated="16377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time" office:time-value="PT10H29M25.438S" table:style-name="ce2">
            <text:p>29:25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time" office:time-value="PT10H29M25.105S" table:style-name="ce2">
            <text:p>29:25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time" office:time-value="PT10H29M25.602S" table:style-name="ce2">
            <text:p>29:25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time" office:time-value="PT10H29M25.591S" table:style-name="ce2">
            <text:p>29:25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time" office:time-value="PT10H29M25.617S" table:style-name="ce2">
            <text:p>29:25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time" office:time-value="PT10H29M25.635S" table:style-name="ce2">
            <text:p>29:25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time" office:time-value="PT10H29M25.030S" table:style-name="ce2">
            <text:p>29:25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645" table:style-name="ce1">
            <text:p>645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time" office:time-value="PT10H29M25.676S" table:style-name="ce2">
            <text:p>29:25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time" office:time-value="PT10H29M24.706S" table:style-name="ce2">
            <text:p>29:24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071" table:style-name="ce1">
            <text:p>1071</text:p>
          </table:table-cell>
          <table:table-cell office:value-type="string" table:style-name="ce1">
            <text:p>Success</text:p>
          </table:table-cell>
          <table:table-cell office:value-type="float" office:value="36049" table:style-name="ce1">
            <text:p>36049</text:p>
          </table:table-cell>
          <table:table-cell table:number-columns-repeated="16377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time" office:time-value="PT10H29M25.780S" table:style-name="ce2">
            <text:p>29:25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time" office:time-value="PT10H29M24.603S" table:style-name="ce2">
            <text:p>29:24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215" table:style-name="ce1">
            <text:p>1215</text:p>
          </table:table-cell>
          <table:table-cell office:value-type="string" table:style-name="ce1">
            <text:p>Success</text:p>
          </table:table-cell>
          <table:table-cell office:value-type="float" office:value="36000" table:style-name="ce1">
            <text:p>36000</text:p>
          </table:table-cell>
          <table:table-cell table:number-columns-repeated="16377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time" office:time-value="PT10H29M25.799S" table:style-name="ce2">
            <text:p>29:25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time" office:time-value="PT10H29M24.654S" table:style-name="ce2">
            <text:p>29:24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168" table:style-name="ce1">
            <text:p>1168</text:p>
          </table:table-cell>
          <table:table-cell office:value-type="string" table:style-name="ce1">
            <text:p>Success</text:p>
          </table:table-cell>
          <table:table-cell office:value-type="float" office:value="36002" table:style-name="ce1">
            <text:p>36002</text:p>
          </table:table-cell>
          <table:table-cell table:number-columns-repeated="16377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time" office:time-value="PT10H29M25.821S" table:style-name="ce2">
            <text:p>29:25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714" table:style-name="ce1">
            <text:p>714</text:p>
          </table:table-cell>
          <table:table-cell table:number-columns-repeated="16377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time" office:time-value="PT10H29M25.833S" table:style-name="ce2">
            <text:p>29:25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766" table:style-name="ce1">
            <text:p>766</text:p>
          </table:table-cell>
          <table:table-cell table:number-columns-repeated="16377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time" office:time-value="PT10H29M24.820S" table:style-name="ce2">
            <text:p>29:24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051" table:style-name="ce1">
            <text:p>1051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time" office:time-value="PT10H29M24.618S" table:style-name="ce2">
            <text:p>29:24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407" table:style-name="ce1">
            <text:p>1407</text:p>
          </table:table-cell>
          <table:table-cell office:value-type="string" table:style-name="ce1">
            <text:p>Success</text:p>
          </table:table-cell>
          <table:table-cell office:value-type="float" office:value="33881" table:style-name="ce1">
            <text:p>33881</text:p>
          </table:table-cell>
          <table:table-cell table:number-columns-repeated="16377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time" office:time-value="PT10H29M8.313S" table:style-name="ce2">
            <text:p>29:08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7956" table:style-name="ce1">
            <text:p>17956</text:p>
          </table:table-cell>
          <table:table-cell office:value-type="string" table:style-name="ce1">
            <text:p>Success</text:p>
          </table:table-cell>
          <table:table-cell office:value-type="float" office:value="63723" table:style-name="ce1">
            <text:p>63723</text:p>
          </table:table-cell>
          <table:table-cell table:number-columns-repeated="16377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time" office:time-value="PT10H29M9.223S" table:style-name="ce2">
            <text:p>29:09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7087" table:style-name="ce1">
            <text:p>17087</text:p>
          </table:table-cell>
          <table:table-cell office:value-type="string" table:style-name="ce1">
            <text:p>Success</text:p>
          </table:table-cell>
          <table:table-cell office:value-type="float" office:value="67726" table:style-name="ce1">
            <text:p>67726</text:p>
          </table:table-cell>
          <table:table-cell table:number-columns-repeated="16377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time" office:time-value="PT10H29M20.931S" table:style-name="ce2">
            <text:p>29:20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5495" table:style-name="ce1">
            <text:p>5495</text:p>
          </table:table-cell>
          <table:table-cell office:value-type="string" table:style-name="ce1">
            <text:p>Success</text:p>
          </table:table-cell>
          <table:table-cell office:value-type="float" office:value="42035" table:style-name="ce1">
            <text:p>42035</text:p>
          </table:table-cell>
          <table:table-cell table:number-columns-repeated="16377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time" office:time-value="PT10H29M8.416S" table:style-name="ce2">
            <text:p>29:08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8011" table:style-name="ce1">
            <text:p>18011</text:p>
          </table:table-cell>
          <table:table-cell office:value-type="string" table:style-name="ce1">
            <text:p>Success</text:p>
          </table:table-cell>
          <table:table-cell office:value-type="float" office:value="63724" table:style-name="ce1">
            <text:p>63724</text:p>
          </table:table-cell>
          <table:table-cell table:number-columns-repeated="16377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time" office:time-value="PT10H29M21.319S" table:style-name="ce2">
            <text:p>29:21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5134" table:style-name="ce1">
            <text:p>5134</text:p>
          </table:table-cell>
          <table:table-cell office:value-type="string" table:style-name="ce1">
            <text:p>Success</text:p>
          </table:table-cell>
          <table:table-cell office:value-type="float" office:value="26907" table:style-name="ce1">
            <text:p>26907</text:p>
          </table:table-cell>
          <table:table-cell table:number-columns-repeated="16377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time" office:time-value="PT10H29M21.400S" table:style-name="ce2">
            <text:p>29:21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5084" table:style-name="ce1">
            <text:p>5084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time" office:time-value="PT10H29M23.822S" table:style-name="ce2">
            <text:p>29:23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665" table:style-name="ce1">
            <text:p>2665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time" office:time-value="PT10H29M23.461S" table:style-name="ce2">
            <text:p>29:23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060" table:style-name="ce1">
            <text:p>3060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time" office:time-value="PT10H29M21.386S" table:style-name="ce2">
            <text:p>29:21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5155" table:style-name="ce1">
            <text:p>5155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time" office:time-value="PT10H29M23.220S" table:style-name="ce2">
            <text:p>29:23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343" table:style-name="ce1">
            <text:p>3343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time" office:time-value="PT10H29M21.328S" table:style-name="ce2">
            <text:p>29:21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5236" table:style-name="ce1">
            <text:p>5236</text:p>
          </table:table-cell>
          <table:table-cell office:value-type="string" table:style-name="ce1">
            <text:p>Success</text:p>
          </table:table-cell>
          <table:table-cell office:value-type="float" office:value="26907" table:style-name="ce1">
            <text:p>26907</text:p>
          </table:table-cell>
          <table:table-cell table:number-columns-repeated="16377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time" office:time-value="PT10H29M21.023S" table:style-name="ce2">
            <text:p>29:21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5558" table:style-name="ce1">
            <text:p>5558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time" office:time-value="PT10H29M2.798S" table:style-name="ce2">
            <text:p>29:02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23795" table:style-name="ce1">
            <text:p>23795</text:p>
          </table:table-cell>
          <table:table-cell office:value-type="string" table:style-name="ce1">
            <text:p>Success</text:p>
          </table:table-cell>
          <table:table-cell office:value-type="float" office:value="60995" table:style-name="ce1">
            <text:p>60995</text:p>
          </table:table-cell>
          <table:table-cell table:number-columns-repeated="16377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time" office:time-value="PT10H29M24.190S" table:style-name="ce2">
            <text:p>29:24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425" table:style-name="ce1">
            <text:p>2425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time" office:time-value="PT10H29M24.574S" table:style-name="ce2">
            <text:p>29:24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055" table:style-name="ce1">
            <text:p>2055</text:p>
          </table:table-cell>
          <table:table-cell office:value-type="string" table:style-name="ce1">
            <text:p>Success</text:p>
          </table:table-cell>
          <table:table-cell office:value-type="float" office:value="26907" table:style-name="ce1">
            <text:p>26907</text:p>
          </table:table-cell>
          <table:table-cell table:number-columns-repeated="16377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time" office:time-value="PT10H29M23.337S" table:style-name="ce2">
            <text:p>29:23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303" table:style-name="ce1">
            <text:p>3303</text:p>
          </table:table-cell>
          <table:table-cell office:value-type="string" table:style-name="ce1">
            <text:p>Success</text:p>
          </table:table-cell>
          <table:table-cell office:value-type="float" office:value="23058" table:style-name="ce1">
            <text:p>23058</text:p>
          </table:table-cell>
          <table:table-cell table:number-columns-repeated="16377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time" office:time-value="PT10H29M24.532S" table:style-name="ce2">
            <text:p>29:24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177" table:style-name="ce1">
            <text:p>2177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time" office:time-value="PT10H29M26.430S" table:style-name="ce2">
            <text:p>29:26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Success</text:p>
          </table:table-cell>
          <table:table-cell office:value-type="float" office:value="812" table:style-name="ce1">
            <text:p>812</text:p>
          </table:table-cell>
          <table:table-cell table:number-columns-repeated="16377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time" office:time-value="PT10H29M25.620S" table:style-name="ce2">
            <text:p>29:25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138" table:style-name="ce1">
            <text:p>1138</text:p>
          </table:table-cell>
          <table:table-cell office:value-type="string" table:style-name="ce1">
            <text:p>Success</text:p>
          </table:table-cell>
          <table:table-cell office:value-type="float" office:value="43717" table:style-name="ce1">
            <text:p>43717</text:p>
          </table:table-cell>
          <table:table-cell table:number-columns-repeated="16377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time" office:time-value="PT10H29M23.693S" table:style-name="ce2">
            <text:p>29:23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073" table:style-name="ce1">
            <text:p>3073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time" office:time-value="PT10H29M23.096S" table:style-name="ce2">
            <text:p>29:23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678" table:style-name="ce1">
            <text:p>3678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time" office:time-value="PT10H29M24.568S" table:style-name="ce2">
            <text:p>29:24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217" table:style-name="ce1">
            <text:p>2217</text:p>
          </table:table-cell>
          <table:table-cell office:value-type="string" table:style-name="ce1">
            <text:p>Success</text:p>
          </table:table-cell>
          <table:table-cell office:value-type="float" office:value="26907" table:style-name="ce1">
            <text:p>26907</text:p>
          </table:table-cell>
          <table:table-cell table:number-columns-repeated="16377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time" office:time-value="PT10H29M24.599S" table:style-name="ce2">
            <text:p>29:24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189" table:style-name="ce1">
            <text:p>2189</text:p>
          </table:table-cell>
          <table:table-cell office:value-type="string" table:style-name="ce1">
            <text:p>Success</text:p>
          </table:table-cell>
          <table:table-cell office:value-type="float" office:value="26908" table:style-name="ce1">
            <text:p>26908</text:p>
          </table:table-cell>
          <table:table-cell table:number-columns-repeated="16377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time" office:time-value="PT10H29M23.943S" table:style-name="ce2">
            <text:p>29:23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847" table:style-name="ce1">
            <text:p>2847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time" office:time-value="PT10H29M20.474S" table:style-name="ce2">
            <text:p>29:20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6330" table:style-name="ce1">
            <text:p>6330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time" office:time-value="PT10H29M25.825S" table:style-name="ce2">
            <text:p>29:25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997" table:style-name="ce1">
            <text:p>997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time" office:time-value="PT10H29M25.002S" table:style-name="ce2">
            <text:p>29:25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826" table:style-name="ce1">
            <text:p>1826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time" office:time-value="PT10H29M24.831S" table:style-name="ce2">
            <text:p>29:24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time" office:time-value="PT10H29M24.990S" table:style-name="ce2">
            <text:p>29:25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847" table:style-name="ce1">
            <text:p>1847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time" office:time-value="PT10H29M25.873S" table:style-name="ce2">
            <text:p>29:25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989" table:style-name="ce1">
            <text:p>989</text:p>
          </table:table-cell>
          <table:table-cell office:value-type="string" table:style-name="ce1">
            <text:p>Success</text:p>
          </table:table-cell>
          <table:table-cell office:value-type="float" office:value="36047" table:style-name="ce1">
            <text:p>36047</text:p>
          </table:table-cell>
          <table:table-cell table:number-columns-repeated="16377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time" office:time-value="PT10H29M24.717S" table:style-name="ce2">
            <text:p>29:24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149" table:style-name="ce1">
            <text:p>2149</text:p>
          </table:table-cell>
          <table:table-cell office:value-type="string" table:style-name="ce1">
            <text:p>Success</text:p>
          </table:table-cell>
          <table:table-cell office:value-type="float" office:value="26907" table:style-name="ce1">
            <text:p>26907</text:p>
          </table:table-cell>
          <table:table-cell table:number-columns-repeated="16377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time" office:time-value="PT10H29M26.026S" table:style-name="ce2">
            <text:p>29:26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846" table:style-name="ce1">
            <text:p>846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time" office:time-value="PT10H29M24.853S" table:style-name="ce2">
            <text:p>29:24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2030" table:style-name="ce1">
            <text:p>2030</text:p>
          </table:table-cell>
          <table:table-cell office:value-type="string" table:style-name="ce1">
            <text:p>Success</text:p>
          </table:table-cell>
          <table:table-cell office:value-type="float" office:value="50863" table:style-name="ce1">
            <text:p>50863</text:p>
          </table:table-cell>
          <table:table-cell table:number-columns-repeated="16377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time" office:time-value="PT10H29M26.759S" table:style-name="ce2">
            <text:p>29:26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time" office:time-value="PT10H29M25.700S" table:style-name="ce2">
            <text:p>29:25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192" table:style-name="ce1">
            <text:p>1192</text:p>
          </table:table-cell>
          <table:table-cell office:value-type="string" table:style-name="ce1">
            <text:p>Success</text:p>
          </table:table-cell>
          <table:table-cell office:value-type="float" office:value="43717" table:style-name="ce1">
            <text:p>43717</text:p>
          </table:table-cell>
          <table:table-cell table:number-columns-repeated="16377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time" office:time-value="PT10H29M25.326S" table:style-name="ce2">
            <text:p>29:25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597" table:style-name="ce1">
            <text:p>1597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time" office:time-value="PT10H29M25.295S" table:style-name="ce2">
            <text:p>29:25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631" table:style-name="ce1">
            <text:p>1631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time" office:time-value="PT10H29M24.790S" table:style-name="ce2">
            <text:p>29:24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2154" table:style-name="ce1">
            <text:p>2154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time" office:time-value="PT10H29M24.664S" table:style-name="ce2">
            <text:p>29:24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282" table:style-name="ce1">
            <text:p>2282</text:p>
          </table:table-cell>
          <table:table-cell office:value-type="string" table:style-name="ce1">
            <text:p>Success</text:p>
          </table:table-cell>
          <table:table-cell office:value-type="float" office:value="26907" table:style-name="ce1">
            <text:p>26907</text:p>
          </table:table-cell>
          <table:table-cell table:number-columns-repeated="16377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time" office:time-value="PT10H29M26.893S" table:style-name="ce2">
            <text:p>29:26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time" office:time-value="PT10H29M26.312S" table:style-name="ce2">
            <text:p>29:26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Success</text:p>
          </table:table-cell>
          <table:table-cell office:value-type="float" office:value="26907" table:style-name="ce1">
            <text:p>26907</text:p>
          </table:table-cell>
          <table:table-cell table:number-columns-repeated="16377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time" office:time-value="PT10H29M26.272S" table:style-name="ce2">
            <text:p>29:26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683" table:style-name="ce1">
            <text:p>683</text:p>
          </table:table-cell>
          <table:table-cell office:value-type="string" table:style-name="ce1">
            <text:p>Success</text:p>
          </table:table-cell>
          <table:table-cell office:value-type="float" office:value="26908" table:style-name="ce1">
            <text:p>26908</text:p>
          </table:table-cell>
          <table:table-cell table:number-columns-repeated="16377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time" office:time-value="PT10H29M25.184S" table:style-name="ce2">
            <text:p>29:25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776" table:style-name="ce1">
            <text:p>1776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time" office:time-value="PT10H29M24.810S" table:style-name="ce2">
            <text:p>29:24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2151" table:style-name="ce1">
            <text:p>2151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time" office:time-value="PT10H29M24.588S" table:style-name="ce2">
            <text:p>29:24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381" table:style-name="ce1">
            <text:p>2381</text:p>
          </table:table-cell>
          <table:table-cell office:value-type="string" table:style-name="ce1">
            <text:p>Success</text:p>
          </table:table-cell>
          <table:table-cell office:value-type="float" office:value="26907" table:style-name="ce1">
            <text:p>26907</text:p>
          </table:table-cell>
          <table:table-cell table:number-columns-repeated="16377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time" office:time-value="PT10H29M25.850S" table:style-name="ce2">
            <text:p>29:25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Success</text:p>
          </table:table-cell>
          <table:table-cell office:value-type="float" office:value="42035" table:style-name="ce1">
            <text:p>42035</text:p>
          </table:table-cell>
          <table:table-cell table:number-columns-repeated="16377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time" office:time-value="PT10H29M26.863S" table:style-name="ce2">
            <text:p>29:26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time" office:time-value="PT10H29M26.928S" table:style-name="ce2">
            <text:p>29:26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705" table:style-name="ce1">
            <text:p>70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time" office:time-value="PT10H29M26.711S" table:style-name="ce2">
            <text:p>29:26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948" table:style-name="ce1">
            <text:p>94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time" office:time-value="PT10H29M26.838S" table:style-name="ce2">
            <text:p>29:26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965" table:style-name="ce1">
            <text:p>96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time" office:time-value="PT10H29M26.491S" table:style-name="ce2">
            <text:p>29:26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383" table:style-name="ce1">
            <text:p>1383</text:p>
          </table:table-cell>
          <table:table-cell office:value-type="string" table:style-name="ce1">
            <text:p>Success</text:p>
          </table:table-cell>
          <table:table-cell office:value-type="float" office:value="38121" table:style-name="ce1">
            <text:p>38121</text:p>
          </table:table-cell>
          <table:table-cell table:number-columns-repeated="16377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time" office:time-value="PT10H29M26.823S" table:style-name="ce2">
            <text:p>29:26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080" table:style-name="ce1">
            <text:p>108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time" office:time-value="PT10H29M26.828S" table:style-name="ce2">
            <text:p>29:26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166" table:style-name="ce1">
            <text:p>116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time" office:time-value="PT10H29M26.830S" table:style-name="ce2">
            <text:p>29:26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257" table:style-name="ce1">
            <text:p>125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time" office:time-value="PT10H29M26.873S" table:style-name="ce2">
            <text:p>29:26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282" table:style-name="ce1">
            <text:p>128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time" office:time-value="PT10H29M26.543S" table:style-name="ce2">
            <text:p>29:26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613" table:style-name="ce1">
            <text:p>1613</text:p>
          </table:table-cell>
          <table:table-cell office:value-type="string" table:style-name="ce1">
            <text:p>Success</text:p>
          </table:table-cell>
          <table:table-cell office:value-type="float" office:value="42358" table:style-name="ce1">
            <text:p>42358</text:p>
          </table:table-cell>
          <table:table-cell table:number-columns-repeated="16377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time" office:time-value="PT10H29M26.565S" table:style-name="ce2">
            <text:p>29:26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649" table:style-name="ce1">
            <text:p>1649</text:p>
          </table:table-cell>
          <table:table-cell office:value-type="string" table:style-name="ce1">
            <text:p>Success</text:p>
          </table:table-cell>
          <table:table-cell office:value-type="float" office:value="42356" table:style-name="ce1">
            <text:p>42356</text:p>
          </table:table-cell>
          <table:table-cell table:number-columns-repeated="16377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time" office:time-value="PT10H29M26.961S" table:style-name="ce2">
            <text:p>29:27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291" table:style-name="ce1">
            <text:p>129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time" office:time-value="PT10H29M28.254S" table:style-name="ce2">
            <text:p>29:28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time" office:time-value="PT10H29M28.157S" table:style-name="ce2">
            <text:p>29:28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time" office:time-value="PT10H29M28.089S" table:style-name="ce2">
            <text:p>29:28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time" office:time-value="PT10H29M26.924S" table:style-name="ce2">
            <text:p>29:26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435" table:style-name="ce1">
            <text:p>143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time" office:time-value="PT10H29M27.997S" table:style-name="ce2">
            <text:p>29:28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time" office:time-value="PT10H29M27.904S" table:style-name="ce2">
            <text:p>29:27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time" office:time-value="PT10H29M26.792S" table:style-name="ce2">
            <text:p>29:26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576" table:style-name="ce1">
            <text:p>1576</text:p>
          </table:table-cell>
          <table:table-cell office:value-type="string" table:style-name="ce1">
            <text:p>Success</text:p>
          </table:table-cell>
          <table:table-cell office:value-type="float" office:value="46593" table:style-name="ce1">
            <text:p>46593</text:p>
          </table:table-cell>
          <table:table-cell table:number-columns-repeated="16377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time" office:time-value="PT10H29M27.805S" table:style-name="ce2">
            <text:p>29:27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563" table:style-name="ce1">
            <text:p>56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time" office:time-value="PT10H29M27.662S" table:style-name="ce2">
            <text:p>29:27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709" table:style-name="ce1">
            <text:p>70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time" office:time-value="PT10H29M28.158S" table:style-name="ce2">
            <text:p>29:28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time" office:time-value="PT10H29M27.635S" table:style-name="ce2">
            <text:p>29:27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739" table:style-name="ce1">
            <text:p>73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time" office:time-value="PT10H29M28.335S" table:style-name="ce2">
            <text:p>29:28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760" table:style-name="ce1">
            <text:p>760</text:p>
          </table:table-cell>
          <table:table-cell table:number-columns-repeated="16377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time" office:time-value="PT10H29M28.360S" table:style-name="ce2">
            <text:p>29:28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time" office:time-value="PT10H29M26.734S" table:style-name="ce2">
            <text:p>29:26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646" table:style-name="ce1">
            <text:p>1646</text:p>
          </table:table-cell>
          <table:table-cell office:value-type="string" table:style-name="ce1">
            <text:p>Success</text:p>
          </table:table-cell>
          <table:table-cell office:value-type="float" office:value="44520" table:style-name="ce1">
            <text:p>44520</text:p>
          </table:table-cell>
          <table:table-cell table:number-columns-repeated="16377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time" office:time-value="PT10H29M28.371S" table:style-name="ce2">
            <text:p>29:28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760" table:style-name="ce1">
            <text:p>760</text:p>
          </table:table-cell>
          <table:table-cell table:number-columns-repeated="16377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time" office:time-value="PT10H29M28.350S" table:style-name="ce2">
            <text:p>29:28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760" table:style-name="ce1">
            <text:p>760</text:p>
          </table:table-cell>
          <table:table-cell table:number-columns-repeated="16377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time" office:time-value="PT10H29M28.379S" table:style-name="ce2">
            <text:p>29:28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760" table:style-name="ce1">
            <text:p>760</text:p>
          </table:table-cell>
          <table:table-cell table:number-columns-repeated="16377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time" office:time-value="PT10H29M28.372S" table:style-name="ce2">
            <text:p>29:28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760" table:style-name="ce1">
            <text:p>760</text:p>
          </table:table-cell>
          <table:table-cell table:number-columns-repeated="16377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time" office:time-value="PT10H29M28.380S" table:style-name="ce2">
            <text:p>29:28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time" office:time-value="PT10H29M28.345S" table:style-name="ce2">
            <text:p>29:28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760" table:style-name="ce1">
            <text:p>760</text:p>
          </table:table-cell>
          <table:table-cell table:number-columns-repeated="16377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time" office:time-value="PT10H29M28.366S" table:style-name="ce2">
            <text:p>29:28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760" table:style-name="ce1">
            <text:p>760</text:p>
          </table:table-cell>
          <table:table-cell table:number-columns-repeated="16377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time" office:time-value="PT10H29M26.971S" table:style-name="ce2">
            <text:p>29:27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430" table:style-name="ce1">
            <text:p>1430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time" office:time-value="PT10H29M28.397S" table:style-name="ce2">
            <text:p>29:28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760" table:style-name="ce1">
            <text:p>760</text:p>
          </table:table-cell>
          <table:table-cell table:number-columns-repeated="16377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time" office:time-value="PT10H29M28.378S" table:style-name="ce2">
            <text:p>29:28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760" table:style-name="ce1">
            <text:p>760</text:p>
          </table:table-cell>
          <table:table-cell table:number-columns-repeated="16377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time" office:time-value="PT10H29M28.364S" table:style-name="ce2">
            <text:p>29:28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760" table:style-name="ce1">
            <text:p>760</text:p>
          </table:table-cell>
          <table:table-cell table:number-columns-repeated="16377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time" office:time-value="PT10H29M28.411S" table:style-name="ce2">
            <text:p>29:28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812" table:style-name="ce1">
            <text:p>812</text:p>
          </table:table-cell>
          <table:table-cell table:number-columns-repeated="16377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time" office:time-value="PT10H29M28.403S" table:style-name="ce2">
            <text:p>29:28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178" table:style-name="ce1">
            <text:p>1178</text:p>
          </table:table-cell>
          <table:table-cell table:number-columns-repeated="16377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time" office:time-value="PT10H29M26.885S" table:style-name="ce2">
            <text:p>29:26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789" table:style-name="ce1">
            <text:p>1789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time" office:time-value="PT10H29M28.381S" table:style-name="ce2">
            <text:p>29:28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807" table:style-name="ce1">
            <text:p>807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time" office:time-value="PT10H29M29.191S" table:style-name="ce2">
            <text:p>29:29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time" office:time-value="PT10H29M25.218S" table:style-name="ce2">
            <text:p>29:25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4930" table:style-name="ce1">
            <text:p>4930</text:p>
          </table:table-cell>
          <table:table-cell office:value-type="string" table:style-name="ce1">
            <text:p>Success</text:p>
          </table:table-cell>
          <table:table-cell office:value-type="float" office:value="54620" table:style-name="ce1">
            <text:p>54620</text:p>
          </table:table-cell>
          <table:table-cell table:number-columns-repeated="16377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time" office:time-value="PT10H29M25.820S" table:style-name="ce2">
            <text:p>29:25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335" table:style-name="ce1">
            <text:p>4335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time" office:time-value="PT10H29M26.805S" table:style-name="ce2">
            <text:p>29:26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351" table:style-name="ce1">
            <text:p>3351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time" office:time-value="PT10H29M26.430S" table:style-name="ce2">
            <text:p>29:26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759" table:style-name="ce1">
            <text:p>3759</text:p>
          </table:table-cell>
          <table:table-cell office:value-type="string" table:style-name="ce1">
            <text:p>Success</text:p>
          </table:table-cell>
          <table:table-cell office:value-type="float" office:value="26907" table:style-name="ce1">
            <text:p>26907</text:p>
          </table:table-cell>
          <table:table-cell table:number-columns-repeated="16377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time" office:time-value="PT10H29M24.740S" table:style-name="ce2">
            <text:p>29:24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5463" table:style-name="ce1">
            <text:p>5463</text:p>
          </table:table-cell>
          <table:table-cell office:value-type="string" table:style-name="ce1">
            <text:p>Success</text:p>
          </table:table-cell>
          <table:table-cell office:value-type="float" office:value="26907" table:style-name="ce1">
            <text:p>26907</text:p>
          </table:table-cell>
          <table:table-cell table:number-columns-repeated="16377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time" office:time-value="PT10H29M26.954S" table:style-name="ce2">
            <text:p>29:27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311" table:style-name="ce1">
            <text:p>3311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time" office:time-value="PT10H29M26.970S" table:style-name="ce2">
            <text:p>29:27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308" table:style-name="ce1">
            <text:p>3308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time" office:time-value="PT10H29M26.957S" table:style-name="ce2">
            <text:p>29:27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3327" table:style-name="ce1">
            <text:p>3327</text:p>
          </table:table-cell>
          <table:table-cell office:value-type="string" table:style-name="ce1">
            <text:p>Success</text:p>
          </table:table-cell>
          <table:table-cell office:value-type="float" office:value="57098" table:style-name="ce1">
            <text:p>57098</text:p>
          </table:table-cell>
          <table:table-cell table:number-columns-repeated="16377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time" office:time-value="PT10H29M26.867S" table:style-name="ce2">
            <text:p>29:26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420" table:style-name="ce1">
            <text:p>3420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time" office:time-value="PT10H29M28.678S" table:style-name="ce2">
            <text:p>29:28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615" table:style-name="ce1">
            <text:p>1615</text:p>
          </table:table-cell>
          <table:table-cell office:value-type="string" table:style-name="ce1">
            <text:p>Success</text:p>
          </table:table-cell>
          <table:table-cell office:value-type="float" office:value="46677" table:style-name="ce1">
            <text:p>46677</text:p>
          </table:table-cell>
          <table:table-cell table:number-columns-repeated="16377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time" office:time-value="PT10H29M26.454S" table:style-name="ce2">
            <text:p>29:26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839" table:style-name="ce1">
            <text:p>3839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time" office:time-value="PT10H29M30.294S" table:style-name="ce2">
            <text:p>29:30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time" office:time-value="PT10H29M24.609S" table:style-name="ce2">
            <text:p>29:24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5741" table:style-name="ce1">
            <text:p>5741</text:p>
          </table:table-cell>
          <table:table-cell office:value-type="string" table:style-name="ce1">
            <text:p>Success</text:p>
          </table:table-cell>
          <table:table-cell office:value-type="float" office:value="26907" table:style-name="ce1">
            <text:p>26907</text:p>
          </table:table-cell>
          <table:table-cell table:number-columns-repeated="16377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time" office:time-value="PT10H29M24.609S" table:style-name="ce2">
            <text:p>29:24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753" table:style-name="ce1">
            <text:p>5753</text:p>
          </table:table-cell>
          <table:table-cell office:value-type="string" table:style-name="ce1">
            <text:p>Success</text:p>
          </table:table-cell>
          <table:table-cell office:value-type="float" office:value="53124" table:style-name="ce1">
            <text:p>53124</text:p>
          </table:table-cell>
          <table:table-cell table:number-columns-repeated="16377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time" office:time-value="PT10H29M26.485S" table:style-name="ce2">
            <text:p>29:26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928" table:style-name="ce1">
            <text:p>3928</text:p>
          </table:table-cell>
          <table:table-cell office:value-type="string" table:style-name="ce1">
            <text:p>Success</text:p>
          </table:table-cell>
          <table:table-cell office:value-type="float" office:value="18646" table:style-name="ce1">
            <text:p>18646</text:p>
          </table:table-cell>
          <table:table-cell table:number-columns-repeated="16377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time" office:time-value="PT10H29M26.963S" table:style-name="ce2">
            <text:p>29:27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458" table:style-name="ce1">
            <text:p>3458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time" office:time-value="PT10H29M26.789S" table:style-name="ce2">
            <text:p>29:26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637" table:style-name="ce1">
            <text:p>3637</text:p>
          </table:table-cell>
          <table:table-cell office:value-type="string" table:style-name="ce1">
            <text:p>Success</text:p>
          </table:table-cell>
          <table:table-cell office:value-type="float" office:value="57098" table:style-name="ce1">
            <text:p>57098</text:p>
          </table:table-cell>
          <table:table-cell table:number-columns-repeated="16377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time" office:time-value="PT10H29M26.892S" table:style-name="ce2">
            <text:p>29:26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3581" table:style-name="ce1">
            <text:p>3581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time" office:time-value="PT10H29M28.393S" table:style-name="ce2">
            <text:p>29:28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2104" table:style-name="ce1">
            <text:p>2104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time" office:time-value="PT10H29M26.631S" table:style-name="ce2">
            <text:p>29:26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866" table:style-name="ce1">
            <text:p>3866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time" office:time-value="PT10H29M30.499S" table:style-name="ce2">
            <text:p>29:30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268" table:style-name="ce1">
            <text:p>1268</text:p>
          </table:table-cell>
          <table:table-cell table:number-columns-repeated="16377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time" office:time-value="PT10H29M30.474S" table:style-name="ce2">
            <text:p>29:30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time" office:time-value="PT10H29M26.945S" table:style-name="ce2">
            <text:p>29:26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822" table:style-name="ce1">
            <text:p>3822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time" office:time-value="PT10H29M26.566S" table:style-name="ce2">
            <text:p>29:26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271" table:style-name="ce1">
            <text:p>4271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time" office:time-value="PT10H29M30.194S" table:style-name="ce2">
            <text:p>29:30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661" table:style-name="ce1">
            <text:p>661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time" office:time-value="PT10H29M26.595S" table:style-name="ce2">
            <text:p>29:26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4264" table:style-name="ce1">
            <text:p>4264</text:p>
          </table:table-cell>
          <table:table-cell office:value-type="string" table:style-name="ce1">
            <text:p>Success</text:p>
          </table:table-cell>
          <table:table-cell office:value-type="float" office:value="26907" table:style-name="ce1">
            <text:p>26907</text:p>
          </table:table-cell>
          <table:table-cell table:number-columns-repeated="16377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time" office:time-value="PT10H29M30.158S" table:style-name="ce2">
            <text:p>29:30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713" table:style-name="ce1">
            <text:p>713</text:p>
          </table:table-cell>
          <table:table-cell office:value-type="string" table:style-name="ce1">
            <text:p>Success</text:p>
          </table:table-cell>
          <table:table-cell office:value-type="float" office:value="48713" table:style-name="ce1">
            <text:p>48713</text:p>
          </table:table-cell>
          <table:table-cell table:number-columns-repeated="16377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time" office:time-value="PT10H29M28.216S" table:style-name="ce2">
            <text:p>29:28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663" table:style-name="ce1">
            <text:p>2663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time" office:time-value="PT10H29M27.876S" table:style-name="ce2">
            <text:p>29:27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042" table:style-name="ce1">
            <text:p>3042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time" office:time-value="PT10H29M28.369S" table:style-name="ce2">
            <text:p>29:28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570" table:style-name="ce1">
            <text:p>2570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time" office:time-value="PT10H29M26.787S" table:style-name="ce2">
            <text:p>29:26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160" table:style-name="ce1">
            <text:p>4160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time" office:time-value="PT10H29M30.872S" table:style-name="ce2">
            <text:p>29:30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time" office:time-value="PT10H29M26.947S" table:style-name="ce2">
            <text:p>29:26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073" table:style-name="ce1">
            <text:p>4073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time" office:time-value="PT10H29M28.392S" table:style-name="ce2">
            <text:p>29:28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2655" table:style-name="ce1">
            <text:p>2655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time" office:time-value="PT10H29M26.952S" table:style-name="ce2">
            <text:p>29:27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4095" table:style-name="ce1">
            <text:p>4095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time" office:time-value="PT10H29M28.443S" table:style-name="ce2">
            <text:p>29:28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2680" table:style-name="ce1">
            <text:p>2680</text:p>
          </table:table-cell>
          <table:table-cell office:value-type="string" table:style-name="ce1">
            <text:p>Success</text:p>
          </table:table-cell>
          <table:table-cell office:value-type="float" office:value="47173" table:style-name="ce1">
            <text:p>47173</text:p>
          </table:table-cell>
          <table:table-cell table:number-columns-repeated="16377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time" office:time-value="PT10H29M28.402S" table:style-name="ce2">
            <text:p>29:28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2728" table:style-name="ce1">
            <text:p>2728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time" office:time-value="PT10H29M30.353S" table:style-name="ce2">
            <text:p>29:30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797" table:style-name="ce1">
            <text:p>797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time" office:time-value="PT10H29M28.413S" table:style-name="ce2">
            <text:p>29:28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2744" table:style-name="ce1">
            <text:p>2744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time" office:time-value="PT10H29M31.132S" table:style-name="ce2">
            <text:p>29:31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268" table:style-name="ce1">
            <text:p>1268</text:p>
          </table:table-cell>
          <table:table-cell table:number-columns-repeated="16377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time" office:time-value="PT10H29M30.988S" table:style-name="ce2">
            <text:p>29:31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out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time" office:time-value="PT10H29M28.383S" table:style-name="ce2">
            <text:p>29:28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2793" table:style-name="ce1">
            <text:p>2793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time" office:time-value="PT10H29M31.160S" table:style-name="ce2">
            <text:p>29:31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268" table:style-name="ce1">
            <text:p>1268</text:p>
          </table:table-cell>
          <table:table-cell table:number-columns-repeated="16377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time" office:time-value="PT10H29M31.170S" table:style-name="ce2">
            <text:p>29:31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time" office:time-value="PT10H29M31.186S" table:style-name="ce2">
            <text:p>29:31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htm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time" office:time-value="PT10H29M30.206S" table:style-name="ce2">
            <text:p>29:30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023" table:style-name="ce1">
            <text:p>1023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time" office:time-value="PT10H29M28.414S" table:style-name="ce2">
            <text:p>29:28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2815" table:style-name="ce1">
            <text:p>2815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time" office:time-value="PT10H29M31.179S" table:style-name="ce2">
            <text:p>29:31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268" table:style-name="ce1">
            <text:p>1268</text:p>
          </table:table-cell>
          <table:table-cell table:number-columns-repeated="16377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time" office:time-value="PT10H29M31.048S" table:style-name="ce2">
            <text:p>29:31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1268" table:style-name="ce1">
            <text:p>1268</text:p>
          </table:table-cell>
          <table:table-cell table:number-columns-repeated="16377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time" office:time-value="PT10H29M31.231S" table:style-name="ce2">
            <text:p>29:31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268" table:style-name="ce1">
            <text:p>1268</text:p>
          </table:table-cell>
          <table:table-cell table:number-columns-repeated="16377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time" office:time-value="PT10H29M21.331S" table:style-name="ce2">
            <text:p>29:21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0805" table:style-name="ce1">
            <text:p>10805</text:p>
          </table:table-cell>
          <table:table-cell office:value-type="string" table:style-name="ce1">
            <text:p>Success</text:p>
          </table:table-cell>
          <table:table-cell office:value-type="float" office:value="53125" table:style-name="ce1">
            <text:p>53125</text:p>
          </table:table-cell>
          <table:table-cell table:number-columns-repeated="16377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time" office:time-value="PT10H29M21.382S" table:style-name="ce2">
            <text:p>29:21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0767" table:style-name="ce1">
            <text:p>10767</text:p>
          </table:table-cell>
          <table:table-cell office:value-type="string" table:style-name="ce1">
            <text:p>Success</text:p>
          </table:table-cell>
          <table:table-cell office:value-type="float" office:value="53124" table:style-name="ce1">
            <text:p>53124</text:p>
          </table:table-cell>
          <table:table-cell table:number-columns-repeated="16377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time" office:time-value="PT10H29M21.325S" table:style-name="ce2">
            <text:p>29:21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0854" table:style-name="ce1">
            <text:p>10854</text:p>
          </table:table-cell>
          <table:table-cell office:value-type="string" table:style-name="ce1">
            <text:p>Success</text:p>
          </table:table-cell>
          <table:table-cell office:value-type="float" office:value="53124" table:style-name="ce1">
            <text:p>53124</text:p>
          </table:table-cell>
          <table:table-cell table:number-columns-repeated="16377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time" office:time-value="PT10H29M24.669S" table:style-name="ce2">
            <text:p>29:24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7769" table:style-name="ce1">
            <text:p>7769</text:p>
          </table:table-cell>
          <table:table-cell office:value-type="string" table:style-name="ce1">
            <text:p>Success</text:p>
          </table:table-cell>
          <table:table-cell office:value-type="float" office:value="53124" table:style-name="ce1">
            <text:p>53124</text:p>
          </table:table-cell>
          <table:table-cell table:number-columns-repeated="16377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time" office:time-value="PT10H29M21.255S" table:style-name="ce2">
            <text:p>29:21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1250" table:style-name="ce1">
            <text:p>11250</text:p>
          </table:table-cell>
          <table:table-cell office:value-type="string" table:style-name="ce1">
            <text:p>Success</text:p>
          </table:table-cell>
          <table:table-cell office:value-type="float" office:value="53124" table:style-name="ce1">
            <text:p>53124</text:p>
          </table:table-cell>
          <table:table-cell table:number-columns-repeated="16377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time" office:time-value="PT10H29M21.374S" table:style-name="ce2">
            <text:p>29:21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1148" table:style-name="ce1">
            <text:p>11148</text:p>
          </table:table-cell>
          <table:table-cell office:value-type="string" table:style-name="ce1">
            <text:p>Success</text:p>
          </table:table-cell>
          <table:table-cell office:value-type="float" office:value="60930" table:style-name="ce1">
            <text:p>60930</text:p>
          </table:table-cell>
          <table:table-cell table:number-columns-repeated="16377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time" office:time-value="PT10H29M31.049S" table:style-name="ce2">
            <text:p>29:31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480" table:style-name="ce1">
            <text:p>1480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time" office:time-value="PT10H29M26.767S" table:style-name="ce2">
            <text:p>29:26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855" table:style-name="ce1">
            <text:p>5855</text:p>
          </table:table-cell>
          <table:table-cell office:value-type="string" table:style-name="ce1">
            <text:p>Success</text:p>
          </table:table-cell>
          <table:table-cell office:value-type="float" office:value="53124" table:style-name="ce1">
            <text:p>53124</text:p>
          </table:table-cell>
          <table:table-cell table:number-columns-repeated="16377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time" office:time-value="PT10H29M30.425S" table:style-name="ce2">
            <text:p>29:30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214" table:style-name="ce1">
            <text:p>2214</text:p>
          </table:table-cell>
          <table:table-cell office:value-type="string" table:style-name="ce1">
            <text:p>Success</text:p>
          </table:table-cell>
          <table:table-cell office:value-type="float" office:value="52950" table:style-name="ce1">
            <text:p>52950</text:p>
          </table:table-cell>
          <table:table-cell table:number-columns-repeated="16377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time" office:time-value="PT10H29M21.221S" table:style-name="ce2">
            <text:p>29:21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1460" table:style-name="ce1">
            <text:p>11460</text:p>
          </table:table-cell>
          <table:table-cell office:value-type="string" table:style-name="ce1">
            <text:p>Success</text:p>
          </table:table-cell>
          <table:table-cell office:value-type="float" office:value="53125" table:style-name="ce1">
            <text:p>53125</text:p>
          </table:table-cell>
          <table:table-cell table:number-columns-repeated="16377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time" office:time-value="PT10H29M28.379S" table:style-name="ce2">
            <text:p>29:28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318" table:style-name="ce1">
            <text:p>4318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time" office:time-value="PT10H29M28.385S" table:style-name="ce2">
            <text:p>29:28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333" table:style-name="ce1">
            <text:p>4333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time" office:time-value="PT10H29M28.426S" table:style-name="ce2">
            <text:p>29:28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4307" table:style-name="ce1">
            <text:p>4307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time" office:time-value="PT10H29M30.546S" table:style-name="ce2">
            <text:p>29:30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190" table:style-name="ce1">
            <text:p>2190</text:p>
          </table:table-cell>
          <table:table-cell office:value-type="string" table:style-name="ce1">
            <text:p>Success</text:p>
          </table:table-cell>
          <table:table-cell office:value-type="float" office:value="52998" table:style-name="ce1">
            <text:p>52998</text:p>
          </table:table-cell>
          <table:table-cell table:number-columns-repeated="16377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time" office:time-value="PT10H29M32.720S" table:style-name="ce2">
            <text:p>29:32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268" table:style-name="ce1">
            <text:p>1268</text:p>
          </table:table-cell>
          <table:table-cell table:number-columns-repeated="16377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time" office:time-value="PT10H29M32.643S" table:style-name="ce2">
            <text:p>29:32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time" office:time-value="PT10H29M32.698S" table:style-name="ce2">
            <text:p>29:32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1268" table:style-name="ce1">
            <text:p>1268</text:p>
          </table:table-cell>
          <table:table-cell table:number-columns-repeated="16377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time" office:time-value="PT10H29M32.810S" table:style-name="ce2">
            <text:p>29:32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out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time" office:time-value="PT10H29M32.884S" table:style-name="ce2">
            <text:p>29:32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time" office:time-value="PT10H29M32.908S" table:style-name="ce2">
            <text:p>29:32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time" office:time-value="PT10H29M30.723S" table:style-name="ce2">
            <text:p>29:30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196" table:style-name="ce1">
            <text:p>2196</text:p>
          </table:table-cell>
          <table:table-cell office:value-type="string" table:style-name="ce1">
            <text:p>Success</text:p>
          </table:table-cell>
          <table:table-cell office:value-type="float" office:value="53016" table:style-name="ce1">
            <text:p>53016</text:p>
          </table:table-cell>
          <table:table-cell table:number-columns-repeated="16377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time" office:time-value="PT10H29M28.397S" table:style-name="ce2">
            <text:p>29:28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564" table:style-name="ce1">
            <text:p>4564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time" office:time-value="PT10H29M32.921S" table:style-name="ce2">
            <text:p>29:32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time" office:time-value="PT10H29M30.417S" table:style-name="ce2">
            <text:p>29:30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556" table:style-name="ce1">
            <text:p>2556</text:p>
          </table:table-cell>
          <table:table-cell office:value-type="string" table:style-name="ce1">
            <text:p>Success</text:p>
          </table:table-cell>
          <table:table-cell office:value-type="float" office:value="52956" table:style-name="ce1">
            <text:p>52956</text:p>
          </table:table-cell>
          <table:table-cell table:number-columns-repeated="16377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time" office:time-value="PT10H29M30.365S" table:style-name="ce2">
            <text:p>29:30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633" table:style-name="ce1">
            <text:p>2633</text:p>
          </table:table-cell>
          <table:table-cell office:value-type="string" table:style-name="ce1">
            <text:p>Success</text:p>
          </table:table-cell>
          <table:table-cell office:value-type="float" office:value="37605" table:style-name="ce1">
            <text:p>37605</text:p>
          </table:table-cell>
          <table:table-cell table:number-columns-repeated="16377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time" office:time-value="PT10H29M30.769S" table:style-name="ce2">
            <text:p>29:30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243" table:style-name="ce1">
            <text:p>2243</text:p>
          </table:table-cell>
          <table:table-cell office:value-type="string" table:style-name="ce1">
            <text:p>Success</text:p>
          </table:table-cell>
          <table:table-cell office:value-type="float" office:value="52951" table:style-name="ce1">
            <text:p>52951</text:p>
          </table:table-cell>
          <table:table-cell table:number-columns-repeated="16377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time" office:time-value="PT10H29M32.962S" table:style-name="ce2">
            <text:p>29:33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1268" table:style-name="ce1">
            <text:p>1268</text:p>
          </table:table-cell>
          <table:table-cell table:number-columns-repeated="16377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time" office:time-value="PT10H29M32.738S" table:style-name="ce2">
            <text:p>29:32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time" office:time-value="PT10H29M33.015S" table:style-name="ce2">
            <text:p>29:33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time" office:time-value="PT10H29M32.975S" table:style-name="ce2">
            <text:p>29:33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time" office:time-value="PT10H29M33.058S" table:style-name="ce2">
            <text:p>29:33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342" table:style-name="ce1">
            <text:p>342</text:p>
          </table:table-cell>
          <table:table-cell table:number-columns-repeated="16377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time" office:time-value="PT10H29M33.075S" table:style-name="ce2">
            <text:p>29:33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out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time" office:time-value="PT10H29M33.095S" table:style-name="ce2">
            <text:p>29:33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out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time" office:time-value="PT10H29M33.180S" table:style-name="ce2">
            <text:p>29:33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time" office:time-value="PT10H29M33.178S" table:style-name="ce2">
            <text:p>29:33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time" office:time-value="PT10H29M33.209S" table:style-name="ce2">
            <text:p>29:33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html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time" office:time-value="PT10H29M33.209S" table:style-name="ce2">
            <text:p>29:33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html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time" office:time-value="PT10H29M29.204S" table:style-name="ce2">
            <text:p>29:29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4460" table:style-name="ce1">
            <text:p>4460</text:p>
          </table:table-cell>
          <table:table-cell office:value-type="string" table:style-name="ce1">
            <text:p>Success</text:p>
          </table:table-cell>
          <table:table-cell office:value-type="float" office:value="43717" table:style-name="ce1">
            <text:p>43717</text:p>
          </table:table-cell>
          <table:table-cell table:number-columns-repeated="16377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time" office:time-value="PT10H29M33.666S" table:style-name="ce2">
            <text:p>29:33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time" office:time-value="PT10H29M24.618S" table:style-name="ce2">
            <text:p>29:24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9195" table:style-name="ce1">
            <text:p>9195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time" office:time-value="PT10H29M26.583S" table:style-name="ce2">
            <text:p>29:26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7574" table:style-name="ce1">
            <text:p>7574</text:p>
          </table:table-cell>
          <table:table-cell office:value-type="string" table:style-name="ce1">
            <text:p>Success</text:p>
          </table:table-cell>
          <table:table-cell office:value-type="float" office:value="53124" table:style-name="ce1">
            <text:p>53124</text:p>
          </table:table-cell>
          <table:table-cell table:number-columns-repeated="16377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time" office:time-value="PT10H29M32.531S" table:style-name="ce2">
            <text:p>29:32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868" table:style-name="ce1">
            <text:p>1868</text:p>
          </table:table-cell>
          <table:table-cell office:value-type="string" table:style-name="ce1">
            <text:p>Success</text:p>
          </table:table-cell>
          <table:table-cell office:value-type="float" office:value="53017" table:style-name="ce1">
            <text:p>53017</text:p>
          </table:table-cell>
          <table:table-cell table:number-columns-repeated="16377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time" office:time-value="PT10H29M31.162S" table:style-name="ce2">
            <text:p>29:31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293" table:style-name="ce1">
            <text:p>3293</text:p>
          </table:table-cell>
          <table:table-cell office:value-type="string" table:style-name="ce1">
            <text:p>Success</text:p>
          </table:table-cell>
          <table:table-cell office:value-type="float" office:value="52995" table:style-name="ce1">
            <text:p>52995</text:p>
          </table:table-cell>
          <table:table-cell table:number-columns-repeated="16377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time" office:time-value="PT10H29M31.182S" table:style-name="ce2">
            <text:p>29:31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288" table:style-name="ce1">
            <text:p>3288</text:p>
          </table:table-cell>
          <table:table-cell office:value-type="string" table:style-name="ce1">
            <text:p>Success</text:p>
          </table:table-cell>
          <table:table-cell office:value-type="float" office:value="52997" table:style-name="ce1">
            <text:p>52997</text:p>
          </table:table-cell>
          <table:table-cell table:number-columns-repeated="16377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time" office:time-value="PT10H29M31.232S" table:style-name="ce2">
            <text:p>29:31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251" table:style-name="ce1">
            <text:p>3251</text:p>
          </table:table-cell>
          <table:table-cell office:value-type="string" table:style-name="ce1">
            <text:p>Success</text:p>
          </table:table-cell>
          <table:table-cell office:value-type="float" office:value="53000" table:style-name="ce1">
            <text:p>53000</text:p>
          </table:table-cell>
          <table:table-cell table:number-columns-repeated="16377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time" office:time-value="PT10H29M26.619S" table:style-name="ce2">
            <text:p>29:26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7895" table:style-name="ce1">
            <text:p>7895</text:p>
          </table:table-cell>
          <table:table-cell office:value-type="string" table:style-name="ce1">
            <text:p>Success</text:p>
          </table:table-cell>
          <table:table-cell office:value-type="float" office:value="53124" table:style-name="ce1">
            <text:p>53124</text:p>
          </table:table-cell>
          <table:table-cell table:number-columns-repeated="16377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time" office:time-value="PT10H29M31.274S" table:style-name="ce2">
            <text:p>29:31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246" table:style-name="ce1">
            <text:p>3246</text:p>
          </table:table-cell>
          <table:table-cell office:value-type="string" table:style-name="ce1">
            <text:p>Success</text:p>
          </table:table-cell>
          <table:table-cell office:value-type="float" office:value="52999" table:style-name="ce1">
            <text:p>52999</text:p>
          </table:table-cell>
          <table:table-cell table:number-columns-repeated="16377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time" office:time-value="PT10H29M34.401S" table:style-name="ce2">
            <text:p>29:34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time" office:time-value="PT10H29M31.272S" table:style-name="ce2">
            <text:p>29:31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302" table:style-name="ce1">
            <text:p>3302</text:p>
          </table:table-cell>
          <table:table-cell office:value-type="string" table:style-name="ce1">
            <text:p>Success</text:p>
          </table:table-cell>
          <table:table-cell office:value-type="float" office:value="52995" table:style-name="ce1">
            <text:p>52995</text:p>
          </table:table-cell>
          <table:table-cell table:number-columns-repeated="16377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time" office:time-value="PT10H29M24.781S" table:style-name="ce2">
            <text:p>29:24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9808" table:style-name="ce1">
            <text:p>9808</text:p>
          </table:table-cell>
          <table:table-cell office:value-type="string" table:style-name="ce1">
            <text:p>Success</text:p>
          </table:table-cell>
          <table:table-cell office:value-type="float" office:value="53124" table:style-name="ce1">
            <text:p>53124</text:p>
          </table:table-cell>
          <table:table-cell table:number-columns-repeated="16377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time" office:time-value="PT10H29M31.126S" table:style-name="ce2">
            <text:p>29:31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533" table:style-name="ce1">
            <text:p>3533</text:p>
          </table:table-cell>
          <table:table-cell office:value-type="string" table:style-name="ce1">
            <text:p>Success</text:p>
          </table:table-cell>
          <table:table-cell office:value-type="float" office:value="53053" table:style-name="ce1">
            <text:p>53053</text:p>
          </table:table-cell>
          <table:table-cell table:number-columns-repeated="16377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time" office:time-value="PT10H29M34.662S" table:style-name="ce2">
            <text:p>29:34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84" table:style-name="ce1">
            <text:p>284</text:p>
          </table:table-cell>
          <table:table-cell table:number-columns-repeated="16377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time" office:time-value="PT10H29M26.523S" table:style-name="ce2">
            <text:p>29:26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8260" table:style-name="ce1">
            <text:p>8260</text:p>
          </table:table-cell>
          <table:table-cell office:value-type="string" table:style-name="ce1">
            <text:p>Success</text:p>
          </table:table-cell>
          <table:table-cell office:value-type="float" office:value="53124" table:style-name="ce1">
            <text:p>53124</text:p>
          </table:table-cell>
          <table:table-cell table:number-columns-repeated="16377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time" office:time-value="PT10H29M26.776S" table:style-name="ce2">
            <text:p>29:26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8051" table:style-name="ce1">
            <text:p>8051</text:p>
          </table:table-cell>
          <table:table-cell office:value-type="string" table:style-name="ce1">
            <text:p>Success</text:p>
          </table:table-cell>
          <table:table-cell office:value-type="float" office:value="53124" table:style-name="ce1">
            <text:p>53124</text:p>
          </table:table-cell>
          <table:table-cell table:number-columns-repeated="16377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time" office:time-value="PT10H29M24.719S" table:style-name="ce2">
            <text:p>29:24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0109" table:style-name="ce1">
            <text:p>10109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time" office:time-value="PT10H29M24.626S" table:style-name="ce2">
            <text:p>29:24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0211" table:style-name="ce1">
            <text:p>10211</text:p>
          </table:table-cell>
          <table:table-cell office:value-type="string" table:style-name="ce1">
            <text:p>Success</text:p>
          </table:table-cell>
          <table:table-cell office:value-type="float" office:value="53124" table:style-name="ce1">
            <text:p>53124</text:p>
          </table:table-cell>
          <table:table-cell table:number-columns-repeated="16377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time" office:time-value="PT10H29M26.643S" table:style-name="ce2">
            <text:p>29:26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8202" table:style-name="ce1">
            <text:p>8202</text:p>
          </table:table-cell>
          <table:table-cell office:value-type="string" table:style-name="ce1">
            <text:p>Success</text:p>
          </table:table-cell>
          <table:table-cell office:value-type="float" office:value="53125" table:style-name="ce1">
            <text:p>53125</text:p>
          </table:table-cell>
          <table:table-cell table:number-columns-repeated="16377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time" office:time-value="PT10H29M32.735S" table:style-name="ce2">
            <text:p>29:32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201" table:style-name="ce1">
            <text:p>2201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time" office:time-value="PT10H29M34.937S" table:style-name="ce2">
            <text:p>29:34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178" table:style-name="ce1">
            <text:p>1178</text:p>
          </table:table-cell>
          <table:table-cell table:number-columns-repeated="16377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time" office:time-value="PT10H29M32.787S" table:style-name="ce2">
            <text:p>29:32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328" table:style-name="ce1">
            <text:p>2328</text:p>
          </table:table-cell>
          <table:table-cell office:value-type="string" table:style-name="ce1">
            <text:p>Success</text:p>
          </table:table-cell>
          <table:table-cell office:value-type="float" office:value="48801" table:style-name="ce1">
            <text:p>48801</text:p>
          </table:table-cell>
          <table:table-cell table:number-columns-repeated="16377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time" office:time-value="PT10H29M32.838S" table:style-name="ce2">
            <text:p>29:32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293" table:style-name="ce1">
            <text:p>2293</text:p>
          </table:table-cell>
          <table:table-cell office:value-type="string" table:style-name="ce1">
            <text:p>Success</text:p>
          </table:table-cell>
          <table:table-cell office:value-type="float" office:value="48784" table:style-name="ce1">
            <text:p>48784</text:p>
          </table:table-cell>
          <table:table-cell table:number-columns-repeated="16377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time" office:time-value="PT10H29M34.575S" table:style-name="ce2">
            <text:p>29:34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634" table:style-name="ce1">
            <text:p>634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time" office:time-value="PT10H29M35.211S" table:style-name="ce2">
            <text:p>29:35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342" table:style-name="ce1">
            <text:p>342</text:p>
          </table:table-cell>
          <table:table-cell table:number-columns-repeated="16377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time" office:time-value="PT10H29M34.522S" table:style-name="ce2">
            <text:p>29:34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712" table:style-name="ce1">
            <text:p>712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time" office:time-value="PT10H29M35.237S" table:style-name="ce2">
            <text:p>29:35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42" table:style-name="ce1">
            <text:p>342</text:p>
          </table:table-cell>
          <table:table-cell table:number-columns-repeated="16377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time" office:time-value="PT10H29M34.473S" table:style-name="ce2">
            <text:p>29:34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112" table:style-name="ce1">
            <text:p>1112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time" office:time-value="PT10H29M35.588S" table:style-name="ce2">
            <text:p>29:35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42" table:style-name="ce1">
            <text:p>342</text:p>
          </table:table-cell>
          <table:table-cell table:number-columns-repeated="16377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time" office:time-value="PT10H29M34.485S" table:style-name="ce2">
            <text:p>29:34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199" table:style-name="ce1">
            <text:p>1199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time" office:time-value="PT10H29M35.685S" table:style-name="ce2">
            <text:p>29:35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42" table:style-name="ce1">
            <text:p>342</text:p>
          </table:table-cell>
          <table:table-cell table:number-columns-repeated="16377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time" office:time-value="PT10H29M34.456S" table:style-name="ce2">
            <text:p>29:34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276" table:style-name="ce1">
            <text:p>1276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time" office:time-value="PT10H29M35.734S" table:style-name="ce2">
            <text:p>29:35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390" table:style-name="ce1">
            <text:p>390</text:p>
          </table:table-cell>
          <table:table-cell table:number-columns-repeated="16377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time" office:time-value="PT10H29M30.279S" table:style-name="ce2">
            <text:p>29:30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5528" table:style-name="ce1">
            <text:p>552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time" office:time-value="PT10H29M30.266S" table:style-name="ce2">
            <text:p>29:30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561" table:style-name="ce1">
            <text:p>556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time" office:time-value="PT10H29M30.290S" table:style-name="ce2">
            <text:p>29:30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559" table:style-name="ce1">
            <text:p>555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time" office:time-value="PT10H29M30.839S" table:style-name="ce2">
            <text:p>29:30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5032" table:style-name="ce1">
            <text:p>503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time" office:time-value="PT10H29M30.859S" table:style-name="ce2">
            <text:p>29:30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5067" table:style-name="ce1">
            <text:p>506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time" office:time-value="PT10H29M30.285S" table:style-name="ce2">
            <text:p>29:30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657" table:style-name="ce1">
            <text:p>565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time" office:time-value="PT10H29M30.500S" table:style-name="ce2">
            <text:p>29:30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5457" table:style-name="ce1">
            <text:p>545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time" office:time-value="PT10H29M31.152S" table:style-name="ce2">
            <text:p>29:31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4840" table:style-name="ce1">
            <text:p>484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time" office:time-value="PT10H29M31.231S" table:style-name="ce2">
            <text:p>29:31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4802" table:style-name="ce1">
            <text:p>480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time" office:time-value="PT10H29M30.919S" table:style-name="ce2">
            <text:p>29:30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5125" table:style-name="ce1">
            <text:p>512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time" office:time-value="PT10H29M31.021S" table:style-name="ce2">
            <text:p>29:31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5034" table:style-name="ce1">
            <text:p>503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time" office:time-value="PT10H29M30.943S" table:style-name="ce2">
            <text:p>29:30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5147" table:style-name="ce1">
            <text:p>514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time" office:time-value="PT10H29M30.881S" table:style-name="ce2">
            <text:p>29:30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5263" table:style-name="ce1">
            <text:p>526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time" office:time-value="PT10H29M30.987S" table:style-name="ce2">
            <text:p>29:31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5167" table:style-name="ce1">
            <text:p>516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time" office:time-value="PT10H29M30.295S" table:style-name="ce2">
            <text:p>29:30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5876" table:style-name="ce1">
            <text:p>587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time" office:time-value="PT10H29M30.151S" table:style-name="ce2">
            <text:p>29:30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6063" table:style-name="ce1">
            <text:p>606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time" office:time-value="PT10H29M30.158S" table:style-name="ce2">
            <text:p>29:30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056" table:style-name="ce1">
            <text:p>605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time" office:time-value="PT10H29M36.094S" table:style-name="ce2">
            <text:p>29:36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time" office:time-value="PT10H29M36.147S" table:style-name="ce2">
            <text:p>29:36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time" office:time-value="PT10H29M36.047S" table:style-name="ce2">
            <text:p>29:36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time" office:time-value="PT10H29M36.216S" table:style-name="ce2">
            <text:p>29:36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time" office:time-value="PT10H29M30.429S" table:style-name="ce2">
            <text:p>29:30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825" table:style-name="ce1">
            <text:p>582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time" office:time-value="PT10H29M36.225S" table:style-name="ce2">
            <text:p>29:36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216" table:style-name="ce1">
            <text:p>1216</text:p>
          </table:table-cell>
          <table:table-cell table:number-columns-repeated="16377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time" office:time-value="PT10H29M36.216S" table:style-name="ce2">
            <text:p>29:36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time" office:time-value="PT10H29M36.228S" table:style-name="ce2">
            <text:p>29:36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216" table:style-name="ce1">
            <text:p>1216</text:p>
          </table:table-cell>
          <table:table-cell table:number-columns-repeated="16377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time" office:time-value="PT10H29M36.231S" table:style-name="ce2">
            <text:p>29:36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216" table:style-name="ce1">
            <text:p>1216</text:p>
          </table:table-cell>
          <table:table-cell table:number-columns-repeated="16377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time" office:time-value="PT10H29M36.264S" table:style-name="ce2">
            <text:p>29:36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216" table:style-name="ce1">
            <text:p>1216</text:p>
          </table:table-cell>
          <table:table-cell table:number-columns-repeated="16377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time" office:time-value="PT10H29M36.246S" table:style-name="ce2">
            <text:p>29:36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216" table:style-name="ce1">
            <text:p>1216</text:p>
          </table:table-cell>
          <table:table-cell table:number-columns-repeated="16377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time" office:time-value="PT10H29M33.000S" table:style-name="ce2">
            <text:p>29:33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928" table:style-name="ce1">
            <text:p>3928</text:p>
          </table:table-cell>
          <table:table-cell office:value-type="string" table:style-name="ce1">
            <text:p>Success</text:p>
          </table:table-cell>
          <table:table-cell office:value-type="float" office:value="48754" table:style-name="ce1">
            <text:p>48754</text:p>
          </table:table-cell>
          <table:table-cell table:number-columns-repeated="16377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time" office:time-value="PT10H29M33.029S" table:style-name="ce2">
            <text:p>29:33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930" table:style-name="ce1">
            <text:p>3930</text:p>
          </table:table-cell>
          <table:table-cell office:value-type="string" table:style-name="ce1">
            <text:p>Success</text:p>
          </table:table-cell>
          <table:table-cell office:value-type="float" office:value="48798" table:style-name="ce1">
            <text:p>48798</text:p>
          </table:table-cell>
          <table:table-cell table:number-columns-repeated="16377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time" office:time-value="PT10H29M36.931S" table:style-name="ce2">
            <text:p>29:36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time" office:time-value="PT10H29M37.139S" table:style-name="ce2">
            <text:p>29:37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time" office:time-value="PT10H29M30.861S" table:style-name="ce2">
            <text:p>29:30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6597" table:style-name="ce1">
            <text:p>6597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time" office:time-value="PT10H29M37.460S" table:style-name="ce2">
            <text:p>29:37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time" office:time-value="PT10H29M37.335S" table:style-name="ce2">
            <text:p>29:37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037" table:style-name="ce1">
            <text:p>10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time" office:time-value="PT10H29M36.256S" table:style-name="ce2">
            <text:p>29:36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358" table:style-name="ce1">
            <text:p>2358</text:p>
          </table:table-cell>
          <table:table-cell office:value-type="string" table:style-name="ce1">
            <text:p>Success</text:p>
          </table:table-cell>
          <table:table-cell office:value-type="float" office:value="55067" table:style-name="ce1">
            <text:p>55067</text:p>
          </table:table-cell>
          <table:table-cell table:number-columns-repeated="16377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time" office:time-value="PT10H29M38.618S" table:style-name="ce2">
            <text:p>29:38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446" table:style-name="ce1">
            <text:p>1446</text:p>
          </table:table-cell>
          <table:table-cell table:number-columns-repeated="16377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time" office:time-value="PT10H29M38.660S" table:style-name="ce2">
            <text:p>29:38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498" table:style-name="ce1">
            <text:p>1498</text:p>
          </table:table-cell>
          <table:table-cell table:number-columns-repeated="16377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time" office:time-value="PT10H29M38.704S" table:style-name="ce2">
            <text:p>29:38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498" table:style-name="ce1">
            <text:p>1498</text:p>
          </table:table-cell>
          <table:table-cell table:number-columns-repeated="16377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time" office:time-value="PT10H29M38.738S" table:style-name="ce2">
            <text:p>29:38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498" table:style-name="ce1">
            <text:p>1498</text:p>
          </table:table-cell>
          <table:table-cell table:number-columns-repeated="16377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time" office:time-value="PT10H29M36.057S" table:style-name="ce2">
            <text:p>29:36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773" table:style-name="ce1">
            <text:p>2773</text:p>
          </table:table-cell>
          <table:table-cell office:value-type="string" table:style-name="ce1">
            <text:p>Success</text:p>
          </table:table-cell>
          <table:table-cell office:value-type="float" office:value="61424" table:style-name="ce1">
            <text:p>61424</text:p>
          </table:table-cell>
          <table:table-cell table:number-columns-repeated="16377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time" office:time-value="PT10H29M38.832S" table:style-name="ce2">
            <text:p>29:38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446" table:style-name="ce1">
            <text:p>1446</text:p>
          </table:table-cell>
          <table:table-cell table:number-columns-repeated="16377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time" office:time-value="PT10H29M36.157S" table:style-name="ce2">
            <text:p>29:36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731" table:style-name="ce1">
            <text:p>2731</text:p>
          </table:table-cell>
          <table:table-cell office:value-type="string" table:style-name="ce1">
            <text:p>Success</text:p>
          </table:table-cell>
          <table:table-cell office:value-type="float" office:value="69896" table:style-name="ce1">
            <text:p>69896</text:p>
          </table:table-cell>
          <table:table-cell table:number-columns-repeated="16377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time" office:time-value="PT10H29M38.852S" table:style-name="ce2">
            <text:p>29:38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498" table:style-name="ce1">
            <text:p>1498</text:p>
          </table:table-cell>
          <table:table-cell table:number-columns-repeated="16377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time" office:time-value="PT10H29M36.035S" table:style-name="ce2">
            <text:p>29:36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859" table:style-name="ce1">
            <text:p>2859</text:p>
          </table:table-cell>
          <table:table-cell office:value-type="string" table:style-name="ce1">
            <text:p>Success</text:p>
          </table:table-cell>
          <table:table-cell office:value-type="float" office:value="69896" table:style-name="ce1">
            <text:p>69896</text:p>
          </table:table-cell>
          <table:table-cell table:number-columns-repeated="16377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time" office:time-value="PT10H29M35.959S" table:style-name="ce2">
            <text:p>29:36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944" table:style-name="ce1">
            <text:p>2944</text:p>
          </table:table-cell>
          <table:table-cell office:value-type="string" table:style-name="ce1">
            <text:p>Success</text:p>
          </table:table-cell>
          <table:table-cell office:value-type="float" office:value="69896" table:style-name="ce1">
            <text:p>69896</text:p>
          </table:table-cell>
          <table:table-cell table:number-columns-repeated="16377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time" office:time-value="PT10H29M38.893S" table:style-name="ce2">
            <text:p>29:38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498" table:style-name="ce1">
            <text:p>1498</text:p>
          </table:table-cell>
          <table:table-cell table:number-columns-repeated="16377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time" office:time-value="PT10H29M38.895S" table:style-name="ce2">
            <text:p>29:38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446" table:style-name="ce1">
            <text:p>1446</text:p>
          </table:table-cell>
          <table:table-cell table:number-columns-repeated="16377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time" office:time-value="PT10H29M38.904S" table:style-name="ce2">
            <text:p>29:38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446" table:style-name="ce1">
            <text:p>1446</text:p>
          </table:table-cell>
          <table:table-cell table:number-columns-repeated="16377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time" office:time-value="PT10H29M38.890S" table:style-name="ce2">
            <text:p>29:38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446" table:style-name="ce1">
            <text:p>1446</text:p>
          </table:table-cell>
          <table:table-cell table:number-columns-repeated="16377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time" office:time-value="PT10H29M38.918S" table:style-name="ce2">
            <text:p>29:38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498" table:style-name="ce1">
            <text:p>1498</text:p>
          </table:table-cell>
          <table:table-cell table:number-columns-repeated="16377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time" office:time-value="PT10H29M35.994S" table:style-name="ce2">
            <text:p>29:36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962" table:style-name="ce1">
            <text:p>2962</text:p>
          </table:table-cell>
          <table:table-cell office:value-type="string" table:style-name="ce1">
            <text:p>Success</text:p>
          </table:table-cell>
          <table:table-cell office:value-type="float" office:value="69898" table:style-name="ce1">
            <text:p>69898</text:p>
          </table:table-cell>
          <table:table-cell table:number-columns-repeated="16377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time" office:time-value="PT10H29M35.872S" table:style-name="ce2">
            <text:p>29:35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084" table:style-name="ce1">
            <text:p>3084</text:p>
          </table:table-cell>
          <table:table-cell office:value-type="string" table:style-name="ce1">
            <text:p>Success</text:p>
          </table:table-cell>
          <table:table-cell office:value-type="float" office:value="74132" table:style-name="ce1">
            <text:p>74132</text:p>
          </table:table-cell>
          <table:table-cell table:number-columns-repeated="16377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time" office:time-value="PT10H29M38.937S" table:style-name="ce2">
            <text:p>29:38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498" table:style-name="ce1">
            <text:p>1498</text:p>
          </table:table-cell>
          <table:table-cell table:number-columns-repeated="16377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time" office:time-value="PT10H29M35.828S" table:style-name="ce2">
            <text:p>29:35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137" table:style-name="ce1">
            <text:p>3137</text:p>
          </table:table-cell>
          <table:table-cell office:value-type="string" table:style-name="ce1">
            <text:p>Success</text:p>
          </table:table-cell>
          <table:table-cell office:value-type="float" office:value="76251" table:style-name="ce1">
            <text:p>76251</text:p>
          </table:table-cell>
          <table:table-cell table:number-columns-repeated="16377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time" office:time-value="PT10H29M38.943S" table:style-name="ce2">
            <text:p>29:38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498" table:style-name="ce1">
            <text:p>1498</text:p>
          </table:table-cell>
          <table:table-cell table:number-columns-repeated="16377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time" office:time-value="PT10H29M35.850S" table:style-name="ce2">
            <text:p>29:35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148" table:style-name="ce1">
            <text:p>3148</text:p>
          </table:table-cell>
          <table:table-cell office:value-type="string" table:style-name="ce1">
            <text:p>Success</text:p>
          </table:table-cell>
          <table:table-cell office:value-type="float" office:value="76251" table:style-name="ce1">
            <text:p>76251</text:p>
          </table:table-cell>
          <table:table-cell table:number-columns-repeated="16377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time" office:time-value="PT10H29M38.967S" table:style-name="ce2">
            <text:p>29:39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446" table:style-name="ce1">
            <text:p>1446</text:p>
          </table:table-cell>
          <table:table-cell table:number-columns-repeated="16377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time" office:time-value="PT10H29M38.958S" table:style-name="ce2">
            <text:p>29:39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446" table:style-name="ce1">
            <text:p>1446</text:p>
          </table:table-cell>
          <table:table-cell table:number-columns-repeated="16377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time" office:time-value="PT10H29M38.958S" table:style-name="ce2">
            <text:p>29:39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446" table:style-name="ce1">
            <text:p>1446</text:p>
          </table:table-cell>
          <table:table-cell table:number-columns-repeated="16377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time" office:time-value="PT10H29M38.965S" table:style-name="ce2">
            <text:p>29:39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498" table:style-name="ce1">
            <text:p>1498</text:p>
          </table:table-cell>
          <table:table-cell table:number-columns-repeated="16377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time" office:time-value="PT10H29M38.946S" table:style-name="ce2">
            <text:p>29:38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1498" table:style-name="ce1">
            <text:p>1498</text:p>
          </table:table-cell>
          <table:table-cell table:number-columns-repeated="16377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time" office:time-value="PT10H29M38.916S" table:style-name="ce2">
            <text:p>29:38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1498" table:style-name="ce1">
            <text:p>1498</text:p>
          </table:table-cell>
          <table:table-cell table:number-columns-repeated="16377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time" office:time-value="PT10H29M38.969S" table:style-name="ce2">
            <text:p>29:39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498" table:style-name="ce1">
            <text:p>1498</text:p>
          </table:table-cell>
          <table:table-cell table:number-columns-repeated="16377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time" office:time-value="PT10H29M39.007S" table:style-name="ce2">
            <text:p>29:39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498" table:style-name="ce1">
            <text:p>1498</text:p>
          </table:table-cell>
          <table:table-cell table:number-columns-repeated="16377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time" office:time-value="PT10H29M38.999S" table:style-name="ce2">
            <text:p>29:39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446" table:style-name="ce1">
            <text:p>1446</text:p>
          </table:table-cell>
          <table:table-cell table:number-columns-repeated="16377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time" office:time-value="PT10H29M39.000S" table:style-name="ce2">
            <text:p>29:39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498" table:style-name="ce1">
            <text:p>1498</text:p>
          </table:table-cell>
          <table:table-cell table:number-columns-repeated="16377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time" office:time-value="PT10H29M39.009S" table:style-name="ce2">
            <text:p>29:39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498" table:style-name="ce1">
            <text:p>1498</text:p>
          </table:table-cell>
          <table:table-cell table:number-columns-repeated="16377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time" office:time-value="PT10H29M39.003S" table:style-name="ce2">
            <text:p>29:39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498" table:style-name="ce1">
            <text:p>1498</text:p>
          </table:table-cell>
          <table:table-cell table:number-columns-repeated="16377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time" office:time-value="PT10H29M39.002S" table:style-name="ce2">
            <text:p>29:39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498" table:style-name="ce1">
            <text:p>1498</text:p>
          </table:table-cell>
          <table:table-cell table:number-columns-repeated="16377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time" office:time-value="PT10H29M35.927S" table:style-name="ce2">
            <text:p>29:35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118" table:style-name="ce1">
            <text:p>3118</text:p>
          </table:table-cell>
          <table:table-cell office:value-type="string" table:style-name="ce1">
            <text:p>Success</text:p>
          </table:table-cell>
          <table:table-cell office:value-type="float" office:value="72015" table:style-name="ce1">
            <text:p>72015</text:p>
          </table:table-cell>
          <table:table-cell table:number-columns-repeated="16377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time" office:time-value="PT10H29M39.031S" table:style-name="ce2">
            <text:p>29:39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498" table:style-name="ce1">
            <text:p>1498</text:p>
          </table:table-cell>
          <table:table-cell table:number-columns-repeated="16377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time" office:time-value="PT10H29M38.375S" table:style-name="ce2">
            <text:p>29:38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676" table:style-name="ce1">
            <text:p>6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time" office:time-value="PT10H29M39.042S" table:style-name="ce2">
            <text:p>29:39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498" table:style-name="ce1">
            <text:p>1498</text:p>
          </table:table-cell>
          <table:table-cell table:number-columns-repeated="16377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time" office:time-value="PT10H29M39.035S" table:style-name="ce2">
            <text:p>29:39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498" table:style-name="ce1">
            <text:p>1498</text:p>
          </table:table-cell>
          <table:table-cell table:number-columns-repeated="16377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time" office:time-value="PT10H29M39.008S" table:style-name="ce2">
            <text:p>29:39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498" table:style-name="ce1">
            <text:p>1498</text:p>
          </table:table-cell>
          <table:table-cell table:number-columns-repeated="16377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time" office:time-value="PT10H29M35.809S" table:style-name="ce2">
            <text:p>29:35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259" table:style-name="ce1">
            <text:p>3259</text:p>
          </table:table-cell>
          <table:table-cell office:value-type="string" table:style-name="ce1">
            <text:p>Success</text:p>
          </table:table-cell>
          <table:table-cell office:value-type="float" office:value="76251" table:style-name="ce1">
            <text:p>76251</text:p>
          </table:table-cell>
          <table:table-cell table:number-columns-repeated="16377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time" office:time-value="PT10H29M39.049S" table:style-name="ce2">
            <text:p>29:39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498" table:style-name="ce1">
            <text:p>1498</text:p>
          </table:table-cell>
          <table:table-cell table:number-columns-repeated="16377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time" office:time-value="PT10H29M39.047S" table:style-name="ce2">
            <text:p>29:39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446" table:style-name="ce1">
            <text:p>1446</text:p>
          </table:table-cell>
          <table:table-cell table:number-columns-repeated="16377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time" office:time-value="PT10H29M39.045S" table:style-name="ce2">
            <text:p>29:39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498" table:style-name="ce1">
            <text:p>1498</text:p>
          </table:table-cell>
          <table:table-cell table:number-columns-repeated="16377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time" office:time-value="PT10H29M39.076S" table:style-name="ce2">
            <text:p>29:39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498" table:style-name="ce1">
            <text:p>1498</text:p>
          </table:table-cell>
          <table:table-cell table:number-columns-repeated="16377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time" office:time-value="PT10H29M39.069S" table:style-name="ce2">
            <text:p>29:39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446" table:style-name="ce1">
            <text:p>1446</text:p>
          </table:table-cell>
          <table:table-cell table:number-columns-repeated="16377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time" office:time-value="PT10H29M39.059S" table:style-name="ce2">
            <text:p>29:39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498" table:style-name="ce1">
            <text:p>1498</text:p>
          </table:table-cell>
          <table:table-cell table:number-columns-repeated="16377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time" office:time-value="PT10H29M39.062S" table:style-name="ce2">
            <text:p>29:39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498" table:style-name="ce1">
            <text:p>1498</text:p>
          </table:table-cell>
          <table:table-cell table:number-columns-repeated="16377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time" office:time-value="PT10H29M39.075S" table:style-name="ce2">
            <text:p>29:39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498" table:style-name="ce1">
            <text:p>1498</text:p>
          </table:table-cell>
          <table:table-cell table:number-columns-repeated="16377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time" office:time-value="PT10H29M39.093S" table:style-name="ce2">
            <text:p>29:39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498" table:style-name="ce1">
            <text:p>1498</text:p>
          </table:table-cell>
          <table:table-cell table:number-columns-repeated="16377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time" office:time-value="PT10H29M39.084S" table:style-name="ce2">
            <text:p>29:39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498" table:style-name="ce1">
            <text:p>1498</text:p>
          </table:table-cell>
          <table:table-cell table:number-columns-repeated="16377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time" office:time-value="PT10H29M39.107S" table:style-name="ce2">
            <text:p>29:39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498" table:style-name="ce1">
            <text:p>1498</text:p>
          </table:table-cell>
          <table:table-cell table:number-columns-repeated="16377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time" office:time-value="PT10H29M39.091S" table:style-name="ce2">
            <text:p>29:39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498" table:style-name="ce1">
            <text:p>1498</text:p>
          </table:table-cell>
          <table:table-cell table:number-columns-repeated="16377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time" office:time-value="PT10H29M39.121S" table:style-name="ce2">
            <text:p>29:39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498" table:style-name="ce1">
            <text:p>1498</text:p>
          </table:table-cell>
          <table:table-cell table:number-columns-repeated="16377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time" office:time-value="PT10H29M39.121S" table:style-name="ce2">
            <text:p>29:39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498" table:style-name="ce1">
            <text:p>1498</text:p>
          </table:table-cell>
          <table:table-cell table:number-columns-repeated="16377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time" office:time-value="PT10H29M35.133S" table:style-name="ce2">
            <text:p>29:35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4445" table:style-name="ce1">
            <text:p>4445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time" office:time-value="PT10H29M35.117S" table:style-name="ce2">
            <text:p>29:35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4470" table:style-name="ce1">
            <text:p>4470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time" office:time-value="PT10H29M39.580S" table:style-name="ce2">
            <text:p>29:39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342" table:style-name="ce1">
            <text:p>342</text:p>
          </table:table-cell>
          <table:table-cell table:number-columns-repeated="16377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time" office:time-value="PT10H29M39.589S" table:style-name="ce2">
            <text:p>29:39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342" table:style-name="ce1">
            <text:p>342</text:p>
          </table:table-cell>
          <table:table-cell table:number-columns-repeated="16377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time" office:time-value="PT10H29M36.962S" table:style-name="ce2">
            <text:p>29:37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4120" table:style-name="ce1">
            <text:p>4120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time" office:time-value="PT10H29M41.086S" table:style-name="ce2">
            <text:p>29:41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390" table:style-name="ce1">
            <text:p>390</text:p>
          </table:table-cell>
          <table:table-cell table:number-columns-repeated="16377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time" office:time-value="PT10H29M34.829S" table:style-name="ce2">
            <text:p>29:34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670" table:style-name="ce1">
            <text:p>6670</text:p>
          </table:table-cell>
          <table:table-cell office:value-type="string" table:style-name="ce1">
            <text:p>Success</text:p>
          </table:table-cell>
          <table:table-cell office:value-type="float" office:value="38737" table:style-name="ce1">
            <text:p>38737</text:p>
          </table:table-cell>
          <table:table-cell table:number-columns-repeated="16377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time" office:time-value="PT10H29M34.785S" table:style-name="ce2">
            <text:p>29:34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6740" table:style-name="ce1">
            <text:p>6740</text:p>
          </table:table-cell>
          <table:table-cell office:value-type="string" table:style-name="ce1">
            <text:p>Success</text:p>
          </table:table-cell>
          <table:table-cell office:value-type="float" office:value="38737" table:style-name="ce1">
            <text:p>38737</text:p>
          </table:table-cell>
          <table:table-cell table:number-columns-repeated="16377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time" office:time-value="PT10H29M35.945S" table:style-name="ce2">
            <text:p>29:35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600" table:style-name="ce1">
            <text:p>5600</text:p>
          </table:table-cell>
          <table:table-cell office:value-type="string" table:style-name="ce1">
            <text:p>Success</text:p>
          </table:table-cell>
          <table:table-cell office:value-type="float" office:value="78442" table:style-name="ce1">
            <text:p>78442</text:p>
          </table:table-cell>
          <table:table-cell table:number-columns-repeated="16377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time" office:time-value="PT10H29M41.549S" table:style-name="ce2">
            <text:p>29:41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972" table:style-name="ce1">
            <text:p>1972</text:p>
          </table:table-cell>
          <table:table-cell table:number-columns-repeated="16377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time" office:time-value="PT10H29M41.577S" table:style-name="ce2">
            <text:p>29:41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time" office:time-value="PT10H29M37.771S" table:style-name="ce2">
            <text:p>29:37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889" table:style-name="ce1">
            <text:p>3889</text:p>
          </table:table-cell>
          <table:table-cell office:value-type="string" table:style-name="ce1">
            <text:p>Success</text:p>
          </table:table-cell>
          <table:table-cell office:value-type="float" office:value="78368" table:style-name="ce1">
            <text:p>78368</text:p>
          </table:table-cell>
          <table:table-cell table:number-columns-repeated="16377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time" office:time-value="PT10H29M34.516S" table:style-name="ce2">
            <text:p>29:34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7210" table:style-name="ce1">
            <text:p>7210</text:p>
          </table:table-cell>
          <table:table-cell office:value-type="string" table:style-name="ce1">
            <text:p>Success</text:p>
          </table:table-cell>
          <table:table-cell office:value-type="float" office:value="38737" table:style-name="ce1">
            <text:p>38737</text:p>
          </table:table-cell>
          <table:table-cell table:number-columns-repeated="16377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time" office:time-value="PT10H29M32.683S" table:style-name="ce2">
            <text:p>29:32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9059" table:style-name="ce1">
            <text:p>9059</text:p>
          </table:table-cell>
          <table:table-cell office:value-type="string" table:style-name="ce1">
            <text:p>Success</text:p>
          </table:table-cell>
          <table:table-cell office:value-type="float" office:value="38739" table:style-name="ce1">
            <text:p>38739</text:p>
          </table:table-cell>
          <table:table-cell table:number-columns-repeated="16377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time" office:time-value="PT10H29M41.627S" table:style-name="ce2">
            <text:p>29:41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time" office:time-value="PT10H29M27.015S" table:style-name="ce2">
            <text:p>29:27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4737" table:style-name="ce1">
            <text:p>14737</text:p>
          </table:table-cell>
          <table:table-cell office:value-type="string" table:style-name="ce1">
            <text:p>Success</text:p>
          </table:table-cell>
          <table:table-cell office:value-type="float" office:value="45337" table:style-name="ce1">
            <text:p>45337</text:p>
          </table:table-cell>
          <table:table-cell table:number-columns-repeated="16377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time" office:time-value="PT10H29M41.663S" table:style-name="ce2">
            <text:p>29:41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1972" table:style-name="ce1">
            <text:p>1972</text:p>
          </table:table-cell>
          <table:table-cell table:number-columns-repeated="16377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time" office:time-value="PT10H29M34.592S" table:style-name="ce2">
            <text:p>29:34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7268" table:style-name="ce1">
            <text:p>7268</text:p>
          </table:table-cell>
          <table:table-cell office:value-type="string" table:style-name="ce1">
            <text:p>Success</text:p>
          </table:table-cell>
          <table:table-cell office:value-type="float" office:value="38737" table:style-name="ce1">
            <text:p>38737</text:p>
          </table:table-cell>
          <table:table-cell table:number-columns-repeated="16377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time" office:time-value="PT10H29M34.159S" table:style-name="ce2">
            <text:p>29:34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7704" table:style-name="ce1">
            <text:p>7704</text:p>
          </table:table-cell>
          <table:table-cell office:value-type="string" table:style-name="ce1">
            <text:p>Success</text:p>
          </table:table-cell>
          <table:table-cell office:value-type="float" office:value="38737" table:style-name="ce1">
            <text:p>38737</text:p>
          </table:table-cell>
          <table:table-cell table:number-columns-repeated="16377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time" office:time-value="PT10H29M34.839S" table:style-name="ce2">
            <text:p>29:34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7031" table:style-name="ce1">
            <text:p>7031</text:p>
          </table:table-cell>
          <table:table-cell office:value-type="string" table:style-name="ce1">
            <text:p>Success</text:p>
          </table:table-cell>
          <table:table-cell office:value-type="float" office:value="38737" table:style-name="ce1">
            <text:p>38737</text:p>
          </table:table-cell>
          <table:table-cell table:number-columns-repeated="16377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time" office:time-value="PT10H29M32.441S" table:style-name="ce2">
            <text:p>29:32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9442" table:style-name="ce1">
            <text:p>9442</text:p>
          </table:table-cell>
          <table:table-cell office:value-type="string" table:style-name="ce1">
            <text:p>Success</text:p>
          </table:table-cell>
          <table:table-cell office:value-type="float" office:value="38737" table:style-name="ce1">
            <text:p>38737</text:p>
          </table:table-cell>
          <table:table-cell table:number-columns-repeated="16377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time" office:time-value="PT10H29M32.524S" table:style-name="ce2">
            <text:p>29:32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9370" table:style-name="ce1">
            <text:p>9370</text:p>
          </table:table-cell>
          <table:table-cell office:value-type="string" table:style-name="ce1">
            <text:p>Success</text:p>
          </table:table-cell>
          <table:table-cell office:value-type="float" office:value="42853" table:style-name="ce1">
            <text:p>42853</text:p>
          </table:table-cell>
          <table:table-cell table:number-columns-repeated="16377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time" office:time-value="PT10H29M32.508S" table:style-name="ce2">
            <text:p>29:32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9433" table:style-name="ce1">
            <text:p>9433</text:p>
          </table:table-cell>
          <table:table-cell office:value-type="string" table:style-name="ce1">
            <text:p>Success</text:p>
          </table:table-cell>
          <table:table-cell office:value-type="float" office:value="38737" table:style-name="ce1">
            <text:p>38737</text:p>
          </table:table-cell>
          <table:table-cell table:number-columns-repeated="16377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time" office:time-value="PT10H29M33.815S" table:style-name="ce2">
            <text:p>29:33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8153" table:style-name="ce1">
            <text:p>8153</text:p>
          </table:table-cell>
          <table:table-cell office:value-type="string" table:style-name="ce1">
            <text:p>Success</text:p>
          </table:table-cell>
          <table:table-cell office:value-type="float" office:value="38737" table:style-name="ce1">
            <text:p>38737</text:p>
          </table:table-cell>
          <table:table-cell table:number-columns-repeated="16377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time" office:time-value="PT10H29M34.846S" table:style-name="ce2">
            <text:p>29:34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7181" table:style-name="ce1">
            <text:p>7181</text:p>
          </table:table-cell>
          <table:table-cell office:value-type="string" table:style-name="ce1">
            <text:p>Success</text:p>
          </table:table-cell>
          <table:table-cell office:value-type="float" office:value="38739" table:style-name="ce1">
            <text:p>38739</text:p>
          </table:table-cell>
          <table:table-cell table:number-columns-repeated="16377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time" office:time-value="PT10H29M32.151S" table:style-name="ce2">
            <text:p>29:32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9877" table:style-name="ce1">
            <text:p>9877</text:p>
          </table:table-cell>
          <table:table-cell office:value-type="string" table:style-name="ce1">
            <text:p>Success</text:p>
          </table:table-cell>
          <table:table-cell office:value-type="float" office:value="38737" table:style-name="ce1">
            <text:p>38737</text:p>
          </table:table-cell>
          <table:table-cell table:number-columns-repeated="16377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time" office:time-value="PT10H29M36.174S" table:style-name="ce2">
            <text:p>29:36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5856" table:style-name="ce1">
            <text:p>5856</text:p>
          </table:table-cell>
          <table:table-cell office:value-type="string" table:style-name="ce1">
            <text:p>Success</text:p>
          </table:table-cell>
          <table:table-cell office:value-type="float" office:value="78440" table:style-name="ce1">
            <text:p>78440</text:p>
          </table:table-cell>
          <table:table-cell table:number-columns-repeated="16377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time" office:time-value="PT10H29M32.183S" table:style-name="ce2">
            <text:p>29:32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9852" table:style-name="ce1">
            <text:p>9852</text:p>
          </table:table-cell>
          <table:table-cell office:value-type="string" table:style-name="ce1">
            <text:p>Success</text:p>
          </table:table-cell>
          <table:table-cell office:value-type="float" office:value="38737" table:style-name="ce1">
            <text:p>38737</text:p>
          </table:table-cell>
          <table:table-cell table:number-columns-repeated="16377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time" office:time-value="PT10H29M41.789S" table:style-name="ce2">
            <text:p>29:41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Success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time" office:time-value="PT10H29M32.626S" table:style-name="ce2">
            <text:p>29:32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9421" table:style-name="ce1">
            <text:p>9421</text:p>
          </table:table-cell>
          <table:table-cell office:value-type="string" table:style-name="ce1">
            <text:p>Success</text:p>
          </table:table-cell>
          <table:table-cell office:value-type="float" office:value="38737" table:style-name="ce1">
            <text:p>38737</text:p>
          </table:table-cell>
          <table:table-cell table:number-columns-repeated="16377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time" office:time-value="PT10H29M42.033S" table:style-name="ce2">
            <text:p>29:42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972" table:style-name="ce1">
            <text:p>1972</text:p>
          </table:table-cell>
          <table:table-cell table:number-columns-repeated="16377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time" office:time-value="PT10H29M41.751S" table:style-name="ce2">
            <text:p>29:41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Success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time" office:time-value="PT10H29M32.138S" table:style-name="ce2">
            <text:p>29:32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9920" table:style-name="ce1">
            <text:p>9920</text:p>
          </table:table-cell>
          <table:table-cell office:value-type="string" table:style-name="ce1">
            <text:p>Success</text:p>
          </table:table-cell>
          <table:table-cell office:value-type="float" office:value="38739" table:style-name="ce1">
            <text:p>38739</text:p>
          </table:table-cell>
          <table:table-cell table:number-columns-repeated="16377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time" office:time-value="PT10H29M42.051S" table:style-name="ce2">
            <text:p>29:42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time" office:time-value="PT10H29M42.042S" table:style-name="ce2">
            <text:p>29:42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1">
          <table:table-cell office:value-type="float" office:value="1557" table:style-name="ce1">
            <text:p>1557</text:p>
          </table:table-cell>
          <table:table-cell office:value-type="time" office:time-value="PT10H29M42.104S" table:style-name="ce2">
            <text:p>29:42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time" office:time-value="PT10H29M42.107S" table:style-name="ce2">
            <text:p>29:42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time" office:time-value="PT10H29M34.829S" table:style-name="ce2">
            <text:p>29:34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7337" table:style-name="ce1">
            <text:p>7337</text:p>
          </table:table-cell>
          <table:table-cell office:value-type="string" table:style-name="ce1">
            <text:p>Success</text:p>
          </table:table-cell>
          <table:table-cell office:value-type="float" office:value="38737" table:style-name="ce1">
            <text:p>38737</text:p>
          </table:table-cell>
          <table:table-cell table:number-columns-repeated="16377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time" office:time-value="PT10H29M42.162S" table:style-name="ce2">
            <text:p>29:42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time" office:time-value="PT10H29M34.525S" table:style-name="ce2">
            <text:p>29:34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8595" table:style-name="ce1">
            <text:p>8595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time" office:time-value="PT10H29M36.277S" table:style-name="ce2">
            <text:p>29:36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6848" table:style-name="ce1">
            <text:p>6848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time" office:time-value="PT10H29M36.279S" table:style-name="ce2">
            <text:p>29:36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6852" table:style-name="ce1">
            <text:p>6852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time" office:time-value="PT10H29M36.260S" table:style-name="ce2">
            <text:p>29:36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6884" table:style-name="ce1">
            <text:p>6884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time" office:time-value="PT10H29M34.957S" table:style-name="ce2">
            <text:p>29:35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8195" table:style-name="ce1">
            <text:p>8195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time" office:time-value="PT10H29M34.690S" table:style-name="ce2">
            <text:p>29:34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8468" table:style-name="ce1">
            <text:p>8468</text:p>
          </table:table-cell>
          <table:table-cell office:value-type="string" table:style-name="ce1">
            <text:p>Success</text:p>
          </table:table-cell>
          <table:table-cell office:value-type="float" office:value="48051" table:style-name="ce1">
            <text:p>48051</text:p>
          </table:table-cell>
          <table:table-cell table:number-columns-repeated="16377"/>
        </table:table-row>
        <table:table-row table:style-name="ro1">
          <table:table-cell office:value-type="float" office:value="1567" table:style-name="ce1">
            <text:p>1567</text:p>
          </table:table-cell>
          <table:table-cell office:value-type="time" office:time-value="PT10H29M39.064S" table:style-name="ce2">
            <text:p>29:39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4109" table:style-name="ce1">
            <text:p>4109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time" office:time-value="PT10H29M39.142S" table:style-name="ce2">
            <text:p>29:39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4054" table:style-name="ce1">
            <text:p>4054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time" office:time-value="PT10H29M35.627S" table:style-name="ce2">
            <text:p>29:35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7577" table:style-name="ce1">
            <text:p>7577</text:p>
          </table:table-cell>
          <table:table-cell office:value-type="string" table:style-name="ce1">
            <text:p>Success</text:p>
          </table:table-cell>
          <table:table-cell office:value-type="float" office:value="50039" table:style-name="ce1">
            <text:p>50039</text:p>
          </table:table-cell>
          <table:table-cell table:number-columns-repeated="16377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time" office:time-value="PT10H29M43.205S" table:style-name="ce2">
            <text:p>29:43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92" table:style-name="ce1">
            <text:p>292</text:p>
          </table:table-cell>
          <table:table-cell table:number-columns-repeated="16377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time" office:time-value="PT10H29M41.119S" table:style-name="ce2">
            <text:p>29:41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2128" table:style-name="ce1">
            <text:p>2128</text:p>
          </table:table-cell>
          <table:table-cell office:value-type="string" table:style-name="ce1">
            <text:p>Success</text:p>
          </table:table-cell>
          <table:table-cell office:value-type="float" office:value="50039" table:style-name="ce1">
            <text:p>50039</text:p>
          </table:table-cell>
          <table:table-cell table:number-columns-repeated="16377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time" office:time-value="PT10H29M43.132S" table:style-name="ce2">
            <text:p>29:43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2166" table:style-name="ce1">
            <text:p>2166</text:p>
          </table:table-cell>
          <table:table-cell table:number-columns-repeated="16377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time" office:time-value="PT10H29M43.128S" table:style-name="ce2">
            <text:p>29:43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2166" table:style-name="ce1">
            <text:p>2166</text:p>
          </table:table-cell>
          <table:table-cell table:number-columns-repeated="16377"/>
        </table:table-row>
        <table:table-row table:style-name="ro1">
          <table:table-cell office:value-type="float" office:value="1574" table:style-name="ce1">
            <text:p>1574</text:p>
          </table:table-cell>
          <table:table-cell office:value-type="time" office:time-value="PT10H29M43.147S" table:style-name="ce2">
            <text:p>29:43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Success</text:p>
          </table:table-cell>
          <table:table-cell office:value-type="float" office:value="2166" table:style-name="ce1">
            <text:p>2166</text:p>
          </table:table-cell>
          <table:table-cell table:number-columns-repeated="16377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time" office:time-value="PT10H29M39.106S" table:style-name="ce2">
            <text:p>29:39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4243" table:style-name="ce1">
            <text:p>4243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576" table:style-name="ce1">
            <text:p>1576</text:p>
          </table:table-cell>
          <table:table-cell office:value-type="time" office:time-value="PT10H29M43.248S" table:style-name="ce2">
            <text:p>29:43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338" table:style-name="ce1">
            <text:p>338</text:p>
          </table:table-cell>
          <table:table-cell table:number-columns-repeated="16377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time" office:time-value="PT10H29M41.528S" table:style-name="ce2">
            <text:p>29:41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815" table:style-name="ce1">
            <text:p>2815</text:p>
          </table:table-cell>
          <table:table-cell office:value-type="string" table:style-name="ce1">
            <text:p>Success</text:p>
          </table:table-cell>
          <table:table-cell office:value-type="float" office:value="82634" table:style-name="ce1">
            <text:p>82634</text:p>
          </table:table-cell>
          <table:table-cell table:number-columns-repeated="16377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time" office:time-value="PT10H29M41.728S" table:style-name="ce2">
            <text:p>29:41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888" table:style-name="ce1">
            <text:p>2888</text:p>
          </table:table-cell>
          <table:table-cell office:value-type="string" table:style-name="ce1">
            <text:p>Success</text:p>
          </table:table-cell>
          <table:table-cell office:value-type="float" office:value="84755" table:style-name="ce1">
            <text:p>84755</text:p>
          </table:table-cell>
          <table:table-cell table:number-columns-repeated="16377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time" office:time-value="PT10H29M41.502S" table:style-name="ce2">
            <text:p>29:41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157" table:style-name="ce1">
            <text:p>3157</text:p>
          </table:table-cell>
          <table:table-cell office:value-type="string" table:style-name="ce1">
            <text:p>Success</text:p>
          </table:table-cell>
          <table:table-cell office:value-type="float" office:value="82641" table:style-name="ce1">
            <text:p>82641</text:p>
          </table:table-cell>
          <table:table-cell table:number-columns-repeated="16377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time" office:time-value="PT10H29M41.746S" table:style-name="ce2">
            <text:p>29:41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077" table:style-name="ce1">
            <text:p>3077</text:p>
          </table:table-cell>
          <table:table-cell office:value-type="string" table:style-name="ce1">
            <text:p>Success</text:p>
          </table:table-cell>
          <table:table-cell office:value-type="float" office:value="86876" table:style-name="ce1">
            <text:p>86876</text:p>
          </table:table-cell>
          <table:table-cell table:number-columns-repeated="16377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time" office:time-value="PT10H29M44.346S" table:style-name="ce2">
            <text:p>29:44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681" table:style-name="ce1">
            <text:p>6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time" office:time-value="PT10H29M41.866S" table:style-name="ce2">
            <text:p>29:41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166" table:style-name="ce1">
            <text:p>3166</text:p>
          </table:table-cell>
          <table:table-cell office:value-type="string" table:style-name="ce1">
            <text:p>Success</text:p>
          </table:table-cell>
          <table:table-cell office:value-type="float" office:value="88999" table:style-name="ce1">
            <text:p>88999</text:p>
          </table:table-cell>
          <table:table-cell table:number-columns-repeated="16377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time" office:time-value="PT10H29M41.863S" table:style-name="ce2">
            <text:p>29:41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451" table:style-name="ce1">
            <text:p>3451</text:p>
          </table:table-cell>
          <table:table-cell office:value-type="string" table:style-name="ce1">
            <text:p>Success</text:p>
          </table:table-cell>
          <table:table-cell office:value-type="float" office:value="93244" table:style-name="ce1">
            <text:p>93244</text:p>
          </table:table-cell>
          <table:table-cell table:number-columns-repeated="16377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time" office:time-value="PT10H29M41.942S" table:style-name="ce2">
            <text:p>29:41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374" table:style-name="ce1">
            <text:p>3374</text:p>
          </table:table-cell>
          <table:table-cell office:value-type="string" table:style-name="ce1">
            <text:p>Success</text:p>
          </table:table-cell>
          <table:table-cell office:value-type="float" office:value="101721" table:style-name="ce1">
            <text:p>101721</text:p>
          </table:table-cell>
          <table:table-cell table:number-columns-repeated="16377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time" office:time-value="PT10H29M41.885S" table:style-name="ce2">
            <text:p>29:41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459" table:style-name="ce1">
            <text:p>3459</text:p>
          </table:table-cell>
          <table:table-cell office:value-type="string" table:style-name="ce1">
            <text:p>Success</text:p>
          </table:table-cell>
          <table:table-cell office:value-type="float" office:value="93243" table:style-name="ce1">
            <text:p>93243</text:p>
          </table:table-cell>
          <table:table-cell table:number-columns-repeated="16377"/>
        </table:table-row>
        <table:table-row table:style-name="ro1">
          <table:table-cell office:value-type="float" office:value="1586" table:style-name="ce1">
            <text:p>1586</text:p>
          </table:table-cell>
          <table:table-cell office:value-type="time" office:time-value="PT10H29M41.897S" table:style-name="ce2">
            <text:p>29:41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585" table:style-name="ce1">
            <text:p>3585</text:p>
          </table:table-cell>
          <table:table-cell office:value-type="string" table:style-name="ce1">
            <text:p>Success</text:p>
          </table:table-cell>
          <table:table-cell office:value-type="float" office:value="99604" table:style-name="ce1">
            <text:p>99604</text:p>
          </table:table-cell>
          <table:table-cell table:number-columns-repeated="16377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time" office:time-value="PT10H29M41.872S" table:style-name="ce2">
            <text:p>29:41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616" table:style-name="ce1">
            <text:p>3616</text:p>
          </table:table-cell>
          <table:table-cell office:value-type="string" table:style-name="ce1">
            <text:p>Success</text:p>
          </table:table-cell>
          <table:table-cell office:value-type="float" office:value="101727" table:style-name="ce1">
            <text:p>101727</text:p>
          </table:table-cell>
          <table:table-cell table:number-columns-repeated="16377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time" office:time-value="PT10H29M41.970S" table:style-name="ce2">
            <text:p>29:42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579" table:style-name="ce1">
            <text:p>3579</text:p>
          </table:table-cell>
          <table:table-cell office:value-type="string" table:style-name="ce1">
            <text:p>Success</text:p>
          </table:table-cell>
          <table:table-cell office:value-type="float" office:value="101722" table:style-name="ce1">
            <text:p>101722</text:p>
          </table:table-cell>
          <table:table-cell table:number-columns-repeated="16377"/>
        </table:table-row>
        <table:table-row table:style-name="ro1">
          <table:table-cell office:value-type="float" office:value="1589" table:style-name="ce1">
            <text:p>1589</text:p>
          </table:table-cell>
          <table:table-cell office:value-type="time" office:time-value="PT10H29M42.030S" table:style-name="ce2">
            <text:p>29:42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564" table:style-name="ce1">
            <text:p>3564</text:p>
          </table:table-cell>
          <table:table-cell office:value-type="string" table:style-name="ce1">
            <text:p>Success</text:p>
          </table:table-cell>
          <table:table-cell office:value-type="float" office:value="105964" table:style-name="ce1">
            <text:p>105964</text:p>
          </table:table-cell>
          <table:table-cell table:number-columns-repeated="16377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time" office:time-value="PT10H29M42.038S" table:style-name="ce2">
            <text:p>29:42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625" table:style-name="ce1">
            <text:p>3625</text:p>
          </table:table-cell>
          <table:table-cell office:value-type="string" table:style-name="ce1">
            <text:p>Success</text:p>
          </table:table-cell>
          <table:table-cell office:value-type="float" office:value="105965" table:style-name="ce1">
            <text:p>105965</text:p>
          </table:table-cell>
          <table:table-cell table:number-columns-repeated="16377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time" office:time-value="PT10H29M44.825S" table:style-name="ce2">
            <text:p>29:44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936" table:style-name="ce1">
            <text:p>9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time" office:time-value="PT10H29M42.049S" table:style-name="ce2">
            <text:p>29:42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737" table:style-name="ce1">
            <text:p>3737</text:p>
          </table:table-cell>
          <table:table-cell office:value-type="string" table:style-name="ce1">
            <text:p>Success</text:p>
          </table:table-cell>
          <table:table-cell office:value-type="float" office:value="114443" table:style-name="ce1">
            <text:p>114443</text:p>
          </table:table-cell>
          <table:table-cell table:number-columns-repeated="16377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time" office:time-value="PT10H29M42.061S" table:style-name="ce2">
            <text:p>29:42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744" table:style-name="ce1">
            <text:p>3744</text:p>
          </table:table-cell>
          <table:table-cell office:value-type="string" table:style-name="ce1">
            <text:p>Success</text:p>
          </table:table-cell>
          <table:table-cell office:value-type="float" office:value="112322" table:style-name="ce1">
            <text:p>112322</text:p>
          </table:table-cell>
          <table:table-cell table:number-columns-repeated="16377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time" office:time-value="PT10H29M42.172S" table:style-name="ce2">
            <text:p>29:42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723" table:style-name="ce1">
            <text:p>3723</text:p>
          </table:table-cell>
          <table:table-cell office:value-type="string" table:style-name="ce1">
            <text:p>Success</text:p>
          </table:table-cell>
          <table:table-cell office:value-type="float" office:value="110203" table:style-name="ce1">
            <text:p>110203</text:p>
          </table:table-cell>
          <table:table-cell table:number-columns-repeated="16377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time" office:time-value="PT10H29M42.031S" table:style-name="ce2">
            <text:p>29:42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903" table:style-name="ce1">
            <text:p>3903</text:p>
          </table:table-cell>
          <table:table-cell office:value-type="string" table:style-name="ce1">
            <text:p>Success</text:p>
          </table:table-cell>
          <table:table-cell office:value-type="float" office:value="114445" table:style-name="ce1">
            <text:p>114445</text:p>
          </table:table-cell>
          <table:table-cell table:number-columns-repeated="16377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time" office:time-value="PT10H29M43.338S" table:style-name="ce2">
            <text:p>29:43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716" table:style-name="ce1">
            <text:p>2716</text:p>
          </table:table-cell>
          <table:table-cell office:value-type="string" table:style-name="ce1">
            <text:p>Success</text:p>
          </table:table-cell>
          <table:table-cell office:value-type="float" office:value="114594" table:style-name="ce1">
            <text:p>114594</text:p>
          </table:table-cell>
          <table:table-cell table:number-columns-repeated="16377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time" office:time-value="PT10H29M44.662S" table:style-name="ce2">
            <text:p>29:44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433" table:style-name="ce1">
            <text:p>14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time" office:time-value="PT10H29M43.294S" table:style-name="ce2">
            <text:p>29:43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937" table:style-name="ce1">
            <text:p>2937</text:p>
          </table:table-cell>
          <table:table-cell office:value-type="string" table:style-name="ce1">
            <text:p>Success</text:p>
          </table:table-cell>
          <table:table-cell office:value-type="float" office:value="114594" table:style-name="ce1">
            <text:p>114594</text:p>
          </table:table-cell>
          <table:table-cell table:number-columns-repeated="16377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time" office:time-value="PT10H29M43.285S" table:style-name="ce2">
            <text:p>29:43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954" table:style-name="ce1">
            <text:p>2954</text:p>
          </table:table-cell>
          <table:table-cell office:value-type="string" table:style-name="ce1">
            <text:p>Success</text:p>
          </table:table-cell>
          <table:table-cell office:value-type="float" office:value="114596" table:style-name="ce1">
            <text:p>114596</text:p>
          </table:table-cell>
          <table:table-cell table:number-columns-repeated="16377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time" office:time-value="PT10H29M44.619S" table:style-name="ce2">
            <text:p>29:44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631" table:style-name="ce1">
            <text:p>16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time" office:time-value="PT10H29M46.095S" table:style-name="ce2">
            <text:p>29:46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time" office:time-value="PT10H29M45.935S" table:style-name="ce2">
            <text:p>29:45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603" table:style-name="ce1">
            <text:p>6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time" office:time-value="PT10H29M45.897S" table:style-name="ce2">
            <text:p>29:45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783" table:style-name="ce1">
            <text:p>7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time" office:time-value="PT10H29M45.788S" table:style-name="ce2">
            <text:p>29:45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054" table:style-name="ce1">
            <text:p>10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time" office:time-value="PT10H29M45.809S" table:style-name="ce2">
            <text:p>29:45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154" table:style-name="ce1">
            <text:p>11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time" office:time-value="PT10H29M45.764S" table:style-name="ce2">
            <text:p>29:45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328" table:style-name="ce1">
            <text:p>13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time" office:time-value="PT10H29M45.666S" table:style-name="ce2">
            <text:p>29:45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581" table:style-name="ce1">
            <text:p>15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time" office:time-value="PT10H29M45.596S" table:style-name="ce2">
            <text:p>29:45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797" table:style-name="ce1">
            <text:p>179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time" office:time-value="PT10H29M45.551S" table:style-name="ce2">
            <text:p>29:45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time" office:time-value="PT10H29M45.484S" table:style-name="ce2">
            <text:p>29:45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142" table:style-name="ce1">
            <text:p>21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time" office:time-value="PT10H29M45.490S" table:style-name="ce2">
            <text:p>29:45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279" table:style-name="ce1">
            <text:p>22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time" office:time-value="PT10H29M45.346S" table:style-name="ce2">
            <text:p>29:45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548" table:style-name="ce1">
            <text:p>25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time" office:time-value="PT10H29M45.319S" table:style-name="ce2">
            <text:p>29:45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705" table:style-name="ce1">
            <text:p>27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time" office:time-value="PT10H29M45.316S" table:style-name="ce2">
            <text:p>29:45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821" table:style-name="ce1">
            <text:p>28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time" office:time-value="PT10H29M45.033S" table:style-name="ce2">
            <text:p>29:45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232" table:style-name="ce1">
            <text:p>32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time" office:time-value="PT10H29M45.029S" table:style-name="ce2">
            <text:p>29:45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372" table:style-name="ce1">
            <text:p>33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time" office:time-value="PT10H29M48.268S" table:style-name="ce2">
            <text:p>29:48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time" office:time-value="PT10H29M48.139S" table:style-name="ce2">
            <text:p>29:48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529" table:style-name="ce1">
            <text:p>5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time" office:time-value="PT10H29M48.025S" table:style-name="ce2">
            <text:p>29:48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766" table:style-name="ce1">
            <text:p>7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time" office:time-value="PT10H29M47.897S" table:style-name="ce2">
            <text:p>29:47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010" table:style-name="ce1">
            <text:p>10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time" office:time-value="PT10H29M47.772S" table:style-name="ce2">
            <text:p>29:47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264" table:style-name="ce1">
            <text:p>12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time" office:time-value="PT10H29M47.628S" table:style-name="ce2">
            <text:p>29:47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548" table:style-name="ce1">
            <text:p>15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time" office:time-value="PT10H29M47.519S" table:style-name="ce2">
            <text:p>29:47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788" table:style-name="ce1">
            <text:p>17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time" office:time-value="PT10H29M47.394S" table:style-name="ce2">
            <text:p>29:47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039" table:style-name="ce1">
            <text:p>20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time" office:time-value="PT10H29M47.249S" table:style-name="ce2">
            <text:p>29:47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299" table:style-name="ce1">
            <text:p>22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6" table:style-name="ce1">
            <text:p>1626</text:p>
          </table:table-cell>
          <table:table-cell office:value-type="time" office:time-value="PT10H29M47.093S" table:style-name="ce2">
            <text:p>29:47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586" table:style-name="ce1">
            <text:p>25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7" table:style-name="ce1">
            <text:p>1627</text:p>
          </table:table-cell>
          <table:table-cell office:value-type="time" office:time-value="PT10H29M46.965S" table:style-name="ce2">
            <text:p>29:47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847" table:style-name="ce1">
            <text:p>28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time" office:time-value="PT10H29M46.844S" table:style-name="ce2">
            <text:p>29:46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107" table:style-name="ce1">
            <text:p>31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9" table:style-name="ce1">
            <text:p>1629</text:p>
          </table:table-cell>
          <table:table-cell office:value-type="time" office:time-value="PT10H29M46.681S" table:style-name="ce2">
            <text:p>29:46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401" table:style-name="ce1">
            <text:p>34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30" table:style-name="ce1">
            <text:p>1630</text:p>
          </table:table-cell>
          <table:table-cell office:value-type="time" office:time-value="PT10H29M46.539S" table:style-name="ce2">
            <text:p>29:46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658" table:style-name="ce1">
            <text:p>36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31" table:style-name="ce1">
            <text:p>1631</text:p>
          </table:table-cell>
          <table:table-cell office:value-type="time" office:time-value="PT10H29M46.393S" table:style-name="ce2">
            <text:p>29:46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934" table:style-name="ce1">
            <text:p>39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time" office:time-value="PT10H29M46.254S" table:style-name="ce2">
            <text:p>29:46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4203" table:style-name="ce1">
            <text:p>42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33" table:style-name="ce1">
            <text:p>1633</text:p>
          </table:table-cell>
          <table:table-cell office:value-type="time" office:time-value="PT10H29M50.328S" table:style-name="ce2">
            <text:p>29:50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34" table:style-name="ce1">
            <text:p>1634</text:p>
          </table:table-cell>
          <table:table-cell office:value-type="time" office:time-value="PT10H29M50.200S" table:style-name="ce2">
            <text:p>29:50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time" office:time-value="PT10H29M50.085S" table:style-name="ce2">
            <text:p>29:50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758" table:style-name="ce1">
            <text:p>7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time" office:time-value="PT10H29M49.953S" table:style-name="ce2">
            <text:p>29:50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023" table:style-name="ce1">
            <text:p>10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time" office:time-value="PT10H29M49.814S" table:style-name="ce2">
            <text:p>29:49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288" table:style-name="ce1">
            <text:p>12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time" office:time-value="PT10H29M49.681S" table:style-name="ce2">
            <text:p>29:49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544" table:style-name="ce1">
            <text:p>15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39" table:style-name="ce1">
            <text:p>1639</text:p>
          </table:table-cell>
          <table:table-cell office:value-type="time" office:time-value="PT10H29M49.551S" table:style-name="ce2">
            <text:p>29:49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796" table:style-name="ce1">
            <text:p>17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time" office:time-value="PT10H29M49.436S" table:style-name="ce2">
            <text:p>29:49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036" table:style-name="ce1">
            <text:p>20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time" office:time-value="PT10H29M49.310S" table:style-name="ce2">
            <text:p>29:49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297" table:style-name="ce1">
            <text:p>229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2" table:style-name="ce1">
            <text:p>1642</text:p>
          </table:table-cell>
          <table:table-cell office:value-type="time" office:time-value="PT10H29M49.179S" table:style-name="ce2">
            <text:p>29:49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551" table:style-name="ce1">
            <text:p>25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3" table:style-name="ce1">
            <text:p>1643</text:p>
          </table:table-cell>
          <table:table-cell office:value-type="time" office:time-value="PT10H29M49.039S" table:style-name="ce2">
            <text:p>29:49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826" table:style-name="ce1">
            <text:p>28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4" table:style-name="ce1">
            <text:p>1644</text:p>
          </table:table-cell>
          <table:table-cell office:value-type="time" office:time-value="PT10H29M48.909S" table:style-name="ce2">
            <text:p>29:48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080" table:style-name="ce1">
            <text:p>308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time" office:time-value="PT10H29M48.800S" table:style-name="ce2">
            <text:p>29:48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322" table:style-name="ce1">
            <text:p>33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time" office:time-value="PT10H29M48.671S" table:style-name="ce2">
            <text:p>29:48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575" table:style-name="ce1">
            <text:p>35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time" office:time-value="PT10H29M48.548S" table:style-name="ce2">
            <text:p>29:48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826" table:style-name="ce1">
            <text:p>38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time" office:time-value="PT10H29M48.404S" table:style-name="ce2">
            <text:p>29:48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082" table:style-name="ce1">
            <text:p>40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9" table:style-name="ce1">
            <text:p>1649</text:p>
          </table:table-cell>
          <table:table-cell office:value-type="time" office:time-value="PT10H29M52.376S" table:style-name="ce2">
            <text:p>29:52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time" office:time-value="PT10H29M52.249S" table:style-name="ce2">
            <text:p>29:52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502" table:style-name="ce1">
            <text:p>5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time" office:time-value="PT10H29M52.124S" table:style-name="ce2">
            <text:p>29:52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781" table:style-name="ce1">
            <text:p>7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2" table:style-name="ce1">
            <text:p>1652</text:p>
          </table:table-cell>
          <table:table-cell office:value-type="time" office:time-value="PT10H29M51.991S" table:style-name="ce2">
            <text:p>29:52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049" table:style-name="ce1">
            <text:p>10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time" office:time-value="PT10H29M51.868S" table:style-name="ce2">
            <text:p>29:51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291" table:style-name="ce1">
            <text:p>12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4" table:style-name="ce1">
            <text:p>1654</text:p>
          </table:table-cell>
          <table:table-cell office:value-type="time" office:time-value="PT10H29M51.732S" table:style-name="ce2">
            <text:p>29:51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552" table:style-name="ce1">
            <text:p>15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time" office:time-value="PT10H29M51.607S" table:style-name="ce2">
            <text:p>29:51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801" table:style-name="ce1">
            <text:p>18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6" table:style-name="ce1">
            <text:p>1656</text:p>
          </table:table-cell>
          <table:table-cell office:value-type="time" office:time-value="PT10H29M51.474S" table:style-name="ce2">
            <text:p>29:51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066" table:style-name="ce1">
            <text:p>20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time" office:time-value="PT10H29M51.350S" table:style-name="ce2">
            <text:p>29:51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322" table:style-name="ce1">
            <text:p>23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time" office:time-value="PT10H29M51.103S" table:style-name="ce2">
            <text:p>29:51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682" table:style-name="ce1">
            <text:p>26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time" office:time-value="PT10H29M50.977S" table:style-name="ce2">
            <text:p>29:51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938" table:style-name="ce1">
            <text:p>29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time" office:time-value="PT10H29M50.845S" table:style-name="ce2">
            <text:p>29:50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201" table:style-name="ce1">
            <text:p>32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61" table:style-name="ce1">
            <text:p>1661</text:p>
          </table:table-cell>
          <table:table-cell office:value-type="time" office:time-value="PT10H29M50.702S" table:style-name="ce2">
            <text:p>29:50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483" table:style-name="ce1">
            <text:p>34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time" office:time-value="PT10H29M50.459S" table:style-name="ce2">
            <text:p>29:50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863" table:style-name="ce1">
            <text:p>38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time" office:time-value="PT10H29M52.489S" table:style-name="ce2">
            <text:p>29:52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time" office:time-value="PT10H29M54.325S" table:style-name="ce2">
            <text:p>29:54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time" office:time-value="PT10H29M46.244S" table:style-name="ce2">
            <text:p>29:46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8411" table:style-name="ce1">
            <text:p>8411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time" office:time-value="PT10H29M54.657S" table:style-name="ce2">
            <text:p>29:54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438" table:style-name="ce1">
            <text:p>438</text:p>
          </table:table-cell>
          <table:table-cell table:number-columns-repeated="16377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time" office:time-value="PT10H29M43.156S" table:style-name="ce2">
            <text:p>29:43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1956" table:style-name="ce1">
            <text:p>11956</text:p>
          </table:table-cell>
          <table:table-cell office:value-type="string" table:style-name="ce1">
            <text:p>Success</text:p>
          </table:table-cell>
          <table:table-cell office:value-type="float" office:value="78515" table:style-name="ce1">
            <text:p>78515</text:p>
          </table:table-cell>
          <table:table-cell table:number-columns-repeated="16377"/>
        </table:table-row>
        <table:table-row table:style-name="ro1">
          <table:table-cell office:value-type="float" office:value="1668" table:style-name="ce1">
            <text:p>1668</text:p>
          </table:table-cell>
          <table:table-cell office:value-type="time" office:time-value="PT10H29M55.114S" table:style-name="ce2">
            <text:p>29:55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332" table:style-name="ce1">
            <text:p>332</text:p>
          </table:table-cell>
          <table:table-cell table:number-columns-repeated="16377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time" office:time-value="PT10H29M46.233S" table:style-name="ce2">
            <text:p>29:46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9275" table:style-name="ce1">
            <text:p>9275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70" table:style-name="ce1">
            <text:p>1670</text:p>
          </table:table-cell>
          <table:table-cell office:value-type="time" office:time-value="PT10H29M55.511S" table:style-name="ce2">
            <text:p>29:55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438" table:style-name="ce1">
            <text:p>438</text:p>
          </table:table-cell>
          <table:table-cell table:number-columns-repeated="16377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time" office:time-value="PT10H29M46.056S" table:style-name="ce2">
            <text:p>29:46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9497" table:style-name="ce1">
            <text:p>9497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time" office:time-value="PT10H29M55.556S" table:style-name="ce2">
            <text:p>29:55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438" table:style-name="ce1">
            <text:p>438</text:p>
          </table:table-cell>
          <table:table-cell table:number-columns-repeated="16377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time" office:time-value="PT10H29M41.758S" table:style-name="ce2">
            <text:p>29:41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4508" table:style-name="ce1">
            <text:p>14508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time" office:time-value="PT10H29M52.622S" table:style-name="ce2">
            <text:p>29:52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677" table:style-name="ce1">
            <text:p>3677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time" office:time-value="PT10H29M35.231S" table:style-name="ce2">
            <text:p>29:35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21120" table:style-name="ce1">
            <text:p>21120</text:p>
          </table:table-cell>
          <table:table-cell office:value-type="string" table:style-name="ce1">
            <text:p>Success</text:p>
          </table:table-cell>
          <table:table-cell office:value-type="float" office:value="50039" table:style-name="ce1">
            <text:p>50039</text:p>
          </table:table-cell>
          <table:table-cell table:number-columns-repeated="16377"/>
        </table:table-row>
        <table:table-row table:style-name="ro1">
          <table:table-cell office:value-type="float" office:value="1676" table:style-name="ce1">
            <text:p>1676</text:p>
          </table:table-cell>
          <table:table-cell office:value-type="time" office:time-value="PT10H29M56.268S" table:style-name="ce2">
            <text:p>29:56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77" table:style-name="ce1">
            <text:p>1677</text:p>
          </table:table-cell>
          <table:table-cell office:value-type="time" office:time-value="PT10H29M33.729S" table:style-name="ce2">
            <text:p>29:33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22638" table:style-name="ce1">
            <text:p>22638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time" office:time-value="PT10H29M42.054S" table:style-name="ce2">
            <text:p>29:42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4319" table:style-name="ce1">
            <text:p>14319</text:p>
          </table:table-cell>
          <table:table-cell office:value-type="string" table:style-name="ce1">
            <text:p>Success</text:p>
          </table:table-cell>
          <table:table-cell office:value-type="float" office:value="48359" table:style-name="ce1">
            <text:p>48359</text:p>
          </table:table-cell>
          <table:table-cell table:number-columns-repeated="16377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time" office:time-value="PT10H29M39.094S" table:style-name="ce2">
            <text:p>29:39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7278" table:style-name="ce1">
            <text:p>17278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time" office:time-value="PT10H29M39.601S" table:style-name="ce2">
            <text:p>29:39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6775" table:style-name="ce1">
            <text:p>16775</text:p>
          </table:table-cell>
          <table:table-cell office:value-type="string" table:style-name="ce1">
            <text:p>Success</text:p>
          </table:table-cell>
          <table:table-cell office:value-type="float" office:value="50039" table:style-name="ce1">
            <text:p>50039</text:p>
          </table:table-cell>
          <table:table-cell table:number-columns-repeated="16377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time" office:time-value="PT10H29M39.098S" table:style-name="ce2">
            <text:p>29:39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7279" table:style-name="ce1">
            <text:p>17279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time" office:time-value="PT10H29M54.579S" table:style-name="ce2">
            <text:p>29:54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800" table:style-name="ce1">
            <text:p>1800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time" office:time-value="PT10H29M39.008S" table:style-name="ce2">
            <text:p>29:39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7377" table:style-name="ce1">
            <text:p>17377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time" office:time-value="PT10H29M35.773S" table:style-name="ce2">
            <text:p>29:35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20621" table:style-name="ce1">
            <text:p>20621</text:p>
          </table:table-cell>
          <table:table-cell office:value-type="string" table:style-name="ce1">
            <text:p>Success</text:p>
          </table:table-cell>
          <table:table-cell office:value-type="float" office:value="50038" table:style-name="ce1">
            <text:p>50038</text:p>
          </table:table-cell>
          <table:table-cell table:number-columns-repeated="16377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time" office:time-value="PT10H29M39.594S" table:style-name="ce2">
            <text:p>29:39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6805" table:style-name="ce1">
            <text:p>16805</text:p>
          </table:table-cell>
          <table:table-cell office:value-type="string" table:style-name="ce1">
            <text:p>Success</text:p>
          </table:table-cell>
          <table:table-cell office:value-type="float" office:value="50039" table:style-name="ce1">
            <text:p>50039</text:p>
          </table:table-cell>
          <table:table-cell table:number-columns-repeated="16377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time" office:time-value="PT10H29M43.161S" table:style-name="ce2">
            <text:p>29:43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3242" table:style-name="ce1">
            <text:p>13242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time" office:time-value="PT10H29M56.397S" table:style-name="ce2">
            <text:p>29:56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338" table:style-name="ce1">
            <text:p>338</text:p>
          </table:table-cell>
          <table:table-cell table:number-columns-repeated="16377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time" office:time-value="PT10H29M56.358S" table:style-name="ce2">
            <text:p>29:56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out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time" office:time-value="PT10H29M56.380S" table:style-name="ce2">
            <text:p>29:56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338" table:style-name="ce1">
            <text:p>338</text:p>
          </table:table-cell>
          <table:table-cell table:number-columns-repeated="16377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time" office:time-value="PT10H29M56.355S" table:style-name="ce2">
            <text:p>29:56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292" table:style-name="ce1">
            <text:p>292</text:p>
          </table:table-cell>
          <table:table-cell table:number-columns-repeated="16377"/>
        </table:table-row>
        <table:table-row table:style-name="ro1">
          <table:table-cell office:value-type="float" office:value="1691" table:style-name="ce1">
            <text:p>1691</text:p>
          </table:table-cell>
          <table:table-cell office:value-type="time" office:time-value="PT10H29M52.754S" table:style-name="ce2">
            <text:p>29:52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706" table:style-name="ce1">
            <text:p>3706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time" office:time-value="PT10H29M53.044S" table:style-name="ce2">
            <text:p>29:53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423" table:style-name="ce1">
            <text:p>3423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time" office:time-value="PT10H29M53.917S" table:style-name="ce2">
            <text:p>29:53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551" table:style-name="ce1">
            <text:p>2551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time" office:time-value="PT10H29M56.402S" table:style-name="ce2">
            <text:p>29:56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292" table:style-name="ce1">
            <text:p>292</text:p>
          </table:table-cell>
          <table:table-cell table:number-columns-repeated="16377"/>
        </table:table-row>
        <table:table-row table:style-name="ro1">
          <table:table-cell office:value-type="float" office:value="1695" table:style-name="ce1">
            <text:p>1695</text:p>
          </table:table-cell>
          <table:table-cell office:value-type="time" office:time-value="PT10H29M39.038S" table:style-name="ce2">
            <text:p>29:39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7441" table:style-name="ce1">
            <text:p>17441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time" office:time-value="PT10H29M56.449S" table:style-name="ce2">
            <text:p>29:56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97" table:style-name="ce1">
            <text:p>1697</text:p>
          </table:table-cell>
          <table:table-cell office:value-type="time" office:time-value="PT10H29M43.125S" table:style-name="ce2">
            <text:p>29:43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3359" table:style-name="ce1">
            <text:p>13359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1698" table:style-name="ce1">
            <text:p>1698</text:p>
          </table:table-cell>
          <table:table-cell office:value-type="time" office:time-value="PT10H29M39.135S" table:style-name="ce2">
            <text:p>29:39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7353" table:style-name="ce1">
            <text:p>17353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time" office:time-value="PT10H29M56.485S" table:style-name="ce2">
            <text:p>29:56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time" office:time-value="PT10H29M35.251S" table:style-name="ce2">
            <text:p>29:35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21242" table:style-name="ce1">
            <text:p>21242</text:p>
          </table:table-cell>
          <table:table-cell office:value-type="string" table:style-name="ce1">
            <text:p>Success</text:p>
          </table:table-cell>
          <table:table-cell office:value-type="float" office:value="50039" table:style-name="ce1">
            <text:p>50039</text:p>
          </table:table-cell>
          <table:table-cell table:number-columns-repeated="16377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time" office:time-value="PT10H29M56.495S" table:style-name="ce2">
            <text:p>29:56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92" table:style-name="ce1">
            <text:p>292</text:p>
          </table:table-cell>
          <table:table-cell table:number-columns-repeated="16377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time" office:time-value="PT10H29M56.405S" table:style-name="ce2">
            <text:p>29:56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time" office:time-value="PT10H29M56.371S" table:style-name="ce2">
            <text:p>29:56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time" office:time-value="PT10H29M56.629S" table:style-name="ce2">
            <text:p>29:56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time" office:time-value="PT10H29M56.486S" table:style-name="ce2">
            <text:p>29:56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635" table:style-name="ce1">
            <text:p>63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time" office:time-value="PT10H29M57.122S" table:style-name="ce2">
            <text:p>29:57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time" office:time-value="PT10H29M57.137S" table:style-name="ce2">
            <text:p>29:57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time" office:time-value="PT10H29M57.154S" table:style-name="ce2">
            <text:p>29:57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time" office:time-value="PT10H29M39.027S" table:style-name="ce2">
            <text:p>29:39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8477" table:style-name="ce1">
            <text:p>18477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time" office:time-value="PT10H29M54.436S" table:style-name="ce2">
            <text:p>29:54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070" table:style-name="ce1">
            <text:p>3070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711" table:style-name="ce1">
            <text:p>1711</text:p>
          </table:table-cell>
          <table:table-cell office:value-type="time" office:time-value="PT10H29M36.284S" table:style-name="ce2">
            <text:p>29:36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21229" table:style-name="ce1">
            <text:p>21229</text:p>
          </table:table-cell>
          <table:table-cell office:value-type="string" table:style-name="ce1">
            <text:p>Success</text:p>
          </table:table-cell>
          <table:table-cell office:value-type="float" office:value="46629" table:style-name="ce1">
            <text:p>46629</text:p>
          </table:table-cell>
          <table:table-cell table:number-columns-repeated="16377"/>
        </table:table-row>
        <table:table-row table:style-name="ro1">
          <table:table-cell office:value-type="float" office:value="1712" table:style-name="ce1">
            <text:p>1712</text:p>
          </table:table-cell>
          <table:table-cell office:value-type="time" office:time-value="PT10H29M53.541S" table:style-name="ce2">
            <text:p>29:53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974" table:style-name="ce1">
            <text:p>3974</text:p>
          </table:table-cell>
          <table:table-cell office:value-type="string" table:style-name="ce1">
            <text:p>Success</text:p>
          </table:table-cell>
          <table:table-cell office:value-type="float" office:value="23058" table:style-name="ce1">
            <text:p>23058</text:p>
          </table:table-cell>
          <table:table-cell table:number-columns-repeated="16377"/>
        </table:table-row>
        <table:table-row table:style-name="ro1">
          <table:table-cell office:value-type="float" office:value="1713" table:style-name="ce1">
            <text:p>1713</text:p>
          </table:table-cell>
          <table:table-cell office:value-type="time" office:time-value="PT10H29M36.281S" table:style-name="ce2">
            <text:p>29:36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21234" table:style-name="ce1">
            <text:p>21234</text:p>
          </table:table-cell>
          <table:table-cell office:value-type="string" table:style-name="ce1">
            <text:p>Success</text:p>
          </table:table-cell>
          <table:table-cell office:value-type="float" office:value="46629" table:style-name="ce1">
            <text:p>46629</text:p>
          </table:table-cell>
          <table:table-cell table:number-columns-repeated="16377"/>
        </table:table-row>
        <table:table-row table:style-name="ro1">
          <table:table-cell office:value-type="float" office:value="1714" table:style-name="ce1">
            <text:p>1714</text:p>
          </table:table-cell>
          <table:table-cell office:value-type="time" office:time-value="PT10H29M43.234S" table:style-name="ce2">
            <text:p>29:43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4283" table:style-name="ce1">
            <text:p>14283</text:p>
          </table:table-cell>
          <table:table-cell office:value-type="string" table:style-name="ce1">
            <text:p>Success</text:p>
          </table:table-cell>
          <table:table-cell office:value-type="float" office:value="49135" table:style-name="ce1">
            <text:p>49135</text:p>
          </table:table-cell>
          <table:table-cell table:number-columns-repeated="16377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time" office:time-value="PT10H29M57.515S" table:style-name="ce2">
            <text:p>29:57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166" table:style-name="ce1">
            <text:p>2166</text:p>
          </table:table-cell>
          <table:table-cell table:number-columns-repeated="16377"/>
        </table:table-row>
        <table:table-row table:style-name="ro1">
          <table:table-cell office:value-type="float" office:value="1716" table:style-name="ce1">
            <text:p>1716</text:p>
          </table:table-cell>
          <table:table-cell office:value-type="time" office:time-value="PT10H29M57.518S" table:style-name="ce2">
            <text:p>29:57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166" table:style-name="ce1">
            <text:p>2166</text:p>
          </table:table-cell>
          <table:table-cell table:number-columns-repeated="16377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time" office:time-value="PT10H29M57.519S" table:style-name="ce2">
            <text:p>29:57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18" table:style-name="ce1">
            <text:p>1718</text:p>
          </table:table-cell>
          <table:table-cell office:value-type="time" office:time-value="PT10H29M39.051S" table:style-name="ce2">
            <text:p>29:39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8894" table:style-name="ce1">
            <text:p>18894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time" office:time-value="PT10H29M33.128S" table:style-name="ce2">
            <text:p>29:33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24822" table:style-name="ce1">
            <text:p>24822</text:p>
          </table:table-cell>
          <table:table-cell office:value-type="string" table:style-name="ce1">
            <text:p>Success</text:p>
          </table:table-cell>
          <table:table-cell office:value-type="float" office:value="48310" table:style-name="ce1">
            <text:p>48310</text:p>
          </table:table-cell>
          <table:table-cell table:number-columns-repeated="16377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time" office:time-value="PT10H29M43.383S" table:style-name="ce2">
            <text:p>29:43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4606" table:style-name="ce1">
            <text:p>14606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time" office:time-value="PT10H29M52.906S" table:style-name="ce2">
            <text:p>29:52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085" table:style-name="ce1">
            <text:p>5085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722" table:style-name="ce1">
            <text:p>1722</text:p>
          </table:table-cell>
          <table:table-cell office:value-type="time" office:time-value="PT10H29M39.110S" table:style-name="ce2">
            <text:p>29:39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8884" table:style-name="ce1">
            <text:p>18884</text:p>
          </table:table-cell>
          <table:table-cell office:value-type="string" table:style-name="ce1">
            <text:p>Success</text:p>
          </table:table-cell>
          <table:table-cell office:value-type="float" office:value="47494" table:style-name="ce1">
            <text:p>47494</text:p>
          </table:table-cell>
          <table:table-cell table:number-columns-repeated="16377"/>
        </table:table-row>
        <table:table-row table:style-name="ro1">
          <table:table-cell office:value-type="float" office:value="1723" table:style-name="ce1">
            <text:p>1723</text:p>
          </table:table-cell>
          <table:table-cell office:value-type="time" office:time-value="PT10H29M38.773S" table:style-name="ce2">
            <text:p>29:38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9223" table:style-name="ce1">
            <text:p>19223</text:p>
          </table:table-cell>
          <table:table-cell office:value-type="string" table:style-name="ce1">
            <text:p>Success</text:p>
          </table:table-cell>
          <table:table-cell office:value-type="float" office:value="47495" table:style-name="ce1">
            <text:p>47495</text:p>
          </table:table-cell>
          <table:table-cell table:number-columns-repeated="16377"/>
        </table:table-row>
        <table:table-row table:style-name="ro1">
          <table:table-cell office:value-type="float" office:value="1724" table:style-name="ce1">
            <text:p>1724</text:p>
          </table:table-cell>
          <table:table-cell office:value-type="time" office:time-value="PT10H29M35.698S" table:style-name="ce2">
            <text:p>29:35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22305" table:style-name="ce1">
            <text:p>22305</text:p>
          </table:table-cell>
          <table:table-cell office:value-type="string" table:style-name="ce1">
            <text:p>Success</text:p>
          </table:table-cell>
          <table:table-cell office:value-type="float" office:value="49175" table:style-name="ce1">
            <text:p>49175</text:p>
          </table:table-cell>
          <table:table-cell table:number-columns-repeated="16377"/>
        </table:table-row>
        <table:table-row table:style-name="ro1">
          <table:table-cell office:value-type="float" office:value="1725" table:style-name="ce1">
            <text:p>1725</text:p>
          </table:table-cell>
          <table:table-cell office:value-type="time" office:time-value="PT10H29M32.972S" table:style-name="ce2">
            <text:p>29:33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25059" table:style-name="ce1">
            <text:p>25059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1726" table:style-name="ce1">
            <text:p>1726</text:p>
          </table:table-cell>
          <table:table-cell office:value-type="time" office:time-value="PT10H29M50.586S" table:style-name="ce2">
            <text:p>29:50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7455" table:style-name="ce1">
            <text:p>7455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727" table:style-name="ce1">
            <text:p>1727</text:p>
          </table:table-cell>
          <table:table-cell office:value-type="time" office:time-value="PT10H29M53.676S" table:style-name="ce2">
            <text:p>29:53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4423" table:style-name="ce1">
            <text:p>4423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time" office:time-value="PT10H29M53.788S" table:style-name="ce2">
            <text:p>29:53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4337" table:style-name="ce1">
            <text:p>4337</text:p>
          </table:table-cell>
          <table:table-cell office:value-type="string" table:style-name="ce1">
            <text:p>Success</text:p>
          </table:table-cell>
          <table:table-cell office:value-type="float" office:value="23058" table:style-name="ce1">
            <text:p>23058</text:p>
          </table:table-cell>
          <table:table-cell table:number-columns-repeated="16377"/>
        </table:table-row>
        <table:table-row table:style-name="ro1">
          <table:table-cell office:value-type="float" office:value="1729" table:style-name="ce1">
            <text:p>1729</text:p>
          </table:table-cell>
          <table:table-cell office:value-type="time" office:time-value="PT10H29M53.287S" table:style-name="ce2">
            <text:p>29:53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4841" table:style-name="ce1">
            <text:p>4841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730" table:style-name="ce1">
            <text:p>1730</text:p>
          </table:table-cell>
          <table:table-cell office:value-type="time" office:time-value="PT10H29M53.410S" table:style-name="ce2">
            <text:p>29:53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721" table:style-name="ce1">
            <text:p>4721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731" table:style-name="ce1">
            <text:p>1731</text:p>
          </table:table-cell>
          <table:table-cell office:value-type="time" office:time-value="PT10H29M58.007S" table:style-name="ce2">
            <text:p>29:58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Success</text:p>
          </table:table-cell>
          <table:table-cell office:value-type="float" office:value="338" table:style-name="ce1">
            <text:p>338</text:p>
          </table:table-cell>
          <table:table-cell table:number-columns-repeated="16377"/>
        </table:table-row>
        <table:table-row table:style-name="ro1">
          <table:table-cell office:value-type="float" office:value="1732" table:style-name="ce1">
            <text:p>1732</text:p>
          </table:table-cell>
          <table:table-cell office:value-type="time" office:time-value="PT10H29M57.954S" table:style-name="ce2">
            <text:p>29:58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Success</text:p>
          </table:table-cell>
          <table:table-cell office:value-type="float" office:value="292" table:style-name="ce1">
            <text:p>292</text:p>
          </table:table-cell>
          <table:table-cell table:number-columns-repeated="16377"/>
        </table:table-row>
        <table:table-row table:style-name="ro1">
          <table:table-cell office:value-type="float" office:value="1733" table:style-name="ce1">
            <text:p>1733</text:p>
          </table:table-cell>
          <table:table-cell office:value-type="time" office:time-value="PT10H29M30.343S" table:style-name="ce2">
            <text:p>29:30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27828" table:style-name="ce1">
            <text:p>27828</text:p>
          </table:table-cell>
          <table:table-cell office:value-type="string" table:style-name="ce1">
            <text:p>Success</text:p>
          </table:table-cell>
          <table:table-cell office:value-type="float" office:value="50800" table:style-name="ce1">
            <text:p>50800</text:p>
          </table:table-cell>
          <table:table-cell table:number-columns-repeated="16377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time" office:time-value="PT10H29M54.684S" table:style-name="ce2">
            <text:p>29:54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491" table:style-name="ce1">
            <text:p>3491</text:p>
          </table:table-cell>
          <table:table-cell office:value-type="string" table:style-name="ce1">
            <text:p>Success</text:p>
          </table:table-cell>
          <table:table-cell office:value-type="float" office:value="50039" table:style-name="ce1">
            <text:p>50039</text:p>
          </table:table-cell>
          <table:table-cell table:number-columns-repeated="16377"/>
        </table:table-row>
        <table:table-row table:style-name="ro1">
          <table:table-cell office:value-type="float" office:value="1735" table:style-name="ce1">
            <text:p>1735</text:p>
          </table:table-cell>
          <table:table-cell office:value-type="time" office:time-value="PT10H29M57.508S" table:style-name="ce2">
            <text:p>29:57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time" office:time-value="PT10H29M56.641S" table:style-name="ce2">
            <text:p>29:56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543" table:style-name="ce1">
            <text:p>1543</text:p>
          </table:table-cell>
          <table:table-cell office:value-type="string" table:style-name="ce1">
            <text:p>Success</text:p>
          </table:table-cell>
          <table:table-cell office:value-type="float" office:value="50883" table:style-name="ce1">
            <text:p>50883</text:p>
          </table:table-cell>
          <table:table-cell table:number-columns-repeated="16377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time" office:time-value="PT10H29M56.469S" table:style-name="ce2">
            <text:p>29:56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717" table:style-name="ce1">
            <text:p>1717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time" office:time-value="PT10H29M56.505S" table:style-name="ce2">
            <text:p>29:56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683" table:style-name="ce1">
            <text:p>1683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time" office:time-value="PT10H29M56.388S" table:style-name="ce2">
            <text:p>29:56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805" table:style-name="ce1">
            <text:p>1805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740" table:style-name="ce1">
            <text:p>1740</text:p>
          </table:table-cell>
          <table:table-cell office:value-type="time" office:time-value="PT10H29M56.481S" table:style-name="ce2">
            <text:p>29:56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713" table:style-name="ce1">
            <text:p>1713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741" table:style-name="ce1">
            <text:p>1741</text:p>
          </table:table-cell>
          <table:table-cell office:value-type="time" office:time-value="PT10H29M42.168S" table:style-name="ce2">
            <text:p>29:42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6028" table:style-name="ce1">
            <text:p>16028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time" office:time-value="PT10H29M56.383S" table:style-name="ce2">
            <text:p>29:56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818" table:style-name="ce1">
            <text:p>1818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743" table:style-name="ce1">
            <text:p>1743</text:p>
          </table:table-cell>
          <table:table-cell office:value-type="time" office:time-value="PT10H29M54.049S" table:style-name="ce2">
            <text:p>29:54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4152" table:style-name="ce1">
            <text:p>4152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744" table:style-name="ce1">
            <text:p>1744</text:p>
          </table:table-cell>
          <table:table-cell office:value-type="time" office:time-value="PT10H29M56.490S" table:style-name="ce2">
            <text:p>29:56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715" table:style-name="ce1">
            <text:p>1715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time" office:time-value="PT10H29M56.458S" table:style-name="ce2">
            <text:p>29:56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748" table:style-name="ce1">
            <text:p>1748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time" office:time-value="PT10H29M53.190S" table:style-name="ce2">
            <text:p>29:53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5017" table:style-name="ce1">
            <text:p>5017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time" office:time-value="PT10H29M57.509S" table:style-name="ce2">
            <text:p>29:57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702" table:style-name="ce1">
            <text:p>702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time" office:time-value="PT10H29M54.186S" table:style-name="ce2">
            <text:p>29:54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4027" table:style-name="ce1">
            <text:p>4027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time" office:time-value="PT10H29M55.619S" table:style-name="ce2">
            <text:p>29:55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2596" table:style-name="ce1">
            <text:p>2596</text:p>
          </table:table-cell>
          <table:table-cell office:value-type="string" table:style-name="ce1">
            <text:p>Success</text:p>
          </table:table-cell>
          <table:table-cell office:value-type="float" office:value="50039" table:style-name="ce1">
            <text:p>50039</text:p>
          </table:table-cell>
          <table:table-cell table:number-columns-repeated="16377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time" office:time-value="PT10H29M51.227S" table:style-name="ce2">
            <text:p>29:51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6987" table:style-name="ce1">
            <text:p>6987</text:p>
          </table:table-cell>
          <table:table-cell office:value-type="string" table:style-name="ce1">
            <text:p>Success</text:p>
          </table:table-cell>
          <table:table-cell office:value-type="float" office:value="23058" table:style-name="ce1">
            <text:p>23058</text:p>
          </table:table-cell>
          <table:table-cell table:number-columns-repeated="16377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time" office:time-value="PT10H29M58.188S" table:style-name="ce2">
            <text:p>29:58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time" office:time-value="PT10H29M55.157S" table:style-name="ce2">
            <text:p>29:55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3076" table:style-name="ce1">
            <text:p>3076</text:p>
          </table:table-cell>
          <table:table-cell office:value-type="string" table:style-name="ce1">
            <text:p>Success</text:p>
          </table:table-cell>
          <table:table-cell office:value-type="float" office:value="55225" table:style-name="ce1">
            <text:p>55225</text:p>
          </table:table-cell>
          <table:table-cell table:number-columns-repeated="16377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time" office:time-value="PT10H29M58.178S" table:style-name="ce2">
            <text:p>29:58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430" table:style-name="ce1">
            <text:p>430</text:p>
          </table:table-cell>
          <table:table-cell table:number-columns-repeated="16377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time" office:time-value="PT10H29M42.210S" table:style-name="ce2">
            <text:p>29:42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6031" table:style-name="ce1">
            <text:p>16031</text:p>
          </table:table-cell>
          <table:table-cell office:value-type="string" table:style-name="ce1">
            <text:p>Success</text:p>
          </table:table-cell>
          <table:table-cell office:value-type="float" office:value="46630" table:style-name="ce1">
            <text:p>46630</text:p>
          </table:table-cell>
          <table:table-cell table:number-columns-repeated="16377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time" office:time-value="PT10H29M58.217S" table:style-name="ce2">
            <text:p>29:58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430" table:style-name="ce1">
            <text:p>430</text:p>
          </table:table-cell>
          <table:table-cell table:number-columns-repeated="16377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time" office:time-value="PT10H29M56.481S" table:style-name="ce2">
            <text:p>29:56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769" table:style-name="ce1">
            <text:p>1769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time" office:time-value="PT10H29M57.992S" table:style-name="ce2">
            <text:p>29:58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time" office:time-value="PT10H29M57.536S" table:style-name="ce2">
            <text:p>29:57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925" table:style-name="ce1">
            <text:p>925</text:p>
          </table:table-cell>
          <table:table-cell office:value-type="string" table:style-name="ce1">
            <text:p>Success</text:p>
          </table:table-cell>
          <table:table-cell office:value-type="float" office:value="55113" table:style-name="ce1">
            <text:p>55113</text:p>
          </table:table-cell>
          <table:table-cell table:number-columns-repeated="16377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time" office:time-value="PT10H29M57.536S" table:style-name="ce2">
            <text:p>29:57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Success</text:p>
          </table:table-cell>
          <table:table-cell office:value-type="float" office:value="55113" table:style-name="ce1">
            <text:p>55113</text:p>
          </table:table-cell>
          <table:table-cell table:number-columns-repeated="16377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time" office:time-value="PT10H29M57.923S" table:style-name="ce2">
            <text:p>29:57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636" table:style-name="ce1">
            <text:p>636</text:p>
          </table:table-cell>
          <table:table-cell office:value-type="string" table:style-name="ce1">
            <text:p>Success</text:p>
          </table:table-cell>
          <table:table-cell office:value-type="float" office:value="57207" table:style-name="ce1">
            <text:p>57207</text:p>
          </table:table-cell>
          <table:table-cell table:number-columns-repeated="16377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time" office:time-value="PT10H29M58.562S" table:style-name="ce2">
            <text:p>29:58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time" office:time-value="PT10H29M58.197S" table:style-name="ce2">
            <text:p>29:58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time" office:time-value="PT10H29M58.190S" table:style-name="ce2">
            <text:p>29:58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595" table:style-name="ce1">
            <text:p>595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time" office:time-value="PT10H29M58.207S" table:style-name="ce2">
            <text:p>29:58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588" table:style-name="ce1">
            <text:p>588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time" office:time-value="PT10H29M58.213S" table:style-name="ce2">
            <text:p>29:58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032" table:style-name="ce1">
            <text:p>1032</text:p>
          </table:table-cell>
          <table:table-cell office:value-type="string" table:style-name="ce1">
            <text:p>Success</text:p>
          </table:table-cell>
          <table:table-cell office:value-type="float" office:value="57290" table:style-name="ce1">
            <text:p>57290</text:p>
          </table:table-cell>
          <table:table-cell table:number-columns-repeated="16377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time" office:time-value="PT10H29M59.247S" table:style-name="ce2">
            <text:p>29:59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time" office:time-value="PT10H29M59.263S" table:style-name="ce2">
            <text:p>29:59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time" office:time-value="PT10H29M59.276S" table:style-name="ce2">
            <text:p>29:59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114" table:style-name="ce1">
            <text:p>2114</text:p>
          </table:table-cell>
          <table:table-cell table:number-columns-repeated="16377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time" office:time-value="PT10H29M59.292S" table:style-name="ce2">
            <text:p>29:59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166" table:style-name="ce1">
            <text:p>2166</text:p>
          </table:table-cell>
          <table:table-cell table:number-columns-repeated="16377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time" office:time-value="PT10H29M58.202S" table:style-name="ce2">
            <text:p>29:58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450" table:style-name="ce1">
            <text:p>1450</text:p>
          </table:table-cell>
          <table:table-cell office:value-type="string" table:style-name="ce1">
            <text:p>Success</text:p>
          </table:table-cell>
          <table:table-cell office:value-type="float" office:value="57291" table:style-name="ce1">
            <text:p>57291</text:p>
          </table:table-cell>
          <table:table-cell table:number-columns-repeated="16377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time" office:time-value="PT10H29M59.654S" table:style-name="ce2">
            <text:p>29:59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time" office:time-value="PT10H29M59.670S" table:style-name="ce2">
            <text:p>29:59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time" office:time-value="PT10H29M59.710S" table:style-name="ce2">
            <text:p>29:59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160" table:style-name="ce1">
            <text:p>2160</text:p>
          </table:table-cell>
          <table:table-cell table:number-columns-repeated="16377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time" office:time-value="PT10H29M59.743S" table:style-name="ce2">
            <text:p>29:59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212" table:style-name="ce1">
            <text:p>2212</text:p>
          </table:table-cell>
          <table:table-cell table:number-columns-repeated="16377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time" office:time-value="PT10H29M58.189S" table:style-name="ce2">
            <text:p>29:58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952" table:style-name="ce1">
            <text:p>1952</text:p>
          </table:table-cell>
          <table:table-cell office:value-type="string" table:style-name="ce1">
            <text:p>Success</text:p>
          </table:table-cell>
          <table:table-cell office:value-type="float" office:value="63659" table:style-name="ce1">
            <text:p>63659</text:p>
          </table:table-cell>
          <table:table-cell table:number-columns-repeated="16377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time" office:time-value="PT10H29M58.541S" table:style-name="ce2">
            <text:p>29:58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603" table:style-name="ce1">
            <text:p>1603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time" office:time-value="PT10H30M0.144S" table:style-name="ce2">
            <text:p>30:00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time" office:time-value="PT10H30M0.147S" table:style-name="ce2">
            <text:p>30:00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342" table:style-name="ce1">
            <text:p>342</text:p>
          </table:table-cell>
          <table:table-cell table:number-columns-repeated="16377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time" office:time-value="PT10H29M58.798S" table:style-name="ce2">
            <text:p>29:58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382" table:style-name="ce1">
            <text:p>1382</text:p>
          </table:table-cell>
          <table:table-cell office:value-type="string" table:style-name="ce1">
            <text:p>Success</text:p>
          </table:table-cell>
          <table:table-cell office:value-type="float" office:value="63590" table:style-name="ce1">
            <text:p>63590</text:p>
          </table:table-cell>
          <table:table-cell table:number-columns-repeated="16377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time" office:time-value="PT10H29M58.787S" table:style-name="ce2">
            <text:p>29:58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396" table:style-name="ce1">
            <text:p>1396</text:p>
          </table:table-cell>
          <table:table-cell office:value-type="string" table:style-name="ce1">
            <text:p>Success</text:p>
          </table:table-cell>
          <table:table-cell office:value-type="float" office:value="63590" table:style-name="ce1">
            <text:p>63590</text:p>
          </table:table-cell>
          <table:table-cell table:number-columns-repeated="16377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time" office:time-value="PT10H30M0.183S" table:style-name="ce2">
            <text:p>30:00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time" office:time-value="PT10H30M0.171S" table:style-name="ce2">
            <text:p>30:00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time" office:time-value="PT10H30M0.187S" table:style-name="ce2">
            <text:p>30:00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time" office:time-value="PT10H30M0.198S" table:style-name="ce2">
            <text:p>30:00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160" table:style-name="ce1">
            <text:p>2160</text:p>
          </table:table-cell>
          <table:table-cell table:number-columns-repeated="16377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time" office:time-value="PT10H30M0.213S" table:style-name="ce2">
            <text:p>30:00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212" table:style-name="ce1">
            <text:p>2212</text:p>
          </table:table-cell>
          <table:table-cell table:number-columns-repeated="16377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time" office:time-value="PT10H29M58.463S" table:style-name="ce2">
            <text:p>29:58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793" table:style-name="ce1">
            <text:p>1793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time" office:time-value="PT10H30M0.260S" table:style-name="ce2">
            <text:p>30:00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390" table:style-name="ce1">
            <text:p>390</text:p>
          </table:table-cell>
          <table:table-cell table:number-columns-repeated="16377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time" office:time-value="PT10H29M58.360S" table:style-name="ce2">
            <text:p>29:58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225" table:style-name="ce1">
            <text:p>2225</text:p>
          </table:table-cell>
          <table:table-cell office:value-type="string" table:style-name="ce1">
            <text:p>Success</text:p>
          </table:table-cell>
          <table:table-cell office:value-type="float" office:value="65708" table:style-name="ce1">
            <text:p>65708</text:p>
          </table:table-cell>
          <table:table-cell table:number-columns-repeated="16377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time" office:time-value="PT10H30M0.587S" table:style-name="ce2">
            <text:p>30:00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time" office:time-value="PT10H29M58.043S" table:style-name="ce2">
            <text:p>29:58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686" table:style-name="ce1">
            <text:p>2686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time" office:time-value="PT10H29M58.682S" table:style-name="ce2">
            <text:p>29:58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296" table:style-name="ce1">
            <text:p>2296</text:p>
          </table:table-cell>
          <table:table-cell office:value-type="string" table:style-name="ce1">
            <text:p>Success</text:p>
          </table:table-cell>
          <table:table-cell office:value-type="float" office:value="65708" table:style-name="ce1">
            <text:p>65708</text:p>
          </table:table-cell>
          <table:table-cell table:number-columns-repeated="16377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time" office:time-value="PT10H30M0.981S" table:style-name="ce2">
            <text:p>30:01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time" office:time-value="PT10H29M58.184S" table:style-name="ce2">
            <text:p>29:58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287" table:style-name="ce1">
            <text:p>3287</text:p>
          </table:table-cell>
          <table:table-cell office:value-type="string" table:style-name="ce1">
            <text:p>Success</text:p>
          </table:table-cell>
          <table:table-cell office:value-type="float" office:value="18652" table:style-name="ce1">
            <text:p>18652</text:p>
          </table:table-cell>
          <table:table-cell table:number-columns-repeated="16377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time" office:time-value="PT10H29M58.206S" table:style-name="ce2">
            <text:p>29:58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272" table:style-name="ce1">
            <text:p>3272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time" office:time-value="PT10H29M58.196S" table:style-name="ce2">
            <text:p>29:58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312" table:style-name="ce1">
            <text:p>3312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time" office:time-value="PT10H29M56.461S" table:style-name="ce2">
            <text:p>29:56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078" table:style-name="ce1">
            <text:p>5078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time" office:time-value="PT10H29M56.469S" table:style-name="ce2">
            <text:p>29:56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074" table:style-name="ce1">
            <text:p>5074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time" office:time-value="PT10H29M58.209S" table:style-name="ce2">
            <text:p>29:58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347" table:style-name="ce1">
            <text:p>3347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time" office:time-value="PT10H29M56.302S" table:style-name="ce2">
            <text:p>29:56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5256" table:style-name="ce1">
            <text:p>5256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time" office:time-value="PT10H29M56.445S" table:style-name="ce2">
            <text:p>29:56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5119" table:style-name="ce1">
            <text:p>5119</text:p>
          </table:table-cell>
          <table:table-cell office:value-type="string" table:style-name="ce1">
            <text:p>Success</text:p>
          </table:table-cell>
          <table:table-cell office:value-type="float" office:value="44538" table:style-name="ce1">
            <text:p>44538</text:p>
          </table:table-cell>
          <table:table-cell table:number-columns-repeated="16377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time" office:time-value="PT10H29M58.034S" table:style-name="ce2">
            <text:p>29:58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584" table:style-name="ce1">
            <text:p>3584</text:p>
          </table:table-cell>
          <table:table-cell office:value-type="string" table:style-name="ce1">
            <text:p>Success</text:p>
          </table:table-cell>
          <table:table-cell office:value-type="float" office:value="16675" table:style-name="ce1">
            <text:p>16675</text:p>
          </table:table-cell>
          <table:table-cell table:number-columns-repeated="16377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time" office:time-value="PT10H29M57.517S" table:style-name="ce2">
            <text:p>29:57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177" table:style-name="ce1">
            <text:p>4177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time" office:time-value="PT10H30M0.177S" table:style-name="ce2">
            <text:p>30:00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530" table:style-name="ce1">
            <text:p>1530</text:p>
          </table:table-cell>
          <table:table-cell office:value-type="string" table:style-name="ce1">
            <text:p>Success</text:p>
          </table:table-cell>
          <table:table-cell office:value-type="float" office:value="43717" table:style-name="ce1">
            <text:p>43717</text:p>
          </table:table-cell>
          <table:table-cell table:number-columns-repeated="16377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time" office:time-value="PT10H29M57.994S" table:style-name="ce2">
            <text:p>29:58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722" table:style-name="ce1">
            <text:p>3722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time" office:time-value="PT10H29M56.455S" table:style-name="ce2">
            <text:p>29:56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5263" table:style-name="ce1">
            <text:p>5263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time" office:time-value="PT10H29M58.251S" table:style-name="ce2">
            <text:p>29:58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476" table:style-name="ce1">
            <text:p>3476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time" office:time-value="PT10H29M58.173S" table:style-name="ce2">
            <text:p>29:58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3606" table:style-name="ce1">
            <text:p>3606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time" office:time-value="PT10H30M1.710S" table:style-name="ce2">
            <text:p>30:01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92" table:style-name="ce1">
            <text:p>292</text:p>
          </table:table-cell>
          <table:table-cell table:number-columns-repeated="16377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time" office:time-value="PT10H29M55.548S" table:style-name="ce2">
            <text:p>29:55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6245" table:style-name="ce1">
            <text:p>6245</text:p>
          </table:table-cell>
          <table:table-cell office:value-type="string" table:style-name="ce1">
            <text:p>Success</text:p>
          </table:table-cell>
          <table:table-cell office:value-type="float" office:value="50039" table:style-name="ce1">
            <text:p>50039</text:p>
          </table:table-cell>
          <table:table-cell table:number-columns-repeated="16377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time" office:time-value="PT10H30M0.274S" table:style-name="ce2">
            <text:p>30:00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522" table:style-name="ce1">
            <text:p>1522</text:p>
          </table:table-cell>
          <table:table-cell office:value-type="string" table:style-name="ce1">
            <text:p>Success</text:p>
          </table:table-cell>
          <table:table-cell office:value-type="float" office:value="43717" table:style-name="ce1">
            <text:p>43717</text:p>
          </table:table-cell>
          <table:table-cell table:number-columns-repeated="16377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time" office:time-value="PT10H29M58.131S" table:style-name="ce2">
            <text:p>29:58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671" table:style-name="ce1">
            <text:p>3671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time" office:time-value="PT10H29M43.198S" table:style-name="ce2">
            <text:p>29:43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8606" table:style-name="ce1">
            <text:p>18606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time" office:time-value="PT10H29M58.127S" table:style-name="ce2">
            <text:p>29:58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684" table:style-name="ce1">
            <text:p>3684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time" office:time-value="PT10H29M58.102S" table:style-name="ce2">
            <text:p>29:58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741" table:style-name="ce1">
            <text:p>3741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time" office:time-value="PT10H30M1.797S" table:style-name="ce2">
            <text:p>30:01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430" table:style-name="ce1">
            <text:p>430</text:p>
          </table:table-cell>
          <table:table-cell table:number-columns-repeated="16377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time" office:time-value="PT10H30M1.800S" table:style-name="ce2">
            <text:p>30:01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338" table:style-name="ce1">
            <text:p>338</text:p>
          </table:table-cell>
          <table:table-cell table:number-columns-repeated="16377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time" office:time-value="PT10H30M1.566S" table:style-name="ce2">
            <text:p>30:01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time" office:time-value="PT10H30M0.731S" table:style-name="ce2">
            <text:p>30:00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977" table:style-name="ce1">
            <text:p>1977</text:p>
          </table:table-cell>
          <table:table-cell office:value-type="string" table:style-name="ce1">
            <text:p>Success</text:p>
          </table:table-cell>
          <table:table-cell office:value-type="float" office:value="63657" table:style-name="ce1">
            <text:p>63657</text:p>
          </table:table-cell>
          <table:table-cell table:number-columns-repeated="16377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time" office:time-value="PT10H30M1.542S" table:style-name="ce2">
            <text:p>30:01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185" table:style-name="ce1">
            <text:p>1185</text:p>
          </table:table-cell>
          <table:table-cell office:value-type="string" table:style-name="ce1">
            <text:p>Success</text:p>
          </table:table-cell>
          <table:table-cell office:value-type="float" office:value="70024" table:style-name="ce1">
            <text:p>70024</text:p>
          </table:table-cell>
          <table:table-cell table:number-columns-repeated="16377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time" office:time-value="PT10H30M2.729S" table:style-name="ce2">
            <text:p>30:02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time" office:time-value="PT10H30M2.710S" table:style-name="ce2">
            <text:p>30:02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time" office:time-value="PT10H30M1.474S" table:style-name="ce2">
            <text:p>30:01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299" table:style-name="ce1">
            <text:p>1299</text:p>
          </table:table-cell>
          <table:table-cell office:value-type="string" table:style-name="ce1">
            <text:p>Success</text:p>
          </table:table-cell>
          <table:table-cell office:value-type="float" office:value="67780" table:style-name="ce1">
            <text:p>67780</text:p>
          </table:table-cell>
          <table:table-cell table:number-columns-repeated="16377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time" office:time-value="PT10H30M1.481S" table:style-name="ce2">
            <text:p>30:01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296" table:style-name="ce1">
            <text:p>1296</text:p>
          </table:table-cell>
          <table:table-cell office:value-type="string" table:style-name="ce1">
            <text:p>Success</text:p>
          </table:table-cell>
          <table:table-cell office:value-type="float" office:value="67778" table:style-name="ce1">
            <text:p>67778</text:p>
          </table:table-cell>
          <table:table-cell table:number-columns-repeated="16377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time" office:time-value="PT10H30M2.753S" table:style-name="ce2">
            <text:p>30:02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time" office:time-value="PT10H30M1.561S" table:style-name="ce2">
            <text:p>30:01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226" table:style-name="ce1">
            <text:p>1226</text:p>
          </table:table-cell>
          <table:table-cell office:value-type="string" table:style-name="ce1">
            <text:p>Success</text:p>
          </table:table-cell>
          <table:table-cell office:value-type="float" office:value="70024" table:style-name="ce1">
            <text:p>70024</text:p>
          </table:table-cell>
          <table:table-cell table:number-columns-repeated="16377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time" office:time-value="PT10H30M2.772S" table:style-name="ce2">
            <text:p>30:02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time" office:time-value="PT10H30M2.788S" table:style-name="ce2">
            <text:p>30:02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252" table:style-name="ce1">
            <text:p>2252</text:p>
          </table:table-cell>
          <table:table-cell table:number-columns-repeated="16377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time" office:time-value="PT10H30M1.511S" table:style-name="ce2">
            <text:p>30:01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315" table:style-name="ce1">
            <text:p>1315</text:p>
          </table:table-cell>
          <table:table-cell office:value-type="string" table:style-name="ce1">
            <text:p>Success</text:p>
          </table:table-cell>
          <table:table-cell office:value-type="float" office:value="69898" table:style-name="ce1">
            <text:p>69898</text:p>
          </table:table-cell>
          <table:table-cell table:number-columns-repeated="16377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time" office:time-value="PT10H30M2.788S" table:style-name="ce2">
            <text:p>30:02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time" office:time-value="PT10H30M1.545S" table:style-name="ce2">
            <text:p>30:01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299" table:style-name="ce1">
            <text:p>1299</text:p>
          </table:table-cell>
          <table:table-cell office:value-type="string" table:style-name="ce1">
            <text:p>Success</text:p>
          </table:table-cell>
          <table:table-cell office:value-type="float" office:value="70026" table:style-name="ce1">
            <text:p>70026</text:p>
          </table:table-cell>
          <table:table-cell table:number-columns-repeated="16377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time" office:time-value="PT10H30M2.795S" table:style-name="ce2">
            <text:p>30:02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252" table:style-name="ce1">
            <text:p>2252</text:p>
          </table:table-cell>
          <table:table-cell table:number-columns-repeated="16377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time" office:time-value="PT10H30M2.829S" table:style-name="ce2">
            <text:p>30:02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time" office:time-value="PT10H30M2.846S" table:style-name="ce2">
            <text:p>30:02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time" office:time-value="PT10H30M2.828S" table:style-name="ce2">
            <text:p>30:02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304" table:style-name="ce1">
            <text:p>2304</text:p>
          </table:table-cell>
          <table:table-cell table:number-columns-repeated="16377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time" office:time-value="PT10H30M1.783S" table:style-name="ce2">
            <text:p>30:01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103" table:style-name="ce1">
            <text:p>1103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time" office:time-value="PT10H30M2.854S" table:style-name="ce2">
            <text:p>30:02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252" table:style-name="ce1">
            <text:p>2252</text:p>
          </table:table-cell>
          <table:table-cell table:number-columns-repeated="16377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time" office:time-value="PT10H30M2.846S" table:style-name="ce2">
            <text:p>30:02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304" table:style-name="ce1">
            <text:p>2304</text:p>
          </table:table-cell>
          <table:table-cell table:number-columns-repeated="16377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time" office:time-value="PT10H30M1.558S" table:style-name="ce2">
            <text:p>30:01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340" table:style-name="ce1">
            <text:p>1340</text:p>
          </table:table-cell>
          <table:table-cell office:value-type="string" table:style-name="ce1">
            <text:p>Success</text:p>
          </table:table-cell>
          <table:table-cell office:value-type="float" office:value="70024" table:style-name="ce1">
            <text:p>70024</text:p>
          </table:table-cell>
          <table:table-cell table:number-columns-repeated="16377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time" office:time-value="PT10H30M1.621S" table:style-name="ce2">
            <text:p>30:01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311" table:style-name="ce1">
            <text:p>131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time" office:time-value="PT10H30M2.900S" table:style-name="ce2">
            <text:p>30:02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41" table:style-name="ce1">
            <text:p>1841</text:p>
          </table:table-cell>
          <table:table-cell office:value-type="time" office:time-value="PT10H30M2.892S" table:style-name="ce2">
            <text:p>30:02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304" table:style-name="ce1">
            <text:p>2304</text:p>
          </table:table-cell>
          <table:table-cell table:number-columns-repeated="16377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time" office:time-value="PT10H29M58.173S" table:style-name="ce2">
            <text:p>29:58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803" table:style-name="ce1">
            <text:p>4803</text:p>
          </table:table-cell>
          <table:table-cell office:value-type="string" table:style-name="ce1">
            <text:p>Success</text:p>
          </table:table-cell>
          <table:table-cell office:value-type="float" office:value="15831" table:style-name="ce1">
            <text:p>15831</text:p>
          </table:table-cell>
          <table:table-cell table:number-columns-repeated="16377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time" office:time-value="PT10H30M1.720S" table:style-name="ce2">
            <text:p>30:01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294" table:style-name="ce1">
            <text:p>1294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time" office:time-value="PT10H30M2.883S" table:style-name="ce2">
            <text:p>30:02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time" office:time-value="PT10H30M2.934S" table:style-name="ce2">
            <text:p>30:02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out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46" table:style-name="ce1">
            <text:p>1846</text:p>
          </table:table-cell>
          <table:table-cell office:value-type="time" office:time-value="PT10H30M3.062S" table:style-name="ce2">
            <text:p>30:03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time" office:time-value="PT10H29M57.949S" table:style-name="ce2">
            <text:p>29:57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134" table:style-name="ce1">
            <text:p>5134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time" office:time-value="PT10H29M58.215S" table:style-name="ce2">
            <text:p>29:58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4881" table:style-name="ce1">
            <text:p>4881</text:p>
          </table:table-cell>
          <table:table-cell office:value-type="string" table:style-name="ce1">
            <text:p>Success</text:p>
          </table:table-cell>
          <table:table-cell office:value-type="float" office:value="52979" table:style-name="ce1">
            <text:p>52979</text:p>
          </table:table-cell>
          <table:table-cell table:number-columns-repeated="16377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time" office:time-value="PT10H30M3.023S" table:style-name="ce2">
            <text:p>30:03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2298" table:style-name="ce1">
            <text:p>2298</text:p>
          </table:table-cell>
          <table:table-cell table:number-columns-repeated="16377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time" office:time-value="PT10H30M3.082S" table:style-name="ce2">
            <text:p>30:03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html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51" table:style-name="ce1">
            <text:p>1851</text:p>
          </table:table-cell>
          <table:table-cell office:value-type="time" office:time-value="PT10H29M58.135S" table:style-name="ce2">
            <text:p>29:58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985" table:style-name="ce1">
            <text:p>4985</text:p>
          </table:table-cell>
          <table:table-cell office:value-type="string" table:style-name="ce1">
            <text:p>Success</text:p>
          </table:table-cell>
          <table:table-cell office:value-type="float" office:value="52979" table:style-name="ce1">
            <text:p>52979</text:p>
          </table:table-cell>
          <table:table-cell table:number-columns-repeated="16377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time" office:time-value="PT10H29M58.204S" table:style-name="ce2">
            <text:p>29:58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4920" table:style-name="ce1">
            <text:p>4920</text:p>
          </table:table-cell>
          <table:table-cell office:value-type="string" table:style-name="ce1">
            <text:p>Success</text:p>
          </table:table-cell>
          <table:table-cell office:value-type="float" office:value="52979" table:style-name="ce1">
            <text:p>52979</text:p>
          </table:table-cell>
          <table:table-cell table:number-columns-repeated="16377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time" office:time-value="PT10H30M2.963S" table:style-name="ce2">
            <text:p>30:03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time" office:time-value="PT10H29M57.999S" table:style-name="ce2">
            <text:p>29:58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5130" table:style-name="ce1">
            <text:p>5130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time" office:time-value="PT10H29M43.175S" table:style-name="ce2">
            <text:p>29:43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9966" table:style-name="ce1">
            <text:p>19966</text:p>
          </table:table-cell>
          <table:table-cell office:value-type="string" table:style-name="ce1">
            <text:p>Success</text:p>
          </table:table-cell>
          <table:table-cell office:value-type="float" office:value="51793" table:style-name="ce1">
            <text:p>51793</text:p>
          </table:table-cell>
          <table:table-cell table:number-columns-repeated="16377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time" office:time-value="PT10H30M3.128S" table:style-name="ce2">
            <text:p>30:03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298" table:style-name="ce1">
            <text:p>2298</text:p>
          </table:table-cell>
          <table:table-cell table:number-columns-repeated="16377"/>
        </table:table-row>
        <table:table-row table:style-name="ro1">
          <table:table-cell office:value-type="float" office:value="1857" table:style-name="ce1">
            <text:p>1857</text:p>
          </table:table-cell>
          <table:table-cell office:value-type="time" office:time-value="PT10H30M3.151S" table:style-name="ce2">
            <text:p>30:03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350" table:style-name="ce1">
            <text:p>2350</text:p>
          </table:table-cell>
          <table:table-cell table:number-columns-repeated="16377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time" office:time-value="PT10H30M3.116S" table:style-name="ce2">
            <text:p>30:03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2350" table:style-name="ce1">
            <text:p>2350</text:p>
          </table:table-cell>
          <table:table-cell table:number-columns-repeated="16377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time" office:time-value="PT10H30M1.805S" table:style-name="ce2">
            <text:p>30:01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623" table:style-name="ce1">
            <text:p>1623</text:p>
          </table:table-cell>
          <table:table-cell office:value-type="string" table:style-name="ce1">
            <text:p>Success</text:p>
          </table:table-cell>
          <table:table-cell office:value-type="float" office:value="57235" table:style-name="ce1">
            <text:p>57235</text:p>
          </table:table-cell>
          <table:table-cell table:number-columns-repeated="16377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time" office:time-value="PT10H30M3.429S" table:style-name="ce2">
            <text:p>30:03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time" office:time-value="PT10H30M1.814S" table:style-name="ce2">
            <text:p>30:01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680" table:style-name="ce1">
            <text:p>1680</text:p>
          </table:table-cell>
          <table:table-cell office:value-type="string" table:style-name="ce1">
            <text:p>Success</text:p>
          </table:table-cell>
          <table:table-cell office:value-type="float" office:value="57233" table:style-name="ce1">
            <text:p>57233</text:p>
          </table:table-cell>
          <table:table-cell table:number-columns-repeated="16377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time" office:time-value="PT10H30M3.477S" table:style-name="ce2">
            <text:p>30:03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63" table:style-name="ce1">
            <text:p>1863</text:p>
          </table:table-cell>
          <table:table-cell office:value-type="time" office:time-value="PT10H30M3.504S" table:style-name="ce2">
            <text:p>30:03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344" table:style-name="ce1">
            <text:p>2344</text:p>
          </table:table-cell>
          <table:table-cell table:number-columns-repeated="16377"/>
        </table:table-row>
        <table:table-row table:style-name="ro1">
          <table:table-cell office:value-type="float" office:value="1864" table:style-name="ce1">
            <text:p>1864</text:p>
          </table:table-cell>
          <table:table-cell office:value-type="time" office:time-value="PT10H30M3.496S" table:style-name="ce2">
            <text:p>30:03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65" table:style-name="ce1">
            <text:p>1865</text:p>
          </table:table-cell>
          <table:table-cell office:value-type="time" office:time-value="PT10H30M3.540S" table:style-name="ce2">
            <text:p>30:03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396" table:style-name="ce1">
            <text:p>2396</text:p>
          </table:table-cell>
          <table:table-cell table:number-columns-repeated="16377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time" office:time-value="PT10H30M3.544S" table:style-name="ce2">
            <text:p>30:03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time" office:time-value="PT10H30M3.600S" table:style-name="ce2">
            <text:p>30:03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344" table:style-name="ce1">
            <text:p>2344</text:p>
          </table:table-cell>
          <table:table-cell table:number-columns-repeated="16377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time" office:time-value="PT10H30M3.638S" table:style-name="ce2">
            <text:p>30:03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396" table:style-name="ce1">
            <text:p>2396</text:p>
          </table:table-cell>
          <table:table-cell table:number-columns-repeated="16377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time" office:time-value="PT10H30M1.730S" table:style-name="ce2">
            <text:p>30:01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Success</text:p>
          </table:table-cell>
          <table:table-cell office:value-type="float" office:value="63542" table:style-name="ce1">
            <text:p>63542</text:p>
          </table:table-cell>
          <table:table-cell table:number-columns-repeated="16377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time" office:time-value="PT10H30M1.697S" table:style-name="ce2">
            <text:p>30:01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Success</text:p>
          </table:table-cell>
          <table:table-cell office:value-type="float" office:value="63589" table:style-name="ce1">
            <text:p>63589</text:p>
          </table:table-cell>
          <table:table-cell table:number-columns-repeated="16377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time" office:time-value="PT10H30M2.779S" table:style-name="ce2">
            <text:p>30:02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951" table:style-name="ce1">
            <text:p>95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time" office:time-value="PT10H30M2.829S" table:style-name="ce2">
            <text:p>30:02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903" table:style-name="ce1">
            <text:p>90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time" office:time-value="PT10H30M3.696S" table:style-name="ce2">
            <text:p>30:03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time" office:time-value="PT10H30M2.774S" table:style-name="ce2">
            <text:p>30:02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967" table:style-name="ce1">
            <text:p>96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time" office:time-value="PT10H30M3.732S" table:style-name="ce2">
            <text:p>30:03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ou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time" office:time-value="PT10H30M3.742S" table:style-name="ce2">
            <text:p>30:03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time" office:time-value="PT10H30M3.751S" table:style-name="ce2">
            <text:p>30:03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time" office:time-value="PT10H30M3.734S" table:style-name="ce2">
            <text:p>30:03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ou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time" office:time-value="PT10H30M3.737S" table:style-name="ce2">
            <text:p>30:03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time" office:time-value="PT10H30M3.763S" table:style-name="ce2">
            <text:p>30:03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time" office:time-value="PT10H30M3.757S" table:style-name="ce2">
            <text:p>30:03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time" office:time-value="PT10H30M3.766S" table:style-name="ce2">
            <text:p>30:03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time" office:time-value="PT10H30M3.774S" table:style-name="ce2">
            <text:p>30:03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time" office:time-value="PT10H30M3.778S" table:style-name="ce2">
            <text:p>30:03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time" office:time-value="PT10H30M3.771S" table:style-name="ce2">
            <text:p>30:03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344" table:style-name="ce1">
            <text:p>2344</text:p>
          </table:table-cell>
          <table:table-cell table:number-columns-repeated="16377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time" office:time-value="PT10H30M1.718S" table:style-name="ce2">
            <text:p>30:01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077" table:style-name="ce1">
            <text:p>2077</text:p>
          </table:table-cell>
          <table:table-cell office:value-type="string" table:style-name="ce1">
            <text:p>Success</text:p>
          </table:table-cell>
          <table:table-cell office:value-type="float" office:value="63591" table:style-name="ce1">
            <text:p>63591</text:p>
          </table:table-cell>
          <table:table-cell table:number-columns-repeated="16377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time" office:time-value="PT10H30M3.797S" table:style-name="ce2">
            <text:p>30:03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time" office:time-value="PT10H30M3.798S" table:style-name="ce2">
            <text:p>30:03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396" table:style-name="ce1">
            <text:p>2396</text:p>
          </table:table-cell>
          <table:table-cell table:number-columns-repeated="16377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time" office:time-value="PT10H30M3.813S" table:style-name="ce2">
            <text:p>30:03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time" office:time-value="PT10H30M3.840S" table:style-name="ce2">
            <text:p>30:03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344" table:style-name="ce1">
            <text:p>2344</text:p>
          </table:table-cell>
          <table:table-cell table:number-columns-repeated="16377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time" office:time-value="PT10H30M3.860S" table:style-name="ce2">
            <text:p>30:03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396" table:style-name="ce1">
            <text:p>2396</text:p>
          </table:table-cell>
          <table:table-cell table:number-columns-repeated="16377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time" office:time-value="PT10H30M2.888S" table:style-name="ce2">
            <text:p>30:02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115" table:style-name="ce1">
            <text:p>1115</text:p>
          </table:table-cell>
          <table:table-cell office:value-type="string" table:style-name="ce1">
            <text:p>Success</text:p>
          </table:table-cell>
          <table:table-cell office:value-type="float" office:value="63593" table:style-name="ce1">
            <text:p>63593</text:p>
          </table:table-cell>
          <table:table-cell table:number-columns-repeated="16377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time" office:time-value="PT10H30M4.007S" table:style-name="ce2">
            <text:p>30:04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time" office:time-value="PT10H30M3.682S" table:style-name="ce2">
            <text:p>30:03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time" office:time-value="PT10H30M4.086S" table:style-name="ce2">
            <text:p>30:04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time" office:time-value="PT10H30M4.103S" table:style-name="ce2">
            <text:p>30:04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time" office:time-value="PT10H30M4.134S" table:style-name="ce2">
            <text:p>30:04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time" office:time-value="PT10H30M1.976S" table:style-name="ce2">
            <text:p>30:02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266" table:style-name="ce1">
            <text:p>2266</text:p>
          </table:table-cell>
          <table:table-cell office:value-type="string" table:style-name="ce1">
            <text:p>Success</text:p>
          </table:table-cell>
          <table:table-cell office:value-type="float" office:value="59352" table:style-name="ce1">
            <text:p>59352</text:p>
          </table:table-cell>
          <table:table-cell table:number-columns-repeated="16377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time" office:time-value="PT10H30M4.245S" table:style-name="ce2">
            <text:p>30:04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time" office:time-value="PT10H30M1.846S" table:style-name="ce2">
            <text:p>30:01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517" table:style-name="ce1">
            <text:p>2517</text:p>
          </table:table-cell>
          <table:table-cell office:value-type="string" table:style-name="ce1">
            <text:p>Success</text:p>
          </table:table-cell>
          <table:table-cell office:value-type="float" office:value="57289" table:style-name="ce1">
            <text:p>57289</text:p>
          </table:table-cell>
          <table:table-cell table:number-columns-repeated="16377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time" office:time-value="PT10H30M4.364S" table:style-name="ce2">
            <text:p>30:04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time" office:time-value="PT10H30M4.389S" table:style-name="ce2">
            <text:p>30:04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time" office:time-value="PT10H30M4.501S" table:style-name="ce2">
            <text:p>30:04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616" table:style-name="ce1">
            <text:p>2616</text:p>
          </table:table-cell>
          <table:table-cell table:number-columns-repeated="16377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time" office:time-value="PT10H30M4.535S" table:style-name="ce2">
            <text:p>30:04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668" table:style-name="ce1">
            <text:p>2668</text:p>
          </table:table-cell>
          <table:table-cell table:number-columns-repeated="16377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time" office:time-value="PT10H30M2.979S" table:style-name="ce2">
            <text:p>30:03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691" table:style-name="ce1">
            <text:p>169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time" office:time-value="PT10H30M4.674S" table:style-name="ce2">
            <text:p>30:04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time" office:time-value="PT10H30M4.692S" table:style-name="ce2">
            <text:p>30:04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time" office:time-value="PT10H29M58.217S" table:style-name="ce2">
            <text:p>29:58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6514" table:style-name="ce1">
            <text:p>6514</text:p>
          </table:table-cell>
          <table:table-cell office:value-type="string" table:style-name="ce1">
            <text:p>Success</text:p>
          </table:table-cell>
          <table:table-cell office:value-type="float" office:value="52979" table:style-name="ce1">
            <text:p>52979</text:p>
          </table:table-cell>
          <table:table-cell table:number-columns-repeated="16377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time" office:time-value="PT10H30M4.713S" table:style-name="ce2">
            <text:p>30:04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html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time" office:time-value="PT10H30M3.125S" table:style-name="ce2">
            <text:p>30:03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791" table:style-name="ce1">
            <text:p>1791</text:p>
          </table:table-cell>
          <table:table-cell office:value-type="string" table:style-name="ce1">
            <text:p>Success</text:p>
          </table:table-cell>
          <table:table-cell office:value-type="float" office:value="61469" table:style-name="ce1">
            <text:p>61469</text:p>
          </table:table-cell>
          <table:table-cell table:number-columns-repeated="16377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time" office:time-value="PT10H30M4.919S" table:style-name="ce2">
            <text:p>30:04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time" office:time-value="PT10H30M4.952S" table:style-name="ce2">
            <text:p>30:05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time" office:time-value="PT10H30M4.985S" table:style-name="ce2">
            <text:p>30:05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708" table:style-name="ce1">
            <text:p>2708</text:p>
          </table:table-cell>
          <table:table-cell table:number-columns-repeated="16377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time" office:time-value="PT10H30M3.085S" table:style-name="ce2">
            <text:p>30:03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ccess</text:p>
          </table:table-cell>
          <table:table-cell office:value-type="float" office:value="61422" table:style-name="ce1">
            <text:p>61422</text:p>
          </table:table-cell>
          <table:table-cell table:number-columns-repeated="16377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time" office:time-value="PT10H30M5.008S" table:style-name="ce2">
            <text:p>30:05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760" table:style-name="ce1">
            <text:p>2760</text:p>
          </table:table-cell>
          <table:table-cell table:number-columns-repeated="16377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time" office:time-value="PT10H30M5.023S" table:style-name="ce2">
            <text:p>30:05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time" office:time-value="PT10H30M5.068S" table:style-name="ce2">
            <text:p>30:05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time" office:time-value="PT10H30M5.091S" table:style-name="ce2">
            <text:p>30:05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708" table:style-name="ce1">
            <text:p>2708</text:p>
          </table:table-cell>
          <table:table-cell table:number-columns-repeated="16377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time" office:time-value="PT10H30M3.099S" table:style-name="ce2">
            <text:p>30:03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Success</text:p>
          </table:table-cell>
          <table:table-cell office:value-type="float" office:value="61471" table:style-name="ce1">
            <text:p>61471</text:p>
          </table:table-cell>
          <table:table-cell table:number-columns-repeated="16377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time" office:time-value="PT10H30M3.123S" table:style-name="ce2">
            <text:p>30:03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994" table:style-name="ce1">
            <text:p>1994</text:p>
          </table:table-cell>
          <table:table-cell office:value-type="string" table:style-name="ce1">
            <text:p>Success</text:p>
          </table:table-cell>
          <table:table-cell office:value-type="float" office:value="61471" table:style-name="ce1">
            <text:p>61471</text:p>
          </table:table-cell>
          <table:table-cell table:number-columns-repeated="16377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time" office:time-value="PT10H30M5.107S" table:style-name="ce2">
            <text:p>30:05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760" table:style-name="ce1">
            <text:p>2760</text:p>
          </table:table-cell>
          <table:table-cell table:number-columns-repeated="16377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time" office:time-value="PT10H30M5.109S" table:style-name="ce2">
            <text:p>30:05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time" office:time-value="PT10H30M5.120S" table:style-name="ce2">
            <text:p>30:05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time" office:time-value="PT10H30M5.130S" table:style-name="ce2">
            <text:p>30:05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time" office:time-value="PT10H30M5.134S" table:style-name="ce2">
            <text:p>30:05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time" office:time-value="PT10H30M5.146S" table:style-name="ce2">
            <text:p>30:05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708" table:style-name="ce1">
            <text:p>2708</text:p>
          </table:table-cell>
          <table:table-cell table:number-columns-repeated="16377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time" office:time-value="PT10H30M5.150S" table:style-name="ce2">
            <text:p>30:05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708" table:style-name="ce1">
            <text:p>2708</text:p>
          </table:table-cell>
          <table:table-cell table:number-columns-repeated="16377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time" office:time-value="PT10H30M5.162S" table:style-name="ce2">
            <text:p>30:05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760" table:style-name="ce1">
            <text:p>2760</text:p>
          </table:table-cell>
          <table:table-cell table:number-columns-repeated="16377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time" office:time-value="PT10H30M5.167S" table:style-name="ce2">
            <text:p>30:05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760" table:style-name="ce1">
            <text:p>2760</text:p>
          </table:table-cell>
          <table:table-cell table:number-columns-repeated="16377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time" office:time-value="PT10H30M3.017S" table:style-name="ce2">
            <text:p>30:03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233" table:style-name="ce1">
            <text:p>2233</text:p>
          </table:table-cell>
          <table:table-cell office:value-type="string" table:style-name="ce1">
            <text:p>Success</text:p>
          </table:table-cell>
          <table:table-cell office:value-type="float" office:value="63592" table:style-name="ce1">
            <text:p>63592</text:p>
          </table:table-cell>
          <table:table-cell table:number-columns-repeated="16377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time" office:time-value="PT10H30M5.251S" table:style-name="ce2">
            <text:p>30:05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time" office:time-value="PT10H29M56.375S" table:style-name="ce2">
            <text:p>29:56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9499" table:style-name="ce1">
            <text:p>9499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time" office:time-value="PT10H29M56.380S" table:style-name="ce2">
            <text:p>29:56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9502" table:style-name="ce1">
            <text:p>9502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time" office:time-value="PT10H29M58.173S" table:style-name="ce2">
            <text:p>29:58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711" table:style-name="ce1">
            <text:p>7711</text:p>
          </table:table-cell>
          <table:table-cell office:value-type="string" table:style-name="ce1">
            <text:p>Success</text:p>
          </table:table-cell>
          <table:table-cell office:value-type="float" office:value="44538" table:style-name="ce1">
            <text:p>44538</text:p>
          </table:table-cell>
          <table:table-cell table:number-columns-repeated="16377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time" office:time-value="PT10H29M58.238S" table:style-name="ce2">
            <text:p>29:58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674" table:style-name="ce1">
            <text:p>7674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time" office:time-value="PT10H29M58.575S" table:style-name="ce2">
            <text:p>29:58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7398" table:style-name="ce1">
            <text:p>7398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time" office:time-value="PT10H29M58.244S" table:style-name="ce2">
            <text:p>29:58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784" table:style-name="ce1">
            <text:p>7784</text:p>
          </table:table-cell>
          <table:table-cell office:value-type="string" table:style-name="ce1">
            <text:p>Success</text:p>
          </table:table-cell>
          <table:table-cell office:value-type="float" office:value="49135" table:style-name="ce1">
            <text:p>49135</text:p>
          </table:table-cell>
          <table:table-cell table:number-columns-repeated="16377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time" office:time-value="PT10H29M58.235S" table:style-name="ce2">
            <text:p>29:58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7796" table:style-name="ce1">
            <text:p>7796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time" office:time-value="PT10H29M58.199S" table:style-name="ce2">
            <text:p>29:58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7833" table:style-name="ce1">
            <text:p>7833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time" office:time-value="PT10H29M58.233S" table:style-name="ce2">
            <text:p>29:58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7802" table:style-name="ce1">
            <text:p>7802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time" office:time-value="PT10H30M0.196S" table:style-name="ce2">
            <text:p>30:00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5842" table:style-name="ce1">
            <text:p>5842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time" office:time-value="PT10H30M0.203S" table:style-name="ce2">
            <text:p>30:00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5852" table:style-name="ce1">
            <text:p>5852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time" office:time-value="PT10H29M56.375S" table:style-name="ce2">
            <text:p>29:56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9680" table:style-name="ce1">
            <text:p>9680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time" office:time-value="PT10H30M5.179S" table:style-name="ce2">
            <text:p>30:05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885" table:style-name="ce1">
            <text:p>885</text:p>
          </table:table-cell>
          <table:table-cell office:value-type="string" table:style-name="ce1">
            <text:p>Success</text:p>
          </table:table-cell>
          <table:table-cell office:value-type="float" office:value="42035" table:style-name="ce1">
            <text:p>42035</text:p>
          </table:table-cell>
          <table:table-cell table:number-columns-repeated="16377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time" office:time-value="PT10H30M5.913S" table:style-name="ce2">
            <text:p>30:05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time" office:time-value="PT10H30M4.733S" table:style-name="ce2">
            <text:p>30:04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415" table:style-name="ce1">
            <text:p>1415</text:p>
          </table:table-cell>
          <table:table-cell office:value-type="string" table:style-name="ce1">
            <text:p>Success</text:p>
          </table:table-cell>
          <table:table-cell office:value-type="float" office:value="65708" table:style-name="ce1">
            <text:p>65708</text:p>
          </table:table-cell>
          <table:table-cell table:number-columns-repeated="16377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time" office:time-value="PT10H30M6.151S" table:style-name="ce2">
            <text:p>30:06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time" office:time-value="PT10H30M6.167S" table:style-name="ce2">
            <text:p>30:06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time" office:time-value="PT10H30M6.182S" table:style-name="ce2">
            <text:p>30:06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892" table:style-name="ce1">
            <text:p>2892</text:p>
          </table:table-cell>
          <table:table-cell table:number-columns-repeated="16377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time" office:time-value="PT10H30M6.199S" table:style-name="ce2">
            <text:p>30:06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944" table:style-name="ce1">
            <text:p>2944</text:p>
          </table:table-cell>
          <table:table-cell table:number-columns-repeated="16377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time" office:time-value="PT10H30M6.066S" table:style-name="ce2">
            <text:p>30:06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428" table:style-name="ce1">
            <text:p>428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time" office:time-value="PT10H30M6.033S" table:style-name="ce2">
            <text:p>30:06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523" table:style-name="ce1">
            <text:p>52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time" office:time-value="PT10H30M6.031S" table:style-name="ce2">
            <text:p>30:06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531" table:style-name="ce1">
            <text:p>531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time" office:time-value="PT10H30M5.184S" table:style-name="ce2">
            <text:p>30:05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383" table:style-name="ce1">
            <text:p>1383</text:p>
          </table:table-cell>
          <table:table-cell office:value-type="string" table:style-name="ce1">
            <text:p>Success</text:p>
          </table:table-cell>
          <table:table-cell office:value-type="float" office:value="42035" table:style-name="ce1">
            <text:p>42035</text:p>
          </table:table-cell>
          <table:table-cell table:number-columns-repeated="16377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time" office:time-value="PT10H30M6.497S" table:style-name="ce2">
            <text:p>30:06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1610" table:style-name="ce1">
            <text:p>1610</text:p>
          </table:table-cell>
          <table:table-cell table:number-columns-repeated="16377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time" office:time-value="PT10H29M58.243S" table:style-name="ce2">
            <text:p>29:58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8337" table:style-name="ce1">
            <text:p>8337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time" office:time-value="PT10H29M59.317S" table:style-name="ce2">
            <text:p>29:59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7268" table:style-name="ce1">
            <text:p>7268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time" office:time-value="PT10H30M1.863S" table:style-name="ce2">
            <text:p>30:01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4725" table:style-name="ce1">
            <text:p>4725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time" office:time-value="PT10H30M3.905S" table:style-name="ce2">
            <text:p>30:03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2685" table:style-name="ce1">
            <text:p>2685</text:p>
          </table:table-cell>
          <table:table-cell office:value-type="string" table:style-name="ce1">
            <text:p>Success</text:p>
          </table:table-cell>
          <table:table-cell office:value-type="float" office:value="42035" table:style-name="ce1">
            <text:p>42035</text:p>
          </table:table-cell>
          <table:table-cell table:number-columns-repeated="16377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time" office:time-value="PT10H30M6.559S" table:style-name="ce2">
            <text:p>30:06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out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time" office:time-value="PT10H30M5.886S" table:style-name="ce2">
            <text:p>30:05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177" table:style-name="ce1">
            <text:p>1177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time" office:time-value="PT10H30M6.591S" table:style-name="ce2">
            <text:p>30:06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668" table:style-name="ce1">
            <text:p>668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time" office:time-value="PT10H30M6.586S" table:style-name="ce2">
            <text:p>30:06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691" table:style-name="ce1">
            <text:p>691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time" office:time-value="PT10H30M7.261S" table:style-name="ce2">
            <text:p>30:07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486" table:style-name="ce1">
            <text:p>1486</text:p>
          </table:table-cell>
          <table:table-cell table:number-columns-repeated="16377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time" office:time-value="PT10H30M7.280S" table:style-name="ce2">
            <text:p>30:07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486" table:style-name="ce1">
            <text:p>1486</text:p>
          </table:table-cell>
          <table:table-cell table:number-columns-repeated="16377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time" office:time-value="PT10H30M7.065S" table:style-name="ce2">
            <text:p>30:07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89" table:style-name="ce1">
            <text:p>389</text:p>
          </table:table-cell>
          <table:table-cell office:value-type="string" table:style-name="ce1">
            <text:p>Success</text:p>
          </table:table-cell>
          <table:table-cell office:value-type="float" office:value="67795" table:style-name="ce1">
            <text:p>67795</text:p>
          </table:table-cell>
          <table:table-cell table:number-columns-repeated="16377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time" office:time-value="PT10H30M6.104S" table:style-name="ce2">
            <text:p>30:06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354" table:style-name="ce1">
            <text:p>1354</text:p>
          </table:table-cell>
          <table:table-cell office:value-type="string" table:style-name="ce1">
            <text:p>Success</text:p>
          </table:table-cell>
          <table:table-cell office:value-type="float" office:value="65709" table:style-name="ce1">
            <text:p>65709</text:p>
          </table:table-cell>
          <table:table-cell table:number-columns-repeated="16377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time" office:time-value="PT10H30M7.457S" table:style-name="ce2">
            <text:p>30:07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time" office:time-value="PT10H30M7.460S" table:style-name="ce2">
            <text:p>30:07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time" office:time-value="PT10H30M6.568S" table:style-name="ce2">
            <text:p>30:06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930" table:style-name="ce1">
            <text:p>930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time" office:time-value="PT10H30M6.589S" table:style-name="ce2">
            <text:p>30:06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912" table:style-name="ce1">
            <text:p>912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time" office:time-value="PT10H30M7.501S" table:style-name="ce2">
            <text:p>30:07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610" table:style-name="ce1">
            <text:p>1610</text:p>
          </table:table-cell>
          <table:table-cell table:number-columns-repeated="16377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time" office:time-value="PT10H30M6.564S" table:style-name="ce2">
            <text:p>30:06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702" table:style-name="ce1">
            <text:p>1702</text:p>
          </table:table-cell>
          <table:table-cell office:value-type="string" table:style-name="ce1">
            <text:p>Success</text:p>
          </table:table-cell>
          <table:table-cell office:value-type="float" office:value="72062" table:style-name="ce1">
            <text:p>72062</text:p>
          </table:table-cell>
          <table:table-cell table:number-columns-repeated="16377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time" office:time-value="PT10H30M8.270S" table:style-name="ce2">
            <text:p>30:08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time" office:time-value="PT10H30M7.503S" table:style-name="ce2">
            <text:p>30:07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Success</text:p>
          </table:table-cell>
          <table:table-cell office:value-type="float" office:value="72063" table:style-name="ce1">
            <text:p>72063</text:p>
          </table:table-cell>
          <table:table-cell table:number-columns-repeated="16377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time" office:time-value="PT10H30M8.629S" table:style-name="ce2">
            <text:p>30:08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time" office:time-value="PT10H30M3.144S" table:style-name="ce2">
            <text:p>30:03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5703" table:style-name="ce1">
            <text:p>5703</text:p>
          </table:table-cell>
          <table:table-cell office:value-type="string" table:style-name="ce1">
            <text:p>Success</text:p>
          </table:table-cell>
          <table:table-cell office:value-type="float" office:value="16960" table:style-name="ce1">
            <text:p>16960</text:p>
          </table:table-cell>
          <table:table-cell table:number-columns-repeated="16377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time" office:time-value="PT10H30M2.896S" table:style-name="ce2">
            <text:p>30:02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960" table:style-name="ce1">
            <text:p>5960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time" office:time-value="PT10H30M0.227S" table:style-name="ce2">
            <text:p>30:00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8686" table:style-name="ce1">
            <text:p>8686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time" office:time-value="PT10H29M43.351S" table:style-name="ce2">
            <text:p>29:43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25564" table:style-name="ce1">
            <text:p>25564</text:p>
          </table:table-cell>
          <table:table-cell office:value-type="string" table:style-name="ce1">
            <text:p>Success</text:p>
          </table:table-cell>
          <table:table-cell office:value-type="float" office:value="44407" table:style-name="ce1">
            <text:p>44407</text:p>
          </table:table-cell>
          <table:table-cell table:number-columns-repeated="16377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time" office:time-value="PT10H30M1.796S" table:style-name="ce2">
            <text:p>30:01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123" table:style-name="ce1">
            <text:p>7123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time" office:time-value="PT10H30M3.197S" table:style-name="ce2">
            <text:p>30:03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759" table:style-name="ce1">
            <text:p>5759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time" office:time-value="PT10H30M3.191S" table:style-name="ce2">
            <text:p>30:03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769" table:style-name="ce1">
            <text:p>5769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time" office:time-value="PT10H30M5.055S" table:style-name="ce2">
            <text:p>30:05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3912" table:style-name="ce1">
            <text:p>3912</text:p>
          </table:table-cell>
          <table:table-cell office:value-type="string" table:style-name="ce1">
            <text:p>Success</text:p>
          </table:table-cell>
          <table:table-cell office:value-type="float" office:value="42035" table:style-name="ce1">
            <text:p>42035</text:p>
          </table:table-cell>
          <table:table-cell table:number-columns-repeated="16377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time" office:time-value="PT10H30M5.123S" table:style-name="ce2">
            <text:p>30:05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3844" table:style-name="ce1">
            <text:p>3844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time" office:time-value="PT10H30M2.967S" table:style-name="ce2">
            <text:p>30:03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6002" table:style-name="ce1">
            <text:p>6002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time" office:time-value="PT10H30M3.821S" table:style-name="ce2">
            <text:p>30:03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148" table:style-name="ce1">
            <text:p>5148</text:p>
          </table:table-cell>
          <table:table-cell office:value-type="string" table:style-name="ce1">
            <text:p>Success</text:p>
          </table:table-cell>
          <table:table-cell office:value-type="float" office:value="42036" table:style-name="ce1">
            <text:p>42036</text:p>
          </table:table-cell>
          <table:table-cell table:number-columns-repeated="16377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time" office:time-value="PT10H29M57.997S" table:style-name="ce2">
            <text:p>29:58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0978" table:style-name="ce1">
            <text:p>10978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time" office:time-value="PT10H30M8.858S" table:style-name="ce2">
            <text:p>30:08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time" office:time-value="PT10H30M9.039S" table:style-name="ce2">
            <text:p>30:09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486" table:style-name="ce1">
            <text:p>1486</text:p>
          </table:table-cell>
          <table:table-cell table:number-columns-repeated="16377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time" office:time-value="PT10H30M8.971S" table:style-name="ce2">
            <text:p>30:09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time" office:time-value="PT10H30M9.115S" table:style-name="ce2">
            <text:p>30:09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486" table:style-name="ce1">
            <text:p>1486</text:p>
          </table:table-cell>
          <table:table-cell table:number-columns-repeated="16377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time" office:time-value="PT10H30M8.971S" table:style-name="ce2">
            <text:p>30:09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time" office:time-value="PT10H30M9.231S" table:style-name="ce2">
            <text:p>30:09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486" table:style-name="ce1">
            <text:p>1486</text:p>
          </table:table-cell>
          <table:table-cell table:number-columns-repeated="16377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time" office:time-value="PT10H30M8.968S" table:style-name="ce2">
            <text:p>30:09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time" office:time-value="PT10H30M9.269S" table:style-name="ce2">
            <text:p>30:09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486" table:style-name="ce1">
            <text:p>1486</text:p>
          </table:table-cell>
          <table:table-cell table:number-columns-repeated="16377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time" office:time-value="PT10H30M8.851S" table:style-name="ce2">
            <text:p>30:08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434" table:style-name="ce1">
            <text:p>434</text:p>
          </table:table-cell>
          <table:table-cell office:value-type="string" table:style-name="ce1">
            <text:p>Success</text:p>
          </table:table-cell>
          <table:table-cell office:value-type="float" office:value="74132" table:style-name="ce1">
            <text:p>74132</text:p>
          </table:table-cell>
          <table:table-cell table:number-columns-repeated="16377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time" office:time-value="PT10H30M8.969S" table:style-name="ce2">
            <text:p>30:09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94" table:style-name="ce1">
            <text:p>394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time" office:time-value="PT10H30M8.962S" table:style-name="ce2">
            <text:p>30:09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414" table:style-name="ce1">
            <text:p>414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time" office:time-value="PT10H30M9.365S" table:style-name="ce2">
            <text:p>30:09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486" table:style-name="ce1">
            <text:p>1486</text:p>
          </table:table-cell>
          <table:table-cell table:number-columns-repeated="16377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time" office:time-value="PT10H30M9.378S" table:style-name="ce2">
            <text:p>30:09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486" table:style-name="ce1">
            <text:p>1486</text:p>
          </table:table-cell>
          <table:table-cell table:number-columns-repeated="16377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time" office:time-value="PT10H30M8.957S" table:style-name="ce2">
            <text:p>30:09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time" office:time-value="PT10H30M8.922S" table:style-name="ce2">
            <text:p>30:08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573" table:style-name="ce1">
            <text:p>573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time" office:time-value="PT10H30M9.491S" table:style-name="ce2">
            <text:p>30:09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486" table:style-name="ce1">
            <text:p>1486</text:p>
          </table:table-cell>
          <table:table-cell table:number-columns-repeated="16377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time" office:time-value="PT10H30M8.915S" table:style-name="ce2">
            <text:p>30:08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time" office:time-value="PT10H30M9.590S" table:style-name="ce2">
            <text:p>30:09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486" table:style-name="ce1">
            <text:p>1486</text:p>
          </table:table-cell>
          <table:table-cell table:number-columns-repeated="16377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time" office:time-value="PT10H30M9.287S" table:style-name="ce2">
            <text:p>30:09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493" table:style-name="ce1">
            <text:p>49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time" office:time-value="PT10H30M9.783S" table:style-name="ce2">
            <text:p>30:09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out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time" office:time-value="PT10H30M9.814S" table:style-name="ce2">
            <text:p>30:09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time" office:time-value="PT10H30M9.828S" table:style-name="ce2">
            <text:p>30:09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time" office:time-value="PT10H30M0.994S" table:style-name="ce2">
            <text:p>30:01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9713" table:style-name="ce1">
            <text:p>9713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time" office:time-value="PT10H30M6.035S" table:style-name="ce2">
            <text:p>30:06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4687" table:style-name="ce1">
            <text:p>4687</text:p>
          </table:table-cell>
          <table:table-cell office:value-type="string" table:style-name="ce1">
            <text:p>Success</text:p>
          </table:table-cell>
          <table:table-cell office:value-type="float" office:value="16116" table:style-name="ce1">
            <text:p>16116</text:p>
          </table:table-cell>
          <table:table-cell table:number-columns-repeated="16377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time" office:time-value="PT10H30M3.131S" table:style-name="ce2">
            <text:p>30:03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7595" table:style-name="ce1">
            <text:p>7595</text:p>
          </table:table-cell>
          <table:table-cell office:value-type="string" table:style-name="ce1">
            <text:p>Success</text:p>
          </table:table-cell>
          <table:table-cell office:value-type="float" office:value="17806" table:style-name="ce1">
            <text:p>17806</text:p>
          </table:table-cell>
          <table:table-cell table:number-columns-repeated="16377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time" office:time-value="PT10H30M3.663S" table:style-name="ce2">
            <text:p>30:03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7098" table:style-name="ce1">
            <text:p>7098</text:p>
          </table:table-cell>
          <table:table-cell office:value-type="string" table:style-name="ce1">
            <text:p>Success</text:p>
          </table:table-cell>
          <table:table-cell office:value-type="float" office:value="42036" table:style-name="ce1">
            <text:p>42036</text:p>
          </table:table-cell>
          <table:table-cell table:number-columns-repeated="16377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time" office:time-value="PT10H30M0.601S" table:style-name="ce2">
            <text:p>30:00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0168" table:style-name="ce1">
            <text:p>10168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time" office:time-value="PT10H30M6.581S" table:style-name="ce2">
            <text:p>30:06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4190" table:style-name="ce1">
            <text:p>4190</text:p>
          </table:table-cell>
          <table:table-cell office:value-type="string" table:style-name="ce1">
            <text:p>Success</text:p>
          </table:table-cell>
          <table:table-cell office:value-type="float" office:value="16964" table:style-name="ce1">
            <text:p>16964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time" office:time-value="PT10H30M4.259S" table:style-name="ce2">
            <text:p>30:04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510" table:style-name="ce1">
            <text:p>6510</text:p>
          </table:table-cell>
          <table:table-cell office:value-type="string" table:style-name="ce1">
            <text:p>Success</text:p>
          </table:table-cell>
          <table:table-cell office:value-type="float" office:value="45337" table:style-name="ce1">
            <text:p>45337</text:p>
          </table:table-cell>
          <table:table-cell table:number-columns-repeated="16377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time" office:time-value="PT10H30M10.764S" table:style-name="ce2">
            <text:p>30:10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time" office:time-value="PT10H29M59.793S" table:style-name="ce2">
            <text:p>29:59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1240" table:style-name="ce1">
            <text:p>11240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time" office:time-value="PT10H30M5.883S" table:style-name="ce2">
            <text:p>30:05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188" table:style-name="ce1">
            <text:p>5188</text:p>
          </table:table-cell>
          <table:table-cell office:value-type="string" table:style-name="ce1">
            <text:p>Success</text:p>
          </table:table-cell>
          <table:table-cell office:value-type="float" office:value="16960" table:style-name="ce1">
            <text:p>16960</text:p>
          </table:table-cell>
          <table:table-cell table:number-columns-repeated="16377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time" office:time-value="PT10H30M11.015S" table:style-name="ce2">
            <text:p>30:11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1486" table:style-name="ce1">
            <text:p>1486</text:p>
          </table:table-cell>
          <table:table-cell table:number-columns-repeated="16377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time" office:time-value="PT10H30M5.876S" table:style-name="ce2">
            <text:p>30:05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223" table:style-name="ce1">
            <text:p>5223</text:p>
          </table:table-cell>
          <table:table-cell office:value-type="string" table:style-name="ce1">
            <text:p>Success</text:p>
          </table:table-cell>
          <table:table-cell office:value-type="float" office:value="16958" table:style-name="ce1">
            <text:p>16958</text:p>
          </table:table-cell>
          <table:table-cell table:number-columns-repeated="16377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time" office:time-value="PT10H30M4.574S" table:style-name="ce2">
            <text:p>30:04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6526" table:style-name="ce1">
            <text:p>6526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time" office:time-value="PT10H30M1.873S" table:style-name="ce2">
            <text:p>30:01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9228" table:style-name="ce1">
            <text:p>9228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time" office:time-value="PT10H30M1.809S" table:style-name="ce2">
            <text:p>30:01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9296" table:style-name="ce1">
            <text:p>9296</text:p>
          </table:table-cell>
          <table:table-cell office:value-type="string" table:style-name="ce1">
            <text:p>Success</text:p>
          </table:table-cell>
          <table:table-cell office:value-type="float" office:value="16960" table:style-name="ce1">
            <text:p>16960</text:p>
          </table:table-cell>
          <table:table-cell table:number-columns-repeated="16377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time" office:time-value="PT10H30M6.058S" table:style-name="ce2">
            <text:p>30:06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5050" table:style-name="ce1">
            <text:p>5050</text:p>
          </table:table-cell>
          <table:table-cell office:value-type="string" table:style-name="ce1">
            <text:p>Success</text:p>
          </table:table-cell>
          <table:table-cell office:value-type="float" office:value="16116" table:style-name="ce1">
            <text:p>16116</text:p>
          </table:table-cell>
          <table:table-cell table:number-columns-repeated="16377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time" office:time-value="PT10H30M2.888S" table:style-name="ce2">
            <text:p>30:02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8230" table:style-name="ce1">
            <text:p>8230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time" office:time-value="PT10H30M3.596S" table:style-name="ce2">
            <text:p>30:03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7538" table:style-name="ce1">
            <text:p>7538</text:p>
          </table:table-cell>
          <table:table-cell office:value-type="string" table:style-name="ce1">
            <text:p>Success</text:p>
          </table:table-cell>
          <table:table-cell office:value-type="float" office:value="42035" table:style-name="ce1">
            <text:p>42035</text:p>
          </table:table-cell>
          <table:table-cell table:number-columns-repeated="16377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time" office:time-value="PT10H30M9.498S" table:style-name="ce2">
            <text:p>30:09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766" table:style-name="ce1">
            <text:p>1766</text:p>
          </table:table-cell>
          <table:table-cell office:value-type="string" table:style-name="ce1">
            <text:p>Success</text:p>
          </table:table-cell>
          <table:table-cell office:value-type="float" office:value="72195" table:style-name="ce1">
            <text:p>72195</text:p>
          </table:table-cell>
          <table:table-cell table:number-columns-repeated="16377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time" office:time-value="PT10H30M11.266S" table:style-name="ce2">
            <text:p>30:11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time" office:time-value="PT10H30M10.724S" table:style-name="ce2">
            <text:p>30:10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942" table:style-name="ce1">
            <text:p>942</text:p>
          </table:table-cell>
          <table:table-cell office:value-type="string" table:style-name="ce1">
            <text:p>Success</text:p>
          </table:table-cell>
          <table:table-cell office:value-type="float" office:value="76251" table:style-name="ce1">
            <text:p>76251</text:p>
          </table:table-cell>
          <table:table-cell table:number-columns-repeated="16377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time" office:time-value="PT10H30M10.728S" table:style-name="ce2">
            <text:p>30:10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963" table:style-name="ce1">
            <text:p>963</text:p>
          </table:table-cell>
          <table:table-cell office:value-type="string" table:style-name="ce1">
            <text:p>Success</text:p>
          </table:table-cell>
          <table:table-cell office:value-type="float" office:value="78369" table:style-name="ce1">
            <text:p>78369</text:p>
          </table:table-cell>
          <table:table-cell table:number-columns-repeated="16377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time" office:time-value="PT10H30M10.773S" table:style-name="ce2">
            <text:p>30:10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945" table:style-name="ce1">
            <text:p>945</text:p>
          </table:table-cell>
          <table:table-cell office:value-type="string" table:style-name="ce1">
            <text:p>Success</text:p>
          </table:table-cell>
          <table:table-cell office:value-type="float" office:value="78371" table:style-name="ce1">
            <text:p>78371</text:p>
          </table:table-cell>
          <table:table-cell table:number-columns-repeated="16377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time" office:time-value="PT10H30M11.072S" table:style-name="ce2">
            <text:p>30:11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796" table:style-name="ce1">
            <text:p>796</text:p>
          </table:table-cell>
          <table:table-cell office:value-type="string" table:style-name="ce1">
            <text:p>Success</text:p>
          </table:table-cell>
          <table:table-cell office:value-type="float" office:value="80486" table:style-name="ce1">
            <text:p>80486</text:p>
          </table:table-cell>
          <table:table-cell table:number-columns-repeated="16377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time" office:time-value="PT10H30M11.037S" table:style-name="ce2">
            <text:p>30:11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time" office:time-value="PT10H30M11.870S" table:style-name="ce2">
            <text:p>30:11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time" office:time-value="PT10H30M11.721S" table:style-name="ce2">
            <text:p>30:11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time" office:time-value="PT10H30M11.693S" table:style-name="ce2">
            <text:p>30:11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time" office:time-value="PT10H30M11.669S" table:style-name="ce2">
            <text:p>30:11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time" office:time-value="PT10H30M11.934S" table:style-name="ce2">
            <text:p>30:11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486" table:style-name="ce1">
            <text:p>1486</text:p>
          </table:table-cell>
          <table:table-cell table:number-columns-repeated="16377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time" office:time-value="PT10H30M11.950S" table:style-name="ce2">
            <text:p>30:12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time" office:time-value="PT10H30M11.940S" table:style-name="ce2">
            <text:p>30:11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out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time" office:time-value="PT10H30M11.945S" table:style-name="ce2">
            <text:p>30:11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out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time" office:time-value="PT10H30M11.969S" table:style-name="ce2">
            <text:p>30:12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time" office:time-value="PT10H30M11.953S" table:style-name="ce2">
            <text:p>30:12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out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time" office:time-value="PT10H30M11.986S" table:style-name="ce2">
            <text:p>30:12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time" office:time-value="PT10H30M11.978S" table:style-name="ce2">
            <text:p>30:12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time" office:time-value="PT10H30M11.981S" table:style-name="ce2">
            <text:p>30:12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time" office:time-value="PT10H30M11.989S" table:style-name="ce2">
            <text:p>30:12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time" office:time-value="PT10H30M11.995S" table:style-name="ce2">
            <text:p>30:12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time" office:time-value="PT10H30M11.997S" table:style-name="ce2">
            <text:p>30:12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time" office:time-value="PT10H30M11.997S" table:style-name="ce2">
            <text:p>30:12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time" office:time-value="PT10H30M11.135S" table:style-name="ce2">
            <text:p>30:11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962" table:style-name="ce1">
            <text:p>962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time" office:time-value="PT10H30M11.101S" table:style-name="ce2">
            <text:p>30:11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time" office:time-value="PT10H30M12.099S" table:style-name="ce2">
            <text:p>30:12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486" table:style-name="ce1">
            <text:p>1486</text:p>
          </table:table-cell>
          <table:table-cell table:number-columns-repeated="16377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time" office:time-value="PT10H30M12.103S" table:style-name="ce2">
            <text:p>30:12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486" table:style-name="ce1">
            <text:p>1486</text:p>
          </table:table-cell>
          <table:table-cell table:number-columns-repeated="16377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time" office:time-value="PT10H30M11.119S" table:style-name="ce2">
            <text:p>30:11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time" office:time-value="PT10H30M12.222S" table:style-name="ce2">
            <text:p>30:12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486" table:style-name="ce1">
            <text:p>1486</text:p>
          </table:table-cell>
          <table:table-cell table:number-columns-repeated="16377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time" office:time-value="PT10H30M11.103S" table:style-name="ce2">
            <text:p>30:11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272" table:style-name="ce1">
            <text:p>1272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time" office:time-value="PT10H30M11.109S" table:style-name="ce2">
            <text:p>30:11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566" table:style-name="ce1">
            <text:p>1566</text:p>
          </table:table-cell>
          <table:table-cell office:value-type="string" table:style-name="ce1">
            <text:p>Success</text:p>
          </table:table-cell>
          <table:table-cell office:value-type="float" office:value="76251" table:style-name="ce1">
            <text:p>76251</text:p>
          </table:table-cell>
          <table:table-cell table:number-columns-repeated="16377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time" office:time-value="PT10H30M11.100S" table:style-name="ce2">
            <text:p>30:11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726" table:style-name="ce1">
            <text:p>1726</text:p>
          </table:table-cell>
          <table:table-cell office:value-type="string" table:style-name="ce1">
            <text:p>Success</text:p>
          </table:table-cell>
          <table:table-cell office:value-type="float" office:value="78371" table:style-name="ce1">
            <text:p>78371</text:p>
          </table:table-cell>
          <table:table-cell table:number-columns-repeated="16377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time" office:time-value="PT10H30M12.870S" table:style-name="ce2">
            <text:p>30:12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time" office:time-value="PT10H30M13.015S" table:style-name="ce2">
            <text:p>30:13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time" office:time-value="PT10H30M12.678S" table:style-name="ce2">
            <text:p>30:12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time" office:time-value="PT10H30M13.028S" table:style-name="ce2">
            <text:p>30:13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time" office:time-value="PT10H30M13.064S" table:style-name="ce2">
            <text:p>30:13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time" office:time-value="PT10H30M13.052S" table:style-name="ce2">
            <text:p>30:13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out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time" office:time-value="PT10H30M11.107S" table:style-name="ce2">
            <text:p>30:11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977" table:style-name="ce1">
            <text:p>1977</text:p>
          </table:table-cell>
          <table:table-cell office:value-type="string" table:style-name="ce1">
            <text:p>Success</text:p>
          </table:table-cell>
          <table:table-cell office:value-type="float" office:value="78368" table:style-name="ce1">
            <text:p>78368</text:p>
          </table:table-cell>
          <table:table-cell table:number-columns-repeated="16377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time" office:time-value="PT10H30M13.076S" table:style-name="ce2">
            <text:p>30:13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time" office:time-value="PT10H30M13.089S" table:style-name="ce2">
            <text:p>30:13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time" office:time-value="PT10H30M13.085S" table:style-name="ce2">
            <text:p>30:13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time" office:time-value="PT10H30M9.383S" table:style-name="ce2">
            <text:p>30:09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3880" table:style-name="ce1">
            <text:p>3880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time" office:time-value="PT10H30M6.037S" table:style-name="ce2">
            <text:p>30:06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7242" table:style-name="ce1">
            <text:p>7242</text:p>
          </table:table-cell>
          <table:table-cell office:value-type="string" table:style-name="ce1">
            <text:p>Success</text:p>
          </table:table-cell>
          <table:table-cell office:value-type="float" office:value="16679" table:style-name="ce1">
            <text:p>16679</text:p>
          </table:table-cell>
          <table:table-cell table:number-columns-repeated="16377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time" office:time-value="PT10H30M6.058S" table:style-name="ce2">
            <text:p>30:06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7223" table:style-name="ce1">
            <text:p>7223</text:p>
          </table:table-cell>
          <table:table-cell office:value-type="string" table:style-name="ce1">
            <text:p>Success</text:p>
          </table:table-cell>
          <table:table-cell office:value-type="float" office:value="16675" table:style-name="ce1">
            <text:p>16675</text:p>
          </table:table-cell>
          <table:table-cell table:number-columns-repeated="16377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time" office:time-value="PT10H30M5.976S" table:style-name="ce2">
            <text:p>30:06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7315" table:style-name="ce1">
            <text:p>7315</text:p>
          </table:table-cell>
          <table:table-cell office:value-type="string" table:style-name="ce1">
            <text:p>Success</text:p>
          </table:table-cell>
          <table:table-cell office:value-type="float" office:value="16675" table:style-name="ce1">
            <text:p>16675</text:p>
          </table:table-cell>
          <table:table-cell table:number-columns-repeated="16377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time" office:time-value="PT10H30M6.040S" table:style-name="ce2">
            <text:p>30:06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7268" table:style-name="ce1">
            <text:p>7268</text:p>
          </table:table-cell>
          <table:table-cell office:value-type="string" table:style-name="ce1">
            <text:p>Success</text:p>
          </table:table-cell>
          <table:table-cell office:value-type="float" office:value="16679" table:style-name="ce1">
            <text:p>16679</text:p>
          </table:table-cell>
          <table:table-cell table:number-columns-repeated="16377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time" office:time-value="PT10H30M13.282S" table:style-name="ce2">
            <text:p>30:13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time" office:time-value="PT10H30M7.319S" table:style-name="ce2">
            <text:p>30:07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6033" table:style-name="ce1">
            <text:p>6033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time" office:time-value="PT10H30M7.281S" table:style-name="ce2">
            <text:p>30:07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6086" table:style-name="ce1">
            <text:p>6086</text:p>
          </table:table-cell>
          <table:table-cell office:value-type="string" table:style-name="ce1">
            <text:p>Success</text:p>
          </table:table-cell>
          <table:table-cell office:value-type="float" office:value="47173" table:style-name="ce1">
            <text:p>47173</text:p>
          </table:table-cell>
          <table:table-cell table:number-columns-repeated="16377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time" office:time-value="PT10H30M13.310S" table:style-name="ce2">
            <text:p>30:13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time" office:time-value="PT10H30M13.293S" table:style-name="ce2">
            <text:p>30:13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time" office:time-value="PT10H30M9.507S" table:style-name="ce2">
            <text:p>30:09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3883" table:style-name="ce1">
            <text:p>3883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time" office:time-value="PT10H30M13.283S" table:style-name="ce2">
            <text:p>30:13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time" office:time-value="PT10H30M4.020S" table:style-name="ce2">
            <text:p>30:04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9373" table:style-name="ce1">
            <text:p>9373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time" office:time-value="PT10H30M13.191S" table:style-name="ce2">
            <text:p>30:13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out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time" office:time-value="PT10H30M12.238S" table:style-name="ce2">
            <text:p>30:12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186" table:style-name="ce1">
            <text:p>1186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time" office:time-value="PT10H30M13.400S" table:style-name="ce2">
            <text:p>30:13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time" office:time-value="PT10H30M12.119S" table:style-name="ce2">
            <text:p>30:12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312" table:style-name="ce1">
            <text:p>1312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time" office:time-value="PT10H30M6.223S" table:style-name="ce2">
            <text:p>30:06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7215" table:style-name="ce1">
            <text:p>7215</text:p>
          </table:table-cell>
          <table:table-cell office:value-type="string" table:style-name="ce1">
            <text:p>Success</text:p>
          </table:table-cell>
          <table:table-cell office:value-type="float" office:value="42036" table:style-name="ce1">
            <text:p>42036</text:p>
          </table:table-cell>
          <table:table-cell table:number-columns-repeated="16377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time" office:time-value="PT10H30M8.919S" table:style-name="ce2">
            <text:p>30:08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522" table:style-name="ce1">
            <text:p>4522</text:p>
          </table:table-cell>
          <table:table-cell office:value-type="string" table:style-name="ce1">
            <text:p>Success</text:p>
          </table:table-cell>
          <table:table-cell office:value-type="float" office:value="16116" table:style-name="ce1">
            <text:p>16116</text:p>
          </table:table-cell>
          <table:table-cell table:number-columns-repeated="16377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time" office:time-value="PT10H30M13.353S" table:style-name="ce2">
            <text:p>30:13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out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time" office:time-value="PT10H30M6.571S" table:style-name="ce2">
            <text:p>30:06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6875" table:style-name="ce1">
            <text:p>6875</text:p>
          </table:table-cell>
          <table:table-cell office:value-type="string" table:style-name="ce1">
            <text:p>Success</text:p>
          </table:table-cell>
          <table:table-cell office:value-type="float" office:value="47173" table:style-name="ce1">
            <text:p>47173</text:p>
          </table:table-cell>
          <table:table-cell table:number-columns-repeated="16377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time" office:time-value="PT10H30M13.427S" table:style-name="ce2">
            <text:p>30:13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html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time" office:time-value="PT10H30M13.370S" table:style-name="ce2">
            <text:p>30:13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out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time" office:time-value="PT10H30M13.383S" table:style-name="ce2">
            <text:p>30:13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out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time" office:time-value="PT10H30M9.138S" table:style-name="ce2">
            <text:p>30:09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326" table:style-name="ce1">
            <text:p>4326</text:p>
          </table:table-cell>
          <table:table-cell office:value-type="string" table:style-name="ce1">
            <text:p>Success</text:p>
          </table:table-cell>
          <table:table-cell office:value-type="float" office:value="47172" table:style-name="ce1">
            <text:p>47172</text:p>
          </table:table-cell>
          <table:table-cell table:number-columns-repeated="16377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time" office:time-value="PT10H30M13.394S" table:style-name="ce2">
            <text:p>30:13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out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time" office:time-value="PT10H30M8.977S" table:style-name="ce2">
            <text:p>30:09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4548" table:style-name="ce1">
            <text:p>4548</text:p>
          </table:table-cell>
          <table:table-cell office:value-type="string" table:style-name="ce1">
            <text:p>Success</text:p>
          </table:table-cell>
          <table:table-cell office:value-type="float" office:value="16120" table:style-name="ce1">
            <text:p>16120</text:p>
          </table:table-cell>
          <table:table-cell table:number-columns-repeated="16377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time" office:time-value="PT10H30M13.454S" table:style-name="ce2">
            <text:p>30:13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time" office:time-value="PT10H30M13.453S" table:style-name="ce2">
            <text:p>30:13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time" office:time-value="PT10H30M9.282S" table:style-name="ce2">
            <text:p>30:09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260" table:style-name="ce1">
            <text:p>4260</text:p>
          </table:table-cell>
          <table:table-cell office:value-type="string" table:style-name="ce1">
            <text:p>Success</text:p>
          </table:table-cell>
          <table:table-cell office:value-type="float" office:value="47173" table:style-name="ce1">
            <text:p>47173</text:p>
          </table:table-cell>
          <table:table-cell table:number-columns-repeated="16377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time" office:time-value="PT10H30M9.392S" table:style-name="ce2">
            <text:p>30:09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151" table:style-name="ce1">
            <text:p>4151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time" office:time-value="PT10H30M7.515S" table:style-name="ce2">
            <text:p>30:07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6030" table:style-name="ce1">
            <text:p>6030</text:p>
          </table:table-cell>
          <table:table-cell office:value-type="string" table:style-name="ce1">
            <text:p>Success</text:p>
          </table:table-cell>
          <table:table-cell office:value-type="float" office:value="47173" table:style-name="ce1">
            <text:p>47173</text:p>
          </table:table-cell>
          <table:table-cell table:number-columns-repeated="16377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time" office:time-value="PT10H30M13.536S" table:style-name="ce2">
            <text:p>30:13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time" office:time-value="PT10H30M9.605S" table:style-name="ce2">
            <text:p>30:09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3945" table:style-name="ce1">
            <text:p>3945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time" office:time-value="PT10H30M13.535S" table:style-name="ce2">
            <text:p>30:13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htm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time" office:time-value="PT10H30M13.520S" table:style-name="ce2">
            <text:p>30:13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time" office:time-value="PT10H30M13.444S" table:style-name="ce2">
            <text:p>30:13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time" office:time-value="PT10H30M13.565S" table:style-name="ce2">
            <text:p>30:13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time" office:time-value="PT10H30M13.569S" table:style-name="ce2">
            <text:p>30:13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html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time" office:time-value="PT10H30M9.096S" table:style-name="ce2">
            <text:p>30:09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518" table:style-name="ce1">
            <text:p>4518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time" office:time-value="PT10H30M10.709S" table:style-name="ce2">
            <text:p>30:10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905" table:style-name="ce1">
            <text:p>2905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time" office:time-value="PT10H30M13.439S" table:style-name="ce2">
            <text:p>30:13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549" table:style-name="ce1">
            <text:p>549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time" office:time-value="PT10H30M10.771S" table:style-name="ce2">
            <text:p>30:10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294" table:style-name="ce1">
            <text:p>3294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time" office:time-value="PT10H30M13.990S" table:style-name="ce2">
            <text:p>30:14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1486" table:style-name="ce1">
            <text:p>1486</text:p>
          </table:table-cell>
          <table:table-cell table:number-columns-repeated="16377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time" office:time-value="PT10H30M10.774S" table:style-name="ce2">
            <text:p>30:10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299" table:style-name="ce1">
            <text:p>3299</text:p>
          </table:table-cell>
          <table:table-cell office:value-type="string" table:style-name="ce1">
            <text:p>Success</text:p>
          </table:table-cell>
          <table:table-cell office:value-type="float" office:value="17515" table:style-name="ce1">
            <text:p>17515</text:p>
          </table:table-cell>
          <table:table-cell table:number-columns-repeated="16377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time" office:time-value="PT10H30M12.115S" table:style-name="ce2">
            <text:p>30:12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962" table:style-name="ce1">
            <text:p>1962</text:p>
          </table:table-cell>
          <table:table-cell office:value-type="string" table:style-name="ce1">
            <text:p>Success</text:p>
          </table:table-cell>
          <table:table-cell office:value-type="float" office:value="47173" table:style-name="ce1">
            <text:p>47173</text:p>
          </table:table-cell>
          <table:table-cell table:number-columns-repeated="16377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time" office:time-value="PT10H30M5.268S" table:style-name="ce2">
            <text:p>30:05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8853" table:style-name="ce1">
            <text:p>8853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time" office:time-value="PT10H30M8.643S" table:style-name="ce2">
            <text:p>30:08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5481" table:style-name="ce1">
            <text:p>5481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time" office:time-value="PT10H30M13.616S" table:style-name="ce2">
            <text:p>30:13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time" office:time-value="PT10H30M7.483S" table:style-name="ce2">
            <text:p>30:07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656" table:style-name="ce1">
            <text:p>6656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time" office:time-value="PT10H30M14.068S" table:style-name="ce2">
            <text:p>30:14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time" office:time-value="PT10H30M8.283S" table:style-name="ce2">
            <text:p>30:08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5876" table:style-name="ce1">
            <text:p>5876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time" office:time-value="PT10H30M11.098S" table:style-name="ce2">
            <text:p>30:11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3073" table:style-name="ce1">
            <text:p>3073</text:p>
          </table:table-cell>
          <table:table-cell office:value-type="string" table:style-name="ce1">
            <text:p>Success</text:p>
          </table:table-cell>
          <table:table-cell office:value-type="float" office:value="47172" table:style-name="ce1">
            <text:p>47172</text:p>
          </table:table-cell>
          <table:table-cell table:number-columns-repeated="16377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time" office:time-value="PT10H30M14.149S" table:style-name="ce2">
            <text:p>30:14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ou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time" office:time-value="PT10H30M11.959S" table:style-name="ce2">
            <text:p>30:12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2256" table:style-name="ce1">
            <text:p>2256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time" office:time-value="PT10H30M14.175S" table:style-name="ce2">
            <text:p>30:14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time" office:time-value="PT10H30M7.474S" table:style-name="ce2">
            <text:p>30:07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749" table:style-name="ce1">
            <text:p>6749</text:p>
          </table:table-cell>
          <table:table-cell office:value-type="string" table:style-name="ce1">
            <text:p>Success</text:p>
          </table:table-cell>
          <table:table-cell office:value-type="float" office:value="45337" table:style-name="ce1">
            <text:p>45337</text:p>
          </table:table-cell>
          <table:table-cell table:number-columns-repeated="16377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time" office:time-value="PT10H30M14.222S" table:style-name="ce2">
            <text:p>30:14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htm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time" office:time-value="PT10H30M9.266S" table:style-name="ce2">
            <text:p>30:09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983" table:style-name="ce1">
            <text:p>4983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time" office:time-value="PT10H30M14.076S" table:style-name="ce2">
            <text:p>30:14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time" office:time-value="PT10H30M14.130S" table:style-name="ce2">
            <text:p>30:14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out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time" office:time-value="PT10H30M14.340S" table:style-name="ce2">
            <text:p>30:14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time" office:time-value="PT10H30M14.323S" table:style-name="ce2">
            <text:p>30:14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out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time" office:time-value="PT10H30M14.352S" table:style-name="ce2">
            <text:p>30:14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html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time" office:time-value="PT10H30M11.298S" table:style-name="ce2">
            <text:p>30:11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3101" table:style-name="ce1">
            <text:p>3101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time" office:time-value="PT10H30M14.368S" table:style-name="ce2">
            <text:p>30:14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time" office:time-value="PT10H30M14.423S" table:style-name="ce2">
            <text:p>30:14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htm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time" office:time-value="PT10H30M14.162S" table:style-name="ce2">
            <text:p>30:14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196" table:style-name="ce1">
            <text:p>1196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time" office:time-value="PT10H30M14.070S" table:style-name="ce2">
            <text:p>30:14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294" table:style-name="ce1">
            <text:p>1294</text:p>
          </table:table-cell>
          <table:table-cell office:value-type="string" table:style-name="ce1">
            <text:p>Success</text:p>
          </table:table-cell>
          <table:table-cell office:value-type="float" office:value="47172" table:style-name="ce1">
            <text:p>47172</text:p>
          </table:table-cell>
          <table:table-cell table:number-columns-repeated="16377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time" office:time-value="PT10H30M15.360S" table:style-name="ce2">
            <text:p>30:15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time" office:time-value="PT10H30M13.395S" table:style-name="ce2">
            <text:p>30:13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131" table:style-name="ce1">
            <text:p>2131</text:p>
          </table:table-cell>
          <table:table-cell office:value-type="string" table:style-name="ce1">
            <text:p>Success</text:p>
          </table:table-cell>
          <table:table-cell office:value-type="float" office:value="17515" table:style-name="ce1">
            <text:p>17515</text:p>
          </table:table-cell>
          <table:table-cell table:number-columns-repeated="16377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time" office:time-value="PT10H30M15.495S" table:style-name="ce2">
            <text:p>30:15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out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time" office:time-value="PT10H30M15.528S" table:style-name="ce2">
            <text:p>30:15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time" office:time-value="PT10H30M14.141S" table:style-name="ce2">
            <text:p>30:14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453" table:style-name="ce1">
            <text:p>1453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time" office:time-value="PT10H30M14.123S" table:style-name="ce2">
            <text:p>30:14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471" table:style-name="ce1">
            <text:p>1471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time" office:time-value="PT10H30M15.562S" table:style-name="ce2">
            <text:p>30:15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out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time" office:time-value="PT10H30M15.543S" table:style-name="ce2">
            <text:p>30:15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time" office:time-value="PT10H30M15.600S" table:style-name="ce2">
            <text:p>30:15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time" office:time-value="PT10H30M15.595S" table:style-name="ce2">
            <text:p>30:15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time" office:time-value="PT10H30M15.595S" table:style-name="ce2">
            <text:p>30:15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time" office:time-value="PT10H30M14.225S" table:style-name="ce2">
            <text:p>30:14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436" table:style-name="ce1">
            <text:p>1436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time" office:time-value="PT10H30M15.649S" table:style-name="ce2">
            <text:p>30:15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out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time" office:time-value="PT10H30M15.649S" table:style-name="ce2">
            <text:p>30:15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out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time" office:time-value="PT10H30M15.703S" table:style-name="ce2">
            <text:p>30:15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time" office:time-value="PT10H30M12.378S" table:style-name="ce2">
            <text:p>30:12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344" table:style-name="ce1">
            <text:p>3344</text:p>
          </table:table-cell>
          <table:table-cell office:value-type="string" table:style-name="ce1">
            <text:p>Success</text:p>
          </table:table-cell>
          <table:table-cell office:value-type="float" office:value="72195" table:style-name="ce1">
            <text:p>72195</text:p>
          </table:table-cell>
          <table:table-cell table:number-columns-repeated="16377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time" office:time-value="PT10H30M15.597S" table:style-name="ce2">
            <text:p>30:15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time" office:time-value="PT10H30M15.720S" table:style-name="ce2">
            <text:p>30:15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time" office:time-value="PT10H30M15.710S" table:style-name="ce2">
            <text:p>30:15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time" office:time-value="PT10H30M15.725S" table:style-name="ce2">
            <text:p>30:15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time" office:time-value="PT10H30M15.730S" table:style-name="ce2">
            <text:p>30:15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time" office:time-value="PT10H30M15.724S" table:style-name="ce2">
            <text:p>30:15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time" office:time-value="PT10H30M14.127S" table:style-name="ce2">
            <text:p>30:14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689" table:style-name="ce1">
            <text:p>1689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time" office:time-value="PT10H30M15.663S" table:style-name="ce2">
            <text:p>30:15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time" office:time-value="PT10H30M13.369S" table:style-name="ce2">
            <text:p>30:13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516" table:style-name="ce1">
            <text:p>2516</text:p>
          </table:table-cell>
          <table:table-cell office:value-type="string" table:style-name="ce1">
            <text:p>Success</text:p>
          </table:table-cell>
          <table:table-cell office:value-type="float" office:value="63715" table:style-name="ce1">
            <text:p>63715</text:p>
          </table:table-cell>
          <table:table-cell table:number-columns-repeated="16377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time" office:time-value="PT10H30M15.829S" table:style-name="ce2">
            <text:p>30:15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out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time" office:time-value="PT10H30M13.353S" table:style-name="ce2">
            <text:p>30:13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548" table:style-name="ce1">
            <text:p>2548</text:p>
          </table:table-cell>
          <table:table-cell office:value-type="string" table:style-name="ce1">
            <text:p>Success</text:p>
          </table:table-cell>
          <table:table-cell office:value-type="float" office:value="63657" table:style-name="ce1">
            <text:p>63657</text:p>
          </table:table-cell>
          <table:table-cell table:number-columns-repeated="16377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time" office:time-value="PT10H30M14.404S" table:style-name="ce2">
            <text:p>30:14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518" table:style-name="ce1">
            <text:p>1518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time" office:time-value="PT10H30M13.392S" table:style-name="ce2">
            <text:p>30:13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531" table:style-name="ce1">
            <text:p>2531</text:p>
          </table:table-cell>
          <table:table-cell office:value-type="string" table:style-name="ce1">
            <text:p>Success</text:p>
          </table:table-cell>
          <table:table-cell office:value-type="float" office:value="63659" table:style-name="ce1">
            <text:p>63659</text:p>
          </table:table-cell>
          <table:table-cell table:number-columns-repeated="16377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time" office:time-value="PT10H30M15.903S" table:style-name="ce2">
            <text:p>30:15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380" table:style-name="ce1">
            <text:p>380</text:p>
          </table:table-cell>
          <table:table-cell table:number-columns-repeated="16377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time" office:time-value="PT10H30M15.901S" table:style-name="ce2">
            <text:p>30:15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time" office:time-value="PT10H30M15.934S" table:style-name="ce2">
            <text:p>30:15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time" office:time-value="PT10H30M15.886S" table:style-name="ce2">
            <text:p>30:15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380" table:style-name="ce1">
            <text:p>380</text:p>
          </table:table-cell>
          <table:table-cell table:number-columns-repeated="16377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time" office:time-value="PT10H30M15.924S" table:style-name="ce2">
            <text:p>30:15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380" table:style-name="ce1">
            <text:p>380</text:p>
          </table:table-cell>
          <table:table-cell table:number-columns-repeated="16377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time" office:time-value="PT10H30M13.266S" table:style-name="ce2">
            <text:p>30:13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728" table:style-name="ce1">
            <text:p>2728</text:p>
          </table:table-cell>
          <table:table-cell office:value-type="string" table:style-name="ce1">
            <text:p>Success</text:p>
          </table:table-cell>
          <table:table-cell office:value-type="float" office:value="63635" table:style-name="ce1">
            <text:p>63635</text:p>
          </table:table-cell>
          <table:table-cell table:number-columns-repeated="16377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time" office:time-value="PT10H30M13.433S" table:style-name="ce2">
            <text:p>30:13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585" table:style-name="ce1">
            <text:p>2585</text:p>
          </table:table-cell>
          <table:table-cell office:value-type="string" table:style-name="ce1">
            <text:p>Success</text:p>
          </table:table-cell>
          <table:table-cell office:value-type="float" office:value="63657" table:style-name="ce1">
            <text:p>63657</text:p>
          </table:table-cell>
          <table:table-cell table:number-columns-repeated="16377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time" office:time-value="PT10H30M15.995S" table:style-name="ce2">
            <text:p>30:16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380" table:style-name="ce1">
            <text:p>380</text:p>
          </table:table-cell>
          <table:table-cell table:number-columns-repeated="16377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time" office:time-value="PT10H30M16.021S" table:style-name="ce2">
            <text:p>30:16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380" table:style-name="ce1">
            <text:p>380</text:p>
          </table:table-cell>
          <table:table-cell table:number-columns-repeated="16377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time" office:time-value="PT10H30M13.442S" table:style-name="ce2">
            <text:p>30:13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769" table:style-name="ce1">
            <text:p>2769</text:p>
          </table:table-cell>
          <table:table-cell office:value-type="string" table:style-name="ce1">
            <text:p>Success</text:p>
          </table:table-cell>
          <table:table-cell office:value-type="float" office:value="67797" table:style-name="ce1">
            <text:p>67797</text:p>
          </table:table-cell>
          <table:table-cell table:number-columns-repeated="16377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time" office:time-value="PT10H30M13.426S" table:style-name="ce2">
            <text:p>30:13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Success</text:p>
          </table:table-cell>
          <table:table-cell office:value-type="float" office:value="67883" table:style-name="ce1">
            <text:p>67883</text:p>
          </table:table-cell>
          <table:table-cell table:number-columns-repeated="16377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time" office:time-value="PT10H30M16.241S" table:style-name="ce2">
            <text:p>30:16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428" table:style-name="ce1">
            <text:p>428</text:p>
          </table:table-cell>
          <table:table-cell table:number-columns-repeated="16377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time" office:time-value="PT10H30M13.527S" table:style-name="ce2">
            <text:p>30:13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924" table:style-name="ce1">
            <text:p>2924</text:p>
          </table:table-cell>
          <table:table-cell office:value-type="string" table:style-name="ce1">
            <text:p>Success</text:p>
          </table:table-cell>
          <table:table-cell office:value-type="float" office:value="65692" table:style-name="ce1">
            <text:p>65692</text:p>
          </table:table-cell>
          <table:table-cell table:number-columns-repeated="16377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time" office:time-value="PT10H30M13.548S" table:style-name="ce2">
            <text:p>30:13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906" table:style-name="ce1">
            <text:p>2906</text:p>
          </table:table-cell>
          <table:table-cell office:value-type="string" table:style-name="ce1">
            <text:p>Success</text:p>
          </table:table-cell>
          <table:table-cell office:value-type="float" office:value="65830" table:style-name="ce1">
            <text:p>65830</text:p>
          </table:table-cell>
          <table:table-cell table:number-columns-repeated="16377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time" office:time-value="PT10H30M13.544S" table:style-name="ce2">
            <text:p>30:13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911" table:style-name="ce1">
            <text:p>2911</text:p>
          </table:table-cell>
          <table:table-cell office:value-type="string" table:style-name="ce1">
            <text:p>Success</text:p>
          </table:table-cell>
          <table:table-cell office:value-type="float" office:value="65829" table:style-name="ce1">
            <text:p>65829</text:p>
          </table:table-cell>
          <table:table-cell table:number-columns-repeated="16377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time" office:time-value="PT10H30M13.448S" table:style-name="ce2">
            <text:p>30:13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025" table:style-name="ce1">
            <text:p>3025</text:p>
          </table:table-cell>
          <table:table-cell office:value-type="string" table:style-name="ce1">
            <text:p>Success</text:p>
          </table:table-cell>
          <table:table-cell office:value-type="float" office:value="65831" table:style-name="ce1">
            <text:p>65831</text:p>
          </table:table-cell>
          <table:table-cell table:number-columns-repeated="16377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time" office:time-value="PT10H30M13.544S" table:style-name="ce2">
            <text:p>30:13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932" table:style-name="ce1">
            <text:p>2932</text:p>
          </table:table-cell>
          <table:table-cell office:value-type="string" table:style-name="ce1">
            <text:p>Success</text:p>
          </table:table-cell>
          <table:table-cell office:value-type="float" office:value="65779" table:style-name="ce1">
            <text:p>65779</text:p>
          </table:table-cell>
          <table:table-cell table:number-columns-repeated="16377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time" office:time-value="PT10H30M13.466S" table:style-name="ce2">
            <text:p>30:13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031" table:style-name="ce1">
            <text:p>3031</text:p>
          </table:table-cell>
          <table:table-cell office:value-type="string" table:style-name="ce1">
            <text:p>Success</text:p>
          </table:table-cell>
          <table:table-cell office:value-type="float" office:value="65833" table:style-name="ce1">
            <text:p>65833</text:p>
          </table:table-cell>
          <table:table-cell table:number-columns-repeated="16377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time" office:time-value="PT10H30M16.478S" table:style-name="ce2">
            <text:p>30:16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428" table:style-name="ce1">
            <text:p>428</text:p>
          </table:table-cell>
          <table:table-cell table:number-columns-repeated="16377"/>
        </table:table-row>
        <table:table-row table:style-name="ro1">
          <table:table-cell office:value-type="float" office:value="2189" table:style-name="ce1">
            <text:p>2189</text:p>
          </table:table-cell>
          <table:table-cell office:value-type="time" office:time-value="PT10H30M16.476S" table:style-name="ce2">
            <text:p>30:16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428" table:style-name="ce1">
            <text:p>428</text:p>
          </table:table-cell>
          <table:table-cell table:number-columns-repeated="16377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time" office:time-value="PT10H30M16.498S" table:style-name="ce2">
            <text:p>30:16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428" table:style-name="ce1">
            <text:p>428</text:p>
          </table:table-cell>
          <table:table-cell table:number-columns-repeated="16377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time" office:time-value="PT10H30M16.456S" table:style-name="ce2">
            <text:p>30:16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428" table:style-name="ce1">
            <text:p>428</text:p>
          </table:table-cell>
          <table:table-cell table:number-columns-repeated="16377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time" office:time-value="PT10H30M16.458S" table:style-name="ce2">
            <text:p>30:16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428" table:style-name="ce1">
            <text:p>428</text:p>
          </table:table-cell>
          <table:table-cell table:number-columns-repeated="16377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time" office:time-value="PT10H30M13.551S" table:style-name="ce2">
            <text:p>30:13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980" table:style-name="ce1">
            <text:p>2980</text:p>
          </table:table-cell>
          <table:table-cell office:value-type="string" table:style-name="ce1">
            <text:p>Success</text:p>
          </table:table-cell>
          <table:table-cell office:value-type="float" office:value="65779" table:style-name="ce1">
            <text:p>65779</text:p>
          </table:table-cell>
          <table:table-cell table:number-columns-repeated="16377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time" office:time-value="PT10H30M14.218S" table:style-name="ce2">
            <text:p>30:14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326" table:style-name="ce1">
            <text:p>2326</text:p>
          </table:table-cell>
          <table:table-cell office:value-type="string" table:style-name="ce1">
            <text:p>Success</text:p>
          </table:table-cell>
          <table:table-cell office:value-type="float" office:value="61534" table:style-name="ce1">
            <text:p>61534</text:p>
          </table:table-cell>
          <table:table-cell table:number-columns-repeated="16377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time" office:time-value="PT10H30M16.547S" table:style-name="ce2">
            <text:p>30:16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428" table:style-name="ce1">
            <text:p>428</text:p>
          </table:table-cell>
          <table:table-cell table:number-columns-repeated="16377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time" office:time-value="PT10H30M16.534S" table:style-name="ce2">
            <text:p>30:16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428" table:style-name="ce1">
            <text:p>428</text:p>
          </table:table-cell>
          <table:table-cell table:number-columns-repeated="16377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time" office:time-value="PT10H30M14.079S" table:style-name="ce2">
            <text:p>30:14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504" table:style-name="ce1">
            <text:p>2504</text:p>
          </table:table-cell>
          <table:table-cell office:value-type="string" table:style-name="ce1">
            <text:p>Success</text:p>
          </table:table-cell>
          <table:table-cell office:value-type="float" office:value="63713" table:style-name="ce1">
            <text:p>63713</text:p>
          </table:table-cell>
          <table:table-cell table:number-columns-repeated="16377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time" office:time-value="PT10H30M13.615S" table:style-name="ce2">
            <text:p>30:13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976" table:style-name="ce1">
            <text:p>2976</text:p>
          </table:table-cell>
          <table:table-cell office:value-type="string" table:style-name="ce1">
            <text:p>Success</text:p>
          </table:table-cell>
          <table:table-cell office:value-type="float" office:value="65779" table:style-name="ce1">
            <text:p>65779</text:p>
          </table:table-cell>
          <table:table-cell table:number-columns-repeated="16377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time" office:time-value="PT10H30M14.173S" table:style-name="ce2">
            <text:p>30:14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434" table:style-name="ce1">
            <text:p>2434</text:p>
          </table:table-cell>
          <table:table-cell office:value-type="string" table:style-name="ce1">
            <text:p>Success</text:p>
          </table:table-cell>
          <table:table-cell office:value-type="float" office:value="63711" table:style-name="ce1">
            <text:p>63711</text:p>
          </table:table-cell>
          <table:table-cell table:number-columns-repeated="16377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time" office:time-value="PT10H30M16.585S" table:style-name="ce2">
            <text:p>30:16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428" table:style-name="ce1">
            <text:p>428</text:p>
          </table:table-cell>
          <table:table-cell table:number-columns-repeated="16377"/>
        </table:table-row>
        <table:table-row table:style-name="ro1">
          <table:table-cell office:value-type="float" office:value="2201" table:style-name="ce1">
            <text:p>2201</text:p>
          </table:table-cell>
          <table:table-cell office:value-type="time" office:time-value="PT10H30M14.251S" table:style-name="ce2">
            <text:p>30:14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359" table:style-name="ce1">
            <text:p>2359</text:p>
          </table:table-cell>
          <table:table-cell office:value-type="string" table:style-name="ce1">
            <text:p>Success</text:p>
          </table:table-cell>
          <table:table-cell office:value-type="float" office:value="61534" table:style-name="ce1">
            <text:p>61534</text:p>
          </table:table-cell>
          <table:table-cell table:number-columns-repeated="16377"/>
        </table:table-row>
        <table:table-row table:style-name="ro1">
          <table:table-cell office:value-type="float" office:value="2202" table:style-name="ce1">
            <text:p>2202</text:p>
          </table:table-cell>
          <table:table-cell office:value-type="time" office:time-value="PT10H30M16.595S" table:style-name="ce2">
            <text:p>30:16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2203" table:style-name="ce1">
            <text:p>2203</text:p>
          </table:table-cell>
          <table:table-cell office:value-type="time" office:time-value="PT10H30M16.610S" table:style-name="ce2">
            <text:p>30:16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2204" table:style-name="ce1">
            <text:p>2204</text:p>
          </table:table-cell>
          <table:table-cell office:value-type="time" office:time-value="PT10H30M16.613S" table:style-name="ce2">
            <text:p>30:16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2205" table:style-name="ce1">
            <text:p>2205</text:p>
          </table:table-cell>
          <table:table-cell office:value-type="time" office:time-value="PT10H30M15.366S" table:style-name="ce2">
            <text:p>30:15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372" table:style-name="ce1">
            <text:p>1372</text:p>
          </table:table-cell>
          <table:table-cell office:value-type="string" table:style-name="ce1">
            <text:p>Success</text:p>
          </table:table-cell>
          <table:table-cell office:value-type="float" office:value="59437" table:style-name="ce1">
            <text:p>59437</text:p>
          </table:table-cell>
          <table:table-cell table:number-columns-repeated="16377"/>
        </table:table-row>
        <table:table-row table:style-name="ro1">
          <table:table-cell office:value-type="float" office:value="2206" table:style-name="ce1">
            <text:p>2206</text:p>
          </table:table-cell>
          <table:table-cell office:value-type="time" office:time-value="PT10H30M16.741S" table:style-name="ce2">
            <text:p>30:16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476" table:style-name="ce1">
            <text:p>476</text:p>
          </table:table-cell>
          <table:table-cell table:number-columns-repeated="16377"/>
        </table:table-row>
        <table:table-row table:style-name="ro1">
          <table:table-cell office:value-type="float" office:value="2207" table:style-name="ce1">
            <text:p>2207</text:p>
          </table:table-cell>
          <table:table-cell office:value-type="time" office:time-value="PT10H30M15.924S" table:style-name="ce2">
            <text:p>30:15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944" table:style-name="ce1">
            <text:p>94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08" table:style-name="ce1">
            <text:p>2208</text:p>
          </table:table-cell>
          <table:table-cell office:value-type="time" office:time-value="PT10H30M15.818S" table:style-name="ce2">
            <text:p>30:15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053" table:style-name="ce1">
            <text:p>105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09" table:style-name="ce1">
            <text:p>2209</text:p>
          </table:table-cell>
          <table:table-cell office:value-type="time" office:time-value="PT10H30M16.872S" table:style-name="ce2">
            <text:p>30:16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0" table:style-name="ce1">
            <text:p>2210</text:p>
          </table:table-cell>
          <table:table-cell office:value-type="time" office:time-value="PT10H30M16.869S" table:style-name="ce2">
            <text:p>30:16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ou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1" table:style-name="ce1">
            <text:p>2211</text:p>
          </table:table-cell>
          <table:table-cell office:value-type="time" office:time-value="PT10H30M16.887S" table:style-name="ce2">
            <text:p>30:16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2" table:style-name="ce1">
            <text:p>2212</text:p>
          </table:table-cell>
          <table:table-cell office:value-type="time" office:time-value="PT10H30M16.888S" table:style-name="ce2">
            <text:p>30:16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3" table:style-name="ce1">
            <text:p>2213</text:p>
          </table:table-cell>
          <table:table-cell office:value-type="time" office:time-value="PT10H30M16.895S" table:style-name="ce2">
            <text:p>30:16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14" table:style-name="ce1">
            <text:p>2214</text:p>
          </table:table-cell>
          <table:table-cell office:value-type="time" office:time-value="PT10H30M16.894S" table:style-name="ce2">
            <text:p>30:16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15" table:style-name="ce1">
            <text:p>2215</text:p>
          </table:table-cell>
          <table:table-cell office:value-type="time" office:time-value="PT10H30M16.454S" table:style-name="ce2">
            <text:p>30:16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202" table:style-name="ce1">
            <text:p>120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6" table:style-name="ce1">
            <text:p>2216</text:p>
          </table:table-cell>
          <table:table-cell office:value-type="time" office:time-value="PT10H30M16.213S" table:style-name="ce2">
            <text:p>30:16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458" table:style-name="ce1">
            <text:p>145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7" table:style-name="ce1">
            <text:p>2217</text:p>
          </table:table-cell>
          <table:table-cell office:value-type="time" office:time-value="PT10H30M17.658S" table:style-name="ce2">
            <text:p>30:17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8" table:style-name="ce1">
            <text:p>2218</text:p>
          </table:table-cell>
          <table:table-cell office:value-type="time" office:time-value="PT10H30M17.675S" table:style-name="ce2">
            <text:p>30:17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time" office:time-value="PT10H30M17.672S" table:style-name="ce2">
            <text:p>30:17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0" table:style-name="ce1">
            <text:p>2220</text:p>
          </table:table-cell>
          <table:table-cell office:value-type="time" office:time-value="PT10H30M17.681S" table:style-name="ce2">
            <text:p>30:17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21" table:style-name="ce1">
            <text:p>2221</text:p>
          </table:table-cell>
          <table:table-cell office:value-type="time" office:time-value="PT10H30M17.682S" table:style-name="ce2">
            <text:p>30:17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time" office:time-value="PT10H30M17.689S" table:style-name="ce2">
            <text:p>30:17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23" table:style-name="ce1">
            <text:p>2223</text:p>
          </table:table-cell>
          <table:table-cell office:value-type="time" office:time-value="PT10H30M16.518S" table:style-name="ce2">
            <text:p>30:16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504" table:style-name="ce1">
            <text:p>1504</text:p>
          </table:table-cell>
          <table:table-cell office:value-type="string" table:style-name="ce1">
            <text:p>Success</text:p>
          </table:table-cell>
          <table:table-cell office:value-type="float" office:value="48048" table:style-name="ce1">
            <text:p>48048</text:p>
          </table:table-cell>
          <table:table-cell table:number-columns-repeated="16377"/>
        </table:table-row>
        <table:table-row table:style-name="ro1">
          <table:table-cell office:value-type="float" office:value="2224" table:style-name="ce1">
            <text:p>2224</text:p>
          </table:table-cell>
          <table:table-cell office:value-type="time" office:time-value="PT10H30M16.522S" table:style-name="ce2">
            <text:p>30:16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505" table:style-name="ce1">
            <text:p>1505</text:p>
          </table:table-cell>
          <table:table-cell office:value-type="string" table:style-name="ce1">
            <text:p>Success</text:p>
          </table:table-cell>
          <table:table-cell office:value-type="float" office:value="48051" table:style-name="ce1">
            <text:p>48051</text:p>
          </table:table-cell>
          <table:table-cell table:number-columns-repeated="16377"/>
        </table:table-row>
        <table:table-row table:style-name="ro1">
          <table:table-cell office:value-type="float" office:value="2225" table:style-name="ce1">
            <text:p>2225</text:p>
          </table:table-cell>
          <table:table-cell office:value-type="time" office:time-value="PT10H30M16.636S" table:style-name="ce2">
            <text:p>30:16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394" table:style-name="ce1">
            <text:p>1394</text:p>
          </table:table-cell>
          <table:table-cell office:value-type="string" table:style-name="ce1">
            <text:p>Success</text:p>
          </table:table-cell>
          <table:table-cell office:value-type="float" office:value="55225" table:style-name="ce1">
            <text:p>55225</text:p>
          </table:table-cell>
          <table:table-cell table:number-columns-repeated="16377"/>
        </table:table-row>
        <table:table-row table:style-name="ro1">
          <table:table-cell office:value-type="float" office:value="2226" table:style-name="ce1">
            <text:p>2226</text:p>
          </table:table-cell>
          <table:table-cell office:value-type="time" office:time-value="PT10H30M16.526S" table:style-name="ce2">
            <text:p>30:16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509" table:style-name="ce1">
            <text:p>1509</text:p>
          </table:table-cell>
          <table:table-cell office:value-type="string" table:style-name="ce1">
            <text:p>Success</text:p>
          </table:table-cell>
          <table:table-cell office:value-type="float" office:value="48051" table:style-name="ce1">
            <text:p>48051</text:p>
          </table:table-cell>
          <table:table-cell table:number-columns-repeated="16377"/>
        </table:table-row>
        <table:table-row table:style-name="ro1">
          <table:table-cell office:value-type="float" office:value="2227" table:style-name="ce1">
            <text:p>2227</text:p>
          </table:table-cell>
          <table:table-cell office:value-type="time" office:time-value="PT10H30M15.926S" table:style-name="ce2">
            <text:p>30:15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2118" table:style-name="ce1">
            <text:p>2118</text:p>
          </table:table-cell>
          <table:table-cell office:value-type="string" table:style-name="ce1">
            <text:p>Success</text:p>
          </table:table-cell>
          <table:table-cell office:value-type="float" office:value="55225" table:style-name="ce1">
            <text:p>55225</text:p>
          </table:table-cell>
          <table:table-cell table:number-columns-repeated="16377"/>
        </table:table-row>
        <table:table-row table:style-name="ro1">
          <table:table-cell office:value-type="float" office:value="2228" table:style-name="ce1">
            <text:p>2228</text:p>
          </table:table-cell>
          <table:table-cell office:value-type="time" office:time-value="PT10H30M16.759S" table:style-name="ce2">
            <text:p>30:16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294" table:style-name="ce1">
            <text:p>1294</text:p>
          </table:table-cell>
          <table:table-cell office:value-type="string" table:style-name="ce1">
            <text:p>Success</text:p>
          </table:table-cell>
          <table:table-cell office:value-type="float" office:value="48048" table:style-name="ce1">
            <text:p>48048</text:p>
          </table:table-cell>
          <table:table-cell table:number-columns-repeated="16377"/>
        </table:table-row>
        <table:table-row table:style-name="ro1">
          <table:table-cell office:value-type="float" office:value="2229" table:style-name="ce1">
            <text:p>2229</text:p>
          </table:table-cell>
          <table:table-cell office:value-type="time" office:time-value="PT10H30M16.625S" table:style-name="ce2">
            <text:p>30:16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448" table:style-name="ce1">
            <text:p>1448</text:p>
          </table:table-cell>
          <table:table-cell office:value-type="string" table:style-name="ce1">
            <text:p>Success</text:p>
          </table:table-cell>
          <table:table-cell office:value-type="float" office:value="48048" table:style-name="ce1">
            <text:p>48048</text:p>
          </table:table-cell>
          <table:table-cell table:number-columns-repeated="16377"/>
        </table:table-row>
        <table:table-row table:style-name="ro1">
          <table:table-cell office:value-type="float" office:value="2230" table:style-name="ce1">
            <text:p>2230</text:p>
          </table:table-cell>
          <table:table-cell office:value-type="time" office:time-value="PT10H30M16.574S" table:style-name="ce2">
            <text:p>30:16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511" table:style-name="ce1">
            <text:p>1511</text:p>
          </table:table-cell>
          <table:table-cell office:value-type="string" table:style-name="ce1">
            <text:p>Success</text:p>
          </table:table-cell>
          <table:table-cell office:value-type="float" office:value="55225" table:style-name="ce1">
            <text:p>55225</text:p>
          </table:table-cell>
          <table:table-cell table:number-columns-repeated="16377"/>
        </table:table-row>
        <table:table-row table:style-name="ro1">
          <table:table-cell office:value-type="float" office:value="2231" table:style-name="ce1">
            <text:p>2231</text:p>
          </table:table-cell>
          <table:table-cell office:value-type="time" office:time-value="PT10H30M16.577S" table:style-name="ce2">
            <text:p>30:16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510" table:style-name="ce1">
            <text:p>1510</text:p>
          </table:table-cell>
          <table:table-cell office:value-type="string" table:style-name="ce1">
            <text:p>Success</text:p>
          </table:table-cell>
          <table:table-cell office:value-type="float" office:value="55225" table:style-name="ce1">
            <text:p>55225</text:p>
          </table:table-cell>
          <table:table-cell table:number-columns-repeated="16377"/>
        </table:table-row>
        <table:table-row table:style-name="ro1">
          <table:table-cell office:value-type="float" office:value="2232" table:style-name="ce1">
            <text:p>2232</text:p>
          </table:table-cell>
          <table:table-cell office:value-type="time" office:time-value="PT10H30M16.515S" table:style-name="ce2">
            <text:p>30:16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572" table:style-name="ce1">
            <text:p>1572</text:p>
          </table:table-cell>
          <table:table-cell office:value-type="string" table:style-name="ce1">
            <text:p>Success</text:p>
          </table:table-cell>
          <table:table-cell office:value-type="float" office:value="48051" table:style-name="ce1">
            <text:p>48051</text:p>
          </table:table-cell>
          <table:table-cell table:number-columns-repeated="16377"/>
        </table:table-row>
        <table:table-row table:style-name="ro1">
          <table:table-cell office:value-type="float" office:value="2233" table:style-name="ce1">
            <text:p>2233</text:p>
          </table:table-cell>
          <table:table-cell office:value-type="time" office:time-value="PT10H30M16.043S" table:style-name="ce2">
            <text:p>30:16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2047" table:style-name="ce1">
            <text:p>2047</text:p>
          </table:table-cell>
          <table:table-cell office:value-type="string" table:style-name="ce1">
            <text:p>Success</text:p>
          </table:table-cell>
          <table:table-cell office:value-type="float" office:value="55225" table:style-name="ce1">
            <text:p>55225</text:p>
          </table:table-cell>
          <table:table-cell table:number-columns-repeated="16377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time" office:time-value="PT10H30M16.064S" table:style-name="ce2">
            <text:p>30:16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2030" table:style-name="ce1">
            <text:p>2030</text:p>
          </table:table-cell>
          <table:table-cell office:value-type="string" table:style-name="ce1">
            <text:p>Success</text:p>
          </table:table-cell>
          <table:table-cell office:value-type="float" office:value="55225" table:style-name="ce1">
            <text:p>55225</text:p>
          </table:table-cell>
          <table:table-cell table:number-columns-repeated="16377"/>
        </table:table-row>
        <table:table-row table:style-name="ro1">
          <table:table-cell office:value-type="float" office:value="2235" table:style-name="ce1">
            <text:p>2235</text:p>
          </table:table-cell>
          <table:table-cell office:value-type="time" office:time-value="PT10H30M16.284S" table:style-name="ce2">
            <text:p>30:16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811" table:style-name="ce1">
            <text:p>1811</text:p>
          </table:table-cell>
          <table:table-cell office:value-type="string" table:style-name="ce1">
            <text:p>Success</text:p>
          </table:table-cell>
          <table:table-cell office:value-type="float" office:value="55225" table:style-name="ce1">
            <text:p>55225</text:p>
          </table:table-cell>
          <table:table-cell table:number-columns-repeated="16377"/>
        </table:table-row>
        <table:table-row table:style-name="ro1">
          <table:table-cell office:value-type="float" office:value="2236" table:style-name="ce1">
            <text:p>2236</text:p>
          </table:table-cell>
          <table:table-cell office:value-type="time" office:time-value="PT10H30M15.981S" table:style-name="ce2">
            <text:p>30:16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2117" table:style-name="ce1">
            <text:p>2117</text:p>
          </table:table-cell>
          <table:table-cell office:value-type="string" table:style-name="ce1">
            <text:p>Success</text:p>
          </table:table-cell>
          <table:table-cell office:value-type="float" office:value="55225" table:style-name="ce1">
            <text:p>55225</text:p>
          </table:table-cell>
          <table:table-cell table:number-columns-repeated="16377"/>
        </table:table-row>
        <table:table-row table:style-name="ro1">
          <table:table-cell office:value-type="float" office:value="2237" table:style-name="ce1">
            <text:p>2237</text:p>
          </table:table-cell>
          <table:table-cell office:value-type="time" office:time-value="PT10H30M16.610S" table:style-name="ce2">
            <text:p>30:16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492" table:style-name="ce1">
            <text:p>1492</text:p>
          </table:table-cell>
          <table:table-cell office:value-type="string" table:style-name="ce1">
            <text:p>Success</text:p>
          </table:table-cell>
          <table:table-cell office:value-type="float" office:value="48051" table:style-name="ce1">
            <text:p>48051</text:p>
          </table:table-cell>
          <table:table-cell table:number-columns-repeated="16377"/>
        </table:table-row>
        <table:table-row table:style-name="ro1">
          <table:table-cell office:value-type="float" office:value="2238" table:style-name="ce1">
            <text:p>2238</text:p>
          </table:table-cell>
          <table:table-cell office:value-type="time" office:time-value="PT10H30M16.509S" table:style-name="ce2">
            <text:p>30:16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620" table:style-name="ce1">
            <text:p>1620</text:p>
          </table:table-cell>
          <table:table-cell office:value-type="string" table:style-name="ce1">
            <text:p>Success</text:p>
          </table:table-cell>
          <table:table-cell office:value-type="float" office:value="55225" table:style-name="ce1">
            <text:p>55225</text:p>
          </table:table-cell>
          <table:table-cell table:number-columns-repeated="16377"/>
        </table:table-row>
        <table:table-row table:style-name="ro1">
          <table:table-cell office:value-type="float" office:value="2239" table:style-name="ce1">
            <text:p>2239</text:p>
          </table:table-cell>
          <table:table-cell office:value-type="time" office:time-value="PT10H30M16.623S" table:style-name="ce2">
            <text:p>30:16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507" table:style-name="ce1">
            <text:p>1507</text:p>
          </table:table-cell>
          <table:table-cell office:value-type="string" table:style-name="ce1">
            <text:p>Success</text:p>
          </table:table-cell>
          <table:table-cell office:value-type="float" office:value="55225" table:style-name="ce1">
            <text:p>55225</text:p>
          </table:table-cell>
          <table:table-cell table:number-columns-repeated="16377"/>
        </table:table-row>
        <table:table-row table:style-name="ro1">
          <table:table-cell office:value-type="float" office:value="2240" table:style-name="ce1">
            <text:p>2240</text:p>
          </table:table-cell>
          <table:table-cell office:value-type="time" office:time-value="PT10H30M15.945S" table:style-name="ce2">
            <text:p>30:15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2214" table:style-name="ce1">
            <text:p>2214</text:p>
          </table:table-cell>
          <table:table-cell office:value-type="string" table:style-name="ce1">
            <text:p>Success</text:p>
          </table:table-cell>
          <table:table-cell office:value-type="float" office:value="48051" table:style-name="ce1">
            <text:p>48051</text:p>
          </table:table-cell>
          <table:table-cell table:number-columns-repeated="16377"/>
        </table:table-row>
        <table:table-row table:style-name="ro1">
          <table:table-cell office:value-type="float" office:value="2241" table:style-name="ce1">
            <text:p>2241</text:p>
          </table:table-cell>
          <table:table-cell office:value-type="time" office:time-value="PT10H30M18.037S" table:style-name="ce2">
            <text:p>30:18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493" table:style-name="ce1">
            <text:p>493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42" table:style-name="ce1">
            <text:p>2242</text:p>
          </table:table-cell>
          <table:table-cell office:value-type="time" office:time-value="PT10H30M18.533S" table:style-name="ce2">
            <text:p>30:18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43" table:style-name="ce1">
            <text:p>2243</text:p>
          </table:table-cell>
          <table:table-cell office:value-type="time" office:time-value="PT10H30M18.555S" table:style-name="ce2">
            <text:p>30:18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4" table:style-name="ce1">
            <text:p>2244</text:p>
          </table:table-cell>
          <table:table-cell office:value-type="time" office:time-value="PT10H30M18.076S" table:style-name="ce2">
            <text:p>30:18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03" table:style-name="ce1">
            <text:p>503</text:p>
          </table:table-cell>
          <table:table-cell office:value-type="string" table:style-name="ce1">
            <text:p>Success</text:p>
          </table:table-cell>
          <table:table-cell office:value-type="float" office:value="20296" table:style-name="ce1">
            <text:p>20296</text:p>
          </table:table-cell>
          <table:table-cell table:number-columns-repeated="16377"/>
        </table:table-row>
        <table:table-row table:style-name="ro1">
          <table:table-cell office:value-type="float" office:value="2245" table:style-name="ce1">
            <text:p>2245</text:p>
          </table:table-cell>
          <table:table-cell office:value-type="time" office:time-value="PT10H30M18.581S" table:style-name="ce2">
            <text:p>30:18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46" table:style-name="ce1">
            <text:p>2246</text:p>
          </table:table-cell>
          <table:table-cell office:value-type="time" office:time-value="PT10H30M18.602S" table:style-name="ce2">
            <text:p>30:18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7" table:style-name="ce1">
            <text:p>2247</text:p>
          </table:table-cell>
          <table:table-cell office:value-type="time" office:time-value="PT10H30M15.813S" table:style-name="ce2">
            <text:p>30:15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2891" table:style-name="ce1">
            <text:p>2891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2248" table:style-name="ce1">
            <text:p>2248</text:p>
          </table:table-cell>
          <table:table-cell office:value-type="time" office:time-value="PT10H30M18.024S" table:style-name="ce2">
            <text:p>30:18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760" table:style-name="ce1">
            <text:p>760</text:p>
          </table:table-cell>
          <table:table-cell office:value-type="string" table:style-name="ce1">
            <text:p>Success</text:p>
          </table:table-cell>
          <table:table-cell office:value-type="float" office:value="20292" table:style-name="ce1">
            <text:p>20292</text:p>
          </table:table-cell>
          <table:table-cell table:number-columns-repeated="16377"/>
        </table:table-row>
        <table:table-row table:style-name="ro1">
          <table:table-cell office:value-type="float" office:value="2249" table:style-name="ce1">
            <text:p>2249</text:p>
          </table:table-cell>
          <table:table-cell office:value-type="time" office:time-value="PT10H30M18.786S" table:style-name="ce2">
            <text:p>30:18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50" table:style-name="ce1">
            <text:p>2250</text:p>
          </table:table-cell>
          <table:table-cell office:value-type="time" office:time-value="PT10H30M18.807S" table:style-name="ce2">
            <text:p>30:18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1" table:style-name="ce1">
            <text:p>2251</text:p>
          </table:table-cell>
          <table:table-cell office:value-type="time" office:time-value="PT10H30M18.706S" table:style-name="ce2">
            <text:p>30:18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252" table:style-name="ce1">
            <text:p>2252</text:p>
          </table:table-cell>
          <table:table-cell office:value-type="time" office:time-value="PT10H30M18.899S" table:style-name="ce2">
            <text:p>30:18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53" table:style-name="ce1">
            <text:p>2253</text:p>
          </table:table-cell>
          <table:table-cell office:value-type="time" office:time-value="PT10H30M18.160S" table:style-name="ce2">
            <text:p>30:18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763" table:style-name="ce1">
            <text:p>763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54" table:style-name="ce1">
            <text:p>2254</text:p>
          </table:table-cell>
          <table:table-cell office:value-type="time" office:time-value="PT10H30M18.925S" table:style-name="ce2">
            <text:p>30:18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55" table:style-name="ce1">
            <text:p>2255</text:p>
          </table:table-cell>
          <table:table-cell office:value-type="time" office:time-value="PT10H30M18.096S" table:style-name="ce2">
            <text:p>30:18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853" table:style-name="ce1">
            <text:p>853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56" table:style-name="ce1">
            <text:p>2256</text:p>
          </table:table-cell>
          <table:table-cell office:value-type="time" office:time-value="PT10H30M18.925S" table:style-name="ce2">
            <text:p>30:18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out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7" table:style-name="ce1">
            <text:p>2257</text:p>
          </table:table-cell>
          <table:table-cell office:value-type="time" office:time-value="PT10H30M18.031S" table:style-name="ce2">
            <text:p>30:18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929" table:style-name="ce1">
            <text:p>929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58" table:style-name="ce1">
            <text:p>2258</text:p>
          </table:table-cell>
          <table:table-cell office:value-type="time" office:time-value="PT10H30M18.954S" table:style-name="ce2">
            <text:p>30:19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9" table:style-name="ce1">
            <text:p>2259</text:p>
          </table:table-cell>
          <table:table-cell office:value-type="time" office:time-value="PT10H30M18.948S" table:style-name="ce2">
            <text:p>30:18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0" table:style-name="ce1">
            <text:p>2260</text:p>
          </table:table-cell>
          <table:table-cell office:value-type="time" office:time-value="PT10H30M18.963S" table:style-name="ce2">
            <text:p>30:19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61" table:style-name="ce1">
            <text:p>2261</text:p>
          </table:table-cell>
          <table:table-cell office:value-type="time" office:time-value="PT10H30M18.951S" table:style-name="ce2">
            <text:p>30:19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62" table:style-name="ce1">
            <text:p>2262</text:p>
          </table:table-cell>
          <table:table-cell office:value-type="time" office:time-value="PT10H30M18.962S" table:style-name="ce2">
            <text:p>30:19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63" table:style-name="ce1">
            <text:p>2263</text:p>
          </table:table-cell>
          <table:table-cell office:value-type="time" office:time-value="PT10H30M18.973S" table:style-name="ce2">
            <text:p>30:19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4" table:style-name="ce1">
            <text:p>2264</text:p>
          </table:table-cell>
          <table:table-cell office:value-type="time" office:time-value="PT10H30M18.992S" table:style-name="ce2">
            <text:p>30:19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out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5" table:style-name="ce1">
            <text:p>2265</text:p>
          </table:table-cell>
          <table:table-cell office:value-type="time" office:time-value="PT10H30M18.092S" table:style-name="ce2">
            <text:p>30:18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013" table:style-name="ce1">
            <text:p>1013</text:p>
          </table:table-cell>
          <table:table-cell office:value-type="string" table:style-name="ce1">
            <text:p>Success</text:p>
          </table:table-cell>
          <table:table-cell office:value-type="float" office:value="20304" table:style-name="ce1">
            <text:p>20304</text:p>
          </table:table-cell>
          <table:table-cell table:number-columns-repeated="16377"/>
        </table:table-row>
        <table:table-row table:style-name="ro1">
          <table:table-cell office:value-type="float" office:value="2266" table:style-name="ce1">
            <text:p>2266</text:p>
          </table:table-cell>
          <table:table-cell office:value-type="time" office:time-value="PT10H30M18.090S" table:style-name="ce2">
            <text:p>30:18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061" table:style-name="ce1">
            <text:p>1061</text:p>
          </table:table-cell>
          <table:table-cell office:value-type="string" table:style-name="ce1">
            <text:p>Success</text:p>
          </table:table-cell>
          <table:table-cell office:value-type="float" office:value="20304" table:style-name="ce1">
            <text:p>20304</text:p>
          </table:table-cell>
          <table:table-cell table:number-columns-repeated="16377"/>
        </table:table-row>
        <table:table-row table:style-name="ro1">
          <table:table-cell office:value-type="float" office:value="2267" table:style-name="ce1">
            <text:p>2267</text:p>
          </table:table-cell>
          <table:table-cell office:value-type="time" office:time-value="PT10H30M18.093S" table:style-name="ce2">
            <text:p>30:18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061" table:style-name="ce1">
            <text:p>1061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68" table:style-name="ce1">
            <text:p>2268</text:p>
          </table:table-cell>
          <table:table-cell office:value-type="time" office:time-value="PT10H30M18.030S" table:style-name="ce2">
            <text:p>30:18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125" table:style-name="ce1">
            <text:p>1125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69" table:style-name="ce1">
            <text:p>2269</text:p>
          </table:table-cell>
          <table:table-cell office:value-type="time" office:time-value="PT10H30M19.154S" table:style-name="ce2">
            <text:p>30:19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70" table:style-name="ce1">
            <text:p>2270</text:p>
          </table:table-cell>
          <table:table-cell office:value-type="time" office:time-value="PT10H30M19.157S" table:style-name="ce2">
            <text:p>30:19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71" table:style-name="ce1">
            <text:p>2271</text:p>
          </table:table-cell>
          <table:table-cell office:value-type="time" office:time-value="PT10H30M19.107S" table:style-name="ce2">
            <text:p>30:19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72" table:style-name="ce1">
            <text:p>2272</text:p>
          </table:table-cell>
          <table:table-cell office:value-type="time" office:time-value="PT10H30M19.157S" table:style-name="ce2">
            <text:p>30:19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73" table:style-name="ce1">
            <text:p>2273</text:p>
          </table:table-cell>
          <table:table-cell office:value-type="time" office:time-value="PT10H30M19.182S" table:style-name="ce2">
            <text:p>30:19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out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4" table:style-name="ce1">
            <text:p>2274</text:p>
          </table:table-cell>
          <table:table-cell office:value-type="time" office:time-value="PT10H30M19.190S" table:style-name="ce2">
            <text:p>30:19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out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5" table:style-name="ce1">
            <text:p>2275</text:p>
          </table:table-cell>
          <table:table-cell office:value-type="time" office:time-value="PT10H30M19.194S" table:style-name="ce2">
            <text:p>30:19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out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6" table:style-name="ce1">
            <text:p>2276</text:p>
          </table:table-cell>
          <table:table-cell office:value-type="time" office:time-value="PT10H30M18.047S" table:style-name="ce2">
            <text:p>30:18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197" table:style-name="ce1">
            <text:p>1197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77" table:style-name="ce1">
            <text:p>2277</text:p>
          </table:table-cell>
          <table:table-cell office:value-type="time" office:time-value="PT10H30M19.195S" table:style-name="ce2">
            <text:p>30:19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out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8" table:style-name="ce1">
            <text:p>2278</text:p>
          </table:table-cell>
          <table:table-cell office:value-type="time" office:time-value="PT10H30M18.101S" table:style-name="ce2">
            <text:p>30:18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79" table:style-name="ce1">
            <text:p>2279</text:p>
          </table:table-cell>
          <table:table-cell office:value-type="time" office:time-value="PT10H30M18.057S" table:style-name="ce2">
            <text:p>30:18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196" table:style-name="ce1">
            <text:p>1196</text:p>
          </table:table-cell>
          <table:table-cell office:value-type="string" table:style-name="ce1">
            <text:p>Success</text:p>
          </table:table-cell>
          <table:table-cell office:value-type="float" office:value="20296" table:style-name="ce1">
            <text:p>20296</text:p>
          </table:table-cell>
          <table:table-cell table:number-columns-repeated="16377"/>
        </table:table-row>
        <table:table-row table:style-name="ro1">
          <table:table-cell office:value-type="float" office:value="2280" table:style-name="ce1">
            <text:p>2280</text:p>
          </table:table-cell>
          <table:table-cell office:value-type="time" office:time-value="PT10H30M18.133S" table:style-name="ce2">
            <text:p>30:18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116" table:style-name="ce1">
            <text:p>1116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81" table:style-name="ce1">
            <text:p>2281</text:p>
          </table:table-cell>
          <table:table-cell office:value-type="time" office:time-value="PT10H30M18.087S" table:style-name="ce2">
            <text:p>30:18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162" table:style-name="ce1">
            <text:p>1162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82" table:style-name="ce1">
            <text:p>2282</text:p>
          </table:table-cell>
          <table:table-cell office:value-type="time" office:time-value="PT10H30M18.097S" table:style-name="ce2">
            <text:p>30:18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168" table:style-name="ce1">
            <text:p>1168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83" table:style-name="ce1">
            <text:p>2283</text:p>
          </table:table-cell>
          <table:table-cell office:value-type="time" office:time-value="PT10H30M18.104S" table:style-name="ce2">
            <text:p>30:18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167" table:style-name="ce1">
            <text:p>1167</text:p>
          </table:table-cell>
          <table:table-cell office:value-type="string" table:style-name="ce1">
            <text:p>Success</text:p>
          </table:table-cell>
          <table:table-cell office:value-type="float" office:value="20304" table:style-name="ce1">
            <text:p>20304</text:p>
          </table:table-cell>
          <table:table-cell table:number-columns-repeated="16377"/>
        </table:table-row>
        <table:table-row table:style-name="ro1">
          <table:table-cell office:value-type="float" office:value="2284" table:style-name="ce1">
            <text:p>2284</text:p>
          </table:table-cell>
          <table:table-cell office:value-type="time" office:time-value="PT10H30M19.246S" table:style-name="ce2">
            <text:p>30:19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5" table:style-name="ce1">
            <text:p>2285</text:p>
          </table:table-cell>
          <table:table-cell office:value-type="time" office:time-value="PT10H30M19.257S" table:style-name="ce2">
            <text:p>30:19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6" table:style-name="ce1">
            <text:p>2286</text:p>
          </table:table-cell>
          <table:table-cell office:value-type="time" office:time-value="PT10H30M19.256S" table:style-name="ce2">
            <text:p>30:19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7" table:style-name="ce1">
            <text:p>2287</text:p>
          </table:table-cell>
          <table:table-cell office:value-type="time" office:time-value="PT10H30M19.257S" table:style-name="ce2">
            <text:p>30:19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8" table:style-name="ce1">
            <text:p>2288</text:p>
          </table:table-cell>
          <table:table-cell office:value-type="time" office:time-value="PT10H30M19.252S" table:style-name="ce2">
            <text:p>30:19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9" table:style-name="ce1">
            <text:p>2289</text:p>
          </table:table-cell>
          <table:table-cell office:value-type="time" office:time-value="PT10H30M19.280S" table:style-name="ce2">
            <text:p>30:19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0" table:style-name="ce1">
            <text:p>2290</text:p>
          </table:table-cell>
          <table:table-cell office:value-type="time" office:time-value="PT10H30M19.276S" table:style-name="ce2">
            <text:p>30:19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1" table:style-name="ce1">
            <text:p>2291</text:p>
          </table:table-cell>
          <table:table-cell office:value-type="time" office:time-value="PT10H30M19.281S" table:style-name="ce2">
            <text:p>30:19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2" table:style-name="ce1">
            <text:p>2292</text:p>
          </table:table-cell>
          <table:table-cell office:value-type="time" office:time-value="PT10H30M19.284S" table:style-name="ce2">
            <text:p>30:19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3" table:style-name="ce1">
            <text:p>2293</text:p>
          </table:table-cell>
          <table:table-cell office:value-type="time" office:time-value="PT10H30M19.273S" table:style-name="ce2">
            <text:p>30:19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94" table:style-name="ce1">
            <text:p>2294</text:p>
          </table:table-cell>
          <table:table-cell office:value-type="time" office:time-value="PT10H30M19.291S" table:style-name="ce2">
            <text:p>30:19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5" table:style-name="ce1">
            <text:p>2295</text:p>
          </table:table-cell>
          <table:table-cell office:value-type="time" office:time-value="PT10H30M19.267S" table:style-name="ce2">
            <text:p>30:19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96" table:style-name="ce1">
            <text:p>2296</text:p>
          </table:table-cell>
          <table:table-cell office:value-type="time" office:time-value="PT10H30M19.299S" table:style-name="ce2">
            <text:p>30:19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7" table:style-name="ce1">
            <text:p>2297</text:p>
          </table:table-cell>
          <table:table-cell office:value-type="time" office:time-value="PT10H30M18.131S" table:style-name="ce2">
            <text:p>30:18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178" table:style-name="ce1">
            <text:p>1178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98" table:style-name="ce1">
            <text:p>2298</text:p>
          </table:table-cell>
          <table:table-cell office:value-type="time" office:time-value="PT10H30M19.307S" table:style-name="ce2">
            <text:p>30:19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9" table:style-name="ce1">
            <text:p>2299</text:p>
          </table:table-cell>
          <table:table-cell office:value-type="time" office:time-value="PT10H30M19.311S" table:style-name="ce2">
            <text:p>30:19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time" office:time-value="PT10H30M19.327S" table:style-name="ce2">
            <text:p>30:19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number-rows-repeated="1046275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9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16T00:00:00Z</meta:creation-date>
    <dc:date>2012-04-13T05:54:30Z</dc:date>
  </office:meta>
</office:document-meta>
</file>